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4.9957in"/>
    </style:style>
    <style:style style:name="co5" style:family="table-column">
      <style:table-column-properties fo:break-before="auto" style:column-width="0.76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6528in" fo:break-before="auto" style:use-optimal-row-height="false"/>
    </style:style>
    <style:style style:name="ro5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 style:data-style-name="N2"/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5" style:family="table-cell" style:parent-style-name="Default" style:data-style-name="N130"/>
    <style:style style:name="ce16" style:family="table-cell" style:parent-style-name="Default" style:data-style-name="N129"/>
    <style:style style:name="ce17" style:family="table-cell" style:parent-style-name="Default" style:data-style-name="N128"/>
    <style:style style:name="ce18" style:family="table-cell" style:parent-style-name="Default" style:data-style-name="N126"/>
    <style:style style:name="ce19" style:family="table-cell" style:parent-style-name="Default" style:data-style-name="N11"/>
    <style:style style:name="ce20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ing" table:style-name="ta1">
        <table:shapes>
          <draw:frame draw:z-index="0" draw:style-name="gr1" draw:text-style-name="P1" svg:width="0.0787in" svg:height="0.1866in" svg:x="4.4441in" svg:y="1.422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6.2988in" svg:height="3.5429in" svg:x="13.1346in" svg:y="2.2051in">
            <draw:object draw:notify-on-update-of-ranges="Ping.J2:Ping.J10 Ping.K1:Ping.K1 Ping.K2:Ping.K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6.4921in" svg:height="3.6516in" svg:x="6.2618in" svg:y="2.1906in">
            <draw:object draw:notify-on-update-of-ranges="Ping.H2:Ping.H8 Ping.I1:Ping.I1 Ping.I2:Ping.I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ce3"/>
        <table:table-column table:style-name="co1" table:number-columns-repeated="2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7" table:default-cell-style-name="Default"/>
        <table:table-row table:style-name="ro3">
          <table:table-cell table:style-name="ce4" office:value-type="string" calcext:value-type="string">
            <text:p>RTT (s)</text:p>
          </table:table-cell>
          <table:table-cell table:style-name="ce4" office:value-type="string" calcext:value-type="string">
            <text:p>RTT (ms)</text:p>
          </table:table-cell>
          <table:table-cell table:style-name="ce4" office:value-type="string" calcext:value-type="string">
            <text:p>Avg Latency (Artemis)</text:p>
          </table:table-cell>
          <table:table-cell table:style-name="ce6" office:value-type="string" calcext:value-type="string">
            <text:p>Rate (B/s)</text:p>
          </table:table-cell>
          <table:table-cell table:style-name="ce6" office:value-type="string" calcext:value-type="string">
            <text:p>Adjusted rate (B/s)</text:p>
          </table:table-cell>
          <table:table-cell table:style-name="ce6" office:value-type="string" calcext:value-type="string">
            <text:p>Rate (baud)</text:p>
          </table:table-cell>
          <table:table-cell table:style-name="ce6" office:value-type="string" calcext:value-type="string">
            <text:p>Adjusted rate (baud)</text:p>
          </table:table-cell>
          <table:table-cell table:style-name="ce6" office:value-type="string" calcext:value-type="string">
            <text:p>Class values</text:p>
          </table:table-cell>
          <table:table-cell table:style-name="ce6" office:value-type="string" calcext:value-type="string">
            <text:p>RTT</text:p>
          </table:table-cell>
          <table:table-cell table:style-name="ce6" office:value-type="string" calcext:value-type="string">
            <text:p>Class values</text:p>
          </table:table-cell>
          <table:table-cell table:style-name="ce6" office:value-type="string" calcext:value-type="string">
            <text:p>Baud Rate</text:p>
          </table:table-cell>
          <table:table-cell table:style-name="ce14" office:value-type="string" calcext:value-type="string">
            <text:p>PING:</text:p>
          </table:table-cell>
          <table:table-cell table:style-name="ce14" office:value-type="string" calcext:value-type="string">
            <text:p>PC sends hex string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bytes</text:p>
          </table:table-cell>
          <table:table-cell table:style-name="ce14" office:value-type="string" calcext:value-type="string">
            <text:p>BUT the Artemis isn’t sending “ping pong”! It’s sending</text:p>
          </table:table-cell>
          <table:table-cell table:style-name="ce4" table:number-columns-repeated="47"/>
        </table:table-row>
        <table:table-row table:style-name="ro2">
          <table:table-cell office:value-type="float" office:value="0.198046684265137" calcext:value-type="float">
            <text:p>0.198046684265137</text:p>
          </table:table-cell>
          <table:table-cell table:formula="of:=[.A2]*1000" office:value-type="float" office:value="198.046684265137" calcext:value-type="float">
            <text:p>198.046684265137</text:p>
          </table:table-cell>
          <table:table-cell table:formula="of:=[$'Artemis Ping'.F2]/1000" office:value-type="float" office:value="0.159959183673469" calcext:value-type="float">
            <text:p>0.159959183673469</text:p>
          </table:table-cell>
          <table:table-cell table:style-name="ce2" table:formula="of:=96/[.A2]" office:value-type="float" office:value="484.734194648163" calcext:value-type="float">
            <text:p>484.73</text:p>
          </table:table-cell>
          <table:table-cell table:style-name="ce2" table:formula="of:=96/([.A2]-[.$C$2])" office:value-type="float" office:value="2520.51193984104" calcext:value-type="float">
            <text:p>2520.51</text:p>
          </table:table-cell>
          <table:table-cell table:style-name="ce3" table:formula="of:=[.D2]*8" office:value-type="float" office:value="3877.8735571853" calcext:value-type="float">
            <text:p>3877.9</text:p>
          </table:table-cell>
          <table:table-cell table:formula="of:=[.E2]*8" office:value-type="float" office:value="20164.0955187283" calcext:value-type="float">
            <text:p>20164.1</text:p>
          </table:table-cell>
          <table:table-cell table:style-name="ce10" office:value-type="float" office:value="115" calcext:value-type="float">
            <text:p>115</text:p>
          </table:table-cell>
          <table:table-cell table:number-matrix-columns-spanned="1" table:number-matrix-rows-spanned="7" table:formula="of:=FREQUENCY([.B2:.B196];[.H2:.H7])" office:value-type="float" office:value="66" calcext:value-type="float">
            <text:p>66.0</text:p>
          </table:table-cell>
          <table:table-cell table:style-name="ce10" office:value-type="float" office:value="3900" calcext:value-type="float">
            <text:p>3900</text:p>
          </table:table-cell>
          <table:table-cell table:style-name="ce3" table:number-matrix-columns-spanned="1" table:number-matrix-rows-spanned="9" table:formula="of:=FREQUENCY([.F2:.F196];[.J2:.J10])" office:value-type="float" office:value="28" calcext:value-type="float">
            <text:p>28.0</text:p>
          </table:table-cell>
          <table:table-cell office:value-type="string" calcext:value-type="string">
            <text:p>PONG:</text:p>
          </table:table-cell>
          <table:table-cell office:value-type="string" calcext:value-type="string">
            <text:p>Artemis sends “Ping Pong”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b'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\x00'</text:p>
          </table:table-cell>
          <table:table-cell table:number-columns-repeated="47"/>
        </table:table-row>
        <table:table-row table:style-name="ro2">
          <table:table-cell office:value-type="float" office:value="0.190596342086792" calcext:value-type="float">
            <text:p>0.190596342086792</text:p>
          </table:table-cell>
          <table:table-cell table:formula="of:=[.A3]*1000" office:value-type="float" office:value="190.596342086792" calcext:value-type="float">
            <text:p>190.596342086792</text:p>
          </table:table-cell>
          <table:table-cell/>
          <table:table-cell table:style-name="ce2" table:formula="of:=96/[.A3]" office:value-type="float" office:value="503.682279255309" calcext:value-type="float">
            <text:p>503.68</text:p>
          </table:table-cell>
          <table:table-cell table:style-name="ce2" table:formula="of:=96/([.A3]-[.$C$2])" office:value-type="float" office:value="3133.44986845302" calcext:value-type="float">
            <text:p>3133.45</text:p>
          </table:table-cell>
          <table:table-cell table:style-name="ce3" table:formula="of:=[.D3]*8" office:value-type="float" office:value="4029.45823404247" calcext:value-type="float">
            <text:p>4029.5</text:p>
          </table:table-cell>
          <table:table-cell table:formula="of:=[.E3]*8" office:value-type="float" office:value="25067.5989476242" calcext:value-type="float">
            <text:p>25067.6</text:p>
          </table:table-cell>
          <table:table-cell table:style-name="ce10" office:value-type="float" office:value="135" calcext:value-type="float">
            <text:p>135</text:p>
          </table:table-cell>
          <table:table-cell office:value-type="float" office:value="20" calcext:value-type="float">
            <text:p>20.0</text:p>
          </table:table-cell>
          <table:table-cell table:style-name="ce10" office:value-type="float" office:value="4000" calcext:value-type="float">
            <text:p>4000</text:p>
          </table:table-cell>
          <table:table-cell table:style-name="ce3" office:value-type="float" office:value="56" calcext:value-type="float">
            <text:p>56.0</text:p>
          </table:table-cell>
          <table:table-cell office:value-type="string" calcext:value-type="string">
            <text:p>Assume all things are equal:</text:p>
          </table:table-cell>
          <table:table-cell table:number-columns-repeated="2"/>
          <table:table-cell table:formula="of:=[.O1]+[.O2]" office:value-type="float" office:value="17" calcext:value-type="float">
            <text:p>17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which is <text:span text:style-name="T1">96 bytes</text:span><text:span text:style-name="T2">.</text:span></text:p>
          </table:table-cell>
          <table:table-cell table:number-columns-repeated="47"/>
        </table:table-row>
        <table:table-row table:style-name="ro2">
          <table:table-cell office:value-type="float" office:value="0.193965196609497" calcext:value-type="float">
            <text:p>0.193965196609497</text:p>
          </table:table-cell>
          <table:table-cell table:formula="of:=[.A4]*1000" office:value-type="float" office:value="193.965196609497" calcext:value-type="float">
            <text:p>193.965196609497</text:p>
          </table:table-cell>
          <table:table-cell table:style-name="ce12" office:value-type="string" calcext:value-type="string">
            <text:p>Avg. RTT</text:p>
          </table:table-cell>
          <table:table-cell table:style-name="ce2" table:formula="of:=96/[.A4]" office:value-type="float" office:value="494.934151477047" calcext:value-type="float">
            <text:p>494.93</text:p>
          </table:table-cell>
          <table:table-cell table:style-name="ce2" table:formula="of:=96/([.A4]-[.$C$2])" office:value-type="float" office:value="2823.03015589025" calcext:value-type="float">
            <text:p>2823.03</text:p>
          </table:table-cell>
          <table:table-cell table:style-name="ce3" table:formula="of:=[.D4]*8" office:value-type="float" office:value="3959.47321181637" calcext:value-type="float">
            <text:p>3959.5</text:p>
          </table:table-cell>
          <table:table-cell table:formula="of:=[.E4]*8" office:value-type="float" office:value="22584.241247122" calcext:value-type="float">
            <text:p>22584.2</text:p>
          </table:table-cell>
          <table:table-cell table:style-name="ce10" office:value-type="float" office:value="155" calcext:value-type="float">
            <text:p>155</text:p>
          </table:table-cell>
          <table:table-cell office:value-type="float" office:value="2" calcext:value-type="float">
            <text:p>2.0</text:p>
          </table:table-cell>
          <table:table-cell table:style-name="ce10" office:value-type="float" office:value="4100" calcext:value-type="float">
            <text:p>4100</text:p>
          </table:table-cell>
          <table:table-cell table:style-name="ce3" office:value-type="float" office:value="17" calcext:value-type="float">
            <text:p>17.0</text:p>
          </table:table-cell>
          <table:table-cell office:value-type="string" calcext:value-type="string">
            <text:p>total all bytes and divide by the time.</text:p>
          </table:table-cell>
          <table:table-cell table:number-columns-repeated="52"/>
        </table:table-row>
        <table:table-row table:style-name="ro2">
          <table:table-cell office:value-type="float" office:value="0.193233013153076" calcext:value-type="float">
            <text:p>0.193233013153076</text:p>
          </table:table-cell>
          <table:table-cell table:formula="of:=[.A5]*1000" office:value-type="float" office:value="193.233013153076" calcext:value-type="float">
            <text:p>193.233013153076</text:p>
          </table:table-cell>
          <table:table-cell table:formula="of:=AVERAGE([.A2:.A196])" office:value-type="float" office:value="0.159316729276608" calcext:value-type="float">
            <text:p>0.159316729276608</text:p>
          </table:table-cell>
          <table:table-cell table:style-name="ce2" table:formula="of:=96/[.A5]" office:value-type="float" office:value="496.809517346554" calcext:value-type="float">
            <text:p>496.81</text:p>
          </table:table-cell>
          <table:table-cell table:style-name="ce2" table:formula="of:=96/([.A5]-[.$C$2])" office:value-type="float" office:value="2885.15032689092" calcext:value-type="float">
            <text:p>2885.15</text:p>
          </table:table-cell>
          <table:table-cell table:style-name="ce3" table:formula="of:=[.D5]*8" office:value-type="float" office:value="3974.47613877243" calcext:value-type="float">
            <text:p>3974.5</text:p>
          </table:table-cell>
          <table:table-cell table:formula="of:=[.E5]*8" office:value-type="float" office:value="23081.2026151274" calcext:value-type="float">
            <text:p>23081.2</text:p>
          </table:table-cell>
          <table:table-cell table:style-name="ce10" office:value-type="float" office:value="175" calcext:value-type="float">
            <text:p>175</text:p>
          </table:table-cell>
          <table:table-cell office:value-type="float" office:value="0" calcext:value-type="float">
            <text:p>0.0</text:p>
          </table:table-cell>
          <table:table-cell table:style-name="ce10" office:value-type="float" office:value="5000" calcext:value-type="float">
            <text:p>5000</text:p>
          </table:table-cell>
          <table:table-cell table:style-name="ce3" office:value-type="float" office:value="6" calcext:value-type="float">
            <text:p>6.0</text:p>
          </table:table-cell>
          <table:table-cell table:number-columns-repeated="53"/>
        </table:table-row>
        <table:table-row table:style-name="ro2">
          <table:table-cell office:value-type="float" office:value="0.194896459579468" calcext:value-type="float">
            <text:p>0.194896459579468</text:p>
          </table:table-cell>
          <table:table-cell table:formula="of:=[.A6]*1000" office:value-type="float" office:value="194.896459579468" calcext:value-type="float">
            <text:p>194.896459579468</text:p>
          </table:table-cell>
          <table:table-cell/>
          <table:table-cell table:style-name="ce2" table:formula="of:=96/[.A6]" office:value-type="float" office:value="492.569235003762" calcext:value-type="float">
            <text:p>492.57</text:p>
          </table:table-cell>
          <table:table-cell table:style-name="ce2" table:formula="of:=96/([.A6]-[.$C$2])" office:value-type="float" office:value="2747.78148869695" calcext:value-type="float">
            <text:p>2747.78</text:p>
          </table:table-cell>
          <table:table-cell table:style-name="ce3" table:formula="of:=[.D6]*8" office:value-type="float" office:value="3940.55388003009" calcext:value-type="float">
            <text:p>3940.6</text:p>
          </table:table-cell>
          <table:table-cell table:formula="of:=[.E6]*8" office:value-type="float" office:value="21982.2519095756" calcext:value-type="float">
            <text:p>21982.3</text:p>
          </table:table-cell>
          <table:table-cell table:style-name="ce10" office:value-type="float" office:value="195" calcext:value-type="float">
            <text:p>195</text:p>
          </table:table-cell>
          <table:table-cell office:value-type="float" office:value="61" calcext:value-type="float">
            <text:p>61.0</text:p>
          </table:table-cell>
          <table:table-cell table:style-name="ce10" office:value-type="float" office:value="5500" calcext:value-type="float">
            <text:p>5500</text:p>
          </table:table-cell>
          <table:table-cell table:style-name="ce3" office:value-type="float" office:value="1" calcext:value-type="float">
            <text:p>1.0</text:p>
          </table:table-cell>
          <table:table-cell office:value-type="string" calcext:value-type="string">
            <text:p>Note that a typical serial baud rate is <text:span text:style-name="T1">9600</text:span><text:span text:style-name="T2"> or </text:span><text:span text:style-name="T1">115200</text:span><text:span text:style-name="T2">.</text:span></text:p>
          </table:table-cell>
          <table:table-cell table:number-columns-repeated="52"/>
        </table:table-row>
        <table:table-row table:style-name="ro2">
          <table:table-cell office:value-type="float" office:value="0.202718257904053" calcext:value-type="float">
            <text:p>0.202718257904053</text:p>
          </table:table-cell>
          <table:table-cell table:formula="of:=[.A7]*1000" office:value-type="float" office:value="202.718257904053" calcext:value-type="float">
            <text:p>202.718257904053</text:p>
          </table:table-cell>
          <table:table-cell/>
          <table:table-cell table:style-name="ce2" table:formula="of:=96/[.A7]" office:value-type="float" office:value="473.563659201517" calcext:value-type="float">
            <text:p>473.56</text:p>
          </table:table-cell>
          <table:table-cell table:style-name="ce2" table:formula="of:=96/([.A7]-[.$C$2])" office:value-type="float" office:value="2245.13747613685" calcext:value-type="float">
            <text:p>2245.14</text:p>
          </table:table-cell>
          <table:table-cell table:style-name="ce3" table:formula="of:=[.D7]*8" office:value-type="float" office:value="3788.50927361213" calcext:value-type="float">
            <text:p>3788.5</text:p>
          </table:table-cell>
          <table:table-cell table:formula="of:=[.E7]*8" office:value-type="float" office:value="17961.0998090948" calcext:value-type="float">
            <text:p>17961.1</text:p>
          </table:table-cell>
          <table:table-cell table:style-name="ce10" office:value-type="float" office:value="205" calcext:value-type="float">
            <text:p>205</text:p>
          </table:table-cell>
          <table:table-cell office:value-type="float" office:value="46" calcext:value-type="float">
            <text:p>46.0</text:p>
          </table:table-cell>
          <table:table-cell table:style-name="ce10" office:value-type="float" office:value="6000" calcext:value-type="float">
            <text:p>6000</text:p>
          </table:table-cell>
          <table:table-cell table:style-name="ce3" office:value-type="float" office:value="19" calcext:value-type="float">
            <text:p>19.0</text:p>
          </table:table-cell>
          <table:table-cell office:value-type="string" calcext:value-type="string">
            <text:p>The ping baud rate is mostly due to <text:span text:style-name="T1">latency </text:span>and <text:span text:style-name="T1">missed packets</text:span> rather than data transfer rate.</text:p>
          </table:table-cell>
          <table:table-cell table:number-columns-repeated="52"/>
        </table:table-row>
        <table:table-row table:style-name="ro2">
          <table:table-cell office:value-type="float" office:value="0.184759378433228" calcext:value-type="float">
            <text:p>0.184759378433228</text:p>
          </table:table-cell>
          <table:table-cell table:formula="of:=[.A8]*1000" office:value-type="float" office:value="184.759378433228" calcext:value-type="float">
            <text:p>184.759378433228</text:p>
          </table:table-cell>
          <table:table-cell/>
          <table:table-cell table:style-name="ce2" table:formula="of:=96/[.A8]" office:value-type="float" office:value="519.594733507369" calcext:value-type="float">
            <text:p>519.59</text:p>
          </table:table-cell>
          <table:table-cell table:style-name="ce2" table:formula="of:=96/([.A8]-[.$C$2])" office:value-type="float" office:value="3870.93734262821" calcext:value-type="float">
            <text:p>3870.94</text:p>
          </table:table-cell>
          <table:table-cell table:style-name="ce3" table:formula="of:=[.D8]*8" office:value-type="float" office:value="4156.75786805895" calcext:value-type="float">
            <text:p>4156.8</text:p>
          </table:table-cell>
          <table:table-cell table:formula="of:=[.E8]*8" office:value-type="float" office:value="30967.4987410257" calcext:value-type="float">
            <text:p>30967.5</text:p>
          </table:table-cell>
          <table:table-cell table:style-name="ce10"/>
          <table:table-cell office:value-type="float" office:value="0" calcext:value-type="float">
            <text:p>0.0</text:p>
          </table:table-cell>
          <table:table-cell table:style-name="ce10" office:value-type="float" office:value="6500" calcext:value-type="float">
            <text:p>6500</text:p>
          </table:table-cell>
          <table:table-cell table:style-name="ce3" office:value-type="float" office:value="0" calcext:value-type="float">
            <text:p>0.0</text:p>
          </table:table-cell>
          <table:table-cell table:number-columns-repeated="53"/>
        </table:table-row>
        <table:table-row table:style-name="ro2">
          <table:table-cell office:value-type="float" office:value="0.195840358734131" calcext:value-type="float">
            <text:p>0.195840358734131</text:p>
          </table:table-cell>
          <table:table-cell table:formula="of:=[.A9]*1000" office:value-type="float" office:value="195.840358734131" calcext:value-type="float">
            <text:p>195.840358734131</text:p>
          </table:table-cell>
          <table:table-cell/>
          <table:table-cell table:style-name="ce2" table:formula="of:=96/[.A9]" office:value-type="float" office:value="490.195180505811" calcext:value-type="float">
            <text:p>490.20</text:p>
          </table:table-cell>
          <table:table-cell table:style-name="ce2" table:formula="of:=96/([.A9]-[.$C$2])" office:value-type="float" office:value="2675.49766242885" calcext:value-type="float">
            <text:p>2675.50</text:p>
          </table:table-cell>
          <table:table-cell table:style-name="ce3" table:formula="of:=[.D9]*8" office:value-type="float" office:value="3921.56144404648" calcext:value-type="float">
            <text:p>3921.6</text:p>
          </table:table-cell>
          <table:table-cell table:formula="of:=[.E9]*8" office:value-type="float" office:value="21403.9812994308" calcext:value-type="float">
            <text:p>21404.0</text:p>
          </table:table-cell>
          <table:table-cell table:style-name="ce10"/>
          <table:table-cell/>
          <table:table-cell table:style-name="ce10" office:value-type="float" office:value="7000" calcext:value-type="float">
            <text:p>7000</text:p>
          </table:table-cell>
          <table:table-cell table:style-name="ce3" office:value-type="float" office:value="65" calcext:value-type="float">
            <text:p>65.0</text:p>
          </table:table-cell>
          <table:table-cell table:number-columns-repeated="53"/>
        </table:table-row>
        <table:table-row table:style-name="ro2">
          <table:table-cell office:value-type="float" office:value="0.197306394577026" calcext:value-type="float">
            <text:p>0.197306394577026</text:p>
          </table:table-cell>
          <table:table-cell table:formula="of:=[.A10]*1000" office:value-type="float" office:value="197.306394577026" calcext:value-type="float">
            <text:p>197.306394577026</text:p>
          </table:table-cell>
          <table:table-cell/>
          <table:table-cell table:style-name="ce2" table:formula="of:=96/[.A10]" office:value-type="float" office:value="486.552907754455" calcext:value-type="float">
            <text:p>486.55</text:p>
          </table:table-cell>
          <table:table-cell table:style-name="ce2" table:formula="of:=96/([.A10]-[.$C$2])" office:value-type="float" office:value="2570.47307355573" calcext:value-type="float">
            <text:p>2570.47</text:p>
          </table:table-cell>
          <table:table-cell table:style-name="ce3" table:formula="of:=[.D10]*8" office:value-type="float" office:value="3892.42326203564" calcext:value-type="float">
            <text:p>3892.4</text:p>
          </table:table-cell>
          <table:table-cell table:formula="of:=[.E10]*8" office:value-type="float" office:value="20563.7845884458" calcext:value-type="float">
            <text:p>20563.8</text:p>
          </table:table-cell>
          <table:table-cell table:style-name="ce10"/>
          <table:table-cell/>
          <table:table-cell table:style-name="ce10" office:value-type="float" office:value="7500" calcext:value-type="float">
            <text:p>7500</text:p>
          </table:table-cell>
          <table:table-cell table:style-name="ce3" office:value-type="float" office:value="3" calcext:value-type="float">
            <text:p>3.0</text:p>
          </table:table-cell>
          <table:table-cell table:number-columns-repeated="53"/>
        </table:table-row>
        <table:table-row table:style-name="ro2">
          <table:table-cell office:value-type="float" office:value="0.194721937179565" calcext:value-type="float">
            <text:p>0.194721937179565</text:p>
          </table:table-cell>
          <table:table-cell table:formula="of:=[.A11]*1000" office:value-type="float" office:value="194.721937179565" calcext:value-type="float">
            <text:p>194.721937179565</text:p>
          </table:table-cell>
          <table:table-cell/>
          <table:table-cell table:style-name="ce2" table:formula="of:=96/[.A11]" office:value-type="float" office:value="493.010707424672" calcext:value-type="float">
            <text:p>493.01</text:p>
          </table:table-cell>
          <table:table-cell table:style-name="ce2" table:formula="of:=96/([.A11]-[.$C$2])" office:value-type="float" office:value="2761.57640916349" calcext:value-type="float">
            <text:p>2761.58</text:p>
          </table:table-cell>
          <table:table-cell table:style-name="ce3" table:formula="of:=[.D11]*8" office:value-type="float" office:value="3944.08565939737" calcext:value-type="float">
            <text:p>3944.1</text:p>
          </table:table-cell>
          <table:table-cell table:formula="of:=[.E11]*8" office:value-type="float" office:value="22092.6112733079" calcext:value-type="float">
            <text:p>22092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1605567932129" calcext:value-type="float">
            <text:p>0.191605567932129</text:p>
          </table:table-cell>
          <table:table-cell table:formula="of:=[.A12]*1000" office:value-type="float" office:value="191.605567932129" calcext:value-type="float">
            <text:p>191.605567932129</text:p>
          </table:table-cell>
          <table:table-cell/>
          <table:table-cell table:style-name="ce2" table:formula="of:=96/[.A12]" office:value-type="float" office:value="501.029281330725" calcext:value-type="float">
            <text:p>501.03</text:p>
          </table:table-cell>
          <table:table-cell table:style-name="ce2" table:formula="of:=96/([.A12]-[.$C$2])" office:value-type="float" office:value="3033.52190933887" calcext:value-type="float">
            <text:p>3033.52</text:p>
          </table:table-cell>
          <table:table-cell table:style-name="ce3" table:formula="of:=[.D12]*8" office:value-type="float" office:value="4008.2342506458" calcext:value-type="float">
            <text:p>4008.2</text:p>
          </table:table-cell>
          <table:table-cell table:formula="of:=[.E12]*8" office:value-type="float" office:value="24268.1752747109" calcext:value-type="float">
            <text:p>24268.2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6761846542358" calcext:value-type="float">
            <text:p>0.196761846542358</text:p>
          </table:table-cell>
          <table:table-cell table:formula="of:=[.A13]*1000" office:value-type="float" office:value="196.761846542358" calcext:value-type="float">
            <text:p>196.761846542358</text:p>
          </table:table-cell>
          <table:table-cell/>
          <table:table-cell table:style-name="ce2" table:formula="of:=96/[.A13]" office:value-type="float" office:value="487.899466725798" calcext:value-type="float">
            <text:p>487.90</text:p>
          </table:table-cell>
          <table:table-cell table:style-name="ce2" table:formula="of:=96/([.A13]-[.$C$2])" office:value-type="float" office:value="2608.50689913402" calcext:value-type="float">
            <text:p>2608.51</text:p>
          </table:table-cell>
          <table:table-cell table:style-name="ce3" table:formula="of:=[.D13]*8" office:value-type="float" office:value="3903.19573380639" calcext:value-type="float">
            <text:p>3903.2</text:p>
          </table:table-cell>
          <table:table-cell table:formula="of:=[.E13]*8" office:value-type="float" office:value="20868.0551930721" calcext:value-type="float">
            <text:p>20868.1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5632457733154" calcext:value-type="float">
            <text:p>0.195632457733154</text:p>
          </table:table-cell>
          <table:table-cell table:formula="of:=[.A14]*1000" office:value-type="float" office:value="195.632457733154" calcext:value-type="float">
            <text:p>195.632457733154</text:p>
          </table:table-cell>
          <table:table-cell/>
          <table:table-cell table:style-name="ce2" table:formula="of:=96/[.A14]" office:value-type="float" office:value="490.716116908093" calcext:value-type="float">
            <text:p>490.72</text:p>
          </table:table-cell>
          <table:table-cell table:style-name="ce2" table:formula="of:=96/([.A14]-[.$C$2])" office:value-type="float" office:value="2691.09024978707" calcext:value-type="float">
            <text:p>2691.09</text:p>
          </table:table-cell>
          <table:table-cell table:style-name="ce3" table:formula="of:=[.D14]*8" office:value-type="float" office:value="3925.72893526474" calcext:value-type="float">
            <text:p>3925.7</text:p>
          </table:table-cell>
          <table:table-cell table:formula="of:=[.E14]*8" office:value-type="float" office:value="21528.7219982966" calcext:value-type="float">
            <text:p>21528.7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3811416625977" calcext:value-type="float">
            <text:p>0.193811416625977</text:p>
          </table:table-cell>
          <table:table-cell table:formula="of:=[.A15]*1000" office:value-type="float" office:value="193.811416625977" calcext:value-type="float">
            <text:p>193.811416625977</text:p>
          </table:table-cell>
          <table:table-cell/>
          <table:table-cell table:style-name="ce2" table:formula="of:=96/[.A15]" office:value-type="float" office:value="495.326857783945" calcext:value-type="float">
            <text:p>495.33</text:p>
          </table:table-cell>
          <table:table-cell table:style-name="ce2" table:formula="of:=96/([.A15]-[.$C$2])" office:value-type="float" office:value="2835.85428868704" calcext:value-type="float">
            <text:p>2835.85</text:p>
          </table:table-cell>
          <table:table-cell table:style-name="ce3" table:formula="of:=[.D15]*8" office:value-type="float" office:value="3962.61486227156" calcext:value-type="float">
            <text:p>3962.6</text:p>
          </table:table-cell>
          <table:table-cell table:formula="of:=[.E15]*8" office:value-type="float" office:value="22686.8343094963" calcext:value-type="float">
            <text:p>22686.8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6549892425537" calcext:value-type="float">
            <text:p>0.196549892425537</text:p>
          </table:table-cell>
          <table:table-cell table:formula="of:=[.A16]*1000" office:value-type="float" office:value="196.549892425537" calcext:value-type="float">
            <text:p>196.549892425537</text:p>
          </table:table-cell>
          <table:table-cell/>
          <table:table-cell table:style-name="ce2" table:formula="of:=96/[.A16]" office:value-type="float" office:value="488.425604386274" calcext:value-type="float">
            <text:p>488.43</text:p>
          </table:table-cell>
          <table:table-cell table:style-name="ce2" table:formula="of:=96/([.A16]-[.$C$2])" office:value-type="float" office:value="2623.61684903344" calcext:value-type="float">
            <text:p>2623.62</text:p>
          </table:table-cell>
          <table:table-cell table:style-name="ce3" table:formula="of:=[.D16]*8" office:value-type="float" office:value="3907.40483509019" calcext:value-type="float">
            <text:p>3907.4</text:p>
          </table:table-cell>
          <table:table-cell table:formula="of:=[.E16]*8" office:value-type="float" office:value="20988.9347922675" calcext:value-type="float">
            <text:p>20988.9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200464010238647" calcext:value-type="float">
            <text:p>0.200464010238647</text:p>
          </table:table-cell>
          <table:table-cell table:formula="of:=[.A17]*1000" office:value-type="float" office:value="200.464010238647" calcext:value-type="float">
            <text:p>200.464010238647</text:p>
          </table:table-cell>
          <table:table-cell/>
          <table:table-cell table:style-name="ce2" table:formula="of:=96/[.A17]" office:value-type="float" office:value="478.888953112902" calcext:value-type="float">
            <text:p>478.89</text:p>
          </table:table-cell>
          <table:table-cell table:style-name="ce2" table:formula="of:=96/([.A17]-[.$C$2])" office:value-type="float" office:value="2370.08791644923" calcext:value-type="float">
            <text:p>2370.09</text:p>
          </table:table-cell>
          <table:table-cell table:style-name="ce3" table:formula="of:=[.D17]*8" office:value-type="float" office:value="3831.11162490322" calcext:value-type="float">
            <text:p>3831.1</text:p>
          </table:table-cell>
          <table:table-cell table:formula="of:=[.E17]*8" office:value-type="float" office:value="18960.7033315938" calcext:value-type="float">
            <text:p>18960.7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85134887695313" calcext:value-type="float">
            <text:p>0.185134887695313</text:p>
          </table:table-cell>
          <table:table-cell table:formula="of:=[.A18]*1000" office:value-type="float" office:value="185.134887695313" calcext:value-type="float">
            <text:p>185.134887695313</text:p>
          </table:table-cell>
          <table:table-cell/>
          <table:table-cell table:style-name="ce2" table:formula="of:=96/[.A18]" office:value-type="float" office:value="518.540839034039" calcext:value-type="float">
            <text:p>518.54</text:p>
          </table:table-cell>
          <table:table-cell table:style-name="ce2" table:formula="of:=96/([.A18]-[.$C$2])" office:value-type="float" office:value="3813.20021544217" calcext:value-type="float">
            <text:p>3813.20</text:p>
          </table:table-cell>
          <table:table-cell table:style-name="ce3" table:formula="of:=[.D18]*8" office:value-type="float" office:value="4148.32671227232" calcext:value-type="float">
            <text:p>4148.3</text:p>
          </table:table-cell>
          <table:table-cell table:formula="of:=[.E18]*8" office:value-type="float" office:value="30505.6017235373" calcext:value-type="float">
            <text:p>30505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9596643447876" calcext:value-type="float">
            <text:p>0.199596643447876</text:p>
          </table:table-cell>
          <table:table-cell table:formula="of:=[.A19]*1000" office:value-type="float" office:value="199.596643447876" calcext:value-type="float">
            <text:p>199.596643447876</text:p>
          </table:table-cell>
          <table:table-cell/>
          <table:table-cell table:style-name="ce2" table:formula="of:=96/[.A19]" office:value-type="float" office:value="480.970012028635" calcext:value-type="float">
            <text:p>480.97</text:p>
          </table:table-cell>
          <table:table-cell table:style-name="ce2" table:formula="of:=96/([.A19]-[.$C$2])" office:value-type="float" office:value="2421.9513699005" calcext:value-type="float">
            <text:p>2421.95</text:p>
          </table:table-cell>
          <table:table-cell table:style-name="ce3" table:formula="of:=[.D19]*8" office:value-type="float" office:value="3847.76009622908" calcext:value-type="float">
            <text:p>3847.8</text:p>
          </table:table-cell>
          <table:table-cell table:formula="of:=[.E19]*8" office:value-type="float" office:value="19375.610959204" calcext:value-type="float">
            <text:p>19375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1624879837036" calcext:value-type="float">
            <text:p>0.191624879837036</text:p>
          </table:table-cell>
          <table:table-cell table:formula="of:=[.A20]*1000" office:value-type="float" office:value="191.624879837036" calcext:value-type="float">
            <text:p>191.624879837036</text:p>
          </table:table-cell>
          <table:table-cell/>
          <table:table-cell table:style-name="ce2" table:formula="of:=96/[.A20]" office:value-type="float" office:value="500.978787731747" calcext:value-type="float">
            <text:p>500.98</text:p>
          </table:table-cell>
          <table:table-cell table:style-name="ce2" table:formula="of:=96/([.A20]-[.$C$2])" office:value-type="float" office:value="3031.67186042964" calcext:value-type="float">
            <text:p>3031.67</text:p>
          </table:table-cell>
          <table:table-cell table:style-name="ce3" table:formula="of:=[.D20]*8" office:value-type="float" office:value="4007.83030185397" calcext:value-type="float">
            <text:p>4007.8</text:p>
          </table:table-cell>
          <table:table-cell table:formula="of:=[.E20]*8" office:value-type="float" office:value="24253.3748834372" calcext:value-type="float">
            <text:p>24253.4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9256896972656" calcext:value-type="float">
            <text:p>0.199256896972656</text:p>
          </table:table-cell>
          <table:table-cell table:formula="of:=[.A21]*1000" office:value-type="float" office:value="199.256896972656" calcext:value-type="float">
            <text:p>199.256896972656</text:p>
          </table:table-cell>
          <table:table-cell/>
          <table:table-cell table:style-name="ce2" table:formula="of:=96/[.A21]" office:value-type="float" office:value="481.790098403339" calcext:value-type="float">
            <text:p>481.79</text:p>
          </table:table-cell>
          <table:table-cell table:style-name="ce2" table:formula="of:=96/([.A21]-[.$C$2])" office:value-type="float" office:value="2442.89023305554" calcext:value-type="float">
            <text:p>2442.89</text:p>
          </table:table-cell>
          <table:table-cell table:style-name="ce3" table:formula="of:=[.D21]*8" office:value-type="float" office:value="3854.32078722671" calcext:value-type="float">
            <text:p>3854.3</text:p>
          </table:table-cell>
          <table:table-cell table:formula="of:=[.E21]*8" office:value-type="float" office:value="19543.1218644443" calcext:value-type="float">
            <text:p>19543.1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354295730591" calcext:value-type="float">
            <text:p>0.194354295730591</text:p>
          </table:table-cell>
          <table:table-cell table:formula="of:=[.A22]*1000" office:value-type="float" office:value="194.354295730591" calcext:value-type="float">
            <text:p>194.354295730591</text:p>
          </table:table-cell>
          <table:table-cell/>
          <table:table-cell table:style-name="ce2" table:formula="of:=96/[.A22]" office:value-type="float" office:value="493.943288668406" calcext:value-type="float">
            <text:p>493.94</text:p>
          </table:table-cell>
          <table:table-cell table:style-name="ce2" table:formula="of:=96/([.A22]-[.$C$2])" office:value-type="float" office:value="2791.09426480626" calcext:value-type="float">
            <text:p>2791.09</text:p>
          </table:table-cell>
          <table:table-cell table:style-name="ce3" table:formula="of:=[.D22]*8" office:value-type="float" office:value="3951.54630934725" calcext:value-type="float">
            <text:p>3951.5</text:p>
          </table:table-cell>
          <table:table-cell table:formula="of:=[.E22]*8" office:value-type="float" office:value="22328.7541184501" calcext:value-type="float">
            <text:p>22328.8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204568862915" calcext:value-type="float">
            <text:p>0.19204568862915</text:p>
          </table:table-cell>
          <table:table-cell table:formula="of:=[.A23]*1000" office:value-type="float" office:value="192.04568862915" calcext:value-type="float">
            <text:p>192.04568862915</text:p>
          </table:table-cell>
          <table:table-cell/>
          <table:table-cell table:style-name="ce2" table:formula="of:=96/[.A23]" office:value-type="float" office:value="499.881047501049" calcext:value-type="float">
            <text:p>499.88</text:p>
          </table:table-cell>
          <table:table-cell table:style-name="ce2" table:formula="of:=96/([.A23]-[.$C$2])" office:value-type="float" office:value="2991.91202446632" calcext:value-type="float">
            <text:p>2991.91</text:p>
          </table:table-cell>
          <table:table-cell table:style-name="ce3" table:formula="of:=[.D23]*8" office:value-type="float" office:value="3999.04838000839" calcext:value-type="float">
            <text:p>3999.0</text:p>
          </table:table-cell>
          <table:table-cell table:formula="of:=[.E23]*8" office:value-type="float" office:value="23935.2961957306" calcext:value-type="float">
            <text:p>23935.3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014549255371" calcext:value-type="float">
            <text:p>0.194014549255371</text:p>
          </table:table-cell>
          <table:table-cell table:formula="of:=[.A24]*1000" office:value-type="float" office:value="194.014549255371" calcext:value-type="float">
            <text:p>194.014549255371</text:p>
          </table:table-cell>
          <table:table-cell/>
          <table:table-cell table:style-name="ce2" table:formula="of:=96/[.A24]" office:value-type="float" office:value="494.808252105054" calcext:value-type="float">
            <text:p>494.81</text:p>
          </table:table-cell>
          <table:table-cell table:style-name="ce2" table:formula="of:=96/([.A24]-[.$C$2])" office:value-type="float" office:value="2818.93905291148" calcext:value-type="float">
            <text:p>2818.94</text:p>
          </table:table-cell>
          <table:table-cell table:style-name="ce3" table:formula="of:=[.D24]*8" office:value-type="float" office:value="3958.46601684043" calcext:value-type="float">
            <text:p>3958.5</text:p>
          </table:table-cell>
          <table:table-cell table:formula="of:=[.E24]*8" office:value-type="float" office:value="22551.5124232919" calcext:value-type="float">
            <text:p>22551.5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8775053024292" calcext:value-type="float">
            <text:p>0.198775053024292</text:p>
          </table:table-cell>
          <table:table-cell table:formula="of:=[.A25]*1000" office:value-type="float" office:value="198.775053024292" calcext:value-type="float">
            <text:p>198.775053024292</text:p>
          </table:table-cell>
          <table:table-cell/>
          <table:table-cell table:style-name="ce2" table:formula="of:=96/[.A25]" office:value-type="float" office:value="482.957989644042" calcext:value-type="float">
            <text:p>482.96</text:p>
          </table:table-cell>
          <table:table-cell table:style-name="ce2" table:formula="of:=96/([.A25]-[.$C$2])" office:value-type="float" office:value="2473.21524947285" calcext:value-type="float">
            <text:p>2473.22</text:p>
          </table:table-cell>
          <table:table-cell table:style-name="ce3" table:formula="of:=[.D25]*8" office:value-type="float" office:value="3863.66391715234" calcext:value-type="float">
            <text:p>3863.7</text:p>
          </table:table-cell>
          <table:table-cell table:formula="of:=[.E25]*8" office:value-type="float" office:value="19785.7219957828" calcext:value-type="float">
            <text:p>19785.7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6650505065918" calcext:value-type="float">
            <text:p>0.196650505065918</text:p>
          </table:table-cell>
          <table:table-cell table:formula="of:=[.A26]*1000" office:value-type="float" office:value="196.650505065918" calcext:value-type="float">
            <text:p>196.650505065918</text:p>
          </table:table-cell>
          <table:table-cell/>
          <table:table-cell table:style-name="ce2" table:formula="of:=96/[.A26]" office:value-type="float" office:value="488.17571034369" calcext:value-type="float">
            <text:p>488.18</text:p>
          </table:table-cell>
          <table:table-cell table:style-name="ce2" table:formula="of:=96/([.A26]-[.$C$2])" office:value-type="float" office:value="2616.42253145339" calcext:value-type="float">
            <text:p>2616.42</text:p>
          </table:table-cell>
          <table:table-cell table:style-name="ce3" table:formula="of:=[.D26]*8" office:value-type="float" office:value="3905.40568274952" calcext:value-type="float">
            <text:p>3905.4</text:p>
          </table:table-cell>
          <table:table-cell table:formula="of:=[.E26]*8" office:value-type="float" office:value="20931.3802516271" calcext:value-type="float">
            <text:p>20931.4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485664367676" calcext:value-type="float">
            <text:p>0.194485664367676</text:p>
          </table:table-cell>
          <table:table-cell table:formula="of:=[.A27]*1000" office:value-type="float" office:value="194.485664367676" calcext:value-type="float">
            <text:p>194.485664367676</text:p>
          </table:table-cell>
          <table:table-cell/>
          <table:table-cell table:style-name="ce2" table:formula="of:=96/[.A27]" office:value-type="float" office:value="493.609646305404" calcext:value-type="float">
            <text:p>493.61</text:p>
          </table:table-cell>
          <table:table-cell table:style-name="ce2" table:formula="of:=96/([.A27]-[.$C$2])" office:value-type="float" office:value="2780.4745247641" calcext:value-type="float">
            <text:p>2780.47</text:p>
          </table:table-cell>
          <table:table-cell table:style-name="ce3" table:formula="of:=[.D27]*8" office:value-type="float" office:value="3948.87717044323" calcext:value-type="float">
            <text:p>3948.9</text:p>
          </table:table-cell>
          <table:table-cell table:formula="of:=[.E27]*8" office:value-type="float" office:value="22243.7961981128" calcext:value-type="float">
            <text:p>22243.8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1044807434082" calcext:value-type="float">
            <text:p>0.191044807434082</text:p>
          </table:table-cell>
          <table:table-cell table:formula="of:=[.A28]*1000" office:value-type="float" office:value="191.044807434082" calcext:value-type="float">
            <text:p>191.044807434082</text:p>
          </table:table-cell>
          <table:table-cell/>
          <table:table-cell table:style-name="ce2" table:formula="of:=96/[.A28]" office:value-type="float" office:value="502.499917633845" calcext:value-type="float">
            <text:p>502.50</text:p>
          </table:table-cell>
          <table:table-cell table:style-name="ce2" table:formula="of:=96/([.A28]-[.$C$2])" office:value-type="float" office:value="3088.24428743289" calcext:value-type="float">
            <text:p>3088.24</text:p>
          </table:table-cell>
          <table:table-cell table:style-name="ce3" table:formula="of:=[.D28]*8" office:value-type="float" office:value="4019.99934107076" calcext:value-type="float">
            <text:p>4020.0</text:p>
          </table:table-cell>
          <table:table-cell table:formula="of:=[.E28]*8" office:value-type="float" office:value="24705.9542994631" calcext:value-type="float">
            <text:p>24706.0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9677467346191" calcext:value-type="float">
            <text:p>0.199677467346191</text:p>
          </table:table-cell>
          <table:table-cell table:formula="of:=[.A29]*1000" office:value-type="float" office:value="199.677467346191" calcext:value-type="float">
            <text:p>199.677467346191</text:p>
          </table:table-cell>
          <table:table-cell/>
          <table:table-cell table:style-name="ce2" table:formula="of:=96/[.A29]" office:value-type="float" office:value="480.775328713278" calcext:value-type="float">
            <text:p>480.78</text:p>
          </table:table-cell>
          <table:table-cell table:style-name="ce2" table:formula="of:=96/([.A29]-[.$C$2])" office:value-type="float" office:value="2417.02287014813" calcext:value-type="float">
            <text:p>2417.02</text:p>
          </table:table-cell>
          <table:table-cell table:style-name="ce3" table:formula="of:=[.D29]*8" office:value-type="float" office:value="3846.20262970622" calcext:value-type="float">
            <text:p>3846.2</text:p>
          </table:table-cell>
          <table:table-cell table:formula="of:=[.E29]*8" office:value-type="float" office:value="19336.1829611851" calcext:value-type="float">
            <text:p>19336.2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85773372650146" calcext:value-type="float">
            <text:p>0.185773372650146</text:p>
          </table:table-cell>
          <table:table-cell table:formula="of:=[.A30]*1000" office:value-type="float" office:value="185.773372650146" calcext:value-type="float">
            <text:p>185.773372650146</text:p>
          </table:table-cell>
          <table:table-cell/>
          <table:table-cell table:style-name="ce2" table:formula="of:=96/[.A30]" office:value-type="float" office:value="516.758664767258" calcext:value-type="float">
            <text:p>516.76</text:p>
          </table:table-cell>
          <table:table-cell table:style-name="ce2" table:formula="of:=96/([.A30]-[.$C$2])" office:value-type="float" office:value="3718.88499331649" calcext:value-type="float">
            <text:p>3718.88</text:p>
          </table:table-cell>
          <table:table-cell table:style-name="ce3" table:formula="of:=[.D30]*8" office:value-type="float" office:value="4134.06931813807" calcext:value-type="float">
            <text:p>4134.1</text:p>
          </table:table-cell>
          <table:table-cell table:formula="of:=[.E30]*8" office:value-type="float" office:value="29751.0799465319" calcext:value-type="float">
            <text:p>29751.1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200094938278198" calcext:value-type="float">
            <text:p>0.200094938278198</text:p>
          </table:table-cell>
          <table:table-cell table:formula="of:=[.A31]*1000" office:value-type="float" office:value="200.094938278198" calcext:value-type="float">
            <text:p>200.094938278198</text:p>
          </table:table-cell>
          <table:table-cell/>
          <table:table-cell table:style-name="ce2" table:formula="of:=96/[.A31]" office:value-type="float" office:value="479.772256240326" calcext:value-type="float">
            <text:p>479.77</text:p>
          </table:table-cell>
          <table:table-cell table:style-name="ce2" table:formula="of:=96/([.A31]-[.$C$2])" office:value-type="float" office:value="2391.88227418276" calcext:value-type="float">
            <text:p>2391.88</text:p>
          </table:table-cell>
          <table:table-cell table:style-name="ce3" table:formula="of:=[.D31]*8" office:value-type="float" office:value="3838.17804992261" calcext:value-type="float">
            <text:p>3838.2</text:p>
          </table:table-cell>
          <table:table-cell table:formula="of:=[.E31]*8" office:value-type="float" office:value="19135.0581934621" calcext:value-type="float">
            <text:p>19135.1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5098876953125" calcext:value-type="float">
            <text:p>0.195098876953125</text:p>
          </table:table-cell>
          <table:table-cell table:formula="of:=[.A32]*1000" office:value-type="float" office:value="195.098876953125" calcext:value-type="float">
            <text:p>195.098876953125</text:p>
          </table:table-cell>
          <table:table-cell/>
          <table:table-cell table:style-name="ce2" table:formula="of:=96/[.A32]" office:value-type="float" office:value="492.058188643829" calcext:value-type="float">
            <text:p>492.06</text:p>
          </table:table-cell>
          <table:table-cell table:style-name="ce2" table:formula="of:=96/([.A32]-[.$C$2])" office:value-type="float" office:value="2731.95327107707" calcext:value-type="float">
            <text:p>2731.95</text:p>
          </table:table-cell>
          <table:table-cell table:style-name="ce3" table:formula="of:=[.D32]*8" office:value-type="float" office:value="3936.46550915063" calcext:value-type="float">
            <text:p>3936.5</text:p>
          </table:table-cell>
          <table:table-cell table:formula="of:=[.E32]*8" office:value-type="float" office:value="21855.6261686166" calcext:value-type="float">
            <text:p>21855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2613363265991" calcext:value-type="float">
            <text:p>0.192613363265991</text:p>
          </table:table-cell>
          <table:table-cell table:formula="of:=[.A33]*1000" office:value-type="float" office:value="192.613363265991" calcext:value-type="float">
            <text:p>192.613363265991</text:p>
          </table:table-cell>
          <table:table-cell/>
          <table:table-cell table:style-name="ce2" table:formula="of:=96/[.A33]" office:value-type="float" office:value="498.407786314535" calcext:value-type="float">
            <text:p>498.41</text:p>
          </table:table-cell>
          <table:table-cell table:style-name="ce2" table:formula="of:=96/([.A33]-[.$C$2])" office:value-type="float" office:value="2939.89930838702" calcext:value-type="float">
            <text:p>2939.90</text:p>
          </table:table-cell>
          <table:table-cell table:style-name="ce3" table:formula="of:=[.D33]*8" office:value-type="float" office:value="3987.26229051628" calcext:value-type="float">
            <text:p>3987.3</text:p>
          </table:table-cell>
          <table:table-cell table:formula="of:=[.E33]*8" office:value-type="float" office:value="23519.1944670961" calcext:value-type="float">
            <text:p>23519.2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85700178146362" calcext:value-type="float">
            <text:p>0.185700178146362</text:p>
          </table:table-cell>
          <table:table-cell table:formula="of:=[.A34]*1000" office:value-type="float" office:value="185.700178146362" calcext:value-type="float">
            <text:p>185.700178146362</text:p>
          </table:table-cell>
          <table:table-cell/>
          <table:table-cell table:style-name="ce2" table:formula="of:=96/[.A34]" office:value-type="float" office:value="516.962347361542" calcext:value-type="float">
            <text:p>516.96</text:p>
          </table:table-cell>
          <table:table-cell table:style-name="ce2" table:formula="of:=96/([.A34]-[.$C$2])" office:value-type="float" office:value="3729.45964077243" calcext:value-type="float">
            <text:p>3729.46</text:p>
          </table:table-cell>
          <table:table-cell table:style-name="ce3" table:formula="of:=[.D34]*8" office:value-type="float" office:value="4135.69877889234" calcext:value-type="float">
            <text:p>4135.7</text:p>
          </table:table-cell>
          <table:table-cell table:formula="of:=[.E34]*8" office:value-type="float" office:value="29835.6771261794" calcext:value-type="float">
            <text:p>29835.7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202879428863525" calcext:value-type="float">
            <text:p>0.202879428863525</text:p>
          </table:table-cell>
          <table:table-cell table:formula="of:=[.A35]*1000" office:value-type="float" office:value="202.879428863525" calcext:value-type="float">
            <text:p>202.879428863525</text:p>
          </table:table-cell>
          <table:table-cell/>
          <table:table-cell table:style-name="ce2" table:formula="of:=96/[.A35]" office:value-type="float" office:value="473.187451964773" calcext:value-type="float">
            <text:p>473.19</text:p>
          </table:table-cell>
          <table:table-cell table:style-name="ce2" table:formula="of:=96/([.A35]-[.$C$2])" office:value-type="float" office:value="2236.70670041377" calcext:value-type="float">
            <text:p>2236.71</text:p>
          </table:table-cell>
          <table:table-cell table:style-name="ce3" table:formula="of:=[.D35]*8" office:value-type="float" office:value="3785.49961571818" calcext:value-type="float">
            <text:p>3785.5</text:p>
          </table:table-cell>
          <table:table-cell table:formula="of:=[.E35]*8" office:value-type="float" office:value="17893.6536033102" calcext:value-type="float">
            <text:p>17893.7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3331956863403" calcext:value-type="float">
            <text:p>0.193331956863403</text:p>
          </table:table-cell>
          <table:table-cell table:formula="of:=[.A36]*1000" office:value-type="float" office:value="193.331956863403" calcext:value-type="float">
            <text:p>193.331956863403</text:p>
          </table:table-cell>
          <table:table-cell/>
          <table:table-cell table:style-name="ce2" table:formula="of:=96/[.A36]" office:value-type="float" office:value="496.555259448534" calcext:value-type="float">
            <text:p>496.56</text:p>
          </table:table-cell>
          <table:table-cell table:style-name="ce2" table:formula="of:=96/([.A36]-[.$C$2])" office:value-type="float" office:value="2876.59642348681" calcext:value-type="float">
            <text:p>2876.60</text:p>
          </table:table-cell>
          <table:table-cell table:style-name="ce3" table:formula="of:=[.D36]*8" office:value-type="float" office:value="3972.44207558827" calcext:value-type="float">
            <text:p>3972.4</text:p>
          </table:table-cell>
          <table:table-cell table:formula="of:=[.E36]*8" office:value-type="float" office:value="23012.7713878945" calcext:value-type="float">
            <text:p>23012.8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89640998840332" calcext:value-type="float">
            <text:p>0.189640998840332</text:p>
          </table:table-cell>
          <table:table-cell table:formula="of:=[.A37]*1000" office:value-type="float" office:value="189.640998840332" calcext:value-type="float">
            <text:p>189.640998840332</text:p>
          </table:table-cell>
          <table:table-cell/>
          <table:table-cell table:style-name="ce2" table:formula="of:=96/[.A37]" office:value-type="float" office:value="506.219649690978" calcext:value-type="float">
            <text:p>506.22</text:p>
          </table:table-cell>
          <table:table-cell table:style-name="ce2" table:formula="of:=96/([.A37]-[.$C$2])" office:value-type="float" office:value="3234.30354445359" calcext:value-type="float">
            <text:p>3234.30</text:p>
          </table:table-cell>
          <table:table-cell table:style-name="ce3" table:formula="of:=[.D37]*8" office:value-type="float" office:value="4049.75719752782" calcext:value-type="float">
            <text:p>4049.8</text:p>
          </table:table-cell>
          <table:table-cell table:formula="of:=[.E37]*8" office:value-type="float" office:value="25874.4283556287" calcext:value-type="float">
            <text:p>25874.4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8912858963013" calcext:value-type="float">
            <text:p>0.198912858963013</text:p>
          </table:table-cell>
          <table:table-cell table:formula="of:=[.A38]*1000" office:value-type="float" office:value="198.912858963013" calcext:value-type="float">
            <text:p>198.912858963013</text:p>
          </table:table-cell>
          <table:table-cell/>
          <table:table-cell table:style-name="ce2" table:formula="of:=96/[.A38]" office:value-type="float" office:value="482.623398509651" calcext:value-type="float">
            <text:p>482.62</text:p>
          </table:table-cell>
          <table:table-cell table:style-name="ce2" table:formula="of:=96/([.A38]-[.$C$2])" office:value-type="float" office:value="2464.46578625587" calcext:value-type="float">
            <text:p>2464.47</text:p>
          </table:table-cell>
          <table:table-cell table:style-name="ce3" table:formula="of:=[.D38]*8" office:value-type="float" office:value="3860.9871880772" calcext:value-type="float">
            <text:p>3861.0</text:p>
          </table:table-cell>
          <table:table-cell table:formula="of:=[.E38]*8" office:value-type="float" office:value="19715.726290047" calcext:value-type="float">
            <text:p>19715.7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021940231323" calcext:value-type="float">
            <text:p>0.194021940231323</text:p>
          </table:table-cell>
          <table:table-cell table:formula="of:=[.A39]*1000" office:value-type="float" office:value="194.021940231323" calcext:value-type="float">
            <text:p>194.021940231323</text:p>
          </table:table-cell>
          <table:table-cell/>
          <table:table-cell table:style-name="ce2" table:formula="of:=96/[.A39]" office:value-type="float" office:value="494.789403123913" calcext:value-type="float">
            <text:p>494.79</text:p>
          </table:table-cell>
          <table:table-cell table:style-name="ce2" table:formula="of:=96/([.A39]-[.$C$2])" office:value-type="float" office:value="2818.32739628542" calcext:value-type="float">
            <text:p>2818.33</text:p>
          </table:table-cell>
          <table:table-cell table:style-name="ce3" table:formula="of:=[.D39]*8" office:value-type="float" office:value="3958.31522499131" calcext:value-type="float">
            <text:p>3958.3</text:p>
          </table:table-cell>
          <table:table-cell table:formula="of:=[.E39]*8" office:value-type="float" office:value="22546.6191702833" calcext:value-type="float">
            <text:p>22546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0229415893555" calcext:value-type="float">
            <text:p>0.190229415893555</text:p>
          </table:table-cell>
          <table:table-cell table:formula="of:=[.A40]*1000" office:value-type="float" office:value="190.229415893555" calcext:value-type="float">
            <text:p>190.229415893555</text:p>
          </table:table-cell>
          <table:table-cell/>
          <table:table-cell table:style-name="ce2" table:formula="of:=96/[.A40]" office:value-type="float" office:value="504.653812603399" calcext:value-type="float">
            <text:p>504.65</text:p>
          </table:table-cell>
          <table:table-cell table:style-name="ce2" table:formula="of:=96/([.A40]-[.$C$2])" office:value-type="float" office:value="3171.432557967" calcext:value-type="float">
            <text:p>3171.43</text:p>
          </table:table-cell>
          <table:table-cell table:style-name="ce3" table:formula="of:=[.D40]*8" office:value-type="float" office:value="4037.23050082719" calcext:value-type="float">
            <text:p>4037.2</text:p>
          </table:table-cell>
          <table:table-cell table:formula="of:=[.E40]*8" office:value-type="float" office:value="25371.460463736" calcext:value-type="float">
            <text:p>25371.5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202118158340454" calcext:value-type="float">
            <text:p>0.202118158340454</text:p>
          </table:table-cell>
          <table:table-cell table:formula="of:=[.A41]*1000" office:value-type="float" office:value="202.118158340454" calcext:value-type="float">
            <text:p>202.118158340454</text:p>
          </table:table-cell>
          <table:table-cell/>
          <table:table-cell table:style-name="ce2" table:formula="of:=96/[.A41]" office:value-type="float" office:value="474.969694896461" calcext:value-type="float">
            <text:p>474.97</text:p>
          </table:table-cell>
          <table:table-cell table:style-name="ce2" table:formula="of:=96/([.A41]-[.$C$2])" office:value-type="float" office:value="2277.09522725132" calcext:value-type="float">
            <text:p>2277.10</text:p>
          </table:table-cell>
          <table:table-cell table:style-name="ce3" table:formula="of:=[.D41]*8" office:value-type="float" office:value="3799.75755917168" calcext:value-type="float">
            <text:p>3799.8</text:p>
          </table:table-cell>
          <table:table-cell table:formula="of:=[.E41]*8" office:value-type="float" office:value="18216.7618180106" calcext:value-type="float">
            <text:p>18216.8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88361406326294" calcext:value-type="float">
            <text:p>0.188361406326294</text:p>
          </table:table-cell>
          <table:table-cell table:formula="of:=[.A42]*1000" office:value-type="float" office:value="188.361406326294" calcext:value-type="float">
            <text:p>188.361406326294</text:p>
          </table:table-cell>
          <table:table-cell/>
          <table:table-cell table:style-name="ce2" table:formula="of:=96/[.A42]" office:value-type="float" office:value="509.658543500687" calcext:value-type="float">
            <text:p>509.66</text:p>
          </table:table-cell>
          <table:table-cell table:style-name="ce2" table:formula="of:=96/([.A42]-[.$C$2])" office:value-type="float" office:value="3380.01716180664" calcext:value-type="float">
            <text:p>3380.02</text:p>
          </table:table-cell>
          <table:table-cell table:style-name="ce3" table:formula="of:=[.D42]*8" office:value-type="float" office:value="4077.26834800549" calcext:value-type="float">
            <text:p>4077.3</text:p>
          </table:table-cell>
          <table:table-cell table:formula="of:=[.E42]*8" office:value-type="float" office:value="27040.1372944531" calcext:value-type="float">
            <text:p>27040.1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6932315826416" calcext:value-type="float">
            <text:p>0.196932315826416</text:p>
          </table:table-cell>
          <table:table-cell table:formula="of:=[.A43]*1000" office:value-type="float" office:value="196.932315826416" calcext:value-type="float">
            <text:p>196.932315826416</text:p>
          </table:table-cell>
          <table:table-cell/>
          <table:table-cell table:style-name="ce2" table:formula="of:=96/[.A43]" office:value-type="float" office:value="487.477129373821" calcext:value-type="float">
            <text:p>487.48</text:p>
          </table:table-cell>
          <table:table-cell table:style-name="ce2" table:formula="of:=96/([.A43]-[.$C$2])" office:value-type="float" office:value="2596.48004942825" calcext:value-type="float">
            <text:p>2596.48</text:p>
          </table:table-cell>
          <table:table-cell table:style-name="ce3" table:formula="of:=[.D43]*8" office:value-type="float" office:value="3899.81703499057" calcext:value-type="float">
            <text:p>3899.8</text:p>
          </table:table-cell>
          <table:table-cell table:formula="of:=[.E43]*8" office:value-type="float" office:value="20771.840395426" calcext:value-type="float">
            <text:p>20771.8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1780090332031" calcext:value-type="float">
            <text:p>0.191780090332031</text:p>
          </table:table-cell>
          <table:table-cell table:formula="of:=[.A44]*1000" office:value-type="float" office:value="191.780090332031" calcext:value-type="float">
            <text:p>191.780090332031</text:p>
          </table:table-cell>
          <table:table-cell/>
          <table:table-cell table:style-name="ce2" table:formula="of:=96/[.A44]" office:value-type="float" office:value="500.573338107173" calcext:value-type="float">
            <text:p>500.57</text:p>
          </table:table-cell>
          <table:table-cell table:style-name="ce2" table:formula="of:=96/([.A44]-[.$C$2])" office:value-type="float" office:value="3016.8844976694" calcext:value-type="float">
            <text:p>3016.88</text:p>
          </table:table-cell>
          <table:table-cell table:style-name="ce3" table:formula="of:=[.D44]*8" office:value-type="float" office:value="4004.58670485738" calcext:value-type="float">
            <text:p>4004.6</text:p>
          </table:table-cell>
          <table:table-cell table:formula="of:=[.E44]*8" office:value-type="float" office:value="24135.0759813552" calcext:value-type="float">
            <text:p>24135.1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9233531951904" calcext:value-type="float">
            <text:p>0.199233531951904</text:p>
          </table:table-cell>
          <table:table-cell table:formula="of:=[.A45]*1000" office:value-type="float" office:value="199.233531951904" calcext:value-type="float">
            <text:p>199.233531951904</text:p>
          </table:table-cell>
          <table:table-cell/>
          <table:table-cell table:style-name="ce2" table:formula="of:=96/[.A45]" office:value-type="float" office:value="481.84660011536" calcext:value-type="float">
            <text:p>481.85</text:p>
          </table:table-cell>
          <table:table-cell table:style-name="ce2" table:formula="of:=96/([.A45]-[.$C$2])" office:value-type="float" office:value="2444.34355267743" calcext:value-type="float">
            <text:p>2444.34</text:p>
          </table:table-cell>
          <table:table-cell table:style-name="ce3" table:formula="of:=[.D45]*8" office:value-type="float" office:value="3854.77280092288" calcext:value-type="float">
            <text:p>3854.8</text:p>
          </table:table-cell>
          <table:table-cell table:formula="of:=[.E45]*8" office:value-type="float" office:value="19554.7484214194" calcext:value-type="float">
            <text:p>19554.7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717168807983" calcext:value-type="float">
            <text:p>0.194717168807983</text:p>
          </table:table-cell>
          <table:table-cell table:formula="of:=[.A46]*1000" office:value-type="float" office:value="194.717168807983" calcext:value-type="float">
            <text:p>194.717168807983</text:p>
          </table:table-cell>
          <table:table-cell/>
          <table:table-cell table:style-name="ce2" table:formula="of:=96/[.A46]" office:value-type="float" office:value="493.022780619148" calcext:value-type="float">
            <text:p>493.02</text:p>
          </table:table-cell>
          <table:table-cell table:style-name="ce2" table:formula="of:=96/([.A46]-[.$C$2])" office:value-type="float" office:value="2761.95526376108" calcext:value-type="float">
            <text:p>2761.96</text:p>
          </table:table-cell>
          <table:table-cell table:style-name="ce3" table:formula="of:=[.D46]*8" office:value-type="float" office:value="3944.18224495318" calcext:value-type="float">
            <text:p>3944.2</text:p>
          </table:table-cell>
          <table:table-cell table:formula="of:=[.E46]*8" office:value-type="float" office:value="22095.6421100886" calcext:value-type="float">
            <text:p>22095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6967124938965" calcext:value-type="float">
            <text:p>0.196967124938965</text:p>
          </table:table-cell>
          <table:table-cell table:formula="of:=[.A47]*1000" office:value-type="float" office:value="196.967124938965" calcext:value-type="float">
            <text:p>196.967124938965</text:p>
          </table:table-cell>
          <table:table-cell/>
          <table:table-cell table:style-name="ce2" table:formula="of:=96/[.A47]" office:value-type="float" office:value="487.390979737091" calcext:value-type="float">
            <text:p>487.39</text:p>
          </table:table-cell>
          <table:table-cell table:style-name="ce2" table:formula="of:=96/([.A47]-[.$C$2])" office:value-type="float" office:value="2594.03783937331" calcext:value-type="float">
            <text:p>2594.04</text:p>
          </table:table-cell>
          <table:table-cell table:style-name="ce3" table:formula="of:=[.D47]*8" office:value-type="float" office:value="3899.12783789672" calcext:value-type="float">
            <text:p>3899.1</text:p>
          </table:table-cell>
          <table:table-cell table:formula="of:=[.E47]*8" office:value-type="float" office:value="20752.3027149865" calcext:value-type="float">
            <text:p>20752.3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8859076499939" calcext:value-type="float">
            <text:p>0.18859076499939</text:p>
          </table:table-cell>
          <table:table-cell table:formula="of:=[.A48]*1000" office:value-type="float" office:value="188.59076499939" calcext:value-type="float">
            <text:p>188.59076499939</text:p>
          </table:table-cell>
          <table:table-cell/>
          <table:table-cell table:style-name="ce2" table:formula="of:=96/[.A48]" office:value-type="float" office:value="509.03871141469" calcext:value-type="float">
            <text:p>509.04</text:p>
          </table:table-cell>
          <table:table-cell table:style-name="ce2" table:formula="of:=96/([.A48]-[.$C$2])" office:value-type="float" office:value="3352.94089792698" calcext:value-type="float">
            <text:p>3352.94</text:p>
          </table:table-cell>
          <table:table-cell table:style-name="ce3" table:formula="of:=[.D48]*8" office:value-type="float" office:value="4072.30969131752" calcext:value-type="float">
            <text:p>4072.3</text:p>
          </table:table-cell>
          <table:table-cell table:formula="of:=[.E48]*8" office:value-type="float" office:value="26823.5271834158" calcext:value-type="float">
            <text:p>26823.5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8022127151489" calcext:value-type="float">
            <text:p>0.198022127151489</text:p>
          </table:table-cell>
          <table:table-cell table:formula="of:=[.A49]*1000" office:value-type="float" office:value="198.022127151489" calcext:value-type="float">
            <text:p>198.022127151489</text:p>
          </table:table-cell>
          <table:table-cell/>
          <table:table-cell table:style-name="ce2" table:formula="of:=96/[.A49]" office:value-type="float" office:value="484.79430748948" calcext:value-type="float">
            <text:p>484.79</text:p>
          </table:table-cell>
          <table:table-cell table:style-name="ce2" table:formula="of:=96/([.A49]-[.$C$2])" office:value-type="float" office:value="2522.13810146966" calcext:value-type="float">
            <text:p>2522.14</text:p>
          </table:table-cell>
          <table:table-cell table:style-name="ce3" table:formula="of:=[.D49]*8" office:value-type="float" office:value="3878.35445991584" calcext:value-type="float">
            <text:p>3878.4</text:p>
          </table:table-cell>
          <table:table-cell table:formula="of:=[.E49]*8" office:value-type="float" office:value="20177.1048117573" calcext:value-type="float">
            <text:p>20177.1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709849357605" calcext:value-type="float">
            <text:p>0.19709849357605</text:p>
          </table:table-cell>
          <table:table-cell table:formula="of:=[.A50]*1000" office:value-type="float" office:value="197.09849357605" calcext:value-type="float">
            <text:p>197.09849357605</text:p>
          </table:table-cell>
          <table:table-cell/>
          <table:table-cell table:style-name="ce2" table:formula="of:=96/[.A50]" office:value-type="float" office:value="487.066127488989" calcext:value-type="float">
            <text:p>487.07</text:p>
          </table:table-cell>
          <table:table-cell table:style-name="ce2" table:formula="of:=96/([.A50]-[.$C$2])" office:value-type="float" office:value="2584.86224573953" calcext:value-type="float">
            <text:p>2584.86</text:p>
          </table:table-cell>
          <table:table-cell table:style-name="ce3" table:formula="of:=[.D50]*8" office:value-type="float" office:value="3896.52901991191" calcext:value-type="float">
            <text:p>3896.5</text:p>
          </table:table-cell>
          <table:table-cell table:formula="of:=[.E50]*8" office:value-type="float" office:value="20678.8979659162" calcext:value-type="float">
            <text:p>20678.9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0356731414795" calcext:value-type="float">
            <text:p>0.190356731414795</text:p>
          </table:table-cell>
          <table:table-cell table:formula="of:=[.A51]*1000" office:value-type="float" office:value="190.356731414795" calcext:value-type="float">
            <text:p>190.356731414795</text:p>
          </table:table-cell>
          <table:table-cell/>
          <table:table-cell table:style-name="ce2" table:formula="of:=96/[.A51]" office:value-type="float" office:value="504.316287039055" calcext:value-type="float">
            <text:p>504.32</text:p>
          </table:table-cell>
          <table:table-cell table:style-name="ce2" table:formula="of:=96/([.A51]-[.$C$2])" office:value-type="float" office:value="3158.1494934043" calcext:value-type="float">
            <text:p>3158.15</text:p>
          </table:table-cell>
          <table:table-cell table:style-name="ce3" table:formula="of:=[.D51]*8" office:value-type="float" office:value="4034.53029631244" calcext:value-type="float">
            <text:p>4034.5</text:p>
          </table:table-cell>
          <table:table-cell table:formula="of:=[.E51]*8" office:value-type="float" office:value="25265.1959472344" calcext:value-type="float">
            <text:p>25265.2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5312261581421" calcext:value-type="float">
            <text:p>0.195312261581421</text:p>
          </table:table-cell>
          <table:table-cell table:formula="of:=[.A52]*1000" office:value-type="float" office:value="195.312261581421" calcext:value-type="float">
            <text:p>195.312261581421</text:p>
          </table:table-cell>
          <table:table-cell/>
          <table:table-cell table:style-name="ce2" table:formula="of:=96/[.A52]" office:value-type="float" office:value="491.520600000732" calcext:value-type="float">
            <text:p>491.52</text:p>
          </table:table-cell>
          <table:table-cell table:style-name="ce2" table:formula="of:=96/([.A52]-[.$C$2])" office:value-type="float" office:value="2715.46370728893" calcext:value-type="float">
            <text:p>2715.46</text:p>
          </table:table-cell>
          <table:table-cell table:style-name="ce3" table:formula="of:=[.D52]*8" office:value-type="float" office:value="3932.16480000586" calcext:value-type="float">
            <text:p>3932.2</text:p>
          </table:table-cell>
          <table:table-cell table:formula="of:=[.E52]*8" office:value-type="float" office:value="21723.7096583114" calcext:value-type="float">
            <text:p>21723.7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2132472991943" calcext:value-type="float">
            <text:p>0.192132472991943</text:p>
          </table:table-cell>
          <table:table-cell table:formula="of:=[.A53]*1000" office:value-type="float" office:value="192.132472991943" calcext:value-type="float">
            <text:p>192.132472991943</text:p>
          </table:table-cell>
          <table:table-cell/>
          <table:table-cell table:style-name="ce2" table:formula="of:=96/[.A53]" office:value-type="float" office:value="499.655256110848" calcext:value-type="float">
            <text:p>499.66</text:p>
          </table:table-cell>
          <table:table-cell table:style-name="ce2" table:formula="of:=96/([.A53]-[.$C$2])" office:value-type="float" office:value="2983.84162867913" calcext:value-type="float">
            <text:p>2983.84</text:p>
          </table:table-cell>
          <table:table-cell table:style-name="ce3" table:formula="of:=[.D53]*8" office:value-type="float" office:value="3997.24204888678" calcext:value-type="float">
            <text:p>3997.2</text:p>
          </table:table-cell>
          <table:table-cell table:formula="of:=[.E53]*8" office:value-type="float" office:value="23870.733029433" calcext:value-type="float">
            <text:p>23870.7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5786952972412" calcext:value-type="float">
            <text:p>0.195786952972412</text:p>
          </table:table-cell>
          <table:table-cell table:formula="of:=[.A54]*1000" office:value-type="float" office:value="195.786952972412" calcext:value-type="float">
            <text:p>195.786952972412</text:p>
          </table:table-cell>
          <table:table-cell/>
          <table:table-cell table:style-name="ce2" table:formula="of:=96/[.A54]" office:value-type="float" office:value="490.328893435137" calcext:value-type="float">
            <text:p>490.33</text:p>
          </table:table-cell>
          <table:table-cell table:style-name="ce2" table:formula="of:=96/([.A54]-[.$C$2])" office:value-type="float" office:value="2679.4858256172" calcext:value-type="float">
            <text:p>2679.49</text:p>
          </table:table-cell>
          <table:table-cell table:style-name="ce3" table:formula="of:=[.D54]*8" office:value-type="float" office:value="3922.63114748109" calcext:value-type="float">
            <text:p>3922.6</text:p>
          </table:table-cell>
          <table:table-cell table:formula="of:=[.E54]*8" office:value-type="float" office:value="21435.8866049376" calcext:value-type="float">
            <text:p>21435.9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860935211182" calcext:value-type="float">
            <text:p>0.194860935211182</text:p>
          </table:table-cell>
          <table:table-cell table:formula="of:=[.A55]*1000" office:value-type="float" office:value="194.860935211182" calcext:value-type="float">
            <text:p>194.860935211182</text:p>
          </table:table-cell>
          <table:table-cell/>
          <table:table-cell table:style-name="ce2" table:formula="of:=96/[.A55]" office:value-type="float" office:value="492.659033458705" calcext:value-type="float">
            <text:p>492.66</text:p>
          </table:table-cell>
          <table:table-cell table:style-name="ce2" table:formula="of:=96/([.A55]-[.$C$2])" office:value-type="float" office:value="2750.57828820624" calcext:value-type="float">
            <text:p>2750.58</text:p>
          </table:table-cell>
          <table:table-cell table:style-name="ce3" table:formula="of:=[.D55]*8" office:value-type="float" office:value="3941.27226766964" calcext:value-type="float">
            <text:p>3941.3</text:p>
          </table:table-cell>
          <table:table-cell table:formula="of:=[.E55]*8" office:value-type="float" office:value="22004.62630565" calcext:value-type="float">
            <text:p>22004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202609777450562" calcext:value-type="float">
            <text:p>0.202609777450562</text:p>
          </table:table-cell>
          <table:table-cell table:formula="of:=[.A56]*1000" office:value-type="float" office:value="202.609777450562" calcext:value-type="float">
            <text:p>202.609777450562</text:p>
          </table:table-cell>
          <table:table-cell/>
          <table:table-cell table:style-name="ce2" table:formula="of:=96/[.A56]" office:value-type="float" office:value="473.817212614158" calcext:value-type="float">
            <text:p>473.82</text:p>
          </table:table-cell>
          <table:table-cell table:style-name="ce2" table:formula="of:=96/([.A56]-[.$C$2])" office:value-type="float" office:value="2250.84791320214" calcext:value-type="float">
            <text:p>2250.85</text:p>
          </table:table-cell>
          <table:table-cell table:style-name="ce3" table:formula="of:=[.D56]*8" office:value-type="float" office:value="3790.53770091327" calcext:value-type="float">
            <text:p>3790.5</text:p>
          </table:table-cell>
          <table:table-cell table:formula="of:=[.E56]*8" office:value-type="float" office:value="18006.7833056172" calcext:value-type="float">
            <text:p>18006.8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84376955032349" calcext:value-type="float">
            <text:p>0.184376955032349</text:p>
          </table:table-cell>
          <table:table-cell table:formula="of:=[.A57]*1000" office:value-type="float" office:value="184.376955032349" calcext:value-type="float">
            <text:p>184.376955032349</text:p>
          </table:table-cell>
          <table:table-cell/>
          <table:table-cell table:style-name="ce2" table:formula="of:=96/[.A57]" office:value-type="float" office:value="520.672445117433" calcext:value-type="float">
            <text:p>520.67</text:p>
          </table:table-cell>
          <table:table-cell table:style-name="ce2" table:formula="of:=96/([.A57]-[.$C$2])" office:value-type="float" office:value="3931.56273719841" calcext:value-type="float">
            <text:p>3931.56</text:p>
          </table:table-cell>
          <table:table-cell table:style-name="ce3" table:formula="of:=[.D57]*8" office:value-type="float" office:value="4165.37956093947" calcext:value-type="float">
            <text:p>4165.4</text:p>
          </table:table-cell>
          <table:table-cell table:formula="of:=[.E57]*8" office:value-type="float" office:value="31452.5018975873" calcext:value-type="float">
            <text:p>31452.5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8769330978394" calcext:value-type="float">
            <text:p>0.198769330978394</text:p>
          </table:table-cell>
          <table:table-cell table:formula="of:=[.A58]*1000" office:value-type="float" office:value="198.769330978394" calcext:value-type="float">
            <text:p>198.769330978394</text:p>
          </table:table-cell>
          <table:table-cell/>
          <table:table-cell table:style-name="ce2" table:formula="of:=96/[.A58]" office:value-type="float" office:value="482.971892733469" calcext:value-type="float">
            <text:p>482.97</text:p>
          </table:table-cell>
          <table:table-cell table:style-name="ce2" table:formula="of:=96/([.A58]-[.$C$2])" office:value-type="float" office:value="2473.57989254063" calcext:value-type="float">
            <text:p>2473.58</text:p>
          </table:table-cell>
          <table:table-cell table:style-name="ce3" table:formula="of:=[.D58]*8" office:value-type="float" office:value="3863.77514186775" calcext:value-type="float">
            <text:p>3863.8</text:p>
          </table:table-cell>
          <table:table-cell table:formula="of:=[.E58]*8" office:value-type="float" office:value="19788.639140325" calcext:value-type="float">
            <text:p>19788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2824125289917" calcext:value-type="float">
            <text:p>0.192824125289917</text:p>
          </table:table-cell>
          <table:table-cell table:formula="of:=[.A59]*1000" office:value-type="float" office:value="192.824125289917" calcext:value-type="float">
            <text:p>192.824125289917</text:p>
          </table:table-cell>
          <table:table-cell/>
          <table:table-cell table:style-name="ce2" table:formula="of:=96/[.A59]" office:value-type="float" office:value="497.86301302112" calcext:value-type="float">
            <text:p>497.86</text:p>
          </table:table-cell>
          <table:table-cell table:style-name="ce2" table:formula="of:=96/([.A59]-[.$C$2])" office:value-type="float" office:value="2921.04580985946" calcext:value-type="float">
            <text:p>2921.05</text:p>
          </table:table-cell>
          <table:table-cell table:style-name="ce3" table:formula="of:=[.D59]*8" office:value-type="float" office:value="3982.90410416896" calcext:value-type="float">
            <text:p>3982.9</text:p>
          </table:table-cell>
          <table:table-cell table:formula="of:=[.E59]*8" office:value-type="float" office:value="23368.3664788757" calcext:value-type="float">
            <text:p>23368.4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541931152344" calcext:value-type="float">
            <text:p>0.194541931152344</text:p>
          </table:table-cell>
          <table:table-cell table:formula="of:=[.A60]*1000" office:value-type="float" office:value="194.541931152344" calcext:value-type="float">
            <text:p>194.541931152344</text:p>
          </table:table-cell>
          <table:table-cell/>
          <table:table-cell table:style-name="ce2" table:formula="of:=96/[.A60]" office:value-type="float" office:value="493.466881054159" calcext:value-type="float">
            <text:p>493.47</text:p>
          </table:table-cell>
          <table:table-cell table:style-name="ce2" table:formula="of:=96/([.A60]-[.$C$2])" office:value-type="float" office:value="2775.9506400885" calcext:value-type="float">
            <text:p>2775.95</text:p>
          </table:table-cell>
          <table:table-cell table:style-name="ce3" table:formula="of:=[.D60]*8" office:value-type="float" office:value="3947.73504843327" calcext:value-type="float">
            <text:p>3947.7</text:p>
          </table:table-cell>
          <table:table-cell table:formula="of:=[.E60]*8" office:value-type="float" office:value="22207.605120708" calcext:value-type="float">
            <text:p>22207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13948059082" calcext:value-type="float">
            <text:p>0.19413948059082</text:p>
          </table:table-cell>
          <table:table-cell table:formula="of:=[.A61]*1000" office:value-type="float" office:value="194.13948059082" calcext:value-type="float">
            <text:p>194.13948059082</text:p>
          </table:table-cell>
          <table:table-cell/>
          <table:table-cell table:style-name="ce2" table:formula="of:=96/[.A61]" office:value-type="float" office:value="494.489836419905" calcext:value-type="float">
            <text:p>494.49</text:p>
          </table:table-cell>
          <table:table-cell table:style-name="ce2" table:formula="of:=96/([.A61]-[.$C$2])" office:value-type="float" office:value="2808.63563684457" calcext:value-type="float">
            <text:p>2808.64</text:p>
          </table:table-cell>
          <table:table-cell table:style-name="ce3" table:formula="of:=[.D61]*8" office:value-type="float" office:value="3955.91869135924" calcext:value-type="float">
            <text:p>3955.9</text:p>
          </table:table-cell>
          <table:table-cell table:formula="of:=[.E61]*8" office:value-type="float" office:value="22469.0850947565" calcext:value-type="float">
            <text:p>22469.1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7570323944092" calcext:value-type="float">
            <text:p>0.197570323944092</text:p>
          </table:table-cell>
          <table:table-cell table:formula="of:=[.A62]*1000" office:value-type="float" office:value="197.570323944092" calcext:value-type="float">
            <text:p>197.570323944092</text:p>
          </table:table-cell>
          <table:table-cell/>
          <table:table-cell table:style-name="ce2" table:formula="of:=96/[.A62]" office:value-type="float" office:value="485.902933616518" calcext:value-type="float">
            <text:p>485.90</text:p>
          </table:table-cell>
          <table:table-cell table:style-name="ce2" table:formula="of:=96/([.A62]-[.$C$2])" office:value-type="float" office:value="2552.4352441658" calcext:value-type="float">
            <text:p>2552.44</text:p>
          </table:table-cell>
          <table:table-cell table:style-name="ce3" table:formula="of:=[.D62]*8" office:value-type="float" office:value="3887.22346893214" calcext:value-type="float">
            <text:p>3887.2</text:p>
          </table:table-cell>
          <table:table-cell table:formula="of:=[.E62]*8" office:value-type="float" office:value="20419.4819533264" calcext:value-type="float">
            <text:p>20419.5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137811660767" calcext:value-type="float">
            <text:p>0.194137811660767</text:p>
          </table:table-cell>
          <table:table-cell table:formula="of:=[.A63]*1000" office:value-type="float" office:value="194.137811660767" calcext:value-type="float">
            <text:p>194.137811660767</text:p>
          </table:table-cell>
          <table:table-cell/>
          <table:table-cell table:style-name="ce2" table:formula="of:=96/[.A63]" office:value-type="float" office:value="494.49408736382" calcext:value-type="float">
            <text:p>494.49</text:p>
          </table:table-cell>
          <table:table-cell table:style-name="ce2" table:formula="of:=96/([.A63]-[.$C$2])" office:value-type="float" office:value="2808.77278150777" calcext:value-type="float">
            <text:p>2808.77</text:p>
          </table:table-cell>
          <table:table-cell table:style-name="ce3" table:formula="of:=[.D63]*8" office:value-type="float" office:value="3955.95269891056" calcext:value-type="float">
            <text:p>3956.0</text:p>
          </table:table-cell>
          <table:table-cell table:formula="of:=[.E63]*8" office:value-type="float" office:value="22470.1822520622" calcext:value-type="float">
            <text:p>22470.2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140911102295" calcext:value-type="float">
            <text:p>0.194140911102295</text:p>
          </table:table-cell>
          <table:table-cell table:formula="of:=[.A64]*1000" office:value-type="float" office:value="194.140911102295" calcext:value-type="float">
            <text:p>194.140911102295</text:p>
          </table:table-cell>
          <table:table-cell/>
          <table:table-cell table:style-name="ce2" table:formula="of:=96/[.A64]" office:value-type="float" office:value="494.486192811862" calcext:value-type="float">
            <text:p>494.49</text:p>
          </table:table-cell>
          <table:table-cell table:style-name="ce2" table:formula="of:=96/([.A64]-[.$C$2])" office:value-type="float" office:value="2808.51809493523" calcext:value-type="float">
            <text:p>2808.52</text:p>
          </table:table-cell>
          <table:table-cell table:style-name="ce3" table:formula="of:=[.D64]*8" office:value-type="float" office:value="3955.8895424949" calcext:value-type="float">
            <text:p>3955.9</text:p>
          </table:table-cell>
          <table:table-cell table:formula="of:=[.E64]*8" office:value-type="float" office:value="22468.1447594818" calcext:value-type="float">
            <text:p>22468.1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3975448608398" calcext:value-type="float">
            <text:p>0.193975448608398</text:p>
          </table:table-cell>
          <table:table-cell table:formula="of:=[.A65]*1000" office:value-type="float" office:value="193.975448608398" calcext:value-type="float">
            <text:p>193.975448608398</text:p>
          </table:table-cell>
          <table:table-cell/>
          <table:table-cell table:style-name="ce2" table:formula="of:=96/[.A65]" office:value-type="float" office:value="494.907993195607" calcext:value-type="float">
            <text:p>494.91</text:p>
          </table:table-cell>
          <table:table-cell table:style-name="ce2" table:formula="of:=96/([.A65]-[.$C$2])" office:value-type="float" office:value="2822.17933637459" calcext:value-type="float">
            <text:p>2822.18</text:p>
          </table:table-cell>
          <table:table-cell table:style-name="ce3" table:formula="of:=[.D65]*8" office:value-type="float" office:value="3959.26394556485" calcext:value-type="float">
            <text:p>3959.3</text:p>
          </table:table-cell>
          <table:table-cell table:formula="of:=[.E65]*8" office:value-type="float" office:value="22577.4346909967" calcext:value-type="float">
            <text:p>22577.4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2544937133789" calcext:value-type="float">
            <text:p>0.192544937133789</text:p>
          </table:table-cell>
          <table:table-cell table:formula="of:=[.A66]*1000" office:value-type="float" office:value="192.544937133789" calcext:value-type="float">
            <text:p>192.544937133789</text:p>
          </table:table-cell>
          <table:table-cell/>
          <table:table-cell table:style-name="ce2" table:formula="of:=96/[.A66]" office:value-type="float" office:value="498.584909211582" calcext:value-type="float">
            <text:p>498.58</text:p>
          </table:table-cell>
          <table:table-cell table:style-name="ce2" table:formula="of:=96/([.A66]-[.$C$2])" office:value-type="float" office:value="2946.07274055827" calcext:value-type="float">
            <text:p>2946.07</text:p>
          </table:table-cell>
          <table:table-cell table:style-name="ce3" table:formula="of:=[.D66]*8" office:value-type="float" office:value="3988.67927369266" calcext:value-type="float">
            <text:p>3988.7</text:p>
          </table:table-cell>
          <table:table-cell table:formula="of:=[.E66]*8" office:value-type="float" office:value="23568.5819244662" calcext:value-type="float">
            <text:p>23568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7627544403076" calcext:value-type="float">
            <text:p>0.197627544403076</text:p>
          </table:table-cell>
          <table:table-cell table:formula="of:=[.A67]*1000" office:value-type="float" office:value="197.627544403076" calcext:value-type="float">
            <text:p>197.627544403076</text:p>
          </table:table-cell>
          <table:table-cell/>
          <table:table-cell table:style-name="ce2" table:formula="of:=96/[.A67]" office:value-type="float" office:value="485.762246806047" calcext:value-type="float">
            <text:p>485.76</text:p>
          </table:table-cell>
          <table:table-cell table:style-name="ce2" table:formula="of:=96/([.A67]-[.$C$2])" office:value-type="float" office:value="2548.55794466643" calcext:value-type="float">
            <text:p>2548.56</text:p>
          </table:table-cell>
          <table:table-cell table:style-name="ce3" table:formula="of:=[.D67]*8" office:value-type="float" office:value="3886.09797444837" calcext:value-type="float">
            <text:p>3886.1</text:p>
          </table:table-cell>
          <table:table-cell table:formula="of:=[.E67]*8" office:value-type="float" office:value="20388.4635573314" calcext:value-type="float">
            <text:p>20388.5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2879438400269" calcext:value-type="float">
            <text:p>0.192879438400269</text:p>
          </table:table-cell>
          <table:table-cell table:formula="of:=[.A68]*1000" office:value-type="float" office:value="192.879438400269" calcext:value-type="float">
            <text:p>192.879438400269</text:p>
          </table:table-cell>
          <table:table-cell/>
          <table:table-cell table:style-name="ce2" table:formula="of:=96/[.A68]" office:value-type="float" office:value="497.720238073165" calcext:value-type="float">
            <text:p>497.72</text:p>
          </table:table-cell>
          <table:table-cell table:style-name="ce2" table:formula="of:=96/([.A68]-[.$C$2])" office:value-type="float" office:value="2916.13782446982" calcext:value-type="float">
            <text:p>2916.14</text:p>
          </table:table-cell>
          <table:table-cell table:style-name="ce3" table:formula="of:=[.D68]*8" office:value-type="float" office:value="3981.76190458532" calcext:value-type="float">
            <text:p>3981.8</text:p>
          </table:table-cell>
          <table:table-cell table:formula="of:=[.E68]*8" office:value-type="float" office:value="23329.1025957585" calcext:value-type="float">
            <text:p>23329.1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2431211471558" calcext:value-type="float">
            <text:p>0.192431211471558</text:p>
          </table:table-cell>
          <table:table-cell table:formula="of:=[.A69]*1000" office:value-type="float" office:value="192.431211471558" calcext:value-type="float">
            <text:p>192.431211471558</text:p>
          </table:table-cell>
          <table:table-cell/>
          <table:table-cell table:style-name="ce2" table:formula="of:=96/[.A69]" office:value-type="float" office:value="498.879569825861" calcext:value-type="float">
            <text:p>498.88</text:p>
          </table:table-cell>
          <table:table-cell table:style-name="ce2" table:formula="of:=96/([.A69]-[.$C$2])" office:value-type="float" office:value="2956.39066943803" calcext:value-type="float">
            <text:p>2956.39</text:p>
          </table:table-cell>
          <table:table-cell table:style-name="ce3" table:formula="of:=[.D69]*8" office:value-type="float" office:value="3991.03655860689" calcext:value-type="float">
            <text:p>3991.0</text:p>
          </table:table-cell>
          <table:table-cell table:formula="of:=[.E69]*8" office:value-type="float" office:value="23651.1253555042" calcext:value-type="float">
            <text:p>23651.1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5546388626099" calcext:value-type="float">
            <text:p>0.195546388626099</text:p>
          </table:table-cell>
          <table:table-cell table:formula="of:=[.A70]*1000" office:value-type="float" office:value="195.546388626099" calcext:value-type="float">
            <text:p>195.546388626099</text:p>
          </table:table-cell>
          <table:table-cell/>
          <table:table-cell table:style-name="ce2" table:formula="of:=96/[.A70]" office:value-type="float" office:value="490.932104011188" calcext:value-type="float">
            <text:p>490.93</text:p>
          </table:table-cell>
          <table:table-cell table:style-name="ce2" table:formula="of:=96/([.A70]-[.$C$2])" office:value-type="float" office:value="2697.5987613466" calcext:value-type="float">
            <text:p>2697.60</text:p>
          </table:table-cell>
          <table:table-cell table:style-name="ce3" table:formula="of:=[.D70]*8" office:value-type="float" office:value="3927.4568320895" calcext:value-type="float">
            <text:p>3927.5</text:p>
          </table:table-cell>
          <table:table-cell table:formula="of:=[.E70]*8" office:value-type="float" office:value="21580.7900907728" calcext:value-type="float">
            <text:p>21580.8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575548171997" calcext:value-type="float">
            <text:p>0.194575548171997</text:p>
          </table:table-cell>
          <table:table-cell table:formula="of:=[.A71]*1000" office:value-type="float" office:value="194.575548171997" calcext:value-type="float">
            <text:p>194.575548171997</text:p>
          </table:table-cell>
          <table:table-cell/>
          <table:table-cell table:style-name="ce2" table:formula="of:=96/[.A71]" office:value-type="float" office:value="493.381624268327" calcext:value-type="float">
            <text:p>493.38</text:p>
          </table:table-cell>
          <table:table-cell table:style-name="ce2" table:formula="of:=96/([.A71]-[.$C$2])" office:value-type="float" office:value="2773.25482876988" calcext:value-type="float">
            <text:p>2773.25</text:p>
          </table:table-cell>
          <table:table-cell table:style-name="ce3" table:formula="of:=[.D71]*8" office:value-type="float" office:value="3947.05299414661" calcext:value-type="float">
            <text:p>3947.1</text:p>
          </table:table-cell>
          <table:table-cell table:formula="of:=[.E71]*8" office:value-type="float" office:value="22186.038630159" calcext:value-type="float">
            <text:p>22186.0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4580078125" calcext:value-type="float">
            <text:p>0.1944580078125</text:p>
          </table:table-cell>
          <table:table-cell table:formula="of:=[.A72]*1000" office:value-type="float" office:value="194.4580078125" calcext:value-type="float">
            <text:p>194.4580078125</text:p>
          </table:table-cell>
          <table:table-cell/>
          <table:table-cell table:style-name="ce2" table:formula="of:=96/[.A72]" office:value-type="float" office:value="493.679849340866" calcext:value-type="float">
            <text:p>493.68</text:p>
          </table:table-cell>
          <table:table-cell table:style-name="ce2" table:formula="of:=96/([.A72]-[.$C$2])" office:value-type="float" office:value="2782.70353833276" calcext:value-type="float">
            <text:p>2782.70</text:p>
          </table:table-cell>
          <table:table-cell table:style-name="ce3" table:formula="of:=[.D72]*8" office:value-type="float" office:value="3949.43879472693" calcext:value-type="float">
            <text:p>3949.4</text:p>
          </table:table-cell>
          <table:table-cell table:formula="of:=[.E72]*8" office:value-type="float" office:value="22261.6283066621" calcext:value-type="float">
            <text:p>22261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356203079224" calcext:value-type="float">
            <text:p>0.194356203079224</text:p>
          </table:table-cell>
          <table:table-cell table:formula="of:=[.A73]*1000" office:value-type="float" office:value="194.356203079224" calcext:value-type="float">
            <text:p>194.356203079224</text:p>
          </table:table-cell>
          <table:table-cell/>
          <table:table-cell table:style-name="ce2" table:formula="of:=96/[.A73]" office:value-type="float" office:value="493.938441269448" calcext:value-type="float">
            <text:p>493.94</text:p>
          </table:table-cell>
          <table:table-cell table:style-name="ce2" table:formula="of:=96/([.A73]-[.$C$2])" office:value-type="float" office:value="2790.93949587796" calcext:value-type="float">
            <text:p>2790.94</text:p>
          </table:table-cell>
          <table:table-cell table:style-name="ce3" table:formula="of:=[.D73]*8" office:value-type="float" office:value="3951.50753015558" calcext:value-type="float">
            <text:p>3951.5</text:p>
          </table:table-cell>
          <table:table-cell table:formula="of:=[.E73]*8" office:value-type="float" office:value="22327.5159670237" calcext:value-type="float">
            <text:p>22327.5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254875183106" calcext:value-type="float">
            <text:p>0.194254875183106</text:p>
          </table:table-cell>
          <table:table-cell table:formula="of:=[.A74]*1000" office:value-type="float" office:value="194.254875183106" calcext:value-type="float">
            <text:p>194.254875183106</text:p>
          </table:table-cell>
          <table:table-cell/>
          <table:table-cell table:style-name="ce2" table:formula="of:=96/[.A74]" office:value-type="float" office:value="494.196091138047" calcext:value-type="float">
            <text:p>494.20</text:p>
          </table:table-cell>
          <table:table-cell table:style-name="ce2" table:formula="of:=96/([.A74]-[.$C$2])" office:value-type="float" office:value="2799.1854304214" calcext:value-type="float">
            <text:p>2799.19</text:p>
          </table:table-cell>
          <table:table-cell table:style-name="ce3" table:formula="of:=[.D74]*8" office:value-type="float" office:value="3953.56872910438" calcext:value-type="float">
            <text:p>3953.6</text:p>
          </table:table-cell>
          <table:table-cell table:formula="of:=[.E74]*8" office:value-type="float" office:value="22393.4834433712" calcext:value-type="float">
            <text:p>22393.5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6030378341675" calcext:value-type="float">
            <text:p>0.196030378341675</text:p>
          </table:table-cell>
          <table:table-cell table:formula="of:=[.A75]*1000" office:value-type="float" office:value="196.030378341675" calcext:value-type="float">
            <text:p>196.030378341675</text:p>
          </table:table-cell>
          <table:table-cell/>
          <table:table-cell table:style-name="ce2" table:formula="of:=96/[.A75]" office:value-type="float" office:value="489.720015908325" calcext:value-type="float">
            <text:p>489.72</text:p>
          </table:table-cell>
          <table:table-cell table:style-name="ce2" table:formula="of:=96/([.A75]-[.$C$2])" office:value-type="float" office:value="2661.40339633992" calcext:value-type="float">
            <text:p>2661.40</text:p>
          </table:table-cell>
          <table:table-cell table:style-name="ce3" table:formula="of:=[.D75]*8" office:value-type="float" office:value="3917.7601272666" calcext:value-type="float">
            <text:p>3917.8</text:p>
          </table:table-cell>
          <table:table-cell table:formula="of:=[.E75]*8" office:value-type="float" office:value="21291.2271707193" calcext:value-type="float">
            <text:p>21291.2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3478345870972" calcext:value-type="float">
            <text:p>0.193478345870972</text:p>
          </table:table-cell>
          <table:table-cell table:formula="of:=[.A76]*1000" office:value-type="float" office:value="193.478345870972" calcext:value-type="float">
            <text:p>193.478345870972</text:p>
          </table:table-cell>
          <table:table-cell/>
          <table:table-cell table:style-name="ce2" table:formula="of:=96/[.A76]" office:value-type="float" office:value="496.17955729279" calcext:value-type="float">
            <text:p>496.18</text:p>
          </table:table-cell>
          <table:table-cell table:style-name="ce2" table:formula="of:=96/([.A76]-[.$C$2])" office:value-type="float" office:value="2864.03339780234" calcext:value-type="float">
            <text:p>2864.03</text:p>
          </table:table-cell>
          <table:table-cell table:style-name="ce3" table:formula="of:=[.D76]*8" office:value-type="float" office:value="3969.43645834232" calcext:value-type="float">
            <text:p>3969.4</text:p>
          </table:table-cell>
          <table:table-cell table:formula="of:=[.E76]*8" office:value-type="float" office:value="22912.2671824187" calcext:value-type="float">
            <text:p>22912.3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781541824341" calcext:value-type="float">
            <text:p>0.194781541824341</text:p>
          </table:table-cell>
          <table:table-cell table:formula="of:=[.A77]*1000" office:value-type="float" office:value="194.781541824341" calcext:value-type="float">
            <text:p>194.781541824341</text:p>
          </table:table-cell>
          <table:table-cell/>
          <table:table-cell table:style-name="ce2" table:formula="of:=96/[.A77]" office:value-type="float" office:value="492.859842369332" calcext:value-type="float">
            <text:p>492.86</text:p>
          </table:table-cell>
          <table:table-cell table:style-name="ce2" table:formula="of:=96/([.A77]-[.$C$2])" office:value-type="float" office:value="2756.84948113136" calcext:value-type="float">
            <text:p>2756.85</text:p>
          </table:table-cell>
          <table:table-cell table:style-name="ce3" table:formula="of:=[.D77]*8" office:value-type="float" office:value="3942.87873895465" calcext:value-type="float">
            <text:p>3942.9</text:p>
          </table:table-cell>
          <table:table-cell table:formula="of:=[.E77]*8" office:value-type="float" office:value="22054.7958490509" calcext:value-type="float">
            <text:p>22054.8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5043563842773" calcext:value-type="float">
            <text:p>0.195043563842773</text:p>
          </table:table-cell>
          <table:table-cell table:formula="of:=[.A78]*1000" office:value-type="float" office:value="195.043563842773" calcext:value-type="float">
            <text:p>195.043563842773</text:p>
          </table:table-cell>
          <table:table-cell/>
          <table:table-cell table:style-name="ce2" table:formula="of:=96/[.A78]" office:value-type="float" office:value="492.197733206857" calcext:value-type="float">
            <text:p>492.20</text:p>
          </table:table-cell>
          <table:table-cell table:style-name="ce2" table:formula="of:=96/([.A78]-[.$C$2])" office:value-type="float" office:value="2736.26039669905" calcext:value-type="float">
            <text:p>2736.26</text:p>
          </table:table-cell>
          <table:table-cell table:style-name="ce3" table:formula="of:=[.D78]*8" office:value-type="float" office:value="3937.58186565486" calcext:value-type="float">
            <text:p>3937.6</text:p>
          </table:table-cell>
          <table:table-cell table:formula="of:=[.E78]*8" office:value-type="float" office:value="21890.0831735924" calcext:value-type="float">
            <text:p>21890.1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200372695922852" calcext:value-type="float">
            <text:p>0.200372695922852</text:p>
          </table:table-cell>
          <table:table-cell table:formula="of:=[.A79]*1000" office:value-type="float" office:value="200.372695922852" calcext:value-type="float">
            <text:p>200.372695922852</text:p>
          </table:table-cell>
          <table:table-cell/>
          <table:table-cell table:style-name="ce2" table:formula="of:=96/[.A79]" office:value-type="float" office:value="479.107193511846" calcext:value-type="float">
            <text:p>479.11</text:p>
          </table:table-cell>
          <table:table-cell table:style-name="ce2" table:formula="of:=96/([.A79]-[.$C$2])" office:value-type="float" office:value="2375.44312920904" calcext:value-type="float">
            <text:p>2375.44</text:p>
          </table:table-cell>
          <table:table-cell table:style-name="ce3" table:formula="of:=[.D79]*8" office:value-type="float" office:value="3832.85754809477" calcext:value-type="float">
            <text:p>3832.9</text:p>
          </table:table-cell>
          <table:table-cell table:formula="of:=[.E79]*8" office:value-type="float" office:value="19003.5450336723" calcext:value-type="float">
            <text:p>19003.5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84391021728516" calcext:value-type="float">
            <text:p>0.184391021728516</text:p>
          </table:table-cell>
          <table:table-cell table:formula="of:=[.A80]*1000" office:value-type="float" office:value="184.391021728516" calcext:value-type="float">
            <text:p>184.391021728516</text:p>
          </table:table-cell>
          <table:table-cell/>
          <table:table-cell table:style-name="ce2" table:formula="of:=96/[.A80]" office:value-type="float" office:value="520.63272441401" calcext:value-type="float">
            <text:p>520.63</text:p>
          </table:table-cell>
          <table:table-cell table:style-name="ce2" table:formula="of:=96/([.A80]-[.$C$2])" office:value-type="float" office:value="3929.29912942723" calcext:value-type="float">
            <text:p>3929.30</text:p>
          </table:table-cell>
          <table:table-cell table:style-name="ce3" table:formula="of:=[.D80]*8" office:value-type="float" office:value="4165.06179531208" calcext:value-type="float">
            <text:p>4165.1</text:p>
          </table:table-cell>
          <table:table-cell table:formula="of:=[.E80]*8" office:value-type="float" office:value="31434.3930354179" calcext:value-type="float">
            <text:p>31434.4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5347785949707" calcext:value-type="float">
            <text:p>0.195347785949707</text:p>
          </table:table-cell>
          <table:table-cell table:formula="of:=[.A81]*1000" office:value-type="float" office:value="195.347785949707" calcext:value-type="float">
            <text:p>195.347785949707</text:p>
          </table:table-cell>
          <table:table-cell/>
          <table:table-cell table:style-name="ce2" table:formula="of:=96/[.A81]" office:value-type="float" office:value="491.431216040071" calcext:value-type="float">
            <text:p>491.43</text:p>
          </table:table-cell>
          <table:table-cell table:style-name="ce2" table:formula="of:=96/([.A81]-[.$C$2])" office:value-type="float" office:value="2712.73782588642" calcext:value-type="float">
            <text:p>2712.74</text:p>
          </table:table-cell>
          <table:table-cell table:style-name="ce3" table:formula="of:=[.D81]*8" office:value-type="float" office:value="3931.44972832057" calcext:value-type="float">
            <text:p>3931.4</text:p>
          </table:table-cell>
          <table:table-cell table:formula="of:=[.E81]*8" office:value-type="float" office:value="21701.9026070914" calcext:value-type="float">
            <text:p>21701.9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5197820663452" calcext:value-type="float">
            <text:p>0.195197820663452</text:p>
          </table:table-cell>
          <table:table-cell table:formula="of:=[.A82]*1000" office:value-type="float" office:value="195.197820663452" calcext:value-type="float">
            <text:p>195.197820663452</text:p>
          </table:table-cell>
          <table:table-cell/>
          <table:table-cell table:style-name="ce2" table:formula="of:=96/[.A82]" office:value-type="float" office:value="491.808769553412" calcext:value-type="float">
            <text:p>491.81</text:p>
          </table:table-cell>
          <table:table-cell table:style-name="ce2" table:formula="of:=96/([.A82]-[.$C$2])" office:value-type="float" office:value="2724.28244109697" calcext:value-type="float">
            <text:p>2724.28</text:p>
          </table:table-cell>
          <table:table-cell table:style-name="ce3" table:formula="of:=[.D82]*8" office:value-type="float" office:value="3934.4701564273" calcext:value-type="float">
            <text:p>3934.5</text:p>
          </table:table-cell>
          <table:table-cell table:formula="of:=[.E82]*8" office:value-type="float" office:value="21794.2595287758" calcext:value-type="float">
            <text:p>21794.3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2648649215698" calcext:value-type="float">
            <text:p>0.192648649215698</text:p>
          </table:table-cell>
          <table:table-cell table:formula="of:=[.A83]*1000" office:value-type="float" office:value="192.648649215698" calcext:value-type="float">
            <text:p>192.648649215698</text:p>
          </table:table-cell>
          <table:table-cell/>
          <table:table-cell table:style-name="ce2" table:formula="of:=96/[.A83]" office:value-type="float" office:value="498.316496849734" calcext:value-type="float">
            <text:p>498.32</text:p>
          </table:table-cell>
          <table:table-cell table:style-name="ce2" table:formula="of:=96/([.A83]-[.$C$2])" office:value-type="float" office:value="2936.72589648141" calcext:value-type="float">
            <text:p>2936.73</text:p>
          </table:table-cell>
          <table:table-cell table:style-name="ce3" table:formula="of:=[.D83]*8" office:value-type="float" office:value="3986.53197479787" calcext:value-type="float">
            <text:p>3986.5</text:p>
          </table:table-cell>
          <table:table-cell table:formula="of:=[.E83]*8" office:value-type="float" office:value="23493.8071718513" calcext:value-type="float">
            <text:p>23493.8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6321725845337" calcext:value-type="float">
            <text:p>0.196321725845337</text:p>
          </table:table-cell>
          <table:table-cell table:formula="of:=[.A84]*1000" office:value-type="float" office:value="196.321725845337" calcext:value-type="float">
            <text:p>196.321725845337</text:p>
          </table:table-cell>
          <table:table-cell/>
          <table:table-cell table:style-name="ce2" table:formula="of:=96/[.A84]" office:value-type="float" office:value="488.993256281932" calcext:value-type="float">
            <text:p>488.99</text:p>
          </table:table-cell>
          <table:table-cell table:style-name="ce2" table:formula="of:=96/([.A84]-[.$C$2])" office:value-type="float" office:value="2640.07944071282" calcext:value-type="float">
            <text:p>2640.08</text:p>
          </table:table-cell>
          <table:table-cell table:style-name="ce3" table:formula="of:=[.D84]*8" office:value-type="float" office:value="3911.94605025546" calcext:value-type="float">
            <text:p>3911.9</text:p>
          </table:table-cell>
          <table:table-cell table:formula="of:=[.E84]*8" office:value-type="float" office:value="21120.6355257026" calcext:value-type="float">
            <text:p>21120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200994253158569" calcext:value-type="float">
            <text:p>0.200994253158569</text:p>
          </table:table-cell>
          <table:table-cell table:formula="of:=[.A85]*1000" office:value-type="float" office:value="200.994253158569" calcext:value-type="float">
            <text:p>200.994253158569</text:p>
          </table:table-cell>
          <table:table-cell/>
          <table:table-cell table:style-name="ce2" table:formula="of:=96/[.A85]" office:value-type="float" office:value="477.625596211764" calcext:value-type="float">
            <text:p>477.63</text:p>
          </table:table-cell>
          <table:table-cell table:style-name="ce2" table:formula="of:=96/([.A85]-[.$C$2])" office:value-type="float" office:value="2339.46234780614" calcext:value-type="float">
            <text:p>2339.46</text:p>
          </table:table-cell>
          <table:table-cell table:style-name="ce3" table:formula="of:=[.D85]*8" office:value-type="float" office:value="3821.00476969412" calcext:value-type="float">
            <text:p>3821.0</text:p>
          </table:table-cell>
          <table:table-cell table:formula="of:=[.E85]*8" office:value-type="float" office:value="18715.6987824492" calcext:value-type="float">
            <text:p>18715.7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3469047546387" calcext:value-type="float">
            <text:p>0.193469047546387</text:p>
          </table:table-cell>
          <table:table-cell table:formula="of:=[.A86]*1000" office:value-type="float" office:value="193.469047546387" calcext:value-type="float">
            <text:p>193.469047546387</text:p>
          </table:table-cell>
          <table:table-cell/>
          <table:table-cell table:style-name="ce2" table:formula="of:=96/[.A86]" office:value-type="float" office:value="496.203404200782" calcext:value-type="float">
            <text:p>496.20</text:p>
          </table:table-cell>
          <table:table-cell table:style-name="ce2" table:formula="of:=96/([.A86]-[.$C$2])" office:value-type="float" office:value="2864.82811043549" calcext:value-type="float">
            <text:p>2864.83</text:p>
          </table:table-cell>
          <table:table-cell table:style-name="ce3" table:formula="of:=[.D86]*8" office:value-type="float" office:value="3969.62723360625" calcext:value-type="float">
            <text:p>3969.6</text:p>
          </table:table-cell>
          <table:table-cell table:formula="of:=[.E86]*8" office:value-type="float" office:value="22918.6248834839" calcext:value-type="float">
            <text:p>22918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1391944885254" calcext:value-type="float">
            <text:p>0.191391944885254</text:p>
          </table:table-cell>
          <table:table-cell table:formula="of:=[.A87]*1000" office:value-type="float" office:value="191.391944885254" calcext:value-type="float">
            <text:p>191.391944885254</text:p>
          </table:table-cell>
          <table:table-cell/>
          <table:table-cell table:style-name="ce2" table:formula="of:=96/[.A87]" office:value-type="float" office:value="501.588507591348" calcext:value-type="float">
            <text:p>501.59</text:p>
          </table:table-cell>
          <table:table-cell table:style-name="ce2" table:formula="of:=96/([.A87]-[.$C$2])" office:value-type="float" office:value="3054.13830344656" calcext:value-type="float">
            <text:p>3054.14</text:p>
          </table:table-cell>
          <table:table-cell table:style-name="ce3" table:formula="of:=[.D87]*8" office:value-type="float" office:value="4012.70806073078" calcext:value-type="float">
            <text:p>4012.7</text:p>
          </table:table-cell>
          <table:table-cell table:formula="of:=[.E87]*8" office:value-type="float" office:value="24433.1064275724" calcext:value-type="float">
            <text:p>24433.1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6284532546997" calcext:value-type="float">
            <text:p>0.196284532546997</text:p>
          </table:table-cell>
          <table:table-cell table:formula="of:=[.A88]*1000" office:value-type="float" office:value="196.284532546997" calcext:value-type="float">
            <text:p>196.284532546997</text:p>
          </table:table-cell>
          <table:table-cell/>
          <table:table-cell table:style-name="ce2" table:formula="of:=96/[.A88]" office:value-type="float" office:value="489.085913975491" calcext:value-type="float">
            <text:p>489.09</text:p>
          </table:table-cell>
          <table:table-cell table:style-name="ce2" table:formula="of:=96/([.A88]-[.$C$2])" office:value-type="float" office:value="2642.78260159975" calcext:value-type="float">
            <text:p>2642.78</text:p>
          </table:table-cell>
          <table:table-cell table:style-name="ce3" table:formula="of:=[.D88]*8" office:value-type="float" office:value="3912.68731180392" calcext:value-type="float">
            <text:p>3912.7</text:p>
          </table:table-cell>
          <table:table-cell table:formula="of:=[.E88]*8" office:value-type="float" office:value="21142.260812798" calcext:value-type="float">
            <text:p>21142.3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506573677063" calcext:value-type="float">
            <text:p>0.19506573677063</text:p>
          </table:table-cell>
          <table:table-cell table:formula="of:=[.A89]*1000" office:value-type="float" office:value="195.06573677063" calcext:value-type="float">
            <text:p>195.06573677063</text:p>
          </table:table-cell>
          <table:table-cell/>
          <table:table-cell table:style-name="ce2" table:formula="of:=96/[.A89]" office:value-type="float" office:value="492.141785581148" calcext:value-type="float">
            <text:p>492.14</text:p>
          </table:table-cell>
          <table:table-cell table:style-name="ce2" table:formula="of:=96/([.A89]-[.$C$2])" office:value-type="float" office:value="2734.53220355504" calcext:value-type="float">
            <text:p>2734.53</text:p>
          </table:table-cell>
          <table:table-cell table:style-name="ce3" table:formula="of:=[.D89]*8" office:value-type="float" office:value="3937.13428464918" calcext:value-type="float">
            <text:p>3937.1</text:p>
          </table:table-cell>
          <table:table-cell table:formula="of:=[.E89]*8" office:value-type="float" office:value="21876.2576284403" calcext:value-type="float">
            <text:p>21876.3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0376043319702" calcext:value-type="float">
            <text:p>0.190376043319702</text:p>
          </table:table-cell>
          <table:table-cell table:formula="of:=[.A90]*1000" office:value-type="float" office:value="190.376043319702" calcext:value-type="float">
            <text:p>190.376043319702</text:p>
          </table:table-cell>
          <table:table-cell/>
          <table:table-cell table:style-name="ce2" table:formula="of:=96/[.A90]" office:value-type="float" office:value="504.265128773505" calcext:value-type="float">
            <text:p>504.27</text:p>
          </table:table-cell>
          <table:table-cell table:style-name="ce2" table:formula="of:=96/([.A90]-[.$C$2])" office:value-type="float" office:value="3156.14435929747" calcext:value-type="float">
            <text:p>3156.14</text:p>
          </table:table-cell>
          <table:table-cell table:style-name="ce3" table:formula="of:=[.D90]*8" office:value-type="float" office:value="4034.12103018804" calcext:value-type="float">
            <text:p>4034.1</text:p>
          </table:table-cell>
          <table:table-cell table:formula="of:=[.E90]*8" office:value-type="float" office:value="25249.1548743798" calcext:value-type="float">
            <text:p>25249.2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5976734161377" calcext:value-type="float">
            <text:p>0.195976734161377</text:p>
          </table:table-cell>
          <table:table-cell table:formula="of:=[.A91]*1000" office:value-type="float" office:value="195.976734161377" calcext:value-type="float">
            <text:p>195.976734161377</text:p>
          </table:table-cell>
          <table:table-cell/>
          <table:table-cell table:style-name="ce2" table:formula="of:=96/[.A91]" office:value-type="float" office:value="489.854065641021" calcext:value-type="float">
            <text:p>489.85</text:p>
          </table:table-cell>
          <table:table-cell table:style-name="ce2" table:formula="of:=96/([.A91]-[.$C$2])" office:value-type="float" office:value="2665.36726400178" calcext:value-type="float">
            <text:p>2665.37</text:p>
          </table:table-cell>
          <table:table-cell table:style-name="ce3" table:formula="of:=[.D91]*8" office:value-type="float" office:value="3918.83252512817" calcext:value-type="float">
            <text:p>3918.8</text:p>
          </table:table-cell>
          <table:table-cell table:formula="of:=[.E91]*8" office:value-type="float" office:value="21322.9381120143" calcext:value-type="float">
            <text:p>21322.9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8037624359131" calcext:value-type="float">
            <text:p>0.198037624359131</text:p>
          </table:table-cell>
          <table:table-cell table:formula="of:=[.A92]*1000" office:value-type="float" office:value="198.037624359131" calcext:value-type="float">
            <text:p>198.037624359131</text:p>
          </table:table-cell>
          <table:table-cell/>
          <table:table-cell table:style-name="ce2" table:formula="of:=96/[.A92]" office:value-type="float" office:value="484.756370465791" calcext:value-type="float">
            <text:p>484.76</text:p>
          </table:table-cell>
          <table:table-cell table:style-name="ce2" table:formula="of:=96/([.A92]-[.$C$2])" office:value-type="float" office:value="2521.11163880062" calcext:value-type="float">
            <text:p>2521.11</text:p>
          </table:table-cell>
          <table:table-cell table:style-name="ce3" table:formula="of:=[.D92]*8" office:value-type="float" office:value="3878.05096372633" calcext:value-type="float">
            <text:p>3878.1</text:p>
          </table:table-cell>
          <table:table-cell table:formula="of:=[.E92]*8" office:value-type="float" office:value="20168.8931104049" calcext:value-type="float">
            <text:p>20168.9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89686298370361" calcext:value-type="float">
            <text:p>0.189686298370361</text:p>
          </table:table-cell>
          <table:table-cell table:formula="of:=[.A93]*1000" office:value-type="float" office:value="189.686298370361" calcext:value-type="float">
            <text:p>189.686298370361</text:p>
          </table:table-cell>
          <table:table-cell/>
          <table:table-cell table:style-name="ce2" table:formula="of:=96/[.A93]" office:value-type="float" office:value="506.098757921674" calcext:value-type="float">
            <text:p>506.10</text:p>
          </table:table-cell>
          <table:table-cell table:style-name="ce2" table:formula="of:=96/([.A93]-[.$C$2])" office:value-type="float" office:value="3229.37496554408" calcext:value-type="float">
            <text:p>3229.37</text:p>
          </table:table-cell>
          <table:table-cell table:style-name="ce3" table:formula="of:=[.D93]*8" office:value-type="float" office:value="4048.7900633734" calcext:value-type="float">
            <text:p>4048.8</text:p>
          </table:table-cell>
          <table:table-cell table:formula="of:=[.E93]*8" office:value-type="float" office:value="25834.9997243526" calcext:value-type="float">
            <text:p>25835.0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855690002441" calcext:value-type="float">
            <text:p>0.194855690002441</text:p>
          </table:table-cell>
          <table:table-cell table:formula="of:=[.A94]*1000" office:value-type="float" office:value="194.855690002441" calcext:value-type="float">
            <text:p>194.855690002441</text:p>
          </table:table-cell>
          <table:table-cell/>
          <table:table-cell table:style-name="ce2" table:formula="of:=96/[.A94]" office:value-type="float" office:value="492.672295065118" calcext:value-type="float">
            <text:p>492.67</text:p>
          </table:table-cell>
          <table:table-cell table:style-name="ce2" table:formula="of:=96/([.A94]-[.$C$2])" office:value-type="float" office:value="2750.99172091902" calcext:value-type="float">
            <text:p>2750.99</text:p>
          </table:table-cell>
          <table:table-cell table:style-name="ce3" table:formula="of:=[.D94]*8" office:value-type="float" office:value="3941.37836052094" calcext:value-type="float">
            <text:p>3941.4</text:p>
          </table:table-cell>
          <table:table-cell table:formula="of:=[.E94]*8" office:value-type="float" office:value="22007.9337673522" calcext:value-type="float">
            <text:p>22007.9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901704788208" calcext:value-type="float">
            <text:p>0.194901704788208</text:p>
          </table:table-cell>
          <table:table-cell table:formula="of:=[.A95]*1000" office:value-type="float" office:value="194.901704788208" calcext:value-type="float">
            <text:p>194.901704788208</text:p>
          </table:table-cell>
          <table:table-cell/>
          <table:table-cell table:style-name="ce2" table:formula="of:=96/[.A95]" office:value-type="float" office:value="492.555978944973" calcext:value-type="float">
            <text:p>492.56</text:p>
          </table:table-cell>
          <table:table-cell table:style-name="ce2" table:formula="of:=96/([.A95]-[.$C$2])" office:value-type="float" office:value="2747.36902024816" calcext:value-type="float">
            <text:p>2747.37</text:p>
          </table:table-cell>
          <table:table-cell table:style-name="ce3" table:formula="of:=[.D95]*8" office:value-type="float" office:value="3940.44783155979" calcext:value-type="float">
            <text:p>3940.4</text:p>
          </table:table-cell>
          <table:table-cell table:formula="of:=[.E95]*8" office:value-type="float" office:value="21978.9521619853" calcext:value-type="float">
            <text:p>21979.0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363355636597" calcext:value-type="float">
            <text:p>0.194363355636597</text:p>
          </table:table-cell>
          <table:table-cell table:formula="of:=[.A96]*1000" office:value-type="float" office:value="194.363355636597" calcext:value-type="float">
            <text:p>194.363355636597</text:p>
          </table:table-cell>
          <table:table-cell/>
          <table:table-cell table:style-name="ce2" table:formula="of:=96/[.A96]" office:value-type="float" office:value="493.920264370678" calcext:value-type="float">
            <text:p>493.92</text:p>
          </table:table-cell>
          <table:table-cell table:style-name="ce2" table:formula="of:=96/([.A96]-[.$C$2])" office:value-type="float" office:value="2790.35926523354" calcext:value-type="float">
            <text:p>2790.36</text:p>
          </table:table-cell>
          <table:table-cell table:style-name="ce3" table:formula="of:=[.D96]*8" office:value-type="float" office:value="3951.36211496543" calcext:value-type="float">
            <text:p>3951.4</text:p>
          </table:table-cell>
          <table:table-cell table:formula="of:=[.E96]*8" office:value-type="float" office:value="22322.8741218683" calcext:value-type="float">
            <text:p>22322.9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4015026092529" calcext:value-type="float">
            <text:p>0.194015026092529</text:p>
          </table:table-cell>
          <table:table-cell table:formula="of:=[.A97]*1000" office:value-type="float" office:value="194.015026092529" calcext:value-type="float">
            <text:p>194.015026092529</text:p>
          </table:table-cell>
          <table:table-cell/>
          <table:table-cell table:style-name="ce2" table:formula="of:=96/[.A97]" office:value-type="float" office:value="494.807035998417" calcext:value-type="float">
            <text:p>494.81</text:p>
          </table:table-cell>
          <table:table-cell table:style-name="ce2" table:formula="of:=96/([.A97]-[.$C$2])" office:value-type="float" office:value="2818.89958318201" calcext:value-type="float">
            <text:p>2818.90</text:p>
          </table:table-cell>
          <table:table-cell table:style-name="ce3" table:formula="of:=[.D97]*8" office:value-type="float" office:value="3958.45628798734" calcext:value-type="float">
            <text:p>3958.5</text:p>
          </table:table-cell>
          <table:table-cell table:formula="of:=[.E97]*8" office:value-type="float" office:value="22551.1966654561" calcext:value-type="float">
            <text:p>22551.2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2886590957642" calcext:value-type="float">
            <text:p>0.192886590957642</text:p>
          </table:table-cell>
          <table:table-cell table:formula="of:=[.A98]*1000" office:value-type="float" office:value="192.886590957642" calcext:value-type="float">
            <text:p>192.886590957642</text:p>
          </table:table-cell>
          <table:table-cell/>
          <table:table-cell table:style-name="ce2" table:formula="of:=96/[.A98]" office:value-type="float" office:value="497.701781774358" calcext:value-type="float">
            <text:p>497.70</text:p>
          </table:table-cell>
          <table:table-cell table:style-name="ce2" table:formula="of:=96/([.A98]-[.$C$2])" office:value-type="float" office:value="2915.50437516975" calcext:value-type="float">
            <text:p>2915.50</text:p>
          </table:table-cell>
          <table:table-cell table:style-name="ce3" table:formula="of:=[.D98]*8" office:value-type="float" office:value="3981.61425419486" calcext:value-type="float">
            <text:p>3981.6</text:p>
          </table:table-cell>
          <table:table-cell table:formula="of:=[.E98]*8" office:value-type="float" office:value="23324.035001358" calcext:value-type="float">
            <text:p>23324.0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8620319366455" calcext:value-type="float">
            <text:p>0.198620319366455</text:p>
          </table:table-cell>
          <table:table-cell table:formula="of:=[.A99]*1000" office:value-type="float" office:value="198.620319366455" calcext:value-type="float">
            <text:p>198.620319366455</text:p>
          </table:table-cell>
          <table:table-cell/>
          <table:table-cell table:style-name="ce2" table:formula="of:=96/[.A99]" office:value-type="float" office:value="483.334234413749" calcext:value-type="float">
            <text:p>483.33</text:p>
          </table:table-cell>
          <table:table-cell table:style-name="ce2" table:formula="of:=96/([.A99]-[.$C$2])" office:value-type="float" office:value="2483.11381130528" calcext:value-type="float">
            <text:p>2483.11</text:p>
          </table:table-cell>
          <table:table-cell table:style-name="ce3" table:formula="of:=[.D99]*8" office:value-type="float" office:value="3866.67387531" calcext:value-type="float">
            <text:p>3866.7</text:p>
          </table:table-cell>
          <table:table-cell table:formula="of:=[.E99]*8" office:value-type="float" office:value="19864.9104904422" calcext:value-type="float">
            <text:p>19864.9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8246479034424" calcext:value-type="float">
            <text:p>0.198246479034424</text:p>
          </table:table-cell>
          <table:table-cell table:formula="of:=[.A100]*1000" office:value-type="float" office:value="198.246479034424" calcext:value-type="float">
            <text:p>198.246479034424</text:p>
          </table:table-cell>
          <table:table-cell/>
          <table:table-cell table:style-name="ce2" table:formula="of:=96/[.A100]" office:value-type="float" office:value="484.245674715516" calcext:value-type="float">
            <text:p>484.25</text:p>
          </table:table-cell>
          <table:table-cell table:style-name="ce2" table:formula="of:=96/([.A100]-[.$C$2])" office:value-type="float" office:value="2507.35914080527" calcext:value-type="float">
            <text:p>2507.36</text:p>
          </table:table-cell>
          <table:table-cell table:style-name="ce3" table:formula="of:=[.D100]*8" office:value-type="float" office:value="3873.96539772413" calcext:value-type="float">
            <text:p>3874.0</text:p>
          </table:table-cell>
          <table:table-cell table:formula="of:=[.E100]*8" office:value-type="float" office:value="20058.8731264421" calcext:value-type="float">
            <text:p>20058.9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0182685852051" calcext:value-type="float">
            <text:p>0.190182685852051</text:p>
          </table:table-cell>
          <table:table-cell table:formula="of:=[.A101]*1000" office:value-type="float" office:value="190.182685852051" calcext:value-type="float">
            <text:p>190.182685852051</text:p>
          </table:table-cell>
          <table:table-cell/>
          <table:table-cell table:style-name="ce2" table:formula="of:=96/[.A101]" office:value-type="float" office:value="504.77781176506" calcext:value-type="float">
            <text:p>504.78</text:p>
          </table:table-cell>
          <table:table-cell table:style-name="ce2" table:formula="of:=96/([.A101]-[.$C$2])" office:value-type="float" office:value="3176.33606564738" calcext:value-type="float">
            <text:p>3176.34</text:p>
          </table:table-cell>
          <table:table-cell table:style-name="ce3" table:formula="of:=[.D101]*8" office:value-type="float" office:value="4038.22249412048" calcext:value-type="float">
            <text:p>4038.2</text:p>
          </table:table-cell>
          <table:table-cell table:formula="of:=[.E101]*8" office:value-type="float" office:value="25410.688525179" calcext:value-type="float">
            <text:p>25410.7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201921224594116" calcext:value-type="float">
            <text:p>0.201921224594116</text:p>
          </table:table-cell>
          <table:table-cell table:formula="of:=[.A102]*1000" office:value-type="float" office:value="201.921224594116" calcext:value-type="float">
            <text:p>201.921224594116</text:p>
          </table:table-cell>
          <table:table-cell/>
          <table:table-cell table:style-name="ce2" table:formula="of:=96/[.A102]" office:value-type="float" office:value="475.432932783419" calcext:value-type="float">
            <text:p>475.43</text:p>
          </table:table-cell>
          <table:table-cell table:style-name="ce2" table:formula="of:=96/([.A102]-[.$C$2])" office:value-type="float" office:value="2287.78195468478" calcext:value-type="float">
            <text:p>2287.78</text:p>
          </table:table-cell>
          <table:table-cell table:style-name="ce3" table:formula="of:=[.D102]*8" office:value-type="float" office:value="3803.46346226735" calcext:value-type="float">
            <text:p>3803.5</text:p>
          </table:table-cell>
          <table:table-cell table:formula="of:=[.E102]*8" office:value-type="float" office:value="18302.2556374783" calcext:value-type="float">
            <text:p>18302.3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88823938369751" calcext:value-type="float">
            <text:p>0.188823938369751</text:p>
          </table:table-cell>
          <table:table-cell table:formula="of:=[.A103]*1000" office:value-type="float" office:value="188.823938369751" calcext:value-type="float">
            <text:p>188.823938369751</text:p>
          </table:table-cell>
          <table:table-cell/>
          <table:table-cell table:style-name="ce2" table:formula="of:=96/[.A103]" office:value-type="float" office:value="508.410113827913" calcext:value-type="float">
            <text:p>508.41</text:p>
          </table:table-cell>
          <table:table-cell table:style-name="ce2" table:formula="of:=96/([.A103]-[.$C$2])" office:value-type="float" office:value="3325.85539042766" calcext:value-type="float">
            <text:p>3325.86</text:p>
          </table:table-cell>
          <table:table-cell table:style-name="ce3" table:formula="of:=[.D103]*8" office:value-type="float" office:value="4067.28091062331" calcext:value-type="float">
            <text:p>4067.3</text:p>
          </table:table-cell>
          <table:table-cell table:formula="of:=[.E103]*8" office:value-type="float" office:value="26606.8431234213" calcext:value-type="float">
            <text:p>26606.8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0120697021484" calcext:value-type="float">
            <text:p>0.190120697021484</text:p>
          </table:table-cell>
          <table:table-cell table:formula="of:=[.A104]*1000" office:value-type="float" office:value="190.120697021484" calcext:value-type="float">
            <text:p>190.120697021484</text:p>
          </table:table-cell>
          <table:table-cell/>
          <table:table-cell table:style-name="ce2" table:formula="of:=96/[.A104]" office:value-type="float" office:value="504.942394510323" calcext:value-type="float">
            <text:p>504.94</text:p>
          </table:table-cell>
          <table:table-cell table:style-name="ce2" table:formula="of:=96/([.A104]-[.$C$2])" office:value-type="float" office:value="3182.8641650807" calcext:value-type="float">
            <text:p>3182.86</text:p>
          </table:table-cell>
          <table:table-cell table:style-name="ce3" table:formula="of:=[.D104]*8" office:value-type="float" office:value="4039.53915608259" calcext:value-type="float">
            <text:p>4039.5</text:p>
          </table:table-cell>
          <table:table-cell table:formula="of:=[.E104]*8" office:value-type="float" office:value="25462.9133206456" calcext:value-type="float">
            <text:p>25462.9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20172119140625" calcext:value-type="float">
            <text:p>0.20172119140625</text:p>
          </table:table-cell>
          <table:table-cell table:formula="of:=[.A105]*1000" office:value-type="float" office:value="201.72119140625" calcext:value-type="float">
            <text:p>201.72119140625</text:p>
          </table:table-cell>
          <table:table-cell/>
          <table:table-cell table:style-name="ce2" table:formula="of:=96/[.A105]" office:value-type="float" office:value="475.904387291982" calcext:value-type="float">
            <text:p>475.90</text:p>
          </table:table-cell>
          <table:table-cell table:style-name="ce2" table:formula="of:=96/([.A105]-[.$C$2])" office:value-type="float" office:value="2298.7400561359" calcext:value-type="float">
            <text:p>2298.74</text:p>
          </table:table-cell>
          <table:table-cell table:style-name="ce3" table:formula="of:=[.D105]*8" office:value-type="float" office:value="3807.23509833585" calcext:value-type="float">
            <text:p>3807.2</text:p>
          </table:table-cell>
          <table:table-cell table:formula="of:=[.E105]*8" office:value-type="float" office:value="18389.9204490872" calcext:value-type="float">
            <text:p>18389.9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3306446075439" calcext:value-type="float">
            <text:p>0.193306446075439</text:p>
          </table:table-cell>
          <table:table-cell table:formula="of:=[.A106]*1000" office:value-type="float" office:value="193.306446075439" calcext:value-type="float">
            <text:p>193.306446075439</text:p>
          </table:table-cell>
          <table:table-cell/>
          <table:table-cell table:style-name="ce2" table:formula="of:=96/[.A106]" office:value-type="float" office:value="496.62079019618" calcext:value-type="float">
            <text:p>496.62</text:p>
          </table:table-cell>
          <table:table-cell table:style-name="ce2" table:formula="of:=96/([.A106]-[.$C$2])" office:value-type="float" office:value="2878.79703115686" calcext:value-type="float">
            <text:p>2878.80</text:p>
          </table:table-cell>
          <table:table-cell table:style-name="ce3" table:formula="of:=[.D106]*8" office:value-type="float" office:value="3972.96632156944" calcext:value-type="float">
            <text:p>3973.0</text:p>
          </table:table-cell>
          <table:table-cell table:formula="of:=[.E106]*8" office:value-type="float" office:value="23030.3762492549" calcext:value-type="float">
            <text:p>23030.4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9557523727417" calcext:value-type="float">
            <text:p>0.19557523727417</text:p>
          </table:table-cell>
          <table:table-cell table:formula="of:=[.A107]*1000" office:value-type="float" office:value="195.57523727417" calcext:value-type="float">
            <text:p>195.57523727417</text:p>
          </table:table-cell>
          <table:table-cell/>
          <table:table-cell table:style-name="ce2" table:formula="of:=96/[.A107]" office:value-type="float" office:value="490.859688261153" calcext:value-type="float">
            <text:p>490.86</text:p>
          </table:table-cell>
          <table:table-cell table:style-name="ce2" table:formula="of:=96/([.A107]-[.$C$2])" office:value-type="float" office:value="2695.41373326415" calcext:value-type="float">
            <text:p>2695.41</text:p>
          </table:table-cell>
          <table:table-cell table:style-name="ce3" table:formula="of:=[.D107]*8" office:value-type="float" office:value="3926.87750608922" calcext:value-type="float">
            <text:p>3926.9</text:p>
          </table:table-cell>
          <table:table-cell table:formula="of:=[.E107]*8" office:value-type="float" office:value="21563.3098661132" calcext:value-type="float">
            <text:p>21563.3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89649105072021" calcext:value-type="float">
            <text:p>0.189649105072021</text:p>
          </table:table-cell>
          <table:table-cell table:formula="of:=[.A108]*1000" office:value-type="float" office:value="189.649105072021" calcext:value-type="float">
            <text:p>189.649105072021</text:p>
          </table:table-cell>
          <table:table-cell/>
          <table:table-cell table:style-name="ce2" table:formula="of:=96/[.A108]" office:value-type="float" office:value="506.19801218436" calcext:value-type="float">
            <text:p>506.20</text:p>
          </table:table-cell>
          <table:table-cell table:style-name="ce2" table:formula="of:=96/([.A108]-[.$C$2])" office:value-type="float" office:value="3233.42048337932" calcext:value-type="float">
            <text:p>3233.42</text:p>
          </table:table-cell>
          <table:table-cell table:style-name="ce3" table:formula="of:=[.D108]*8" office:value-type="float" office:value="4049.58409747488" calcext:value-type="float">
            <text:p>4049.6</text:p>
          </table:table-cell>
          <table:table-cell table:formula="of:=[.E108]*8" office:value-type="float" office:value="25867.3638670346" calcext:value-type="float">
            <text:p>25867.4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46038770675659" calcext:value-type="float">
            <text:p>0.146038770675659</text:p>
          </table:table-cell>
          <table:table-cell table:formula="of:=[.A109]*1000" office:value-type="float" office:value="146.038770675659" calcext:value-type="float">
            <text:p>146.038770675659</text:p>
          </table:table-cell>
          <table:table-cell/>
          <table:table-cell table:style-name="ce2" table:formula="of:=96/[.A109]" office:value-type="float" office:value="657.359683020125" calcext:value-type="float">
            <text:p>657.36</text:p>
          </table:table-cell>
          <table:table-cell table:style-name="ce2" table:formula="of:=96/([.A109]-[.$C$2])" office:value-type="float" office:value="-6896.34711377464" calcext:value-type="float">
            <text:p>-6896.35</text:p>
          </table:table-cell>
          <table:table-cell table:style-name="ce3" table:formula="of:=[.D109]*8" office:value-type="float" office:value="5258.877464161" calcext:value-type="float">
            <text:p>5258.9</text:p>
          </table:table-cell>
          <table:table-cell table:formula="of:=[.E109]*8" office:value-type="float" office:value="-55170.7769101971" calcext:value-type="float">
            <text:p>-55170.8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28170728683472" calcext:value-type="float">
            <text:p>0.128170728683472</text:p>
          </table:table-cell>
          <table:table-cell table:formula="of:=[.A110]*1000" office:value-type="float" office:value="128.170728683472" calcext:value-type="float">
            <text:p>128.170728683472</text:p>
          </table:table-cell>
          <table:table-cell/>
          <table:table-cell table:style-name="ce2" table:formula="of:=96/[.A110]" office:value-type="float" office:value="749.000969145459" calcext:value-type="float">
            <text:p>749.00</text:p>
          </table:table-cell>
          <table:table-cell table:style-name="ce2" table:formula="of:=96/([.A110]-[.$C$2])" office:value-type="float" office:value="-3019.96432447586" calcext:value-type="float">
            <text:p>-3019.96</text:p>
          </table:table-cell>
          <table:table-cell table:style-name="ce3" table:formula="of:=[.D110]*8" office:value-type="float" office:value="5992.00775316367" calcext:value-type="float">
            <text:p>5992.0</text:p>
          </table:table-cell>
          <table:table-cell table:formula="of:=[.E110]*8" office:value-type="float" office:value="-24159.7145958069" calcext:value-type="float">
            <text:p>-24159.7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3118886947632" calcext:value-type="float">
            <text:p>0.113118886947632</text:p>
          </table:table-cell>
          <table:table-cell table:formula="of:=[.A111]*1000" office:value-type="float" office:value="113.118886947632" calcext:value-type="float">
            <text:p>113.118886947632</text:p>
          </table:table-cell>
          <table:table-cell/>
          <table:table-cell table:style-name="ce2" table:formula="of:=96/[.A111]" office:value-type="float" office:value="848.6646446976" calcext:value-type="float">
            <text:p>848.66</text:p>
          </table:table-cell>
          <table:table-cell table:style-name="ce2" table:formula="of:=96/([.A111]-[.$C$2])" office:value-type="float" office:value="-2049.51733252034" calcext:value-type="float">
            <text:p>-2049.52</text:p>
          </table:table-cell>
          <table:table-cell table:style-name="ce3" table:formula="of:=[.D111]*8" office:value-type="float" office:value="6789.3171575808" calcext:value-type="float">
            <text:p>6789.3</text:p>
          </table:table-cell>
          <table:table-cell table:formula="of:=[.E111]*8" office:value-type="float" office:value="-16396.1386601627" calcext:value-type="float">
            <text:p>-16396.1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2483739852905" calcext:value-type="float">
            <text:p>0.112483739852905</text:p>
          </table:table-cell>
          <table:table-cell table:formula="of:=[.A112]*1000" office:value-type="float" office:value="112.483739852905" calcext:value-type="float">
            <text:p>112.483739852905</text:p>
          </table:table-cell>
          <table:table-cell/>
          <table:table-cell table:style-name="ce2" table:formula="of:=96/[.A112]" office:value-type="float" office:value="853.456687389119" calcext:value-type="float">
            <text:p>853.46</text:p>
          </table:table-cell>
          <table:table-cell table:style-name="ce2" table:formula="of:=96/([.A112]-[.$C$2])" office:value-type="float" office:value="-2022.0980000279" calcext:value-type="float">
            <text:p>-2022.10</text:p>
          </table:table-cell>
          <table:table-cell table:style-name="ce3" table:formula="of:=[.D112]*8" office:value-type="float" office:value="6827.65349911295" calcext:value-type="float">
            <text:p>6827.7</text:p>
          </table:table-cell>
          <table:table-cell table:formula="of:=[.E112]*8" office:value-type="float" office:value="-16176.7840002232" calcext:value-type="float">
            <text:p>-16176.8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1407995223999" calcext:value-type="float">
            <text:p>0.111407995223999</text:p>
          </table:table-cell>
          <table:table-cell table:formula="of:=[.A113]*1000" office:value-type="float" office:value="111.407995223999" calcext:value-type="float">
            <text:p>111.407995223999</text:p>
          </table:table-cell>
          <table:table-cell/>
          <table:table-cell table:style-name="ce2" table:formula="of:=96/[.A113]" office:value-type="float" office:value="861.697581102511" calcext:value-type="float">
            <text:p>861.70</text:p>
          </table:table-cell>
          <table:table-cell table:style-name="ce2" table:formula="of:=96/([.A113]-[.$C$2])" office:value-type="float" office:value="-1977.2945434675" calcext:value-type="float">
            <text:p>-1977.29</text:p>
          </table:table-cell>
          <table:table-cell table:style-name="ce3" table:formula="of:=[.D113]*8" office:value-type="float" office:value="6893.58064882008" calcext:value-type="float">
            <text:p>6893.6</text:p>
          </table:table-cell>
          <table:table-cell table:formula="of:=[.E113]*8" office:value-type="float" office:value="-15818.35634774" calcext:value-type="float">
            <text:p>-15818.4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30419254302979" calcext:value-type="float">
            <text:p>0.130419254302979</text:p>
          </table:table-cell>
          <table:table-cell table:formula="of:=[.A114]*1000" office:value-type="float" office:value="130.419254302979" calcext:value-type="float">
            <text:p>130.419254302979</text:p>
          </table:table-cell>
          <table:table-cell/>
          <table:table-cell table:style-name="ce2" table:formula="of:=96/[.A114]" office:value-type="float" office:value="736.087631485618" calcext:value-type="float">
            <text:p>736.09</text:p>
          </table:table-cell>
          <table:table-cell table:style-name="ce2" table:formula="of:=96/([.A114]-[.$C$2])" office:value-type="float" office:value="-3249.83850827685" calcext:value-type="float">
            <text:p>-3249.84</text:p>
          </table:table-cell>
          <table:table-cell table:style-name="ce3" table:formula="of:=[.D114]*8" office:value-type="float" office:value="5888.70105188495" calcext:value-type="float">
            <text:p>5888.7</text:p>
          </table:table-cell>
          <table:table-cell table:formula="of:=[.E114]*8" office:value-type="float" office:value="-25998.7080662148" calcext:value-type="float">
            <text:p>-25998.7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29220247268677" calcext:value-type="float">
            <text:p>0.129220247268677</text:p>
          </table:table-cell>
          <table:table-cell table:formula="of:=[.A115]*1000" office:value-type="float" office:value="129.220247268677" calcext:value-type="float">
            <text:p>129.220247268677</text:p>
          </table:table-cell>
          <table:table-cell/>
          <table:table-cell table:style-name="ce2" table:formula="of:=96/[.A115]" office:value-type="float" office:value="742.917631169636" calcext:value-type="float">
            <text:p>742.92</text:p>
          </table:table-cell>
          <table:table-cell table:style-name="ce2" table:formula="of:=96/([.A115]-[.$C$2])" office:value-type="float" office:value="-3123.07487597495" calcext:value-type="float">
            <text:p>-3123.07</text:p>
          </table:table-cell>
          <table:table-cell table:style-name="ce3" table:formula="of:=[.D115]*8" office:value-type="float" office:value="5943.34104935709" calcext:value-type="float">
            <text:p>5943.3</text:p>
          </table:table-cell>
          <table:table-cell table:formula="of:=[.E115]*8" office:value-type="float" office:value="-24984.5990077996" calcext:value-type="float">
            <text:p>-24984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4112854003906" calcext:value-type="float">
            <text:p>0.114112854003906</text:p>
          </table:table-cell>
          <table:table-cell table:formula="of:=[.A116]*1000" office:value-type="float" office:value="114.112854003906" calcext:value-type="float">
            <text:p>114.112854003906</text:p>
          </table:table-cell>
          <table:table-cell/>
          <table:table-cell table:style-name="ce2" table:formula="of:=96/[.A116]" office:value-type="float" office:value="841.272447683359" calcext:value-type="float">
            <text:p>841.27</text:p>
          </table:table-cell>
          <table:table-cell table:style-name="ce2" table:formula="of:=96/([.A116]-[.$C$2])" office:value-type="float" office:value="-2093.95170108313" calcext:value-type="float">
            <text:p>-2093.95</text:p>
          </table:table-cell>
          <table:table-cell table:style-name="ce3" table:formula="of:=[.D116]*8" office:value-type="float" office:value="6730.17958146687" calcext:value-type="float">
            <text:p>6730.2</text:p>
          </table:table-cell>
          <table:table-cell table:formula="of:=[.E116]*8" office:value-type="float" office:value="-16751.6136086651" calcext:value-type="float">
            <text:p>-16751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28801107406616" calcext:value-type="float">
            <text:p>0.128801107406616</text:p>
          </table:table-cell>
          <table:table-cell table:formula="of:=[.A117]*1000" office:value-type="float" office:value="128.801107406616" calcext:value-type="float">
            <text:p>128.801107406616</text:p>
          </table:table-cell>
          <table:table-cell/>
          <table:table-cell table:style-name="ce2" table:formula="of:=96/[.A117]" office:value-type="float" office:value="745.335206606063" calcext:value-type="float">
            <text:p>745.34</text:p>
          </table:table-cell>
          <table:table-cell table:style-name="ce2" table:formula="of:=96/([.A117]-[.$C$2])" office:value-type="float" office:value="-3081.06313040023" calcext:value-type="float">
            <text:p>-3081.06</text:p>
          </table:table-cell>
          <table:table-cell table:style-name="ce3" table:formula="of:=[.D117]*8" office:value-type="float" office:value="5962.6816528485" calcext:value-type="float">
            <text:p>5962.7</text:p>
          </table:table-cell>
          <table:table-cell table:formula="of:=[.E117]*8" office:value-type="float" office:value="-24648.5050432018" calcext:value-type="float">
            <text:p>-24648.5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1985206604004" calcext:value-type="float">
            <text:p>0.111985206604004</text:p>
          </table:table-cell>
          <table:table-cell table:formula="of:=[.A118]*1000" office:value-type="float" office:value="111.985206604004" calcext:value-type="float">
            <text:p>111.985206604004</text:p>
          </table:table-cell>
          <table:table-cell/>
          <table:table-cell table:style-name="ce2" table:formula="of:=96/[.A118]" office:value-type="float" office:value="857.256086863956" calcext:value-type="float">
            <text:p>857.26</text:p>
          </table:table-cell>
          <table:table-cell table:style-name="ce2" table:formula="of:=96/([.A118]-[.$C$2])" office:value-type="float" office:value="-2001.08487693221" calcext:value-type="float">
            <text:p>-2001.08</text:p>
          </table:table-cell>
          <table:table-cell table:style-name="ce3" table:formula="of:=[.D118]*8" office:value-type="float" office:value="6858.04869491165" calcext:value-type="float">
            <text:p>6858.0</text:p>
          </table:table-cell>
          <table:table-cell table:formula="of:=[.E118]*8" office:value-type="float" office:value="-16008.6790154576" calcext:value-type="float">
            <text:p>-16008.7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5238666534424" calcext:value-type="float">
            <text:p>0.115238666534424</text:p>
          </table:table-cell>
          <table:table-cell table:formula="of:=[.A119]*1000" office:value-type="float" office:value="115.238666534424" calcext:value-type="float">
            <text:p>115.238666534424</text:p>
          </table:table-cell>
          <table:table-cell/>
          <table:table-cell table:style-name="ce2" table:formula="of:=96/[.A119]" office:value-type="float" office:value="833.053721350751" calcext:value-type="float">
            <text:p>833.05</text:p>
          </table:table-cell>
          <table:table-cell table:style-name="ce2" table:formula="of:=96/([.A119]-[.$C$2])" office:value-type="float" office:value="-2146.6656948871" calcext:value-type="float">
            <text:p>-2146.67</text:p>
          </table:table-cell>
          <table:table-cell table:style-name="ce3" table:formula="of:=[.D119]*8" office:value-type="float" office:value="6664.42977080601" calcext:value-type="float">
            <text:p>6664.4</text:p>
          </table:table-cell>
          <table:table-cell table:formula="of:=[.E119]*8" office:value-type="float" office:value="-17173.3255590968" calcext:value-type="float">
            <text:p>-17173.3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09138011932373" calcext:value-type="float">
            <text:p>0.109138011932373</text:p>
          </table:table-cell>
          <table:table-cell table:formula="of:=[.A120]*1000" office:value-type="float" office:value="109.138011932373" calcext:value-type="float">
            <text:p>109.138011932373</text:p>
          </table:table-cell>
          <table:table-cell/>
          <table:table-cell table:style-name="ce2" table:formula="of:=96/[.A120]" office:value-type="float" office:value="879.620201066939" calcext:value-type="float">
            <text:p>879.62</text:p>
          </table:table-cell>
          <table:table-cell table:style-name="ce2" table:formula="of:=96/([.A120]-[.$C$2])" office:value-type="float" office:value="-1888.97651728816" calcext:value-type="float">
            <text:p>-1888.98</text:p>
          </table:table-cell>
          <table:table-cell table:style-name="ce3" table:formula="of:=[.D120]*8" office:value-type="float" office:value="7036.96160853551" calcext:value-type="float">
            <text:p>7037.0</text:p>
          </table:table-cell>
          <table:table-cell table:formula="of:=[.E120]*8" office:value-type="float" office:value="-15111.8121383053" calcext:value-type="float">
            <text:p>-15111.8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3349437713623" calcext:value-type="float">
            <text:p>0.113349437713623</text:p>
          </table:table-cell>
          <table:table-cell table:formula="of:=[.A121]*1000" office:value-type="float" office:value="113.349437713623" calcext:value-type="float">
            <text:p>113.349437713623</text:p>
          </table:table-cell>
          <table:table-cell/>
          <table:table-cell table:style-name="ce2" table:formula="of:=96/[.A121]" office:value-type="float" office:value="846.938475712104" calcext:value-type="float">
            <text:p>846.94</text:p>
          </table:table-cell>
          <table:table-cell table:style-name="ce2" table:formula="of:=96/([.A121]-[.$C$2])" office:value-type="float" office:value="-2059.65507906227" calcext:value-type="float">
            <text:p>-2059.66</text:p>
          </table:table-cell>
          <table:table-cell table:style-name="ce3" table:formula="of:=[.D121]*8" office:value-type="float" office:value="6775.50780569683" calcext:value-type="float">
            <text:p>6775.5</text:p>
          </table:table-cell>
          <table:table-cell table:formula="of:=[.E121]*8" office:value-type="float" office:value="-16477.2406324982" calcext:value-type="float">
            <text:p>-16477.2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30510330200195" calcext:value-type="float">
            <text:p>0.130510330200195</text:p>
          </table:table-cell>
          <table:table-cell table:formula="of:=[.A122]*1000" office:value-type="float" office:value="130.510330200195" calcext:value-type="float">
            <text:p>130.510330200195</text:p>
          </table:table-cell>
          <table:table-cell/>
          <table:table-cell table:style-name="ce2" table:formula="of:=96/[.A122]" office:value-type="float" office:value="735.573956887103" calcext:value-type="float">
            <text:p>735.57</text:p>
          </table:table-cell>
          <table:table-cell table:style-name="ce2" table:formula="of:=96/([.A122]-[.$C$2])" office:value-type="float" office:value="-3259.88922071697" calcext:value-type="float">
            <text:p>-3259.89</text:p>
          </table:table-cell>
          <table:table-cell table:style-name="ce3" table:formula="of:=[.D122]*8" office:value-type="float" office:value="5884.59165509682" calcext:value-type="float">
            <text:p>5884.6</text:p>
          </table:table-cell>
          <table:table-cell table:formula="of:=[.E122]*8" office:value-type="float" office:value="-26079.1137657357" calcext:value-type="float">
            <text:p>-26079.1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068058013916" calcext:value-type="float">
            <text:p>0.11068058013916</text:p>
          </table:table-cell>
          <table:table-cell table:formula="of:=[.A123]*1000" office:value-type="float" office:value="110.68058013916" calcext:value-type="float">
            <text:p>110.68058013916</text:p>
          </table:table-cell>
          <table:table-cell/>
          <table:table-cell table:style-name="ce2" table:formula="of:=96/[.A123]" office:value-type="float" office:value="867.360831315646" calcext:value-type="float">
            <text:p>867.36</text:p>
          </table:table-cell>
          <table:table-cell table:style-name="ce2" table:formula="of:=96/([.A123]-[.$C$2])" office:value-type="float" office:value="-1948.10715228896" calcext:value-type="float">
            <text:p>-1948.11</text:p>
          </table:table-cell>
          <table:table-cell table:style-name="ce3" table:formula="of:=[.D123]*8" office:value-type="float" office:value="6938.88665052517" calcext:value-type="float">
            <text:p>6938.9</text:p>
          </table:table-cell>
          <table:table-cell table:formula="of:=[.E123]*8" office:value-type="float" office:value="-15584.8572183117" calcext:value-type="float">
            <text:p>-15584.9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273717880249" calcext:value-type="float">
            <text:p>0.11273717880249</text:p>
          </table:table-cell>
          <table:table-cell table:formula="of:=[.A124]*1000" office:value-type="float" office:value="112.73717880249" calcext:value-type="float">
            <text:p>112.73717880249</text:p>
          </table:table-cell>
          <table:table-cell/>
          <table:table-cell table:style-name="ce2" table:formula="of:=96/[.A124]" office:value-type="float" office:value="851.538073062721" calcext:value-type="float">
            <text:p>851.54</text:p>
          </table:table-cell>
          <table:table-cell table:style-name="ce2" table:formula="of:=96/([.A124]-[.$C$2])" office:value-type="float" office:value="-2032.95053359748" calcext:value-type="float">
            <text:p>-2032.95</text:p>
          </table:table-cell>
          <table:table-cell table:style-name="ce3" table:formula="of:=[.D124]*8" office:value-type="float" office:value="6812.30458450177" calcext:value-type="float">
            <text:p>6812.3</text:p>
          </table:table-cell>
          <table:table-cell table:formula="of:=[.E124]*8" office:value-type="float" office:value="-16263.6042687798" calcext:value-type="float">
            <text:p>-16263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1401319503784" calcext:value-type="float">
            <text:p>0.111401319503784</text:p>
          </table:table-cell>
          <table:table-cell table:formula="of:=[.A125]*1000" office:value-type="float" office:value="111.401319503784" calcext:value-type="float">
            <text:p>111.401319503784</text:p>
          </table:table-cell>
          <table:table-cell/>
          <table:table-cell table:style-name="ce2" table:formula="of:=96/[.A125]" office:value-type="float" office:value="861.749218300228" calcext:value-type="float">
            <text:p>861.75</text:p>
          </table:table-cell>
          <table:table-cell table:style-name="ce2" table:formula="of:=96/([.A125]-[.$C$2])" office:value-type="float" office:value="-1977.02270562248" calcext:value-type="float">
            <text:p>-1977.02</text:p>
          </table:table-cell>
          <table:table-cell table:style-name="ce3" table:formula="of:=[.D125]*8" office:value-type="float" office:value="6893.99374640183" calcext:value-type="float">
            <text:p>6894.0</text:p>
          </table:table-cell>
          <table:table-cell table:formula="of:=[.E125]*8" office:value-type="float" office:value="-15816.1816449798" calcext:value-type="float">
            <text:p>-15816.2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227822303772" calcext:value-type="float">
            <text:p>0.11227822303772</text:p>
          </table:table-cell>
          <table:table-cell table:formula="of:=[.A126]*1000" office:value-type="float" office:value="112.27822303772" calcext:value-type="float">
            <text:p>112.27822303772</text:p>
          </table:table-cell>
          <table:table-cell/>
          <table:table-cell table:style-name="ce2" table:formula="of:=96/[.A126]" office:value-type="float" office:value="855.01887545681" calcext:value-type="float">
            <text:p>855.02</text:p>
          </table:table-cell>
          <table:table-cell table:style-name="ce2" table:formula="of:=96/([.A126]-[.$C$2])" office:value-type="float" office:value="-2013.38225404842" calcext:value-type="float">
            <text:p>-2013.38</text:p>
          </table:table-cell>
          <table:table-cell table:style-name="ce3" table:formula="of:=[.D126]*8" office:value-type="float" office:value="6840.15100365448" calcext:value-type="float">
            <text:p>6840.2</text:p>
          </table:table-cell>
          <table:table-cell table:formula="of:=[.E126]*8" office:value-type="float" office:value="-16107.0580323874" calcext:value-type="float">
            <text:p>-16107.1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31084680557251" calcext:value-type="float">
            <text:p>0.131084680557251</text:p>
          </table:table-cell>
          <table:table-cell table:formula="of:=[.A127]*1000" office:value-type="float" office:value="131.084680557251" calcext:value-type="float">
            <text:p>131.084680557251</text:p>
          </table:table-cell>
          <table:table-cell/>
          <table:table-cell table:style-name="ce2" table:formula="of:=96/[.A127]" office:value-type="float" office:value="732.351023719146" calcext:value-type="float">
            <text:p>732.35</text:p>
          </table:table-cell>
          <table:table-cell table:style-name="ce2" table:formula="of:=96/([.A127]-[.$C$2])" office:value-type="float" office:value="-3324.73253699309" calcext:value-type="float">
            <text:p>-3324.73</text:p>
          </table:table-cell>
          <table:table-cell table:style-name="ce3" table:formula="of:=[.D127]*8" office:value-type="float" office:value="5858.80818975317" calcext:value-type="float">
            <text:p>5858.8</text:p>
          </table:table-cell>
          <table:table-cell table:formula="of:=[.E127]*8" office:value-type="float" office:value="-26597.8602959447" calcext:value-type="float">
            <text:p>-26597.9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0326290130615" calcext:value-type="float">
            <text:p>0.110326290130615</text:p>
          </table:table-cell>
          <table:table-cell table:formula="of:=[.A128]*1000" office:value-type="float" office:value="110.326290130615" calcext:value-type="float">
            <text:p>110.326290130615</text:p>
          </table:table-cell>
          <table:table-cell/>
          <table:table-cell table:style-name="ce2" table:formula="of:=96/[.A128]" office:value-type="float" office:value="870.146180809176" calcext:value-type="float">
            <text:p>870.15</text:p>
          </table:table-cell>
          <table:table-cell table:style-name="ce2" table:formula="of:=96/([.A128]-[.$C$2])" office:value-type="float" office:value="-1934.20115466593" calcext:value-type="float">
            <text:p>-1934.20</text:p>
          </table:table-cell>
          <table:table-cell table:style-name="ce3" table:formula="of:=[.D128]*8" office:value-type="float" office:value="6961.16944647341" calcext:value-type="float">
            <text:p>6961.2</text:p>
          </table:table-cell>
          <table:table-cell table:formula="of:=[.E128]*8" office:value-type="float" office:value="-15473.6092373275" calcext:value-type="float">
            <text:p>-15473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0996007919312" calcext:value-type="float">
            <text:p>0.110996007919312</text:p>
          </table:table-cell>
          <table:table-cell table:formula="of:=[.A129]*1000" office:value-type="float" office:value="110.996007919312" calcext:value-type="float">
            <text:p>110.996007919312</text:p>
          </table:table-cell>
          <table:table-cell/>
          <table:table-cell table:style-name="ce2" table:formula="of:=96/[.A129]" office:value-type="float" office:value="864.895970581096" calcext:value-type="float">
            <text:p>864.90</text:p>
          </table:table-cell>
          <table:table-cell table:style-name="ce2" table:formula="of:=96/([.A129]-[.$C$2])" office:value-type="float" office:value="-1960.65713715164" calcext:value-type="float">
            <text:p>-1960.66</text:p>
          </table:table-cell>
          <table:table-cell table:style-name="ce3" table:formula="of:=[.D129]*8" office:value-type="float" office:value="6919.16776464877" calcext:value-type="float">
            <text:p>6919.2</text:p>
          </table:table-cell>
          <table:table-cell table:formula="of:=[.E129]*8" office:value-type="float" office:value="-15685.2570972131" calcext:value-type="float">
            <text:p>-15685.3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2756252288818" calcext:value-type="float">
            <text:p>0.112756252288818</text:p>
          </table:table-cell>
          <table:table-cell table:formula="of:=[.A130]*1000" office:value-type="float" office:value="112.756252288818" calcext:value-type="float">
            <text:p>112.756252288818</text:p>
          </table:table-cell>
          <table:table-cell/>
          <table:table-cell table:style-name="ce2" table:formula="of:=96/[.A130]" office:value-type="float" office:value="851.394029610897" calcext:value-type="float">
            <text:p>851.39</text:p>
          </table:table-cell>
          <table:table-cell table:style-name="ce2" table:formula="of:=96/([.A130]-[.$C$2])" office:value-type="float" office:value="-2033.77199644038" calcext:value-type="float">
            <text:p>-2033.77</text:p>
          </table:table-cell>
          <table:table-cell table:style-name="ce3" table:formula="of:=[.D130]*8" office:value-type="float" office:value="6811.15223688718" calcext:value-type="float">
            <text:p>6811.2</text:p>
          </table:table-cell>
          <table:table-cell table:formula="of:=[.E130]*8" office:value-type="float" office:value="-16270.175971523" calcext:value-type="float">
            <text:p>-16270.2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33212804794312" calcext:value-type="float">
            <text:p>0.133212804794312</text:p>
          </table:table-cell>
          <table:table-cell table:formula="of:=[.A131]*1000" office:value-type="float" office:value="133.212804794312" calcext:value-type="float">
            <text:p>133.212804794312</text:p>
          </table:table-cell>
          <table:table-cell/>
          <table:table-cell table:style-name="ce2" table:formula="of:=96/[.A131]" office:value-type="float" office:value="720.651442991758" calcext:value-type="float">
            <text:p>720.65</text:p>
          </table:table-cell>
          <table:table-cell table:style-name="ce2" table:formula="of:=96/([.A131]-[.$C$2])" office:value-type="float" office:value="-3589.27092275686" calcext:value-type="float">
            <text:p>-3589.27</text:p>
          </table:table-cell>
          <table:table-cell table:style-name="ce3" table:formula="of:=[.D131]*8" office:value-type="float" office:value="5765.21154393407" calcext:value-type="float">
            <text:p>5765.2</text:p>
          </table:table-cell>
          <table:table-cell table:formula="of:=[.E131]*8" office:value-type="float" office:value="-28714.1673820549" calcext:value-type="float">
            <text:p>-28714.2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1048936843872" calcext:value-type="float">
            <text:p>0.111048936843872</text:p>
          </table:table-cell>
          <table:table-cell table:formula="of:=[.A132]*1000" office:value-type="float" office:value="111.048936843872" calcext:value-type="float">
            <text:p>111.048936843872</text:p>
          </table:table-cell>
          <table:table-cell/>
          <table:table-cell table:style-name="ce2" table:formula="of:=96/[.A132]" office:value-type="float" office:value="864.483737786432" calcext:value-type="float">
            <text:p>864.48</text:p>
          </table:table-cell>
          <table:table-cell table:style-name="ce2" table:formula="of:=96/([.A132]-[.$C$2])" office:value-type="float" office:value="-1962.77889037164" calcext:value-type="float">
            <text:p>-1962.78</text:p>
          </table:table-cell>
          <table:table-cell table:style-name="ce3" table:formula="of:=[.D132]*8" office:value-type="float" office:value="6915.86990229146" calcext:value-type="float">
            <text:p>6915.9</text:p>
          </table:table-cell>
          <table:table-cell table:formula="of:=[.E132]*8" office:value-type="float" office:value="-15702.2311229731" calcext:value-type="float">
            <text:p>-15702.2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194896697998" calcext:value-type="float">
            <text:p>0.11194896697998</text:p>
          </table:table-cell>
          <table:table-cell table:formula="of:=[.A133]*1000" office:value-type="float" office:value="111.94896697998" calcext:value-type="float">
            <text:p>111.94896697998</text:p>
          </table:table-cell>
          <table:table-cell/>
          <table:table-cell table:style-name="ce2" table:formula="of:=96/[.A133]" office:value-type="float" office:value="857.533594009558" calcext:value-type="float">
            <text:p>857.53</text:p>
          </table:table-cell>
          <table:table-cell table:style-name="ce2" table:formula="of:=96/([.A133]-[.$C$2])" office:value-type="float" office:value="-1999.57439502703" calcext:value-type="float">
            <text:p>-1999.57</text:p>
          </table:table-cell>
          <table:table-cell table:style-name="ce3" table:formula="of:=[.D133]*8" office:value-type="float" office:value="6860.26875207646" calcext:value-type="float">
            <text:p>6860.3</text:p>
          </table:table-cell>
          <table:table-cell table:formula="of:=[.E133]*8" office:value-type="float" office:value="-15996.5951602163" calcext:value-type="float">
            <text:p>-15996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1761093139648" calcext:value-type="float">
            <text:p>0.111761093139648</text:p>
          </table:table-cell>
          <table:table-cell table:formula="of:=[.A134]*1000" office:value-type="float" office:value="111.761093139648" calcext:value-type="float">
            <text:p>111.761093139648</text:p>
          </table:table-cell>
          <table:table-cell/>
          <table:table-cell table:style-name="ce2" table:formula="of:=96/[.A134]" office:value-type="float" office:value="858.975134397133" calcext:value-type="float">
            <text:p>858.98</text:p>
          </table:table-cell>
          <table:table-cell table:style-name="ce2" table:formula="of:=96/([.A134]-[.$C$2])" office:value-type="float" office:value="-1991.78015014176" calcext:value-type="float">
            <text:p>-1991.78</text:p>
          </table:table-cell>
          <table:table-cell table:style-name="ce3" table:formula="of:=[.D134]*8" office:value-type="float" office:value="6871.80107517706" calcext:value-type="float">
            <text:p>6871.8</text:p>
          </table:table-cell>
          <table:table-cell table:formula="of:=[.E134]*8" office:value-type="float" office:value="-15934.2412011341" calcext:value-type="float">
            <text:p>-15934.2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29497289657593" calcext:value-type="float">
            <text:p>0.129497289657593</text:p>
          </table:table-cell>
          <table:table-cell table:formula="of:=[.A135]*1000" office:value-type="float" office:value="129.497289657593" calcext:value-type="float">
            <text:p>129.497289657593</text:p>
          </table:table-cell>
          <table:table-cell/>
          <table:table-cell table:style-name="ce2" table:formula="of:=96/[.A135]" office:value-type="float" office:value="741.328256783105" calcext:value-type="float">
            <text:p>741.33</text:p>
          </table:table-cell>
          <table:table-cell table:style-name="ce2" table:formula="of:=96/([.A135]-[.$C$2])" office:value-type="float" office:value="-3151.47836670842" calcext:value-type="float">
            <text:p>-3151.48</text:p>
          </table:table-cell>
          <table:table-cell table:style-name="ce3" table:formula="of:=[.D135]*8" office:value-type="float" office:value="5930.62605426484" calcext:value-type="float">
            <text:p>5930.6</text:p>
          </table:table-cell>
          <table:table-cell table:formula="of:=[.E135]*8" office:value-type="float" office:value="-25211.8269336673" calcext:value-type="float">
            <text:p>-25211.8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1979246139526" calcext:value-type="float">
            <text:p>0.111979246139526</text:p>
          </table:table-cell>
          <table:table-cell table:formula="of:=[.A136]*1000" office:value-type="float" office:value="111.979246139526" calcext:value-type="float">
            <text:p>111.979246139526</text:p>
          </table:table-cell>
          <table:table-cell/>
          <table:table-cell table:style-name="ce2" table:formula="of:=96/[.A136]" office:value-type="float" office:value="857.301717144834" calcext:value-type="float">
            <text:p>857.30</text:p>
          </table:table-cell>
          <table:table-cell table:style-name="ce2" table:formula="of:=96/([.A136]-[.$C$2])" office:value-type="float" office:value="-2000.83628562637" calcext:value-type="float">
            <text:p>-2000.84</text:p>
          </table:table-cell>
          <table:table-cell table:style-name="ce3" table:formula="of:=[.D136]*8" office:value-type="float" office:value="6858.41373715867" calcext:value-type="float">
            <text:p>6858.4</text:p>
          </table:table-cell>
          <table:table-cell table:formula="of:=[.E136]*8" office:value-type="float" office:value="-16006.690285011" calcext:value-type="float">
            <text:p>-16006.7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2894535064697" calcext:value-type="float">
            <text:p>0.112894535064697</text:p>
          </table:table-cell>
          <table:table-cell table:formula="of:=[.A137]*1000" office:value-type="float" office:value="112.894535064697" calcext:value-type="float">
            <text:p>112.894535064697</text:p>
          </table:table-cell>
          <table:table-cell/>
          <table:table-cell table:style-name="ce2" table:formula="of:=96/[.A137]" office:value-type="float" office:value="850.351170187154" calcext:value-type="float">
            <text:p>850.35</text:p>
          </table:table-cell>
          <table:table-cell table:style-name="ce2" table:formula="of:=96/([.A137]-[.$C$2])" office:value-type="float" office:value="-2039.74751406318" calcext:value-type="float">
            <text:p>-2039.75</text:p>
          </table:table-cell>
          <table:table-cell table:style-name="ce3" table:formula="of:=[.D137]*8" office:value-type="float" office:value="6802.80936149723" calcext:value-type="float">
            <text:p>6802.8</text:p>
          </table:table-cell>
          <table:table-cell table:formula="of:=[.E137]*8" office:value-type="float" office:value="-16317.9801125054" calcext:value-type="float">
            <text:p>-16318.0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1472129821777" calcext:value-type="float">
            <text:p>0.111472129821777</text:p>
          </table:table-cell>
          <table:table-cell table:formula="of:=[.A138]*1000" office:value-type="float" office:value="111.472129821777" calcext:value-type="float">
            <text:p>111.472129821777</text:p>
          </table:table-cell>
          <table:table-cell/>
          <table:table-cell table:style-name="ce2" table:formula="of:=96/[.A138]" office:value-type="float" office:value="861.201810295414" calcext:value-type="float">
            <text:p>861.20</text:p>
          </table:table-cell>
          <table:table-cell table:style-name="ce2" table:formula="of:=96/([.A138]-[.$C$2])" office:value-type="float" office:value="-1979.90994242785" calcext:value-type="float">
            <text:p>-1979.91</text:p>
          </table:table-cell>
          <table:table-cell table:style-name="ce3" table:formula="of:=[.D138]*8" office:value-type="float" office:value="6889.61448236331" calcext:value-type="float">
            <text:p>6889.6</text:p>
          </table:table-cell>
          <table:table-cell table:formula="of:=[.E138]*8" office:value-type="float" office:value="-15839.2795394228" calcext:value-type="float">
            <text:p>-15839.3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251425743103" calcext:value-type="float">
            <text:p>0.11251425743103</text:p>
          </table:table-cell>
          <table:table-cell table:formula="of:=[.A139]*1000" office:value-type="float" office:value="112.51425743103" calcext:value-type="float">
            <text:p>112.51425743103</text:p>
          </table:table-cell>
          <table:table-cell/>
          <table:table-cell table:style-name="ce2" table:formula="of:=96/[.A139]" office:value-type="float" office:value="853.225201782509" calcext:value-type="float">
            <text:p>853.23</text:p>
          </table:table-cell>
          <table:table-cell table:style-name="ce2" table:formula="of:=96/([.A139]-[.$C$2])" office:value-type="float" office:value="-2023.39865614816" calcext:value-type="float">
            <text:p>-2023.40</text:p>
          </table:table-cell>
          <table:table-cell table:style-name="ce3" table:formula="of:=[.D139]*8" office:value-type="float" office:value="6825.80161426007" calcext:value-type="float">
            <text:p>6825.8</text:p>
          </table:table-cell>
          <table:table-cell table:formula="of:=[.E139]*8" office:value-type="float" office:value="-16187.1892491853" calcext:value-type="float">
            <text:p>-16187.2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30047559738159" calcext:value-type="float">
            <text:p>0.130047559738159</text:p>
          </table:table-cell>
          <table:table-cell table:formula="of:=[.A140]*1000" office:value-type="float" office:value="130.047559738159" calcext:value-type="float">
            <text:p>130.047559738159</text:p>
          </table:table-cell>
          <table:table-cell/>
          <table:table-cell table:style-name="ce2" table:formula="of:=96/[.A140]" office:value-type="float" office:value="738.191475436284" calcext:value-type="float">
            <text:p>738.19</text:p>
          </table:table-cell>
          <table:table-cell table:style-name="ce2" table:formula="of:=96/([.A140]-[.$C$2])" office:value-type="float" office:value="-3209.45463234021" calcext:value-type="float">
            <text:p>-3209.45</text:p>
          </table:table-cell>
          <table:table-cell table:style-name="ce3" table:formula="of:=[.D140]*8" office:value-type="float" office:value="5905.53180349027" calcext:value-type="float">
            <text:p>5905.5</text:p>
          </table:table-cell>
          <table:table-cell table:formula="of:=[.E140]*8" office:value-type="float" office:value="-25675.6370587217" calcext:value-type="float">
            <text:p>-25675.6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1996173858643" calcext:value-type="float">
            <text:p>0.111996173858643</text:p>
          </table:table-cell>
          <table:table-cell table:formula="of:=[.A141]*1000" office:value-type="float" office:value="111.996173858643" calcext:value-type="float">
            <text:p>111.996173858643</text:p>
          </table:table-cell>
          <table:table-cell/>
          <table:table-cell table:style-name="ce2" table:formula="of:=96/[.A141]" office:value-type="float" office:value="857.172139837274" calcext:value-type="float">
            <text:p>857.17</text:p>
          </table:table-cell>
          <table:table-cell table:style-name="ce2" table:formula="of:=96/([.A141]-[.$C$2])" office:value-type="float" office:value="-2001.54244636923" calcext:value-type="float">
            <text:p>-2001.54</text:p>
          </table:table-cell>
          <table:table-cell table:style-name="ce3" table:formula="of:=[.D141]*8" office:value-type="float" office:value="6857.37711869819" calcext:value-type="float">
            <text:p>6857.4</text:p>
          </table:table-cell>
          <table:table-cell table:formula="of:=[.E141]*8" office:value-type="float" office:value="-16012.3395709538" calcext:value-type="float">
            <text:p>-16012.3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4782333374023" calcext:value-type="float">
            <text:p>0.114782333374023</text:p>
          </table:table-cell>
          <table:table-cell table:formula="of:=[.A142]*1000" office:value-type="float" office:value="114.782333374023" calcext:value-type="float">
            <text:p>114.782333374023</text:p>
          </table:table-cell>
          <table:table-cell/>
          <table:table-cell table:style-name="ce2" table:formula="of:=96/[.A142]" office:value-type="float" office:value="836.365642499875" calcext:value-type="float">
            <text:p>836.37</text:p>
          </table:table-cell>
          <table:table-cell table:style-name="ce2" table:formula="of:=96/([.A142]-[.$C$2])" office:value-type="float" office:value="-2124.98213938516" calcext:value-type="float">
            <text:p>-2124.98</text:p>
          </table:table-cell>
          <table:table-cell table:style-name="ce3" table:formula="of:=[.D142]*8" office:value-type="float" office:value="6690.925139999" calcext:value-type="float">
            <text:p>6690.9</text:p>
          </table:table-cell>
          <table:table-cell table:formula="of:=[.E142]*8" office:value-type="float" office:value="-16999.8571150813" calcext:value-type="float">
            <text:p>-16999.9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08818054199219" calcext:value-type="float">
            <text:p>0.108818054199219</text:p>
          </table:table-cell>
          <table:table-cell table:formula="of:=[.A143]*1000" office:value-type="float" office:value="108.818054199219" calcext:value-type="float">
            <text:p>108.818054199219</text:p>
          </table:table-cell>
          <table:table-cell/>
          <table:table-cell table:style-name="ce2" table:formula="of:=96/[.A143]" office:value-type="float" office:value="882.206548411975" calcext:value-type="float">
            <text:p>882.21</text:p>
          </table:table-cell>
          <table:table-cell table:style-name="ce2" table:formula="of:=96/([.A143]-[.$C$2])" office:value-type="float" office:value="-1877.15838478568" calcext:value-type="float">
            <text:p>-1877.16</text:p>
          </table:table-cell>
          <table:table-cell table:style-name="ce3" table:formula="of:=[.D143]*8" office:value-type="float" office:value="7057.6523872958" calcext:value-type="float">
            <text:p>7057.7</text:p>
          </table:table-cell>
          <table:table-cell table:formula="of:=[.E143]*8" office:value-type="float" office:value="-15017.2670782855" calcext:value-type="float">
            <text:p>-15017.3</text:p>
          </table:table-cell>
          <table:table-cell table:number-columns-repeated="2"/>
          <table:table-cell table:style-name="ce3" table:number-columns-repeated="2"/>
          <table:table-cell table:number-columns-repeated="53"/>
        </table:table-row>
        <table:table-row table:style-name="ro2">
          <table:table-cell office:value-type="float" office:value="0.114657640457153" calcext:value-type="float">
            <text:p>0.114657640457153</text:p>
          </table:table-cell>
          <table:table-cell table:formula="of:=[.A144]*1000" office:value-type="float" office:value="114.657640457153" calcext:value-type="float">
            <text:p>114.657640457153</text:p>
          </table:table-cell>
          <table:table-cell/>
          <table:table-cell table:style-name="ce2" table:formula="of:=96/[.A144]" office:value-type="float" office:value="837.275210070928" calcext:value-type="float">
            <text:p>837.28</text:p>
          </table:table-cell>
          <table:table-cell table:style-name="ce2" table:formula="of:=96/([.A144]-[.$C$2])" office:value-type="float" office:value="-2119.13310638442" calcext:value-type="float">
            <text:p>-2119.13</text:p>
          </table:table-cell>
          <table:table-cell table:style-name="ce3" table:formula="of:=[.D144]*8" office:value-type="float" office:value="6698.20168056743" calcext:value-type="float">
            <text:p>6698.2</text:p>
          </table:table-cell>
          <table:table-cell table:formula="of:=[.E144]*8" office:value-type="float" office:value="-16953.0648510753" calcext:value-type="float">
            <text:p>-16953.1</text:p>
          </table:table-cell>
          <table:table-cell table:number-columns-repeated="57"/>
        </table:table-row>
        <table:table-row table:style-name="ro2">
          <table:table-cell office:value-type="float" office:value="0.12931752204895" calcext:value-type="float">
            <text:p>0.12931752204895</text:p>
          </table:table-cell>
          <table:table-cell table:formula="of:=[.A145]*1000" office:value-type="float" office:value="129.31752204895" calcext:value-type="float">
            <text:p>129.31752204895</text:p>
          </table:table-cell>
          <table:table-cell/>
          <table:table-cell table:style-name="ce2" table:formula="of:=96/[.A145]" office:value-type="float" office:value="742.35879623228" calcext:value-type="float">
            <text:p>742.36</text:p>
          </table:table-cell>
          <table:table-cell table:style-name="ce2" table:formula="of:=96/([.A145]-[.$C$2])" office:value-type="float" office:value="-3132.98936514531" calcext:value-type="float">
            <text:p>-3132.99</text:p>
          </table:table-cell>
          <table:table-cell table:style-name="ce3" table:formula="of:=[.D145]*8" office:value-type="float" office:value="5938.87036985824" calcext:value-type="float">
            <text:p>5938.9</text:p>
          </table:table-cell>
          <table:table-cell table:formula="of:=[.E145]*8" office:value-type="float" office:value="-25063.9149211625" calcext:value-type="float">
            <text:p>-25063.9</text:p>
          </table:table-cell>
          <table:table-cell table:number-columns-repeated="57"/>
        </table:table-row>
        <table:table-row table:style-name="ro2">
          <table:table-cell office:value-type="float" office:value="0.109931707382202" calcext:value-type="float">
            <text:p>0.109931707382202</text:p>
          </table:table-cell>
          <table:table-cell table:formula="of:=[.A146]*1000" office:value-type="float" office:value="109.931707382202" calcext:value-type="float">
            <text:p>109.931707382202</text:p>
          </table:table-cell>
          <table:table-cell/>
          <table:table-cell table:style-name="ce2" table:formula="of:=96/[.A146]" office:value-type="float" office:value="873.269435052387" calcext:value-type="float">
            <text:p>873.27</text:p>
          </table:table-cell>
          <table:table-cell table:style-name="ce2" table:formula="of:=96/([.A146]-[.$C$2])" office:value-type="float" office:value="-1918.94548989587" calcext:value-type="float">
            <text:p>-1918.95</text:p>
          </table:table-cell>
          <table:table-cell table:style-name="ce3" table:formula="of:=[.D146]*8" office:value-type="float" office:value="6986.1554804191" calcext:value-type="float">
            <text:p>6986.2</text:p>
          </table:table-cell>
          <table:table-cell table:formula="of:=[.E146]*8" office:value-type="float" office:value="-15351.563919167" calcext:value-type="float">
            <text:p>-15351.6</text:p>
          </table:table-cell>
          <table:table-cell table:number-columns-repeated="57"/>
        </table:table-row>
        <table:table-row table:style-name="ro2">
          <table:table-cell office:value-type="float" office:value="0.113946676254272" calcext:value-type="float">
            <text:p>0.113946676254272</text:p>
          </table:table-cell>
          <table:table-cell table:formula="of:=[.A147]*1000" office:value-type="float" office:value="113.946676254272" calcext:value-type="float">
            <text:p>113.946676254272</text:p>
          </table:table-cell>
          <table:table-cell/>
          <table:table-cell table:style-name="ce2" table:formula="of:=96/[.A147]" office:value-type="float" office:value="842.499344042082" calcext:value-type="float">
            <text:p>842.50</text:p>
          </table:table-cell>
          <table:table-cell table:style-name="ce2" table:formula="of:=96/([.A147]-[.$C$2])" office:value-type="float" office:value="-2086.38923163634" calcext:value-type="float">
            <text:p>-2086.39</text:p>
          </table:table-cell>
          <table:table-cell table:style-name="ce3" table:formula="of:=[.D147]*8" office:value-type="float" office:value="6739.99475233665" calcext:value-type="float">
            <text:p>6740.0</text:p>
          </table:table-cell>
          <table:table-cell table:formula="of:=[.E147]*8" office:value-type="float" office:value="-16691.1138530907" calcext:value-type="float">
            <text:p>-16691.1</text:p>
          </table:table-cell>
          <table:table-cell table:number-columns-repeated="57"/>
        </table:table-row>
        <table:table-row table:style-name="ro2">
          <table:table-cell office:value-type="float" office:value="0.111030340194702" calcext:value-type="float">
            <text:p>0.111030340194702</text:p>
          </table:table-cell>
          <table:table-cell table:formula="of:=[.A148]*1000" office:value-type="float" office:value="111.030340194702" calcext:value-type="float">
            <text:p>111.030340194702</text:p>
          </table:table-cell>
          <table:table-cell/>
          <table:table-cell table:style-name="ce2" table:formula="of:=96/[.A148]" office:value-type="float" office:value="864.628531549619" calcext:value-type="float">
            <text:p>864.63</text:p>
          </table:table-cell>
          <table:table-cell table:style-name="ce2" table:formula="of:=96/([.A148]-[.$C$2])" office:value-type="float" office:value="-1962.03288642331" calcext:value-type="float">
            <text:p>-1962.03</text:p>
          </table:table-cell>
          <table:table-cell table:style-name="ce3" table:formula="of:=[.D148]*8" office:value-type="float" office:value="6917.02825239695" calcext:value-type="float">
            <text:p>6917.0</text:p>
          </table:table-cell>
          <table:table-cell table:formula="of:=[.E148]*8" office:value-type="float" office:value="-15696.2630913865" calcext:value-type="float">
            <text:p>-15696.3</text:p>
          </table:table-cell>
          <table:table-cell table:number-columns-repeated="57"/>
        </table:table-row>
        <table:table-row table:style-name="ro2">
          <table:table-cell office:value-type="float" office:value="0.111298084259033" calcext:value-type="float">
            <text:p>0.111298084259033</text:p>
          </table:table-cell>
          <table:table-cell table:formula="of:=[.A149]*1000" office:value-type="float" office:value="111.298084259033" calcext:value-type="float">
            <text:p>111.298084259033</text:p>
          </table:table-cell>
          <table:table-cell/>
          <table:table-cell table:style-name="ce2" table:formula="of:=96/[.A149]" office:value-type="float" office:value="862.548539259412" calcext:value-type="float">
            <text:p>862.55</text:p>
          </table:table-cell>
          <table:table-cell table:style-name="ce2" table:formula="of:=96/([.A149]-[.$C$2])" office:value-type="float" office:value="-1972.82842260485" calcext:value-type="float">
            <text:p>-1972.83</text:p>
          </table:table-cell>
          <table:table-cell table:style-name="ce3" table:formula="of:=[.D149]*8" office:value-type="float" office:value="6900.38831407529" calcext:value-type="float">
            <text:p>6900.4</text:p>
          </table:table-cell>
          <table:table-cell table:formula="of:=[.E149]*8" office:value-type="float" office:value="-15782.6273808388" calcext:value-type="float">
            <text:p>-15782.6</text:p>
          </table:table-cell>
          <table:table-cell table:number-columns-repeated="57"/>
        </table:table-row>
        <table:table-row table:style-name="ro2">
          <table:table-cell office:value-type="float" office:value="0.13230562210083" calcext:value-type="float">
            <text:p>0.13230562210083</text:p>
          </table:table-cell>
          <table:table-cell table:formula="of:=[.A150]*1000" office:value-type="float" office:value="132.30562210083" calcext:value-type="float">
            <text:p>132.30562210083</text:p>
          </table:table-cell>
          <table:table-cell/>
          <table:table-cell table:style-name="ce2" table:formula="of:=96/[.A150]" office:value-type="float" office:value="725.592748634963" calcext:value-type="float">
            <text:p>725.59</text:p>
          </table:table-cell>
          <table:table-cell table:style-name="ce2" table:formula="of:=96/([.A150]-[.$C$2])" office:value-type="float" office:value="-3471.5239029096" calcext:value-type="float">
            <text:p>-3471.52</text:p>
          </table:table-cell>
          <table:table-cell table:style-name="ce3" table:formula="of:=[.D150]*8" office:value-type="float" office:value="5804.7419890797" calcext:value-type="float">
            <text:p>5804.7</text:p>
          </table:table-cell>
          <table:table-cell table:formula="of:=[.E150]*8" office:value-type="float" office:value="-27772.1912232768" calcext:value-type="float">
            <text:p>-27772.2</text:p>
          </table:table-cell>
          <table:table-cell table:number-columns-repeated="57"/>
        </table:table-row>
        <table:table-row table:style-name="ro2">
          <table:table-cell office:value-type="float" office:value="0.110946893692017" calcext:value-type="float">
            <text:p>0.110946893692017</text:p>
          </table:table-cell>
          <table:table-cell table:formula="of:=[.A151]*1000" office:value-type="float" office:value="110.946893692017" calcext:value-type="float">
            <text:p>110.946893692017</text:p>
          </table:table-cell>
          <table:table-cell/>
          <table:table-cell table:style-name="ce2" table:formula="of:=96/[.A151]" office:value-type="float" office:value="865.278844728105" calcext:value-type="float">
            <text:p>865.28</text:p>
          </table:table-cell>
          <table:table-cell table:style-name="ce2" table:formula="of:=96/([.A151]-[.$C$2])" office:value-type="float" office:value="-1958.69240217766" calcext:value-type="float">
            <text:p>-1958.69</text:p>
          </table:table-cell>
          <table:table-cell table:style-name="ce3" table:formula="of:=[.D151]*8" office:value-type="float" office:value="6922.23075782484" calcext:value-type="float">
            <text:p>6922.2</text:p>
          </table:table-cell>
          <table:table-cell table:formula="of:=[.E151]*8" office:value-type="float" office:value="-15669.5392174213" calcext:value-type="float">
            <text:p>-15669.5</text:p>
          </table:table-cell>
          <table:table-cell table:number-columns-repeated="57"/>
        </table:table-row>
        <table:table-row table:style-name="ro2">
          <table:table-cell office:value-type="float" office:value="0.114084005355835" calcext:value-type="float">
            <text:p>0.114084005355835</text:p>
          </table:table-cell>
          <table:table-cell table:formula="of:=[.A152]*1000" office:value-type="float" office:value="114.084005355835" calcext:value-type="float">
            <text:p>114.084005355835</text:p>
          </table:table-cell>
          <table:table-cell/>
          <table:table-cell table:style-name="ce2" table:formula="of:=96/[.A152]" office:value-type="float" office:value="841.485181911085" calcext:value-type="float">
            <text:p>841.49</text:p>
          </table:table-cell>
          <table:table-cell table:style-name="ce2" table:formula="of:=96/([.A152]-[.$C$2])" office:value-type="float" office:value="-2092.63491763033" calcext:value-type="float">
            <text:p>-2092.63</text:p>
          </table:table-cell>
          <table:table-cell table:style-name="ce3" table:formula="of:=[.D152]*8" office:value-type="float" office:value="6731.88145528868" calcext:value-type="float">
            <text:p>6731.9</text:p>
          </table:table-cell>
          <table:table-cell table:formula="of:=[.E152]*8" office:value-type="float" office:value="-16741.0793410427" calcext:value-type="float">
            <text:p>-16741.1</text:p>
          </table:table-cell>
          <table:table-cell table:number-columns-repeated="57"/>
        </table:table-row>
        <table:table-row table:style-name="ro2">
          <table:table-cell office:value-type="float" office:value="0.111756563186646" calcext:value-type="float">
            <text:p>0.111756563186646</text:p>
          </table:table-cell>
          <table:table-cell table:formula="of:=[.A153]*1000" office:value-type="float" office:value="111.756563186646" calcext:value-type="float">
            <text:p>111.756563186646</text:p>
          </table:table-cell>
          <table:table-cell/>
          <table:table-cell table:style-name="ce2" table:formula="of:=96/[.A153]" office:value-type="float" office:value="859.009952191082" calcext:value-type="float">
            <text:p>859.01</text:p>
          </table:table-cell>
          <table:table-cell table:style-name="ce2" table:formula="of:=96/([.A153]-[.$C$2])" office:value-type="float" office:value="-1991.59296798483" calcext:value-type="float">
            <text:p>-1991.59</text:p>
          </table:table-cell>
          <table:table-cell table:style-name="ce3" table:formula="of:=[.D153]*8" office:value-type="float" office:value="6872.07961752866" calcext:value-type="float">
            <text:p>6872.1</text:p>
          </table:table-cell>
          <table:table-cell table:formula="of:=[.E153]*8" office:value-type="float" office:value="-15932.7437438786" calcext:value-type="float">
            <text:p>-15932.7</text:p>
          </table:table-cell>
          <table:table-cell table:number-columns-repeated="57"/>
        </table:table-row>
        <table:table-row table:style-name="ro2">
          <table:table-cell office:value-type="float" office:value="0.110503435134888" calcext:value-type="float">
            <text:p>0.110503435134888</text:p>
          </table:table-cell>
          <table:table-cell table:formula="of:=[.A154]*1000" office:value-type="float" office:value="110.503435134888" calcext:value-type="float">
            <text:p>110.503435134888</text:p>
          </table:table-cell>
          <table:table-cell/>
          <table:table-cell table:style-name="ce2" table:formula="of:=96/[.A154]" office:value-type="float" office:value="868.751273503997" calcext:value-type="float">
            <text:p>868.75</text:p>
          </table:table-cell>
          <table:table-cell table:style-name="ce2" table:formula="of:=96/([.A154]-[.$C$2])" office:value-type="float" office:value="-1941.12924860712" calcext:value-type="float">
            <text:p>-1941.13</text:p>
          </table:table-cell>
          <table:table-cell table:style-name="ce3" table:formula="of:=[.D154]*8" office:value-type="float" office:value="6950.01018803198" calcext:value-type="float">
            <text:p>6950.0</text:p>
          </table:table-cell>
          <table:table-cell table:formula="of:=[.E154]*8" office:value-type="float" office:value="-15529.033988857" calcext:value-type="float">
            <text:p>-15529.0</text:p>
          </table:table-cell>
          <table:table-cell table:number-columns-repeated="57"/>
        </table:table-row>
        <table:table-row table:style-name="ro2">
          <table:table-cell office:value-type="float" office:value="0.130014181137085" calcext:value-type="float">
            <text:p>0.130014181137085</text:p>
          </table:table-cell>
          <table:table-cell table:formula="of:=[.A155]*1000" office:value-type="float" office:value="130.014181137085" calcext:value-type="float">
            <text:p>130.014181137085</text:p>
          </table:table-cell>
          <table:table-cell/>
          <table:table-cell table:style-name="ce2" table:formula="of:=96/[.A155]" office:value-type="float" office:value="738.380991676432" calcext:value-type="float">
            <text:p>738.38</text:p>
          </table:table-cell>
          <table:table-cell table:style-name="ce2" table:formula="of:=96/([.A155]-[.$C$2])" office:value-type="float" office:value="-3205.87717043456" calcext:value-type="float">
            <text:p>-3205.88</text:p>
          </table:table-cell>
          <table:table-cell table:style-name="ce3" table:formula="of:=[.D155]*8" office:value-type="float" office:value="5907.04793341145" calcext:value-type="float">
            <text:p>5907.0</text:p>
          </table:table-cell>
          <table:table-cell table:formula="of:=[.E155]*8" office:value-type="float" office:value="-25647.0173634764" calcext:value-type="float">
            <text:p>-25647.0</text:p>
          </table:table-cell>
          <table:table-cell table:number-columns-repeated="57"/>
        </table:table-row>
        <table:table-row table:style-name="ro2">
          <table:table-cell office:value-type="float" office:value="0.111250400543213" calcext:value-type="float">
            <text:p>0.111250400543213</text:p>
          </table:table-cell>
          <table:table-cell table:formula="of:=[.A156]*1000" office:value-type="float" office:value="111.250400543213" calcext:value-type="float">
            <text:p>111.250400543213</text:p>
          </table:table-cell>
          <table:table-cell/>
          <table:table-cell table:style-name="ce2" table:formula="of:=96/[.A156]" office:value-type="float" office:value="862.918241473754" calcext:value-type="float">
            <text:p>862.92</text:p>
          </table:table-cell>
          <table:table-cell table:style-name="ce2" table:formula="of:=96/([.A156]-[.$C$2])" office:value-type="float" office:value="-1970.89711199062" calcext:value-type="float">
            <text:p>-1970.90</text:p>
          </table:table-cell>
          <table:table-cell table:style-name="ce3" table:formula="of:=[.D156]*8" office:value-type="float" office:value="6903.34593179003" calcext:value-type="float">
            <text:p>6903.3</text:p>
          </table:table-cell>
          <table:table-cell table:formula="of:=[.E156]*8" office:value-type="float" office:value="-15767.1768959249" calcext:value-type="float">
            <text:p>-15767.2</text:p>
          </table:table-cell>
          <table:table-cell table:number-columns-repeated="57"/>
        </table:table-row>
        <table:table-row table:style-name="ro2">
          <table:table-cell office:value-type="float" office:value="0.113581895828247" calcext:value-type="float">
            <text:p>0.113581895828247</text:p>
          </table:table-cell>
          <table:table-cell table:formula="of:=[.A157]*1000" office:value-type="float" office:value="113.581895828247" calcext:value-type="float">
            <text:p>113.581895828247</text:p>
          </table:table-cell>
          <table:table-cell/>
          <table:table-cell table:style-name="ce2" table:formula="of:=96/[.A157]" office:value-type="float" office:value="845.205120939049" calcext:value-type="float">
            <text:p>845.21</text:p>
          </table:table-cell>
          <table:table-cell table:style-name="ce2" table:formula="of:=96/([.A157]-[.$C$2])" office:value-type="float" office:value="-2069.97874305169" calcext:value-type="float">
            <text:p>-2069.98</text:p>
          </table:table-cell>
          <table:table-cell table:style-name="ce3" table:formula="of:=[.D157]*8" office:value-type="float" office:value="6761.64096751239" calcext:value-type="float">
            <text:p>6761.6</text:p>
          </table:table-cell>
          <table:table-cell table:formula="of:=[.E157]*8" office:value-type="float" office:value="-16559.8299444135" calcext:value-type="float">
            <text:p>-16559.8</text:p>
          </table:table-cell>
          <table:table-cell table:number-columns-repeated="57"/>
        </table:table-row>
        <table:table-row table:style-name="ro2">
          <table:table-cell office:value-type="float" office:value="0.114453792572021" calcext:value-type="float">
            <text:p>0.114453792572021</text:p>
          </table:table-cell>
          <table:table-cell table:formula="of:=[.A158]*1000" office:value-type="float" office:value="114.453792572021" calcext:value-type="float">
            <text:p>114.453792572021</text:p>
          </table:table-cell>
          <table:table-cell/>
          <table:table-cell table:style-name="ce2" table:formula="of:=96/[.A158]" office:value-type="float" office:value="838.766438775638" calcext:value-type="float">
            <text:p>838.77</text:p>
          </table:table-cell>
          <table:table-cell table:style-name="ce2" table:formula="of:=96/([.A158]-[.$C$2])" office:value-type="float" office:value="-2109.6401476032" calcext:value-type="float">
            <text:p>-2109.64</text:p>
          </table:table-cell>
          <table:table-cell table:style-name="ce3" table:formula="of:=[.D158]*8" office:value-type="float" office:value="6710.1315102051" calcext:value-type="float">
            <text:p>6710.1</text:p>
          </table:table-cell>
          <table:table-cell table:formula="of:=[.E158]*8" office:value-type="float" office:value="-16877.1211808256" calcext:value-type="float">
            <text:p>-16877.1</text:p>
          </table:table-cell>
          <table:table-cell table:number-columns-repeated="57"/>
        </table:table-row>
        <table:table-row table:style-name="ro2">
          <table:table-cell office:value-type="float" office:value="0.110536098480225" calcext:value-type="float">
            <text:p>0.110536098480225</text:p>
          </table:table-cell>
          <table:table-cell table:formula="of:=[.A159]*1000" office:value-type="float" office:value="110.536098480225" calcext:value-type="float">
            <text:p>110.536098480225</text:p>
          </table:table-cell>
          <table:table-cell/>
          <table:table-cell table:style-name="ce2" table:formula="of:=96/[.A159]" office:value-type="float" office:value="868.494558066701" calcext:value-type="float">
            <text:p>868.49</text:p>
          </table:table-cell>
          <table:table-cell table:style-name="ce2" table:formula="of:=96/([.A159]-[.$C$2])" office:value-type="float" office:value="-1942.41212633001" calcext:value-type="float">
            <text:p>-1942.41</text:p>
          </table:table-cell>
          <table:table-cell table:style-name="ce3" table:formula="of:=[.D159]*8" office:value-type="float" office:value="6947.95646453361" calcext:value-type="float">
            <text:p>6948.0</text:p>
          </table:table-cell>
          <table:table-cell table:formula="of:=[.E159]*8" office:value-type="float" office:value="-15539.2970106401" calcext:value-type="float">
            <text:p>-15539.3</text:p>
          </table:table-cell>
          <table:table-cell table:number-columns-repeated="57"/>
        </table:table-row>
        <table:table-row table:style-name="ro2">
          <table:table-cell office:value-type="float" office:value="0.136188268661499" calcext:value-type="float">
            <text:p>0.136188268661499</text:p>
          </table:table-cell>
          <table:table-cell table:formula="of:=[.A160]*1000" office:value-type="float" office:value="136.188268661499" calcext:value-type="float">
            <text:p>136.188268661499</text:p>
          </table:table-cell>
          <table:table-cell/>
          <table:table-cell table:style-name="ce2" table:formula="of:=96/[.A160]" office:value-type="float" office:value="704.906530815893" calcext:value-type="float">
            <text:p>704.91</text:p>
          </table:table-cell>
          <table:table-cell table:style-name="ce2" table:formula="of:=96/([.A160]-[.$C$2])" office:value-type="float" office:value="-4038.54878752697" calcext:value-type="float">
            <text:p>-4038.55</text:p>
          </table:table-cell>
          <table:table-cell table:style-name="ce3" table:formula="of:=[.D160]*8" office:value-type="float" office:value="5639.25224652714" calcext:value-type="float">
            <text:p>5639.3</text:p>
          </table:table-cell>
          <table:table-cell table:formula="of:=[.E160]*8" office:value-type="float" office:value="-32308.3903002158" calcext:value-type="float">
            <text:p>-32308.4</text:p>
          </table:table-cell>
          <table:table-cell table:number-columns-repeated="57"/>
        </table:table-row>
        <table:table-row table:style-name="ro2">
          <table:table-cell office:value-type="float" office:value="0.105790376663208" calcext:value-type="float">
            <text:p>0.105790376663208</text:p>
          </table:table-cell>
          <table:table-cell table:formula="of:=[.A161]*1000" office:value-type="float" office:value="105.790376663208" calcext:value-type="float">
            <text:p>105.790376663208</text:p>
          </table:table-cell>
          <table:table-cell/>
          <table:table-cell table:style-name="ce2" table:formula="of:=96/[.A161]" office:value-type="float" office:value="907.454940874476" calcext:value-type="float">
            <text:p>907.45</text:p>
          </table:table-cell>
          <table:table-cell table:style-name="ce2" table:formula="of:=96/([.A161]-[.$C$2])" office:value-type="float" office:value="-1772.23766404555" calcext:value-type="float">
            <text:p>-1772.24</text:p>
          </table:table-cell>
          <table:table-cell table:style-name="ce3" table:formula="of:=[.D161]*8" office:value-type="float" office:value="7259.63952699581" calcext:value-type="float">
            <text:p>7259.6</text:p>
          </table:table-cell>
          <table:table-cell table:formula="of:=[.E161]*8" office:value-type="float" office:value="-14177.9013123644" calcext:value-type="float">
            <text:p>-14177.9</text:p>
          </table:table-cell>
          <table:table-cell table:number-columns-repeated="57"/>
        </table:table-row>
        <table:table-row table:style-name="ro2">
          <table:table-cell office:value-type="float" office:value="0.110539674758911" calcext:value-type="float">
            <text:p>0.110539674758911</text:p>
          </table:table-cell>
          <table:table-cell table:formula="of:=[.A162]*1000" office:value-type="float" office:value="110.539674758911" calcext:value-type="float">
            <text:p>110.539674758911</text:p>
          </table:table-cell>
          <table:table-cell/>
          <table:table-cell table:style-name="ce2" table:formula="of:=96/[.A162]" office:value-type="float" office:value="868.466459751918" calcext:value-type="float">
            <text:p>868.47</text:p>
          </table:table-cell>
          <table:table-cell table:style-name="ce2" table:formula="of:=96/([.A162]-[.$C$2])" office:value-type="float" office:value="-1942.55269039551" calcext:value-type="float">
            <text:p>-1942.55</text:p>
          </table:table-cell>
          <table:table-cell table:style-name="ce3" table:formula="of:=[.D162]*8" office:value-type="float" office:value="6947.73167801534" calcext:value-type="float">
            <text:p>6947.7</text:p>
          </table:table-cell>
          <table:table-cell table:formula="of:=[.E162]*8" office:value-type="float" office:value="-15540.421523164" calcext:value-type="float">
            <text:p>-15540.4</text:p>
          </table:table-cell>
          <table:table-cell table:number-columns-repeated="57"/>
        </table:table-row>
        <table:table-row table:style-name="ro2">
          <table:table-cell office:value-type="float" office:value="0.112662792205811" calcext:value-type="float">
            <text:p>0.112662792205811</text:p>
          </table:table-cell>
          <table:table-cell table:formula="of:=[.A163]*1000" office:value-type="float" office:value="112.662792205811" calcext:value-type="float">
            <text:p>112.662792205811</text:p>
          </table:table-cell>
          <table:table-cell/>
          <table:table-cell table:style-name="ce2" table:formula="of:=96/[.A163]" office:value-type="float" office:value="852.100308544002" calcext:value-type="float">
            <text:p>852.10</text:p>
          </table:table-cell>
          <table:table-cell table:style-name="ce2" table:formula="of:=96/([.A163]-[.$C$2])" office:value-type="float" office:value="-2029.75315919491" calcext:value-type="float">
            <text:p>-2029.75</text:p>
          </table:table-cell>
          <table:table-cell table:style-name="ce3" table:formula="of:=[.D163]*8" office:value-type="float" office:value="6816.80246835202" calcext:value-type="float">
            <text:p>6816.8</text:p>
          </table:table-cell>
          <table:table-cell table:formula="of:=[.E163]*8" office:value-type="float" office:value="-16238.0252735593" calcext:value-type="float">
            <text:p>-16238.0</text:p>
          </table:table-cell>
          <table:table-cell table:number-columns-repeated="57"/>
        </table:table-row>
        <table:table-row table:style-name="ro2">
          <table:table-cell office:value-type="float" office:value="0.113936424255371" calcext:value-type="float">
            <text:p>0.113936424255371</text:p>
          </table:table-cell>
          <table:table-cell table:formula="of:=[.A164]*1000" office:value-type="float" office:value="113.936424255371" calcext:value-type="float">
            <text:p>113.936424255371</text:p>
          </table:table-cell>
          <table:table-cell/>
          <table:table-cell table:style-name="ce2" table:formula="of:=96/[.A164]" office:value-type="float" office:value="842.575152128969" calcext:value-type="float">
            <text:p>842.58</text:p>
          </table:table-cell>
          <table:table-cell table:style-name="ce2" table:formula="of:=96/([.A164]-[.$C$2])" office:value-type="float" office:value="-2085.92446897585" calcext:value-type="float">
            <text:p>-2085.92</text:p>
          </table:table-cell>
          <table:table-cell table:style-name="ce3" table:formula="of:=[.D164]*8" office:value-type="float" office:value="6740.60121703175" calcext:value-type="float">
            <text:p>6740.6</text:p>
          </table:table-cell>
          <table:table-cell table:formula="of:=[.E164]*8" office:value-type="float" office:value="-16687.3957518068" calcext:value-type="float">
            <text:p>-16687.4</text:p>
          </table:table-cell>
          <table:table-cell table:number-columns-repeated="57"/>
        </table:table-row>
        <table:table-row table:style-name="ro2">
          <table:table-cell office:value-type="float" office:value="0.130629062652588" calcext:value-type="float">
            <text:p>0.130629062652588</text:p>
          </table:table-cell>
          <table:table-cell table:formula="of:=[.A165]*1000" office:value-type="float" office:value="130.629062652588" calcext:value-type="float">
            <text:p>130.629062652588</text:p>
          </table:table-cell>
          <table:table-cell/>
          <table:table-cell table:style-name="ce2" table:formula="of:=96/[.A165]" office:value-type="float" office:value="734.905372897875" calcext:value-type="float">
            <text:p>734.91</text:p>
          </table:table-cell>
          <table:table-cell table:style-name="ce2" table:formula="of:=96/([.A165]-[.$C$2])" office:value-type="float" office:value="-3273.08571047671" calcext:value-type="float">
            <text:p>-3273.09</text:p>
          </table:table-cell>
          <table:table-cell table:style-name="ce3" table:formula="of:=[.D165]*8" office:value-type="float" office:value="5879.242983183" calcext:value-type="float">
            <text:p>5879.2</text:p>
          </table:table-cell>
          <table:table-cell table:formula="of:=[.E165]*8" office:value-type="float" office:value="-26184.6856838136" calcext:value-type="float">
            <text:p>-26184.7</text:p>
          </table:table-cell>
          <table:table-cell table:number-columns-repeated="57"/>
        </table:table-row>
        <table:table-row table:style-name="ro2">
          <table:table-cell office:value-type="float" office:value="0.112336874008179" calcext:value-type="float">
            <text:p>0.112336874008179</text:p>
          </table:table-cell>
          <table:table-cell table:formula="of:=[.A166]*1000" office:value-type="float" office:value="112.336874008179" calcext:value-type="float">
            <text:p>112.336874008179</text:p>
          </table:table-cell>
          <table:table-cell/>
          <table:table-cell table:style-name="ce2" table:formula="of:=96/[.A166]" office:value-type="float" office:value="854.572470950284" calcext:value-type="float">
            <text:p>854.57</text:p>
          </table:table-cell>
          <table:table-cell table:style-name="ce2" table:formula="of:=96/([.A166]-[.$C$2])" office:value-type="float" office:value="-2015.86190747" calcext:value-type="float">
            <text:p>-2015.86</text:p>
          </table:table-cell>
          <table:table-cell table:style-name="ce3" table:formula="of:=[.D166]*8" office:value-type="float" office:value="6836.57976760227" calcext:value-type="float">
            <text:p>6836.6</text:p>
          </table:table-cell>
          <table:table-cell table:formula="of:=[.E166]*8" office:value-type="float" office:value="-16126.89525976" calcext:value-type="float">
            <text:p>-16126.9</text:p>
          </table:table-cell>
          <table:table-cell table:number-columns-repeated="57"/>
        </table:table-row>
        <table:table-row table:style-name="ro2">
          <table:table-cell office:value-type="float" office:value="0.111844539642334" calcext:value-type="float">
            <text:p>0.111844539642334</text:p>
          </table:table-cell>
          <table:table-cell table:formula="of:=[.A167]*1000" office:value-type="float" office:value="111.844539642334" calcext:value-type="float">
            <text:p>111.844539642334</text:p>
          </table:table-cell>
          <table:table-cell/>
          <table:table-cell table:style-name="ce2" table:formula="of:=96/[.A167]" office:value-type="float" office:value="858.33425848948" calcext:value-type="float">
            <text:p>858.33</text:p>
          </table:table-cell>
          <table:table-cell table:style-name="ce2" table:formula="of:=96/([.A167]-[.$C$2])" office:value-type="float" office:value="-1995.2345472592" calcext:value-type="float">
            <text:p>-1995.23</text:p>
          </table:table-cell>
          <table:table-cell table:style-name="ce3" table:formula="of:=[.D167]*8" office:value-type="float" office:value="6866.67406791584" calcext:value-type="float">
            <text:p>6866.7</text:p>
          </table:table-cell>
          <table:table-cell table:formula="of:=[.E167]*8" office:value-type="float" office:value="-15961.8763780736" calcext:value-type="float">
            <text:p>-15961.9</text:p>
          </table:table-cell>
          <table:table-cell table:number-columns-repeated="57"/>
        </table:table-row>
        <table:table-row table:style-name="ro2">
          <table:table-cell office:value-type="float" office:value="0.110272884368896" calcext:value-type="float">
            <text:p>0.110272884368896</text:p>
          </table:table-cell>
          <table:table-cell table:formula="of:=[.A168]*1000" office:value-type="float" office:value="110.272884368896" calcext:value-type="float">
            <text:p>110.272884368896</text:p>
          </table:table-cell>
          <table:table-cell/>
          <table:table-cell table:style-name="ce2" table:formula="of:=96/[.A168]" office:value-type="float" office:value="870.567597369183" calcext:value-type="float">
            <text:p>870.57</text:p>
          </table:table-cell>
          <table:table-cell table:style-name="ce2" table:formula="of:=96/([.A168]-[.$C$2])" office:value-type="float" office:value="-1932.12216131308" calcext:value-type="float">
            <text:p>-1932.12</text:p>
          </table:table-cell>
          <table:table-cell table:style-name="ce3" table:formula="of:=[.D168]*8" office:value-type="float" office:value="6964.54077895347" calcext:value-type="float">
            <text:p>6964.5</text:p>
          </table:table-cell>
          <table:table-cell table:formula="of:=[.E168]*8" office:value-type="float" office:value="-15456.9772905046" calcext:value-type="float">
            <text:p>-15457.0</text:p>
          </table:table-cell>
          <table:table-cell table:number-columns-repeated="57"/>
        </table:table-row>
        <table:table-row table:style-name="ro2">
          <table:table-cell office:value-type="float" office:value="0.133662462234497" calcext:value-type="float">
            <text:p>0.133662462234497</text:p>
          </table:table-cell>
          <table:table-cell table:formula="of:=[.A169]*1000" office:value-type="float" office:value="133.662462234497" calcext:value-type="float">
            <text:p>133.662462234497</text:p>
          </table:table-cell>
          <table:table-cell/>
          <table:table-cell table:style-name="ce2" table:formula="of:=96/[.A169]" office:value-type="float" office:value="718.227080326994" calcext:value-type="float">
            <text:p>718.23</text:p>
          </table:table-cell>
          <table:table-cell table:style-name="ce2" table:formula="of:=96/([.A169]-[.$C$2])" office:value-type="float" office:value="-3650.64520391982" calcext:value-type="float">
            <text:p>-3650.65</text:p>
          </table:table-cell>
          <table:table-cell table:style-name="ce3" table:formula="of:=[.D169]*8" office:value-type="float" office:value="5745.81664261596" calcext:value-type="float">
            <text:p>5745.8</text:p>
          </table:table-cell>
          <table:table-cell table:formula="of:=[.E169]*8" office:value-type="float" office:value="-29205.1616313585" calcext:value-type="float">
            <text:p>-29205.2</text:p>
          </table:table-cell>
          <table:table-cell table:number-columns-repeated="57"/>
        </table:table-row>
        <table:table-row table:style-name="ro2">
          <table:table-cell office:value-type="float" office:value="0.111767768859863" calcext:value-type="float">
            <text:p>0.111767768859863</text:p>
          </table:table-cell>
          <table:table-cell table:formula="of:=[.A170]*1000" office:value-type="float" office:value="111.767768859863" calcext:value-type="float">
            <text:p>111.767768859863</text:p>
          </table:table-cell>
          <table:table-cell/>
          <table:table-cell table:style-name="ce2" table:formula="of:=96/[.A170]" office:value-type="float" office:value="858.923829108254" calcext:value-type="float">
            <text:p>858.92</text:p>
          </table:table-cell>
          <table:table-cell table:style-name="ce2" table:formula="of:=96/([.A170]-[.$C$2])" office:value-type="float" office:value="-1992.05606167212" calcext:value-type="float">
            <text:p>-1992.06</text:p>
          </table:table-cell>
          <table:table-cell table:style-name="ce3" table:formula="of:=[.D170]*8" office:value-type="float" office:value="6871.39063286603" calcext:value-type="float">
            <text:p>6871.4</text:p>
          </table:table-cell>
          <table:table-cell table:formula="of:=[.E170]*8" office:value-type="float" office:value="-15936.448493377" calcext:value-type="float">
            <text:p>-15936.4</text:p>
          </table:table-cell>
          <table:table-cell table:number-columns-repeated="57"/>
        </table:table-row>
        <table:table-row table:style-name="ro2">
          <table:table-cell office:value-type="float" office:value="0.113959550857544" calcext:value-type="float">
            <text:p>0.113959550857544</text:p>
          </table:table-cell>
          <table:table-cell table:formula="of:=[.A171]*1000" office:value-type="float" office:value="113.959550857544" calcext:value-type="float">
            <text:p>113.959550857544</text:p>
          </table:table-cell>
          <table:table-cell/>
          <table:table-cell table:style-name="ce2" table:formula="of:=96/[.A171]" office:value-type="float" office:value="842.404162508552" calcext:value-type="float">
            <text:p>842.40</text:p>
          </table:table-cell>
          <table:table-cell table:style-name="ce2" table:formula="of:=96/([.A171]-[.$C$2])" office:value-type="float" office:value="-2086.97318050686" calcext:value-type="float">
            <text:p>-2086.97</text:p>
          </table:table-cell>
          <table:table-cell table:style-name="ce3" table:formula="of:=[.D171]*8" office:value-type="float" office:value="6739.23330006841" calcext:value-type="float">
            <text:p>6739.2</text:p>
          </table:table-cell>
          <table:table-cell table:formula="of:=[.E171]*8" office:value-type="float" office:value="-16695.7854440549" calcext:value-type="float">
            <text:p>-16695.8</text:p>
          </table:table-cell>
          <table:table-cell table:number-columns-repeated="57"/>
        </table:table-row>
        <table:table-row table:style-name="ro2">
          <table:table-cell office:value-type="float" office:value="0.110469818115234" calcext:value-type="float">
            <text:p>0.110469818115234</text:p>
          </table:table-cell>
          <table:table-cell table:formula="of:=[.A172]*1000" office:value-type="float" office:value="110.469818115234" calcext:value-type="float">
            <text:p>110.469818115234</text:p>
          </table:table-cell>
          <table:table-cell/>
          <table:table-cell table:style-name="ce2" table:formula="of:=96/[.A172]" office:value-type="float" office:value="869.015642805345" calcext:value-type="float">
            <text:p>869.02</text:p>
          </table:table-cell>
          <table:table-cell table:style-name="ce2" table:formula="of:=96/([.A172]-[.$C$2])" office:value-type="float" office:value="-1939.81068290388" calcext:value-type="float">
            <text:p>-1939.81</text:p>
          </table:table-cell>
          <table:table-cell table:style-name="ce3" table:formula="of:=[.D172]*8" office:value-type="float" office:value="6952.12514244276" calcext:value-type="float">
            <text:p>6952.1</text:p>
          </table:table-cell>
          <table:table-cell table:formula="of:=[.E172]*8" office:value-type="float" office:value="-15518.4854632311" calcext:value-type="float">
            <text:p>-15518.5</text:p>
          </table:table-cell>
          <table:table-cell table:number-columns-repeated="57"/>
        </table:table-row>
        <table:table-row table:style-name="ro2">
          <table:table-cell office:value-type="float" office:value="0.111871004104614" calcext:value-type="float">
            <text:p>0.111871004104614</text:p>
          </table:table-cell>
          <table:table-cell table:formula="of:=[.A173]*1000" office:value-type="float" office:value="111.871004104614" calcext:value-type="float">
            <text:p>111.871004104614</text:p>
          </table:table-cell>
          <table:table-cell/>
          <table:table-cell table:style-name="ce2" table:formula="of:=96/[.A173]" office:value-type="float" office:value="858.131208961236" calcext:value-type="float">
            <text:p>858.13</text:p>
          </table:table-cell>
          <table:table-cell table:style-name="ce2" table:formula="of:=96/([.A173]-[.$C$2])" office:value-type="float" office:value="-1996.33258860511" calcext:value-type="float">
            <text:p>-1996.33</text:p>
          </table:table-cell>
          <table:table-cell table:style-name="ce3" table:formula="of:=[.D173]*8" office:value-type="float" office:value="6865.04967168989" calcext:value-type="float">
            <text:p>6865.0</text:p>
          </table:table-cell>
          <table:table-cell table:formula="of:=[.E173]*8" office:value-type="float" office:value="-15970.6607088409" calcext:value-type="float">
            <text:p>-15970.7</text:p>
          </table:table-cell>
          <table:table-cell table:number-columns-repeated="57"/>
        </table:table-row>
        <table:table-row table:style-name="ro2">
          <table:table-cell office:value-type="float" office:value="0.131542682647705" calcext:value-type="float">
            <text:p>0.131542682647705</text:p>
          </table:table-cell>
          <table:table-cell table:formula="of:=[.A174]*1000" office:value-type="float" office:value="131.542682647705" calcext:value-type="float">
            <text:p>131.542682647705</text:p>
          </table:table-cell>
          <table:table-cell/>
          <table:table-cell table:style-name="ce2" table:formula="of:=96/[.A174]" office:value-type="float" office:value="729.801141862868" calcext:value-type="float">
            <text:p>729.80</text:p>
          </table:table-cell>
          <table:table-cell table:style-name="ce2" table:formula="of:=96/([.A174]-[.$C$2])" office:value-type="float" office:value="-3378.31881247306" calcext:value-type="float">
            <text:p>-3378.32</text:p>
          </table:table-cell>
          <table:table-cell table:style-name="ce3" table:formula="of:=[.D174]*8" office:value-type="float" office:value="5838.40913490294" calcext:value-type="float">
            <text:p>5838.4</text:p>
          </table:table-cell>
          <table:table-cell table:formula="of:=[.E174]*8" office:value-type="float" office:value="-27026.5504997845" calcext:value-type="float">
            <text:p>-27026.6</text:p>
          </table:table-cell>
          <table:table-cell table:number-columns-repeated="57"/>
        </table:table-row>
        <table:table-row table:style-name="ro2">
          <table:table-cell office:value-type="float" office:value="0.112921237945557" calcext:value-type="float">
            <text:p>0.112921237945557</text:p>
          </table:table-cell>
          <table:table-cell table:formula="of:=[.A175]*1000" office:value-type="float" office:value="112.921237945557" calcext:value-type="float">
            <text:p>112.921237945557</text:p>
          </table:table-cell>
          <table:table-cell/>
          <table:table-cell table:style-name="ce2" table:formula="of:=96/[.A175]" office:value-type="float" office:value="850.15008466596" calcext:value-type="float">
            <text:p>850.15</text:p>
          </table:table-cell>
          <table:table-cell table:style-name="ce2" table:formula="of:=96/([.A175]-[.$C$2])" office:value-type="float" office:value="-2040.9054544028" calcext:value-type="float">
            <text:p>-2040.91</text:p>
          </table:table-cell>
          <table:table-cell table:style-name="ce3" table:formula="of:=[.D175]*8" office:value-type="float" office:value="6801.20067732768" calcext:value-type="float">
            <text:p>6801.2</text:p>
          </table:table-cell>
          <table:table-cell table:formula="of:=[.E175]*8" office:value-type="float" office:value="-16327.2436352224" calcext:value-type="float">
            <text:p>-16327.2</text:p>
          </table:table-cell>
          <table:table-cell table:number-columns-repeated="57"/>
        </table:table-row>
        <table:table-row table:style-name="ro2">
          <table:table-cell office:value-type="float" office:value="0.111945390701294" calcext:value-type="float">
            <text:p>0.111945390701294</text:p>
          </table:table-cell>
          <table:table-cell table:formula="of:=[.A176]*1000" office:value-type="float" office:value="111.945390701294" calcext:value-type="float">
            <text:p>111.945390701294</text:p>
          </table:table-cell>
          <table:table-cell/>
          <table:table-cell table:style-name="ce2" table:formula="of:=96/[.A176]" office:value-type="float" office:value="857.560989323434" calcext:value-type="float">
            <text:p>857.56</text:p>
          </table:table-cell>
          <table:table-cell table:style-name="ce2" table:formula="of:=96/([.A176]-[.$C$2])" office:value-type="float" office:value="-1999.42545792275" calcext:value-type="float">
            <text:p>-1999.43</text:p>
          </table:table-cell>
          <table:table-cell table:style-name="ce3" table:formula="of:=[.D176]*8" office:value-type="float" office:value="6860.48791458747" calcext:value-type="float">
            <text:p>6860.5</text:p>
          </table:table-cell>
          <table:table-cell table:formula="of:=[.E176]*8" office:value-type="float" office:value="-15995.403663382" calcext:value-type="float">
            <text:p>-15995.4</text:p>
          </table:table-cell>
          <table:table-cell table:number-columns-repeated="57"/>
        </table:table-row>
        <table:table-row table:style-name="ro2">
          <table:table-cell office:value-type="float" office:value="0.110605955123901" calcext:value-type="float">
            <text:p>0.110605955123901</text:p>
          </table:table-cell>
          <table:table-cell table:formula="of:=[.A177]*1000" office:value-type="float" office:value="110.605955123901" calcext:value-type="float">
            <text:p>110.605955123901</text:p>
          </table:table-cell>
          <table:table-cell/>
          <table:table-cell table:style-name="ce2" table:formula="of:=96/[.A177]" office:value-type="float" office:value="867.946033217292" calcext:value-type="float">
            <text:p>867.95</text:p>
          </table:table-cell>
          <table:table-cell table:style-name="ce2" table:formula="of:=96/([.A177]-[.$C$2])" office:value-type="float" office:value="-1945.16149847384" calcext:value-type="float">
            <text:p>-1945.16</text:p>
          </table:table-cell>
          <table:table-cell table:style-name="ce3" table:formula="of:=[.D177]*8" office:value-type="float" office:value="6943.56826573834" calcext:value-type="float">
            <text:p>6943.6</text:p>
          </table:table-cell>
          <table:table-cell table:formula="of:=[.E177]*8" office:value-type="float" office:value="-15561.2919877908" calcext:value-type="float">
            <text:p>-15561.3</text:p>
          </table:table-cell>
          <table:table-cell table:number-columns-repeated="57"/>
        </table:table-row>
        <table:table-row table:style-name="ro2">
          <table:table-cell office:value-type="float" office:value="0.11152982711792" calcext:value-type="float">
            <text:p>0.11152982711792</text:p>
          </table:table-cell>
          <table:table-cell table:formula="of:=[.A178]*1000" office:value-type="float" office:value="111.52982711792" calcext:value-type="float">
            <text:p>111.52982711792</text:p>
          </table:table-cell>
          <table:table-cell/>
          <table:table-cell table:style-name="ce2" table:formula="of:=96/[.A178]" office:value-type="float" office:value="860.756288077984" calcext:value-type="float">
            <text:p>860.76</text:p>
          </table:table-cell>
          <table:table-cell table:style-name="ce2" table:formula="of:=96/([.A178]-[.$C$2])" office:value-type="float" office:value="-1982.2687482929" calcext:value-type="float">
            <text:p>-1982.27</text:p>
          </table:table-cell>
          <table:table-cell table:style-name="ce3" table:formula="of:=[.D178]*8" office:value-type="float" office:value="6886.05030462387" calcext:value-type="float">
            <text:p>6886.1</text:p>
          </table:table-cell>
          <table:table-cell table:formula="of:=[.E178]*8" office:value-type="float" office:value="-15858.1499863432" calcext:value-type="float">
            <text:p>-15858.1</text:p>
          </table:table-cell>
          <table:table-cell table:number-columns-repeated="57"/>
        </table:table-row>
        <table:table-row table:style-name="ro2">
          <table:table-cell office:value-type="float" office:value="0.112738370895386" calcext:value-type="float">
            <text:p>0.112738370895386</text:p>
          </table:table-cell>
          <table:table-cell table:formula="of:=[.A179]*1000" office:value-type="float" office:value="112.738370895386" calcext:value-type="float">
            <text:p>112.738370895386</text:p>
          </table:table-cell>
          <table:table-cell/>
          <table:table-cell table:style-name="ce2" table:formula="of:=96/[.A179]" office:value-type="float" office:value="851.529068919065" calcext:value-type="float">
            <text:p>851.53</text:p>
          </table:table-cell>
          <table:table-cell table:style-name="ce2" table:formula="of:=96/([.A179]-[.$C$2])" office:value-type="float" office:value="-2033.00185558339" calcext:value-type="float">
            <text:p>-2033.00</text:p>
          </table:table-cell>
          <table:table-cell table:style-name="ce3" table:formula="of:=[.D179]*8" office:value-type="float" office:value="6812.23255135252" calcext:value-type="float">
            <text:p>6812.2</text:p>
          </table:table-cell>
          <table:table-cell table:formula="of:=[.E179]*8" office:value-type="float" office:value="-16264.0148446671" calcext:value-type="float">
            <text:p>-16264.0</text:p>
          </table:table-cell>
          <table:table-cell table:number-columns-repeated="57"/>
        </table:table-row>
        <table:table-row table:style-name="ro2">
          <table:table-cell office:value-type="float" office:value="0.128202199935913" calcext:value-type="float">
            <text:p>0.128202199935913</text:p>
          </table:table-cell>
          <table:table-cell table:formula="of:=[.A180]*1000" office:value-type="float" office:value="128.202199935913" calcext:value-type="float">
            <text:p>128.202199935913</text:p>
          </table:table-cell>
          <table:table-cell/>
          <table:table-cell table:style-name="ce2" table:formula="of:=96/[.A180]" office:value-type="float" office:value="748.817103356958" calcext:value-type="float">
            <text:p>748.82</text:p>
          </table:table-cell>
          <table:table-cell table:style-name="ce2" table:formula="of:=96/([.A180]-[.$C$2])" office:value-type="float" office:value="-3022.95711687721" calcext:value-type="float">
            <text:p>-3022.96</text:p>
          </table:table-cell>
          <table:table-cell table:style-name="ce3" table:formula="of:=[.D180]*8" office:value-type="float" office:value="5990.53682685566" calcext:value-type="float">
            <text:p>5990.5</text:p>
          </table:table-cell>
          <table:table-cell table:formula="of:=[.E180]*8" office:value-type="float" office:value="-24183.6569350177" calcext:value-type="float">
            <text:p>-24183.7</text:p>
          </table:table-cell>
          <table:table-cell table:number-columns-repeated="57"/>
        </table:table-row>
        <table:table-row table:style-name="ro2">
          <table:table-cell office:value-type="float" office:value="0.114948511123657" calcext:value-type="float">
            <text:p>0.114948511123657</text:p>
          </table:table-cell>
          <table:table-cell table:formula="of:=[.A181]*1000" office:value-type="float" office:value="114.948511123657" calcext:value-type="float">
            <text:p>114.948511123657</text:p>
          </table:table-cell>
          <table:table-cell/>
          <table:table-cell table:style-name="ce2" table:formula="of:=96/[.A181]" office:value-type="float" office:value="835.156532795165" calcext:value-type="float">
            <text:p>835.16</text:p>
          </table:table-cell>
          <table:table-cell table:style-name="ce2" table:formula="of:=96/([.A181]-[.$C$2])" office:value-type="float" office:value="-2132.82749538477" calcext:value-type="float">
            <text:p>-2132.83</text:p>
          </table:table-cell>
          <table:table-cell table:style-name="ce3" table:formula="of:=[.D181]*8" office:value-type="float" office:value="6681.25226236132" calcext:value-type="float">
            <text:p>6681.3</text:p>
          </table:table-cell>
          <table:table-cell table:formula="of:=[.E181]*8" office:value-type="float" office:value="-17062.6199630782" calcext:value-type="float">
            <text:p>-17062.6</text:p>
          </table:table-cell>
          <table:table-cell table:number-columns-repeated="57"/>
        </table:table-row>
        <table:table-row table:style-name="ro2">
          <table:table-cell office:value-type="float" office:value="0.112308263778687" calcext:value-type="float">
            <text:p>0.112308263778687</text:p>
          </table:table-cell>
          <table:table-cell table:formula="of:=[.A182]*1000" office:value-type="float" office:value="112.308263778687" calcext:value-type="float">
            <text:p>112.308263778687</text:p>
          </table:table-cell>
          <table:table-cell/>
          <table:table-cell table:style-name="ce2" table:formula="of:=96/[.A182]" office:value-type="float" office:value="854.79017099914" calcext:value-type="float">
            <text:p>854.79</text:p>
          </table:table-cell>
          <table:table-cell table:style-name="ce2" table:formula="of:=96/([.A182]-[.$C$2])" office:value-type="float" office:value="-2014.65155787077" calcext:value-type="float">
            <text:p>-2014.65</text:p>
          </table:table-cell>
          <table:table-cell table:style-name="ce3" table:formula="of:=[.D182]*8" office:value-type="float" office:value="6838.32136799312" calcext:value-type="float">
            <text:p>6838.3</text:p>
          </table:table-cell>
          <table:table-cell table:formula="of:=[.E182]*8" office:value-type="float" office:value="-16117.2124629662" calcext:value-type="float">
            <text:p>-16117.2</text:p>
          </table:table-cell>
          <table:table-cell table:number-columns-repeated="57"/>
        </table:table-row>
        <table:table-row table:style-name="ro2">
          <table:table-cell office:value-type="float" office:value="0.112369298934937" calcext:value-type="float">
            <text:p>0.112369298934937</text:p>
          </table:table-cell>
          <table:table-cell table:formula="of:=[.A183]*1000" office:value-type="float" office:value="112.369298934937" calcext:value-type="float">
            <text:p>112.369298934937</text:p>
          </table:table-cell>
          <table:table-cell/>
          <table:table-cell table:style-name="ce2" table:formula="of:=96/[.A183]" office:value-type="float" office:value="854.325878241755" calcext:value-type="float">
            <text:p>854.33</text:p>
          </table:table-cell>
          <table:table-cell table:style-name="ce2" table:formula="of:=96/([.A183]-[.$C$2])" office:value-type="float" office:value="-2017.23539629147" calcext:value-type="float">
            <text:p>-2017.24</text:p>
          </table:table-cell>
          <table:table-cell table:style-name="ce3" table:formula="of:=[.D183]*8" office:value-type="float" office:value="6834.60702593404" calcext:value-type="float">
            <text:p>6834.6</text:p>
          </table:table-cell>
          <table:table-cell table:formula="of:=[.E183]*8" office:value-type="float" office:value="-16137.8831703318" calcext:value-type="float">
            <text:p>-16137.9</text:p>
          </table:table-cell>
          <table:table-cell table:number-columns-repeated="57"/>
        </table:table-row>
        <table:table-row table:style-name="ro2">
          <table:table-cell office:value-type="float" office:value="0.110746622085571" calcext:value-type="float">
            <text:p>0.110746622085571</text:p>
          </table:table-cell>
          <table:table-cell table:formula="of:=[.A184]*1000" office:value-type="float" office:value="110.746622085571" calcext:value-type="float">
            <text:p>110.746622085571</text:p>
          </table:table-cell>
          <table:table-cell/>
          <table:table-cell table:style-name="ce2" table:formula="of:=96/[.A184]" office:value-type="float" office:value="866.843594794459" calcext:value-type="float">
            <text:p>866.84</text:p>
          </table:table-cell>
          <table:table-cell table:style-name="ce2" table:formula="of:=96/([.A184]-[.$C$2])" office:value-type="float" office:value="-1950.72146018116" calcext:value-type="float">
            <text:p>-1950.72</text:p>
          </table:table-cell>
          <table:table-cell table:style-name="ce3" table:formula="of:=[.D184]*8" office:value-type="float" office:value="6934.74875835567" calcext:value-type="float">
            <text:p>6934.7</text:p>
          </table:table-cell>
          <table:table-cell table:formula="of:=[.E184]*8" office:value-type="float" office:value="-15605.7716814493" calcext:value-type="float">
            <text:p>-15605.8</text:p>
          </table:table-cell>
          <table:table-cell table:number-columns-repeated="57"/>
        </table:table-row>
        <table:table-row table:style-name="ro2">
          <table:table-cell office:value-type="float" office:value="0.128917694091797" calcext:value-type="float">
            <text:p>0.128917694091797</text:p>
          </table:table-cell>
          <table:table-cell table:formula="of:=[.A185]*1000" office:value-type="float" office:value="128.917694091797" calcext:value-type="float">
            <text:p>128.917694091797</text:p>
          </table:table-cell>
          <table:table-cell/>
          <table:table-cell table:style-name="ce2" table:formula="of:=96/[.A185]" office:value-type="float" office:value="744.661162893919" calcext:value-type="float">
            <text:p>744.66</text:p>
          </table:table-cell>
          <table:table-cell table:style-name="ce2" table:formula="of:=96/([.A185]-[.$C$2])" office:value-type="float" office:value="-3092.63509237907" calcext:value-type="float">
            <text:p>-3092.64</text:p>
          </table:table-cell>
          <table:table-cell table:style-name="ce3" table:formula="of:=[.D185]*8" office:value-type="float" office:value="5957.28930315135" calcext:value-type="float">
            <text:p>5957.3</text:p>
          </table:table-cell>
          <table:table-cell table:formula="of:=[.E185]*8" office:value-type="float" office:value="-24741.0807390326" calcext:value-type="float">
            <text:p>-24741.1</text:p>
          </table:table-cell>
          <table:table-cell table:number-columns-repeated="57"/>
        </table:table-row>
        <table:table-row table:style-name="ro2">
          <table:table-cell office:value-type="float" office:value="0.111266851425171" calcext:value-type="float">
            <text:p>0.111266851425171</text:p>
          </table:table-cell>
          <table:table-cell table:formula="of:=[.A186]*1000" office:value-type="float" office:value="111.266851425171" calcext:value-type="float">
            <text:p>111.266851425171</text:p>
          </table:table-cell>
          <table:table-cell/>
          <table:table-cell table:style-name="ce2" table:formula="of:=96/[.A186]" office:value-type="float" office:value="862.790658407027" calcext:value-type="float">
            <text:p>862.79</text:p>
          </table:table-cell>
          <table:table-cell table:style-name="ce2" table:formula="of:=96/([.A186]-[.$C$2])" office:value-type="float" office:value="-1971.56298676481" calcext:value-type="float">
            <text:p>-1971.56</text:p>
          </table:table-cell>
          <table:table-cell table:style-name="ce3" table:formula="of:=[.D186]*8" office:value-type="float" office:value="6902.32526725621" calcext:value-type="float">
            <text:p>6902.3</text:p>
          </table:table-cell>
          <table:table-cell table:formula="of:=[.E186]*8" office:value-type="float" office:value="-15772.5038941185" calcext:value-type="float">
            <text:p>-15772.5</text:p>
          </table:table-cell>
          <table:table-cell table:number-columns-repeated="57"/>
        </table:table-row>
        <table:table-row table:style-name="ro2">
          <table:table-cell office:value-type="float" office:value="0.116771936416626" calcext:value-type="float">
            <text:p>0.116771936416626</text:p>
          </table:table-cell>
          <table:table-cell table:formula="of:=[.A187]*1000" office:value-type="float" office:value="116.771936416626" calcext:value-type="float">
            <text:p>116.771936416626</text:p>
          </table:table-cell>
          <table:table-cell/>
          <table:table-cell table:style-name="ce2" table:formula="of:=96/[.A187]" office:value-type="float" office:value="822.115338204938" calcext:value-type="float">
            <text:p>822.12</text:p>
          </table:table-cell>
          <table:table-cell table:style-name="ce2" table:formula="of:=96/([.A187]-[.$C$2])" office:value-type="float" office:value="-2222.87842124014" calcext:value-type="float">
            <text:p>-2222.88</text:p>
          </table:table-cell>
          <table:table-cell table:style-name="ce3" table:formula="of:=[.D187]*8" office:value-type="float" office:value="6576.92270563951" calcext:value-type="float">
            <text:p>6576.9</text:p>
          </table:table-cell>
          <table:table-cell table:formula="of:=[.E187]*8" office:value-type="float" office:value="-17783.0273699212" calcext:value-type="float">
            <text:p>-17783.0</text:p>
          </table:table-cell>
          <table:table-cell table:number-columns-repeated="57"/>
        </table:table-row>
        <table:table-row table:style-name="ro2">
          <table:table-cell office:value-type="float" office:value="0.109899759292603" calcext:value-type="float">
            <text:p>0.109899759292603</text:p>
          </table:table-cell>
          <table:table-cell table:formula="of:=[.A188]*1000" office:value-type="float" office:value="109.899759292603" calcext:value-type="float">
            <text:p>109.899759292603</text:p>
          </table:table-cell>
          <table:table-cell/>
          <table:table-cell table:style-name="ce2" table:formula="of:=96/[.A188]" office:value-type="float" office:value="873.523296301358" calcext:value-type="float">
            <text:p>873.52</text:p>
          </table:table-cell>
          <table:table-cell table:style-name="ce2" table:formula="of:=96/([.A188]-[.$C$2])" office:value-type="float" office:value="-1917.72081256076" calcext:value-type="float">
            <text:p>-1917.72</text:p>
          </table:table-cell>
          <table:table-cell table:style-name="ce3" table:formula="of:=[.D188]*8" office:value-type="float" office:value="6988.18637041087" calcext:value-type="float">
            <text:p>6988.2</text:p>
          </table:table-cell>
          <table:table-cell table:formula="of:=[.E188]*8" office:value-type="float" office:value="-15341.7665004861" calcext:value-type="float">
            <text:p>-15341.8</text:p>
          </table:table-cell>
          <table:table-cell table:number-columns-repeated="57"/>
        </table:table-row>
        <table:table-row table:style-name="ro2">
          <table:table-cell office:value-type="float" office:value="0.11471438407898" calcext:value-type="float">
            <text:p>0.11471438407898</text:p>
          </table:table-cell>
          <table:table-cell table:formula="of:=[.A189]*1000" office:value-type="float" office:value="114.71438407898" calcext:value-type="float">
            <text:p>114.71438407898</text:p>
          </table:table-cell>
          <table:table-cell/>
          <table:table-cell table:style-name="ce2" table:formula="of:=96/[.A189]" office:value-type="float" office:value="836.861050780739" calcext:value-type="float">
            <text:p>836.86</text:p>
          </table:table-cell>
          <table:table-cell table:style-name="ce2" table:formula="of:=96/([.A189]-[.$C$2])" office:value-type="float" office:value="-2121.79081044468" calcext:value-type="float">
            <text:p>-2121.79</text:p>
          </table:table-cell>
          <table:table-cell table:style-name="ce3" table:formula="of:=[.D189]*8" office:value-type="float" office:value="6694.88840624591" calcext:value-type="float">
            <text:p>6694.9</text:p>
          </table:table-cell>
          <table:table-cell table:formula="of:=[.E189]*8" office:value-type="float" office:value="-16974.3264835574" calcext:value-type="float">
            <text:p>-16974.3</text:p>
          </table:table-cell>
          <table:table-cell table:number-columns-repeated="57"/>
        </table:table-row>
        <table:table-row table:style-name="ro2">
          <table:table-cell office:value-type="float" office:value="0.110057830810547" calcext:value-type="float">
            <text:p>0.110057830810547</text:p>
          </table:table-cell>
          <table:table-cell table:formula="of:=[.A190]*1000" office:value-type="float" office:value="110.057830810547" calcext:value-type="float">
            <text:p>110.057830810547</text:p>
          </table:table-cell>
          <table:table-cell/>
          <table:table-cell table:style-name="ce2" table:formula="of:=96/[.A190]" office:value-type="float" office:value="872.268690859935" calcext:value-type="float">
            <text:p>872.27</text:p>
          </table:table-cell>
          <table:table-cell table:style-name="ce2" table:formula="of:=96/([.A190]-[.$C$2])" office:value-type="float" office:value="-1923.7955384438" calcext:value-type="float">
            <text:p>-1923.80</text:p>
          </table:table-cell>
          <table:table-cell table:style-name="ce3" table:formula="of:=[.D190]*8" office:value-type="float" office:value="6978.14952687948" calcext:value-type="float">
            <text:p>6978.1</text:p>
          </table:table-cell>
          <table:table-cell table:formula="of:=[.E190]*8" office:value-type="float" office:value="-15390.3643075504" calcext:value-type="float">
            <text:p>-15390.4</text:p>
          </table:table-cell>
          <table:table-cell table:number-columns-repeated="57"/>
        </table:table-row>
        <table:table-row table:style-name="ro2">
          <table:table-cell office:value-type="float" office:value="0.12938117980957" calcext:value-type="float">
            <text:p>0.12938117980957</text:p>
          </table:table-cell>
          <table:table-cell table:formula="of:=[.A191]*1000" office:value-type="float" office:value="129.38117980957" calcext:value-type="float">
            <text:p>129.38117980957</text:p>
          </table:table-cell>
          <table:table-cell/>
          <table:table-cell table:style-name="ce2" table:formula="of:=96/[.A191]" office:value-type="float" office:value="741.993542965813" calcext:value-type="float">
            <text:p>741.99</text:p>
          </table:table-cell>
          <table:table-cell table:style-name="ce2" table:formula="of:=96/([.A191]-[.$C$2])" office:value-type="float" office:value="-3139.51167078433" calcext:value-type="float">
            <text:p>-3139.51</text:p>
          </table:table-cell>
          <table:table-cell table:style-name="ce3" table:formula="of:=[.D191]*8" office:value-type="float" office:value="5935.94834372651" calcext:value-type="float">
            <text:p>5935.9</text:p>
          </table:table-cell>
          <table:table-cell table:formula="of:=[.E191]*8" office:value-type="float" office:value="-25116.0933662747" calcext:value-type="float">
            <text:p>-25116.1</text:p>
          </table:table-cell>
          <table:table-cell table:number-columns-repeated="57"/>
        </table:table-row>
        <table:table-row table:style-name="ro2">
          <table:table-cell office:value-type="float" office:value="0.11498761177063" calcext:value-type="float">
            <text:p>0.11498761177063</text:p>
          </table:table-cell>
          <table:table-cell table:formula="of:=[.A192]*1000" office:value-type="float" office:value="114.98761177063" calcext:value-type="float">
            <text:p>114.98761177063</text:p>
          </table:table-cell>
          <table:table-cell/>
          <table:table-cell table:style-name="ce2" table:formula="of:=96/[.A192]" office:value-type="float" office:value="834.872544283247" calcext:value-type="float">
            <text:p>834.87</text:p>
          </table:table-cell>
          <table:table-cell table:style-name="ce2" table:formula="of:=96/([.A192]-[.$C$2])" office:value-type="float" office:value="-2134.68188764686" calcext:value-type="float">
            <text:p>-2134.68</text:p>
          </table:table-cell>
          <table:table-cell table:style-name="ce3" table:formula="of:=[.D192]*8" office:value-type="float" office:value="6678.98035426598" calcext:value-type="float">
            <text:p>6679.0</text:p>
          </table:table-cell>
          <table:table-cell table:formula="of:=[.E192]*8" office:value-type="float" office:value="-17077.4551011749" calcext:value-type="float">
            <text:p>-17077.5</text:p>
          </table:table-cell>
          <table:table-cell table:number-columns-repeated="57"/>
        </table:table-row>
        <table:table-row table:style-name="ro2">
          <table:table-cell office:value-type="float" office:value="0.110100746154785" calcext:value-type="float">
            <text:p>0.110100746154785</text:p>
          </table:table-cell>
          <table:table-cell table:formula="of:=[.A193]*1000" office:value-type="float" office:value="110.100746154785" calcext:value-type="float">
            <text:p>110.100746154785</text:p>
          </table:table-cell>
          <table:table-cell/>
          <table:table-cell table:style-name="ce2" table:formula="of:=96/[.A193]" office:value-type="float" office:value="871.92869578775" calcext:value-type="float">
            <text:p>871.93</text:p>
          </table:table-cell>
          <table:table-cell table:style-name="ce2" table:formula="of:=96/([.A193]-[.$C$2])" office:value-type="float" office:value="-1925.45143365201" calcext:value-type="float">
            <text:p>-1925.45</text:p>
          </table:table-cell>
          <table:table-cell table:style-name="ce3" table:formula="of:=[.D193]*8" office:value-type="float" office:value="6975.429566302" calcext:value-type="float">
            <text:p>6975.4</text:p>
          </table:table-cell>
          <table:table-cell table:formula="of:=[.E193]*8" office:value-type="float" office:value="-15403.6114692161" calcext:value-type="float">
            <text:p>-15403.6</text:p>
          </table:table-cell>
          <table:table-cell table:number-columns-repeated="57"/>
        </table:table-row>
        <table:table-row table:style-name="ro2">
          <table:table-cell office:value-type="float" office:value="0.11316180229187" calcext:value-type="float">
            <text:p>0.11316180229187</text:p>
          </table:table-cell>
          <table:table-cell table:formula="of:=[.A194]*1000" office:value-type="float" office:value="113.16180229187" calcext:value-type="float">
            <text:p>113.16180229187</text:p>
          </table:table-cell>
          <table:table-cell/>
          <table:table-cell table:style-name="ce2" table:formula="of:=96/[.A194]" office:value-type="float" office:value="848.342798150157" calcext:value-type="float">
            <text:p>848.34</text:p>
          </table:table-cell>
          <table:table-cell table:style-name="ce2" table:formula="of:=96/([.A194]-[.$C$2])" office:value-type="float" office:value="-2051.39683387812" calcext:value-type="float">
            <text:p>-2051.40</text:p>
          </table:table-cell>
          <table:table-cell table:style-name="ce3" table:formula="of:=[.D194]*8" office:value-type="float" office:value="6786.74238520126" calcext:value-type="float">
            <text:p>6786.7</text:p>
          </table:table-cell>
          <table:table-cell table:formula="of:=[.E194]*8" office:value-type="float" office:value="-16411.174671025" calcext:value-type="float">
            <text:p>-16411.2</text:p>
          </table:table-cell>
          <table:table-cell table:number-columns-repeated="57"/>
        </table:table-row>
        <table:table-row table:style-name="ro2">
          <table:table-cell office:value-type="float" office:value="0.112186193466187" calcext:value-type="float">
            <text:p>0.112186193466187</text:p>
          </table:table-cell>
          <table:table-cell table:formula="of:=[.A195]*1000" office:value-type="float" office:value="112.186193466187" calcext:value-type="float">
            <text:p>112.186193466187</text:p>
          </table:table-cell>
          <table:table-cell/>
          <table:table-cell table:style-name="ce2" table:formula="of:=96/[.A195]" office:value-type="float" office:value="855.720272111157" calcext:value-type="float">
            <text:p>855.72</text:p>
          </table:table-cell>
          <table:table-cell table:style-name="ce2" table:formula="of:=96/([.A195]-[.$C$2])" office:value-type="float" office:value="-2009.50368782578" calcext:value-type="float">
            <text:p>-2009.50</text:p>
          </table:table-cell>
          <table:table-cell table:style-name="ce3" table:formula="of:=[.D195]*8" office:value-type="float" office:value="6845.76217688925" calcext:value-type="float">
            <text:p>6845.8</text:p>
          </table:table-cell>
          <table:table-cell table:formula="of:=[.E195]*8" office:value-type="float" office:value="-16076.0295026062" calcext:value-type="float">
            <text:p>-16076.0</text:p>
          </table:table-cell>
          <table:table-cell table:number-columns-repeated="57"/>
        </table:table-row>
        <table:table-row table:style-name="ro2">
          <table:table-cell office:value-type="float" office:value="0.113698244094849" calcext:value-type="float">
            <text:p>0.113698244094849</text:p>
          </table:table-cell>
          <table:table-cell table:formula="of:=[.A196]*1000" office:value-type="float" office:value="113.698244094849" calcext:value-type="float">
            <text:p>113.698244094849</text:p>
          </table:table-cell>
          <table:table-cell/>
          <table:table-cell table:style-name="ce2" table:formula="of:=96/[.A196]" office:value-type="float" office:value="844.34021619468" calcext:value-type="float">
            <text:p>844.34</text:p>
          </table:table-cell>
          <table:table-cell table:style-name="ce2" table:formula="of:=96/([.A196]-[.$C$2])" office:value-type="float" office:value="-2075.18482924125" calcext:value-type="float">
            <text:p>-2075.18</text:p>
          </table:table-cell>
          <table:table-cell table:style-name="ce3" table:formula="of:=[.D196]*8" office:value-type="float" office:value="6754.72172955744" calcext:value-type="float">
            <text:p>6754.7</text:p>
          </table:table-cell>
          <table:table-cell table:formula="of:=[.E196]*8" office:value-type="float" office:value="-16601.47863393" calcext:value-type="float">
            <text:p>-16601.5</text:p>
          </table:table-cell>
          <table:table-cell table:number-columns-repeated="57"/>
        </table:table-row>
        <table:table-row table:style-name="ro2" table:number-rows-repeated="10483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32-bit" table:style-name="ta1">
        <table:shapes>
          <draw:frame draw:z-index="0" draw:style-name="gr2" draw:text-style-name="P1" svg:width="6.2988in" svg:height="3.5429in" svg:x="7.8488in" svg:y="1.7902in">
            <draw:object draw:notify-on-update-of-ranges="'32-bit'.G2:'32-bit'.G8 '32-bit'.H1:'32-bit'.H1 '32-bit'.H2:'32-bit'.H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47" table:default-cell-style-name="Default"/>
        <table:table-row table:style-name="ro4"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Time (μs)</text:p>
          </table:table-cell>
          <table:table-cell table:style-name="ce4" office:value-type="string" calcext:value-type="string">
            <text:p>Data transfer rate (KB/s)</text:p>
          </table:table-cell>
          <table:table-cell table:style-name="ce4" office:value-type="string" calcext:value-type="string">
            <text:p>← includes latency!</text:p>
          </table:table-cell>
          <table:table-cell table:style-name="ce4" office:value-type="string" calcext:value-type="string">
            <text:p>Average Transfer Rate (KB/s)</text:p>
          </table:table-cell>
          <table:table-cell table:style-name="ce4" office:value-type="string" calcext:value-type="string">
            <text:p>Bins</text:p>
          </table:table-cell>
          <table:table-cell table:style-name="ce4" office:value-type="string" calcext:value-type="string">
            <text:p>Data Transfer Rate (KB/s)</text:p>
          </table:table-cell>
          <table:table-cell table:style-name="ce4" office:value-type="string" calcext:value-type="string">
            <text:p>Total Streams Sent</text:p>
          </table:table-cell>
          <table:table-cell table:style-name="ce4" office:value-type="string" calcext:value-type="string">
            <text:p>Total Time (s)</text:p>
          </table:table-cell>
          <table:table-cell table:style-name="ce4" office:value-type="string" calcext:value-type="string">
            <text:p>Avg Time (s)</text:p>
          </table:table-cell>
          <table:table-cell table:style-name="ce4" office:value-type="string" calcext:value-type="string">
            <text:p>Avg Latency (s)</text:p>
          </table:table-cell>
          <table:table-cell table:style-name="ce4" office:value-type="string" calcext:value-type="string">
            <text:p>Bytes per Stream</text:p>
          </table:table-cell>
          <table:table-cell table:style-name="ce4" office:value-type="string" calcext:value-type="string">
            <text:p>Avg Rate (KB/s)</text:p>
          </table:table-cell>
          <table:table-cell table:style-name="ce4" office:value-type="string" calcext:value-type="string">
            <text:p>Reliability</text:p>
          </table:table-cell>
          <table:table-cell table:style-name="ce20"/>
          <table:table-cell table:style-name="ce11" office:value-type="string" calcext:value-type="string">
            <text:p>On your setup, what is the (approximate) average time between packets sent? How often are packets dropped? Does the number of bytes sent make a difference? In your report, please include at least two useful figures (likely histograms) related to your data rate results.</text:p>
          </table:table-cell>
          <table:table-cell table:style-name="ce20" table:number-columns-repeated="47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" calcext:value-type="float">
            <text:p>1</text:p>
          </table:table-cell>
          <table:table-cell office:value-type="float" office:value="115945109" calcext:value-type="float">
            <text:p>115945109</text:p>
          </table:table-cell>
          <table:table-cell table:style-name="Default"/>
          <table:table-cell/>
          <table:table-cell table:style-name="ce16" table:formula="of:=AVERAGE([.D2:.D672])" office:value-type="float" office:value="0.962971401923365" calcext:value-type="float">
            <text:p>0.963</text:p>
          </table:table-cell>
          <table:table-cell office:value-type="float" office:value="0.4" calcext:value-type="float">
            <text:p>0.4</text:p>
          </table:table-cell>
          <table:table-cell table:number-matrix-columns-spanned="1" table:number-matrix-rows-spanned="7" table:formula="of:=FREQUENCY([.D3:.D672];[.G2:.G7])" office:value-type="float" office:value="7" calcext:value-type="float">
            <text:p>7</text:p>
          </table:table-cell>
          <table:table-cell table:formula="of:=[.$B$672]" office:value-type="float" office:value="1030" calcext:value-type="float">
            <text:p>1030</text:p>
          </table:table-cell>
          <table:table-cell table:style-name="ce17" table:formula="of:=([.$C$672]-[.$C$2])/1000000" office:value-type="float" office:value="11.892546" calcext:value-type="float">
            <text:p>11.8925</text:p>
          </table:table-cell>
          <table:table-cell table:style-name="ce18" table:formula="of:=[.J2]/[.$B$672]" office:value-type="float" office:value="0.0115461611650485" calcext:value-type="float">
            <text:p>0.011546</text:p>
          </table:table-cell>
          <table:table-cell table:style-name="ce18" table:formula="of:=[$'Artemis 32-bit'.H2]*0.001" office:value-type="float" office:value="0.0114642105263157" calcext:value-type="float">
            <text:p>0.011464</text:p>
          </table:table-cell>
          <table:table-cell office:value-type="float" office:value="14" calcext:value-type="float">
            <text:p>14</text:p>
          </table:table-cell>
          <table:table-cell table:style-name="ce15" table:formula="of:=0.001*[.M2]/([.K2]-[.L2])" office:value-type="float" office:value="170.834544019123" calcext:value-type="float">
            <text:p>170.8</text:p>
          </table:table-cell>
          <table:table-cell table:style-name="ce19" table:formula="of:=671/[.$B$672]" office:value-type="percentage" office:value="0.651456310679612" calcext:value-type="percentage">
            <text:p>65.15%</text:p>
          </table:table-cell>
          <table:table-cell table:number-columns-repeated="49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" calcext:value-type="float">
            <text:p>2</text:p>
          </table:table-cell>
          <table:table-cell office:value-type="float" office:value="115956218" calcext:value-type="float">
            <text:p>115956218</text:p>
          </table:table-cell>
          <table:table-cell table:formula="of:=1000*[.$M$2]/([.C3]-[.C2])" office:value-type="float" office:value="1.26023944549464" calcext:value-type="float">
            <text:p>1.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(end-start)</text:p>
          </table:table-cell>
          <table:table-cell table:number-columns-repeated="4"/>
          <table:table-cell office:value-type="string" calcext:value-type="string">
            <text:p>(success/total)</text:p>
          </table:table-cell>
          <table:table-cell table:number-columns-repeated="49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" calcext:value-type="float">
            <text:p>3</text:p>
          </table:table-cell>
          <table:table-cell office:value-type="float" office:value="115969836" calcext:value-type="float">
            <text:p>115969836</text:p>
          </table:table-cell>
          <table:table-cell table:formula="of:=1000*[.$M$2]/([.C4]-[.C3])" office:value-type="float" office:value="1.02805110882655" calcext:value-type="float">
            <text:p>1.0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" calcext:value-type="float">
            <text:p>4</text:p>
          </table:table-cell>
          <table:table-cell office:value-type="float" office:value="115981922" calcext:value-type="float">
            <text:p>115981922</text:p>
          </table:table-cell>
          <table:table-cell table:formula="of:=1000*[.$M$2]/([.C5]-[.C4])" office:value-type="float" office:value="1.15836505047162" calcext:value-type="float">
            <text:p>1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" calcext:value-type="float">
            <text:p>5</text:p>
          </table:table-cell>
          <table:table-cell office:value-type="float" office:value="115992888" calcext:value-type="float">
            <text:p>115992888</text:p>
          </table:table-cell>
          <table:table-cell table:formula="of:=1000*[.$M$2]/([.C6]-[.C5])" office:value-type="float" office:value="1.27667335400328" calcext:value-type="float">
            <text:p>1.3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75" calcext:value-type="float">
            <text:p>175</text:p>
          </table:table-cell>
          <table:table-cell table:number-columns-repeated="56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" calcext:value-type="float">
            <text:p>8</text:p>
          </table:table-cell>
          <table:table-cell office:value-type="float" office:value="116027403" calcext:value-type="float">
            <text:p>116027403</text:p>
          </table:table-cell>
          <table:table-cell table:formula="of:=1000*[.$M$2]/([.C7]-[.C6])" office:value-type="float" office:value="0.405620744603795" calcext:value-type="float">
            <text:p>0.4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253" calcext:value-type="float">
            <text:p>253</text:p>
          </table:table-cell>
          <table:table-cell table:number-columns-repeated="56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" calcext:value-type="float">
            <text:p>9</text:p>
          </table:table-cell>
          <table:table-cell office:value-type="float" office:value="116039010" calcext:value-type="float">
            <text:p>116039010</text:p>
          </table:table-cell>
          <table:table-cell table:formula="of:=1000*[.$M$2]/([.C8]-[.C7])" office:value-type="float" office:value="1.20616869130697" calcext:value-type="float">
            <text:p>1.2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" calcext:value-type="float">
            <text:p>10</text:p>
          </table:table-cell>
          <table:table-cell office:value-type="float" office:value="116050060" calcext:value-type="float">
            <text:p>116050060</text:p>
          </table:table-cell>
          <table:table-cell table:formula="of:=1000*[.$M$2]/([.C9]-[.C8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2" calcext:value-type="float">
            <text:p>12</text:p>
          </table:table-cell>
          <table:table-cell office:value-type="float" office:value="116073538" calcext:value-type="float">
            <text:p>116073538</text:p>
          </table:table-cell>
          <table:table-cell table:formula="of:=1000*[.$M$2]/([.C10]-[.C9])" office:value-type="float" office:value="0.596302921884317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3" calcext:value-type="float">
            <text:p>13</text:p>
          </table:table-cell>
          <table:table-cell office:value-type="float" office:value="116084517" calcext:value-type="float">
            <text:p>116084517</text:p>
          </table:table-cell>
          <table:table-cell table:formula="of:=1000*[.$M$2]/([.C11]-[.C10])" office:value-type="float" office:value="1.27516167228345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6" calcext:value-type="float">
            <text:p>16</text:p>
          </table:table-cell>
          <table:table-cell office:value-type="float" office:value="116119019" calcext:value-type="float">
            <text:p>116119019</text:p>
          </table:table-cell>
          <table:table-cell table:formula="of:=1000*[.$M$2]/([.C12]-[.C11])" office:value-type="float" office:value="0.40577357834328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7" calcext:value-type="float">
            <text:p>17</text:p>
          </table:table-cell>
          <table:table-cell office:value-type="float" office:value="116131121" calcext:value-type="float">
            <text:p>116131121</text:p>
          </table:table-cell>
          <table:table-cell table:formula="of:=1000*[.$M$2]/([.C13]-[.C12])" office:value-type="float" office:value="1.1568335812262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8" calcext:value-type="float">
            <text:p>18</text:p>
          </table:table-cell>
          <table:table-cell office:value-type="float" office:value="116142166" calcext:value-type="float">
            <text:p>116142166</text:p>
          </table:table-cell>
          <table:table-cell table:formula="of:=1000*[.$M$2]/([.C14]-[.C13])" office:value-type="float" office:value="1.267541874151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0" calcext:value-type="float">
            <text:p>20</text:p>
          </table:table-cell>
          <table:table-cell office:value-type="float" office:value="116165635" calcext:value-type="float">
            <text:p>116165635</text:p>
          </table:table-cell>
          <table:table-cell table:formula="of:=1000*[.$M$2]/([.C15]-[.C14])" office:value-type="float" office:value="0.596531594869828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1" calcext:value-type="float">
            <text:p>21</text:p>
          </table:table-cell>
          <table:table-cell office:value-type="float" office:value="116177735" calcext:value-type="float">
            <text:p>116177735</text:p>
          </table:table-cell>
          <table:table-cell table:formula="of:=1000*[.$M$2]/([.C16]-[.C15])" office:value-type="float" office:value="1.1570247933884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2" calcext:value-type="float">
            <text:p>22</text:p>
          </table:table-cell>
          <table:table-cell office:value-type="float" office:value="116188781" calcext:value-type="float">
            <text:p>116188781</text:p>
          </table:table-cell>
          <table:table-cell table:formula="of:=1000*[.$M$2]/([.C17]-[.C16])" office:value-type="float" office:value="1.26742712294043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4" calcext:value-type="float">
            <text:p>24</text:p>
          </table:table-cell>
          <table:table-cell office:value-type="float" office:value="116212252" calcext:value-type="float">
            <text:p>116212252</text:p>
          </table:table-cell>
          <table:table-cell table:formula="of:=1000*[.$M$2]/([.C18]-[.C17])" office:value-type="float" office:value="0.596480763495377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5" calcext:value-type="float">
            <text:p>25</text:p>
          </table:table-cell>
          <table:table-cell office:value-type="float" office:value="116224349" calcext:value-type="float">
            <text:p>116224349</text:p>
          </table:table-cell>
          <table:table-cell table:formula="of:=1000*[.$M$2]/([.C19]-[.C18])" office:value-type="float" office:value="1.1573117301810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6" calcext:value-type="float">
            <text:p>26</text:p>
          </table:table-cell>
          <table:table-cell office:value-type="float" office:value="116235315" calcext:value-type="float">
            <text:p>116235315</text:p>
          </table:table-cell>
          <table:table-cell table:formula="of:=1000*[.$M$2]/([.C20]-[.C19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9" calcext:value-type="float">
            <text:p>29</text:p>
          </table:table-cell>
          <table:table-cell office:value-type="float" office:value="116269808" calcext:value-type="float">
            <text:p>116269808</text:p>
          </table:table-cell>
          <table:table-cell table:formula="of:=1000*[.$M$2]/([.C21]-[.C20])" office:value-type="float" office:value="0.40587945380222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0" calcext:value-type="float">
            <text:p>30</text:p>
          </table:table-cell>
          <table:table-cell office:value-type="float" office:value="116281910" calcext:value-type="float">
            <text:p>116281910</text:p>
          </table:table-cell>
          <table:table-cell table:formula="of:=1000*[.$M$2]/([.C22]-[.C21])" office:value-type="float" office:value="1.1568335812262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1" calcext:value-type="float">
            <text:p>31</text:p>
          </table:table-cell>
          <table:table-cell office:value-type="float" office:value="116292959" calcext:value-type="float">
            <text:p>116292959</text:p>
          </table:table-cell>
          <table:table-cell table:formula="of:=1000*[.$M$2]/([.C23]-[.C22])" office:value-type="float" office:value="1.267082993936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3" calcext:value-type="float">
            <text:p>33</text:p>
          </table:table-cell>
          <table:table-cell office:value-type="float" office:value="116316424" calcext:value-type="float">
            <text:p>116316424</text:p>
          </table:table-cell>
          <table:table-cell table:formula="of:=1000*[.$M$2]/([.C24]-[.C23])" office:value-type="float" office:value="0.59663328361389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4" calcext:value-type="float">
            <text:p>34</text:p>
          </table:table-cell>
          <table:table-cell office:value-type="float" office:value="116327404" calcext:value-type="float">
            <text:p>116327404</text:p>
          </table:table-cell>
          <table:table-cell table:formula="of:=1000*[.$M$2]/([.C25]-[.C24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7" calcext:value-type="float">
            <text:p>37</text:p>
          </table:table-cell>
          <table:table-cell office:value-type="float" office:value="116361909" calcext:value-type="float">
            <text:p>116361909</text:p>
          </table:table-cell>
          <table:table-cell table:formula="of:=1000*[.$M$2]/([.C26]-[.C25])" office:value-type="float" office:value="0.405738298797276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8" calcext:value-type="float">
            <text:p>38</text:p>
          </table:table-cell>
          <table:table-cell office:value-type="float" office:value="116374022" calcext:value-type="float">
            <text:p>116374022</text:p>
          </table:table-cell>
          <table:table-cell table:formula="of:=1000*[.$M$2]/([.C27]-[.C26])" office:value-type="float" office:value="1.1557830430116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9" calcext:value-type="float">
            <text:p>39</text:p>
          </table:table-cell>
          <table:table-cell office:value-type="float" office:value="116385067" calcext:value-type="float">
            <text:p>116385067</text:p>
          </table:table-cell>
          <table:table-cell table:formula="of:=1000*[.$M$2]/([.C28]-[.C27])" office:value-type="float" office:value="1.267541874151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1" calcext:value-type="float">
            <text:p>41</text:p>
          </table:table-cell>
          <table:table-cell office:value-type="float" office:value="116408558" calcext:value-type="float">
            <text:p>116408558</text:p>
          </table:table-cell>
          <table:table-cell table:formula="of:=1000*[.$M$2]/([.C29]-[.C28])" office:value-type="float" office:value="0.59597292580137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2" calcext:value-type="float">
            <text:p>42</text:p>
          </table:table-cell>
          <table:table-cell office:value-type="float" office:value="116420655" calcext:value-type="float">
            <text:p>116420655</text:p>
          </table:table-cell>
          <table:table-cell table:formula="of:=1000*[.$M$2]/([.C30]-[.C29])" office:value-type="float" office:value="1.1573117301810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3" calcext:value-type="float">
            <text:p>43</text:p>
          </table:table-cell>
          <table:table-cell office:value-type="float" office:value="116431620" calcext:value-type="float">
            <text:p>116431620</text:p>
          </table:table-cell>
          <table:table-cell table:formula="of:=1000*[.$M$2]/([.C31]-[.C30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6" calcext:value-type="float">
            <text:p>46</text:p>
          </table:table-cell>
          <table:table-cell office:value-type="float" office:value="116466114" calcext:value-type="float">
            <text:p>116466114</text:p>
          </table:table-cell>
          <table:table-cell table:formula="of:=1000*[.$M$2]/([.C32]-[.C31])" office:value-type="float" office:value="0.40586768713399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7" calcext:value-type="float">
            <text:p>47</text:p>
          </table:table-cell>
          <table:table-cell office:value-type="float" office:value="116477547" calcext:value-type="float">
            <text:p>116477547</text:p>
          </table:table-cell>
          <table:table-cell table:formula="of:=1000*[.$M$2]/([.C33]-[.C32])" office:value-type="float" office:value="1.2245254963701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8" calcext:value-type="float">
            <text:p>48</text:p>
          </table:table-cell>
          <table:table-cell office:value-type="float" office:value="116488596" calcext:value-type="float">
            <text:p>116488596</text:p>
          </table:table-cell>
          <table:table-cell table:formula="of:=1000*[.$M$2]/([.C34]-[.C33])" office:value-type="float" office:value="1.267082993936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0" calcext:value-type="float">
            <text:p>50</text:p>
          </table:table-cell>
          <table:table-cell office:value-type="float" office:value="116512064" calcext:value-type="float">
            <text:p>116512064</text:p>
          </table:table-cell>
          <table:table-cell table:formula="of:=1000*[.$M$2]/([.C35]-[.C34])" office:value-type="float" office:value="0.596557013806034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1" calcext:value-type="float">
            <text:p>51</text:p>
          </table:table-cell>
          <table:table-cell office:value-type="float" office:value="116523044" calcext:value-type="float">
            <text:p>116523044</text:p>
          </table:table-cell>
          <table:table-cell table:formula="of:=1000*[.$M$2]/([.C36]-[.C35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4" calcext:value-type="float">
            <text:p>54</text:p>
          </table:table-cell>
          <table:table-cell office:value-type="float" office:value="116557546" calcext:value-type="float">
            <text:p>116557546</text:p>
          </table:table-cell>
          <table:table-cell table:formula="of:=1000*[.$M$2]/([.C37]-[.C36])" office:value-type="float" office:value="0.40577357834328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5" calcext:value-type="float">
            <text:p>55</text:p>
          </table:table-cell>
          <table:table-cell office:value-type="float" office:value="116569648" calcext:value-type="float">
            <text:p>116569648</text:p>
          </table:table-cell>
          <table:table-cell table:formula="of:=1000*[.$M$2]/([.C38]-[.C37])" office:value-type="float" office:value="1.1568335812262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6" calcext:value-type="float">
            <text:p>56</text:p>
          </table:table-cell>
          <table:table-cell office:value-type="float" office:value="116580697" calcext:value-type="float">
            <text:p>116580697</text:p>
          </table:table-cell>
          <table:table-cell table:formula="of:=1000*[.$M$2]/([.C39]-[.C38])" office:value-type="float" office:value="1.267082993936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8" calcext:value-type="float">
            <text:p>58</text:p>
          </table:table-cell>
          <table:table-cell office:value-type="float" office:value="116604165" calcext:value-type="float">
            <text:p>116604165</text:p>
          </table:table-cell>
          <table:table-cell table:formula="of:=1000*[.$M$2]/([.C40]-[.C39])" office:value-type="float" office:value="0.596557013806034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9" calcext:value-type="float">
            <text:p>59</text:p>
          </table:table-cell>
          <table:table-cell office:value-type="float" office:value="116616263" calcext:value-type="float">
            <text:p>116616263</text:p>
          </table:table-cell>
          <table:table-cell table:formula="of:=1000*[.$M$2]/([.C41]-[.C40])" office:value-type="float" office:value="1.157216068771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0" calcext:value-type="float">
            <text:p>60</text:p>
          </table:table-cell>
          <table:table-cell office:value-type="float" office:value="116627228" calcext:value-type="float">
            <text:p>116627228</text:p>
          </table:table-cell>
          <table:table-cell table:formula="of:=1000*[.$M$2]/([.C42]-[.C41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3" calcext:value-type="float">
            <text:p>63</text:p>
          </table:table-cell>
          <table:table-cell office:value-type="float" office:value="116661756" calcext:value-type="float">
            <text:p>116661756</text:p>
          </table:table-cell>
          <table:table-cell table:formula="of:=1000*[.$M$2]/([.C43]-[.C42])" office:value-type="float" office:value="0.40546802594995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4" calcext:value-type="float">
            <text:p>64</text:p>
          </table:table-cell>
          <table:table-cell office:value-type="float" office:value="116673803" calcext:value-type="float">
            <text:p>116673803</text:p>
          </table:table-cell>
          <table:table-cell table:formula="of:=1000*[.$M$2]/([.C44]-[.C43])" office:value-type="float" office:value="1.16211504938989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5" calcext:value-type="float">
            <text:p>65</text:p>
          </table:table-cell>
          <table:table-cell office:value-type="float" office:value="116684852" calcext:value-type="float">
            <text:p>116684852</text:p>
          </table:table-cell>
          <table:table-cell table:formula="of:=1000*[.$M$2]/([.C45]-[.C44])" office:value-type="float" office:value="1.267082993936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7" calcext:value-type="float">
            <text:p>67</text:p>
          </table:table-cell>
          <table:table-cell office:value-type="float" office:value="116708338" calcext:value-type="float">
            <text:p>116708338</text:p>
          </table:table-cell>
          <table:table-cell table:formula="of:=1000*[.$M$2]/([.C46]-[.C45])" office:value-type="float" office:value="0.59609980413863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8" calcext:value-type="float">
            <text:p>68</text:p>
          </table:table-cell>
          <table:table-cell office:value-type="float" office:value="116719317" calcext:value-type="float">
            <text:p>116719317</text:p>
          </table:table-cell>
          <table:table-cell table:formula="of:=1000*[.$M$2]/([.C47]-[.C46])" office:value-type="float" office:value="1.27516167228345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1" calcext:value-type="float">
            <text:p>71</text:p>
          </table:table-cell>
          <table:table-cell office:value-type="float" office:value="116753817" calcext:value-type="float">
            <text:p>116753817</text:p>
          </table:table-cell>
          <table:table-cell table:formula="of:=1000*[.$M$2]/([.C48]-[.C47])" office:value-type="float" office:value="0.405797101449275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2" calcext:value-type="float">
            <text:p>72</text:p>
          </table:table-cell>
          <table:table-cell office:value-type="float" office:value="116765929" calcext:value-type="float">
            <text:p>116765929</text:p>
          </table:table-cell>
          <table:table-cell table:formula="of:=1000*[.$M$2]/([.C49]-[.C48])" office:value-type="float" office:value="1.155878467635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3" calcext:value-type="float">
            <text:p>73</text:p>
          </table:table-cell>
          <table:table-cell office:value-type="float" office:value="116776979" calcext:value-type="float">
            <text:p>116776979</text:p>
          </table:table-cell>
          <table:table-cell table:formula="of:=1000*[.$M$2]/([.C50]-[.C49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5" calcext:value-type="float">
            <text:p>75</text:p>
          </table:table-cell>
          <table:table-cell office:value-type="float" office:value="116800471" calcext:value-type="float">
            <text:p>116800471</text:p>
          </table:table-cell>
          <table:table-cell table:formula="of:=1000*[.$M$2]/([.C51]-[.C50])" office:value-type="float" office:value="0.595947556615018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6" calcext:value-type="float">
            <text:p>76</text:p>
          </table:table-cell>
          <table:table-cell office:value-type="float" office:value="116812572" calcext:value-type="float">
            <text:p>116812572</text:p>
          </table:table-cell>
          <table:table-cell table:formula="of:=1000*[.$M$2]/([.C52]-[.C51])" office:value-type="float" office:value="1.1569291794066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7" calcext:value-type="float">
            <text:p>77</text:p>
          </table:table-cell>
          <table:table-cell office:value-type="float" office:value="116823622" calcext:value-type="float">
            <text:p>116823622</text:p>
          </table:table-cell>
          <table:table-cell table:formula="of:=1000*[.$M$2]/([.C53]-[.C52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9" calcext:value-type="float">
            <text:p>79</text:p>
          </table:table-cell>
          <table:table-cell office:value-type="float" office:value="116847112" calcext:value-type="float">
            <text:p>116847112</text:p>
          </table:table-cell>
          <table:table-cell table:formula="of:=1000*[.$M$2]/([.C54]-[.C53])" office:value-type="float" office:value="0.595998297147722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0" calcext:value-type="float">
            <text:p>80</text:p>
          </table:table-cell>
          <table:table-cell office:value-type="float" office:value="116859221" calcext:value-type="float">
            <text:p>116859221</text:p>
          </table:table-cell>
          <table:table-cell table:formula="of:=1000*[.$M$2]/([.C55]-[.C54])" office:value-type="float" office:value="1.1561648360723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1" calcext:value-type="float">
            <text:p>81</text:p>
          </table:table-cell>
          <table:table-cell office:value-type="float" office:value="116870187" calcext:value-type="float">
            <text:p>116870187</text:p>
          </table:table-cell>
          <table:table-cell table:formula="of:=1000*[.$M$2]/([.C56]-[.C55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4" calcext:value-type="float">
            <text:p>84</text:p>
          </table:table-cell>
          <table:table-cell office:value-type="float" office:value="116904702" calcext:value-type="float">
            <text:p>116904702</text:p>
          </table:table-cell>
          <table:table-cell table:formula="of:=1000*[.$M$2]/([.C57]-[.C56])" office:value-type="float" office:value="0.405620744603795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5" calcext:value-type="float">
            <text:p>85</text:p>
          </table:table-cell>
          <table:table-cell office:value-type="float" office:value="116916806" calcext:value-type="float">
            <text:p>116916806</text:p>
          </table:table-cell>
          <table:table-cell table:formula="of:=1000*[.$M$2]/([.C58]-[.C57])" office:value-type="float" office:value="1.156642432253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6" calcext:value-type="float">
            <text:p>86</text:p>
          </table:table-cell>
          <table:table-cell office:value-type="float" office:value="116927856" calcext:value-type="float">
            <text:p>116927856</text:p>
          </table:table-cell>
          <table:table-cell table:formula="of:=1000*[.$M$2]/([.C59]-[.C58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8" calcext:value-type="float">
            <text:p>88</text:p>
          </table:table-cell>
          <table:table-cell office:value-type="float" office:value="116951321" calcext:value-type="float">
            <text:p>116951321</text:p>
          </table:table-cell>
          <table:table-cell table:formula="of:=1000*[.$M$2]/([.C60]-[.C59])" office:value-type="float" office:value="0.59663328361389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9" calcext:value-type="float">
            <text:p>89</text:p>
          </table:table-cell>
          <table:table-cell office:value-type="float" office:value="116962301" calcext:value-type="float">
            <text:p>116962301</text:p>
          </table:table-cell>
          <table:table-cell table:formula="of:=1000*[.$M$2]/([.C61]-[.C60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2" calcext:value-type="float">
            <text:p>92</text:p>
          </table:table-cell>
          <table:table-cell office:value-type="float" office:value="116996805" calcext:value-type="float">
            <text:p>116996805</text:p>
          </table:table-cell>
          <table:table-cell table:formula="of:=1000*[.$M$2]/([.C62]-[.C61])" office:value-type="float" office:value="0.40575005796429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3" calcext:value-type="float">
            <text:p>93</text:p>
          </table:table-cell>
          <table:table-cell office:value-type="float" office:value="117008907" calcext:value-type="float">
            <text:p>117008907</text:p>
          </table:table-cell>
          <table:table-cell table:formula="of:=1000*[.$M$2]/([.C63]-[.C62])" office:value-type="float" office:value="1.1568335812262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4" calcext:value-type="float">
            <text:p>94</text:p>
          </table:table-cell>
          <table:table-cell office:value-type="float" office:value="117019956" calcext:value-type="float">
            <text:p>117019956</text:p>
          </table:table-cell>
          <table:table-cell table:formula="of:=1000*[.$M$2]/([.C64]-[.C63])" office:value-type="float" office:value="1.267082993936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6" calcext:value-type="float">
            <text:p>96</text:p>
          </table:table-cell>
          <table:table-cell office:value-type="float" office:value="117043446" calcext:value-type="float">
            <text:p>117043446</text:p>
          </table:table-cell>
          <table:table-cell table:formula="of:=1000*[.$M$2]/([.C65]-[.C64])" office:value-type="float" office:value="0.595998297147722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7" calcext:value-type="float">
            <text:p>97</text:p>
          </table:table-cell>
          <table:table-cell office:value-type="float" office:value="117055558" calcext:value-type="float">
            <text:p>117055558</text:p>
          </table:table-cell>
          <table:table-cell table:formula="of:=1000*[.$M$2]/([.C66]-[.C65])" office:value-type="float" office:value="1.155878467635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8" calcext:value-type="float">
            <text:p>98</text:p>
          </table:table-cell>
          <table:table-cell office:value-type="float" office:value="117066523" calcext:value-type="float">
            <text:p>117066523</text:p>
          </table:table-cell>
          <table:table-cell table:formula="of:=1000*[.$M$2]/([.C67]-[.C66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1" calcext:value-type="float">
            <text:p>101</text:p>
          </table:table-cell>
          <table:table-cell office:value-type="float" office:value="117101028" calcext:value-type="float">
            <text:p>117101028</text:p>
          </table:table-cell>
          <table:table-cell table:formula="of:=1000*[.$M$2]/([.C68]-[.C67])" office:value-type="float" office:value="0.405738298797276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2" calcext:value-type="float">
            <text:p>102</text:p>
          </table:table-cell>
          <table:table-cell office:value-type="float" office:value="117112317" calcext:value-type="float">
            <text:p>117112317</text:p>
          </table:table-cell>
          <table:table-cell table:formula="of:=1000*[.$M$2]/([.C69]-[.C68])" office:value-type="float" office:value="1.24014527416069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3" calcext:value-type="float">
            <text:p>103</text:p>
          </table:table-cell>
          <table:table-cell office:value-type="float" office:value="117123362" calcext:value-type="float">
            <text:p>117123362</text:p>
          </table:table-cell>
          <table:table-cell table:formula="of:=1000*[.$M$2]/([.C70]-[.C69])" office:value-type="float" office:value="1.267541874151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5" calcext:value-type="float">
            <text:p>105</text:p>
          </table:table-cell>
          <table:table-cell office:value-type="float" office:value="117146827" calcext:value-type="float">
            <text:p>117146827</text:p>
          </table:table-cell>
          <table:table-cell table:formula="of:=1000*[.$M$2]/([.C71]-[.C70])" office:value-type="float" office:value="0.59663328361389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6" calcext:value-type="float">
            <text:p>106</text:p>
          </table:table-cell>
          <table:table-cell office:value-type="float" office:value="117157807" calcext:value-type="float">
            <text:p>117157807</text:p>
          </table:table-cell>
          <table:table-cell table:formula="of:=1000*[.$M$2]/([.C72]-[.C71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9" calcext:value-type="float">
            <text:p>109</text:p>
          </table:table-cell>
          <table:table-cell office:value-type="float" office:value="117192309" calcext:value-type="float">
            <text:p>117192309</text:p>
          </table:table-cell>
          <table:table-cell table:formula="of:=1000*[.$M$2]/([.C73]-[.C72])" office:value-type="float" office:value="0.40577357834328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10" calcext:value-type="float">
            <text:p>110</text:p>
          </table:table-cell>
          <table:table-cell office:value-type="float" office:value="117204413" calcext:value-type="float">
            <text:p>117204413</text:p>
          </table:table-cell>
          <table:table-cell table:formula="of:=1000*[.$M$2]/([.C74]-[.C73])" office:value-type="float" office:value="1.156642432253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11" calcext:value-type="float">
            <text:p>111</text:p>
          </table:table-cell>
          <table:table-cell office:value-type="float" office:value="117215462" calcext:value-type="float">
            <text:p>117215462</text:p>
          </table:table-cell>
          <table:table-cell table:formula="of:=1000*[.$M$2]/([.C75]-[.C74])" office:value-type="float" office:value="1.267082993936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13" calcext:value-type="float">
            <text:p>113</text:p>
          </table:table-cell>
          <table:table-cell office:value-type="float" office:value="117238953" calcext:value-type="float">
            <text:p>117238953</text:p>
          </table:table-cell>
          <table:table-cell table:formula="of:=1000*[.$M$2]/([.C76]-[.C75])" office:value-type="float" office:value="0.59597292580137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14" calcext:value-type="float">
            <text:p>114</text:p>
          </table:table-cell>
          <table:table-cell office:value-type="float" office:value="117251050" calcext:value-type="float">
            <text:p>117251050</text:p>
          </table:table-cell>
          <table:table-cell table:formula="of:=1000*[.$M$2]/([.C77]-[.C76])" office:value-type="float" office:value="1.1573117301810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15" calcext:value-type="float">
            <text:p>115</text:p>
          </table:table-cell>
          <table:table-cell office:value-type="float" office:value="117262015" calcext:value-type="float">
            <text:p>117262015</text:p>
          </table:table-cell>
          <table:table-cell table:formula="of:=1000*[.$M$2]/([.C78]-[.C77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18" calcext:value-type="float">
            <text:p>118</text:p>
          </table:table-cell>
          <table:table-cell office:value-type="float" office:value="117296509" calcext:value-type="float">
            <text:p>117296509</text:p>
          </table:table-cell>
          <table:table-cell table:formula="of:=1000*[.$M$2]/([.C79]-[.C78])" office:value-type="float" office:value="0.40586768713399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19" calcext:value-type="float">
            <text:p>119</text:p>
          </table:table-cell>
          <table:table-cell office:value-type="float" office:value="117308588" calcext:value-type="float">
            <text:p>117308588</text:p>
          </table:table-cell>
          <table:table-cell table:formula="of:=1000*[.$M$2]/([.C80]-[.C79])" office:value-type="float" office:value="1.15903634406822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20" calcext:value-type="float">
            <text:p>120</text:p>
          </table:table-cell>
          <table:table-cell office:value-type="float" office:value="117319637" calcext:value-type="float">
            <text:p>117319637</text:p>
          </table:table-cell>
          <table:table-cell table:formula="of:=1000*[.$M$2]/([.C81]-[.C80])" office:value-type="float" office:value="1.267082993936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22" calcext:value-type="float">
            <text:p>122</text:p>
          </table:table-cell>
          <table:table-cell office:value-type="float" office:value="117343114" calcext:value-type="float">
            <text:p>117343114</text:p>
          </table:table-cell>
          <table:table-cell table:formula="of:=1000*[.$M$2]/([.C82]-[.C81])" office:value-type="float" office:value="0.596328321335775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23" calcext:value-type="float">
            <text:p>123</text:p>
          </table:table-cell>
          <table:table-cell office:value-type="float" office:value="117354094" calcext:value-type="float">
            <text:p>117354094</text:p>
          </table:table-cell>
          <table:table-cell table:formula="of:=1000*[.$M$2]/([.C83]-[.C82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26" calcext:value-type="float">
            <text:p>126</text:p>
          </table:table-cell>
          <table:table-cell office:value-type="float" office:value="117388599" calcext:value-type="float">
            <text:p>117388599</text:p>
          </table:table-cell>
          <table:table-cell table:formula="of:=1000*[.$M$2]/([.C84]-[.C83])" office:value-type="float" office:value="0.405738298797276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27" calcext:value-type="float">
            <text:p>127</text:p>
          </table:table-cell>
          <table:table-cell office:value-type="float" office:value="117400700" calcext:value-type="float">
            <text:p>117400700</text:p>
          </table:table-cell>
          <table:table-cell table:formula="of:=1000*[.$M$2]/([.C85]-[.C84])" office:value-type="float" office:value="1.1569291794066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28" calcext:value-type="float">
            <text:p>128</text:p>
          </table:table-cell>
          <table:table-cell office:value-type="float" office:value="117411746" calcext:value-type="float">
            <text:p>117411746</text:p>
          </table:table-cell>
          <table:table-cell table:formula="of:=1000*[.$M$2]/([.C86]-[.C85])" office:value-type="float" office:value="1.26742712294043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30" calcext:value-type="float">
            <text:p>130</text:p>
          </table:table-cell>
          <table:table-cell office:value-type="float" office:value="117435214" calcext:value-type="float">
            <text:p>117435214</text:p>
          </table:table-cell>
          <table:table-cell table:formula="of:=1000*[.$M$2]/([.C87]-[.C86])" office:value-type="float" office:value="0.596557013806034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31" calcext:value-type="float">
            <text:p>131</text:p>
          </table:table-cell>
          <table:table-cell office:value-type="float" office:value="117447315" calcext:value-type="float">
            <text:p>117447315</text:p>
          </table:table-cell>
          <table:table-cell table:formula="of:=1000*[.$M$2]/([.C88]-[.C87])" office:value-type="float" office:value="1.1569291794066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32" calcext:value-type="float">
            <text:p>132</text:p>
          </table:table-cell>
          <table:table-cell office:value-type="float" office:value="117458360" calcext:value-type="float">
            <text:p>117458360</text:p>
          </table:table-cell>
          <table:table-cell table:formula="of:=1000*[.$M$2]/([.C89]-[.C88])" office:value-type="float" office:value="1.267541874151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34" calcext:value-type="float">
            <text:p>134</text:p>
          </table:table-cell>
          <table:table-cell office:value-type="float" office:value="117481832" calcext:value-type="float">
            <text:p>117481832</text:p>
          </table:table-cell>
          <table:table-cell table:formula="of:=1000*[.$M$2]/([.C90]-[.C89])" office:value-type="float" office:value="0.596455351056578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35" calcext:value-type="float">
            <text:p>135</text:p>
          </table:table-cell>
          <table:table-cell office:value-type="float" office:value="117493929" calcext:value-type="float">
            <text:p>117493929</text:p>
          </table:table-cell>
          <table:table-cell table:formula="of:=1000*[.$M$2]/([.C91]-[.C90])" office:value-type="float" office:value="1.1573117301810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36" calcext:value-type="float">
            <text:p>136</text:p>
          </table:table-cell>
          <table:table-cell office:value-type="float" office:value="117504895" calcext:value-type="float">
            <text:p>117504895</text:p>
          </table:table-cell>
          <table:table-cell table:formula="of:=1000*[.$M$2]/([.C92]-[.C91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39" calcext:value-type="float">
            <text:p>139</text:p>
          </table:table-cell>
          <table:table-cell office:value-type="float" office:value="117539410" calcext:value-type="float">
            <text:p>117539410</text:p>
          </table:table-cell>
          <table:table-cell table:formula="of:=1000*[.$M$2]/([.C93]-[.C92])" office:value-type="float" office:value="0.405620744603795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40" calcext:value-type="float">
            <text:p>140</text:p>
          </table:table-cell>
          <table:table-cell office:value-type="float" office:value="117551512" calcext:value-type="float">
            <text:p>117551512</text:p>
          </table:table-cell>
          <table:table-cell table:formula="of:=1000*[.$M$2]/([.C94]-[.C93])" office:value-type="float" office:value="1.1568335812262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41" calcext:value-type="float">
            <text:p>141</text:p>
          </table:table-cell>
          <table:table-cell office:value-type="float" office:value="117562557" calcext:value-type="float">
            <text:p>117562557</text:p>
          </table:table-cell>
          <table:table-cell table:formula="of:=1000*[.$M$2]/([.C95]-[.C94])" office:value-type="float" office:value="1.267541874151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43" calcext:value-type="float">
            <text:p>143</text:p>
          </table:table-cell>
          <table:table-cell office:value-type="float" office:value="117586022" calcext:value-type="float">
            <text:p>117586022</text:p>
          </table:table-cell>
          <table:table-cell table:formula="of:=1000*[.$M$2]/([.C96]-[.C95])" office:value-type="float" office:value="0.59663328361389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44" calcext:value-type="float">
            <text:p>144</text:p>
          </table:table-cell>
          <table:table-cell office:value-type="float" office:value="117597002" calcext:value-type="float">
            <text:p>117597002</text:p>
          </table:table-cell>
          <table:table-cell table:formula="of:=1000*[.$M$2]/([.C97]-[.C96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47" calcext:value-type="float">
            <text:p>147</text:p>
          </table:table-cell>
          <table:table-cell office:value-type="float" office:value="117631507" calcext:value-type="float">
            <text:p>117631507</text:p>
          </table:table-cell>
          <table:table-cell table:formula="of:=1000*[.$M$2]/([.C98]-[.C97])" office:value-type="float" office:value="0.405738298797276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48" calcext:value-type="float">
            <text:p>148</text:p>
          </table:table-cell>
          <table:table-cell office:value-type="float" office:value="117643608" calcext:value-type="float">
            <text:p>117643608</text:p>
          </table:table-cell>
          <table:table-cell table:formula="of:=1000*[.$M$2]/([.C99]-[.C98])" office:value-type="float" office:value="1.1569291794066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49" calcext:value-type="float">
            <text:p>149</text:p>
          </table:table-cell>
          <table:table-cell office:value-type="float" office:value="117654653" calcext:value-type="float">
            <text:p>117654653</text:p>
          </table:table-cell>
          <table:table-cell table:formula="of:=1000*[.$M$2]/([.C100]-[.C99])" office:value-type="float" office:value="1.267541874151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51" calcext:value-type="float">
            <text:p>151</text:p>
          </table:table-cell>
          <table:table-cell office:value-type="float" office:value="117678111" calcext:value-type="float">
            <text:p>117678111</text:p>
          </table:table-cell>
          <table:table-cell table:formula="of:=1000*[.$M$2]/([.C101]-[.C100])" office:value-type="float" office:value="0.59681132236337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52" calcext:value-type="float">
            <text:p>152</text:p>
          </table:table-cell>
          <table:table-cell office:value-type="float" office:value="117690220" calcext:value-type="float">
            <text:p>117690220</text:p>
          </table:table-cell>
          <table:table-cell table:formula="of:=1000*[.$M$2]/([.C102]-[.C101])" office:value-type="float" office:value="1.1561648360723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53" calcext:value-type="float">
            <text:p>153</text:p>
          </table:table-cell>
          <table:table-cell office:value-type="float" office:value="117701186" calcext:value-type="float">
            <text:p>117701186</text:p>
          </table:table-cell>
          <table:table-cell table:formula="of:=1000*[.$M$2]/([.C103]-[.C102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56" calcext:value-type="float">
            <text:p>156</text:p>
          </table:table-cell>
          <table:table-cell office:value-type="float" office:value="117735699" calcext:value-type="float">
            <text:p>117735699</text:p>
          </table:table-cell>
          <table:table-cell table:formula="of:=1000*[.$M$2]/([.C104]-[.C103])" office:value-type="float" office:value="0.405644249992756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57" calcext:value-type="float">
            <text:p>157</text:p>
          </table:table-cell>
          <table:table-cell office:value-type="float" office:value="117747099" calcext:value-type="float">
            <text:p>117747099</text:p>
          </table:table-cell>
          <table:table-cell table:formula="of:=1000*[.$M$2]/([.C105]-[.C104])" office:value-type="float" office:value="1.228070175438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58" calcext:value-type="float">
            <text:p>158</text:p>
          </table:table-cell>
          <table:table-cell office:value-type="float" office:value="117758149" calcext:value-type="float">
            <text:p>117758149</text:p>
          </table:table-cell>
          <table:table-cell table:formula="of:=1000*[.$M$2]/([.C106]-[.C105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60" calcext:value-type="float">
            <text:p>160</text:p>
          </table:table-cell>
          <table:table-cell office:value-type="float" office:value="117781616" calcext:value-type="float">
            <text:p>117781616</text:p>
          </table:table-cell>
          <table:table-cell table:formula="of:=1000*[.$M$2]/([.C107]-[.C106])" office:value-type="float" office:value="0.596582434908595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61" calcext:value-type="float">
            <text:p>161</text:p>
          </table:table-cell>
          <table:table-cell office:value-type="float" office:value="117792596" calcext:value-type="float">
            <text:p>117792596</text:p>
          </table:table-cell>
          <table:table-cell table:formula="of:=1000*[.$M$2]/([.C108]-[.C107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64" calcext:value-type="float">
            <text:p>164</text:p>
          </table:table-cell>
          <table:table-cell office:value-type="float" office:value="117827090" calcext:value-type="float">
            <text:p>117827090</text:p>
          </table:table-cell>
          <table:table-cell table:formula="of:=1000*[.$M$2]/([.C109]-[.C108])" office:value-type="float" office:value="0.40586768713399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65" calcext:value-type="float">
            <text:p>165</text:p>
          </table:table-cell>
          <table:table-cell office:value-type="float" office:value="117839202" calcext:value-type="float">
            <text:p>117839202</text:p>
          </table:table-cell>
          <table:table-cell table:formula="of:=1000*[.$M$2]/([.C110]-[.C109])" office:value-type="float" office:value="1.155878467635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68" calcext:value-type="float">
            <text:p>168</text:p>
          </table:table-cell>
          <table:table-cell office:value-type="float" office:value="117874581" calcext:value-type="float">
            <text:p>117874581</text:p>
          </table:table-cell>
          <table:table-cell table:formula="of:=1000*[.$M$2]/([.C111]-[.C110])" office:value-type="float" office:value="0.395714972158625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69" calcext:value-type="float">
            <text:p>169</text:p>
          </table:table-cell>
          <table:table-cell office:value-type="float" office:value="117886669" calcext:value-type="float">
            <text:p>117886669</text:p>
          </table:table-cell>
          <table:table-cell table:formula="of:=1000*[.$M$2]/([.C112]-[.C111])" office:value-type="float" office:value="1.1581733951025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70" calcext:value-type="float">
            <text:p>170</text:p>
          </table:table-cell>
          <table:table-cell office:value-type="float" office:value="117897722" calcext:value-type="float">
            <text:p>117897722</text:p>
          </table:table-cell>
          <table:table-cell table:formula="of:=1000*[.$M$2]/([.C113]-[.C112])" office:value-type="float" office:value="1.2666244458518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72" calcext:value-type="float">
            <text:p>172</text:p>
          </table:table-cell>
          <table:table-cell office:value-type="float" office:value="117921204" calcext:value-type="float">
            <text:p>117921204</text:p>
          </table:table-cell>
          <table:table-cell table:formula="of:=1000*[.$M$2]/([.C114]-[.C113])" office:value-type="float" office:value="0.596201345711609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73" calcext:value-type="float">
            <text:p>173</text:p>
          </table:table-cell>
          <table:table-cell office:value-type="float" office:value="117933313" calcext:value-type="float">
            <text:p>117933313</text:p>
          </table:table-cell>
          <table:table-cell table:formula="of:=1000*[.$M$2]/([.C115]-[.C114])" office:value-type="float" office:value="1.1561648360723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74" calcext:value-type="float">
            <text:p>174</text:p>
          </table:table-cell>
          <table:table-cell office:value-type="float" office:value="117944278" calcext:value-type="float">
            <text:p>117944278</text:p>
          </table:table-cell>
          <table:table-cell table:formula="of:=1000*[.$M$2]/([.C116]-[.C115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77" calcext:value-type="float">
            <text:p>177</text:p>
          </table:table-cell>
          <table:table-cell office:value-type="float" office:value="117978792" calcext:value-type="float">
            <text:p>117978792</text:p>
          </table:table-cell>
          <table:table-cell table:formula="of:=1000*[.$M$2]/([.C117]-[.C116])" office:value-type="float" office:value="0.405632496957756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78" calcext:value-type="float">
            <text:p>178</text:p>
          </table:table-cell>
          <table:table-cell office:value-type="float" office:value="117990904" calcext:value-type="float">
            <text:p>117990904</text:p>
          </table:table-cell>
          <table:table-cell table:formula="of:=1000*[.$M$2]/([.C118]-[.C117])" office:value-type="float" office:value="1.155878467635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79" calcext:value-type="float">
            <text:p>179</text:p>
          </table:table-cell>
          <table:table-cell office:value-type="float" office:value="118001953" calcext:value-type="float">
            <text:p>118001953</text:p>
          </table:table-cell>
          <table:table-cell table:formula="of:=1000*[.$M$2]/([.C119]-[.C118])" office:value-type="float" office:value="1.267082993936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81" calcext:value-type="float">
            <text:p>181</text:p>
          </table:table-cell>
          <table:table-cell office:value-type="float" office:value="118025440" calcext:value-type="float">
            <text:p>118025440</text:p>
          </table:table-cell>
          <table:table-cell table:formula="of:=1000*[.$M$2]/([.C120]-[.C119])" office:value-type="float" office:value="0.5960744241495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82" calcext:value-type="float">
            <text:p>182</text:p>
          </table:table-cell>
          <table:table-cell office:value-type="float" office:value="118036420" calcext:value-type="float">
            <text:p>118036420</text:p>
          </table:table-cell>
          <table:table-cell table:formula="of:=1000*[.$M$2]/([.C121]-[.C120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85" calcext:value-type="float">
            <text:p>185</text:p>
          </table:table-cell>
          <table:table-cell office:value-type="float" office:value="118070925" calcext:value-type="float">
            <text:p>118070925</text:p>
          </table:table-cell>
          <table:table-cell table:formula="of:=1000*[.$M$2]/([.C122]-[.C121])" office:value-type="float" office:value="0.405738298797276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86" calcext:value-type="float">
            <text:p>186</text:p>
          </table:table-cell>
          <table:table-cell office:value-type="float" office:value="118083026" calcext:value-type="float">
            <text:p>118083026</text:p>
          </table:table-cell>
          <table:table-cell table:formula="of:=1000*[.$M$2]/([.C123]-[.C122])" office:value-type="float" office:value="1.1569291794066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87" calcext:value-type="float">
            <text:p>187</text:p>
          </table:table-cell>
          <table:table-cell office:value-type="float" office:value="118094076" calcext:value-type="float">
            <text:p>118094076</text:p>
          </table:table-cell>
          <table:table-cell table:formula="of:=1000*[.$M$2]/([.C124]-[.C123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89" calcext:value-type="float">
            <text:p>189</text:p>
          </table:table-cell>
          <table:table-cell office:value-type="float" office:value="118117534" calcext:value-type="float">
            <text:p>118117534</text:p>
          </table:table-cell>
          <table:table-cell table:formula="of:=1000*[.$M$2]/([.C125]-[.C124])" office:value-type="float" office:value="0.59681132236337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90" calcext:value-type="float">
            <text:p>190</text:p>
          </table:table-cell>
          <table:table-cell office:value-type="float" office:value="118129643" calcext:value-type="float">
            <text:p>118129643</text:p>
          </table:table-cell>
          <table:table-cell table:formula="of:=1000*[.$M$2]/([.C126]-[.C125])" office:value-type="float" office:value="1.1561648360723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91" calcext:value-type="float">
            <text:p>191</text:p>
          </table:table-cell>
          <table:table-cell office:value-type="float" office:value="118140608" calcext:value-type="float">
            <text:p>118140608</text:p>
          </table:table-cell>
          <table:table-cell table:formula="of:=1000*[.$M$2]/([.C127]-[.C126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94" calcext:value-type="float">
            <text:p>194</text:p>
          </table:table-cell>
          <table:table-cell office:value-type="float" office:value="118175123" calcext:value-type="float">
            <text:p>118175123</text:p>
          </table:table-cell>
          <table:table-cell table:formula="of:=1000*[.$M$2]/([.C128]-[.C127])" office:value-type="float" office:value="0.405620744603795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95" calcext:value-type="float">
            <text:p>195</text:p>
          </table:table-cell>
          <table:table-cell office:value-type="float" office:value="118186568" calcext:value-type="float">
            <text:p>118186568</text:p>
          </table:table-cell>
          <table:table-cell table:formula="of:=1000*[.$M$2]/([.C129]-[.C128])" office:value-type="float" office:value="1.2232415902140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96" calcext:value-type="float">
            <text:p>196</text:p>
          </table:table-cell>
          <table:table-cell office:value-type="float" office:value="118197617" calcext:value-type="float">
            <text:p>118197617</text:p>
          </table:table-cell>
          <table:table-cell table:formula="of:=1000*[.$M$2]/([.C130]-[.C129])" office:value-type="float" office:value="1.267082993936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98" calcext:value-type="float">
            <text:p>198</text:p>
          </table:table-cell>
          <table:table-cell office:value-type="float" office:value="118221092" calcext:value-type="float">
            <text:p>118221092</text:p>
          </table:table-cell>
          <table:table-cell table:formula="of:=1000*[.$M$2]/([.C131]-[.C130])" office:value-type="float" office:value="0.596379126730565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99" calcext:value-type="float">
            <text:p>199</text:p>
          </table:table-cell>
          <table:table-cell office:value-type="float" office:value="118232072" calcext:value-type="float">
            <text:p>118232072</text:p>
          </table:table-cell>
          <table:table-cell table:formula="of:=1000*[.$M$2]/([.C132]-[.C131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02" calcext:value-type="float">
            <text:p>202</text:p>
          </table:table-cell>
          <table:table-cell office:value-type="float" office:value="118266575" calcext:value-type="float">
            <text:p>118266575</text:p>
          </table:table-cell>
          <table:table-cell table:formula="of:=1000*[.$M$2]/([.C133]-[.C132])" office:value-type="float" office:value="0.40576181781294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03" calcext:value-type="float">
            <text:p>203</text:p>
          </table:table-cell>
          <table:table-cell office:value-type="float" office:value="118278676" calcext:value-type="float">
            <text:p>118278676</text:p>
          </table:table-cell>
          <table:table-cell table:formula="of:=1000*[.$M$2]/([.C134]-[.C133])" office:value-type="float" office:value="1.1569291794066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04" calcext:value-type="float">
            <text:p>204</text:p>
          </table:table-cell>
          <table:table-cell office:value-type="float" office:value="118289722" calcext:value-type="float">
            <text:p>118289722</text:p>
          </table:table-cell>
          <table:table-cell table:formula="of:=1000*[.$M$2]/([.C135]-[.C134])" office:value-type="float" office:value="1.26742712294043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06" calcext:value-type="float">
            <text:p>206</text:p>
          </table:table-cell>
          <table:table-cell office:value-type="float" office:value="118313190" calcext:value-type="float">
            <text:p>118313190</text:p>
          </table:table-cell>
          <table:table-cell table:formula="of:=1000*[.$M$2]/([.C136]-[.C135])" office:value-type="float" office:value="0.596557013806034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07" calcext:value-type="float">
            <text:p>207</text:p>
          </table:table-cell>
          <table:table-cell office:value-type="float" office:value="118325291" calcext:value-type="float">
            <text:p>118325291</text:p>
          </table:table-cell>
          <table:table-cell table:formula="of:=1000*[.$M$2]/([.C137]-[.C136])" office:value-type="float" office:value="1.1569291794066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08" calcext:value-type="float">
            <text:p>208</text:p>
          </table:table-cell>
          <table:table-cell office:value-type="float" office:value="118336257" calcext:value-type="float">
            <text:p>118336257</text:p>
          </table:table-cell>
          <table:table-cell table:formula="of:=1000*[.$M$2]/([.C138]-[.C137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11" calcext:value-type="float">
            <text:p>211</text:p>
          </table:table-cell>
          <table:table-cell office:value-type="float" office:value="118372007" calcext:value-type="float">
            <text:p>118372007</text:p>
          </table:table-cell>
          <table:table-cell table:formula="of:=1000*[.$M$2]/([.C139]-[.C138])" office:value-type="float" office:value="0.391608391608392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12" calcext:value-type="float">
            <text:p>212</text:p>
          </table:table-cell>
          <table:table-cell office:value-type="float" office:value="118384077" calcext:value-type="float">
            <text:p>118384077</text:p>
          </table:table-cell>
          <table:table-cell table:formula="of:=1000*[.$M$2]/([.C140]-[.C139])" office:value-type="float" office:value="1.15990057995029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13" calcext:value-type="float">
            <text:p>213</text:p>
          </table:table-cell>
          <table:table-cell office:value-type="float" office:value="118395162" calcext:value-type="float">
            <text:p>118395162</text:p>
          </table:table-cell>
          <table:table-cell table:formula="of:=1000*[.$M$2]/([.C141]-[.C140])" office:value-type="float" office:value="1.2629679747406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18" calcext:value-type="float">
            <text:p>218</text:p>
          </table:table-cell>
          <table:table-cell office:value-type="float" office:value="118451602" calcext:value-type="float">
            <text:p>118451602</text:p>
          </table:table-cell>
          <table:table-cell table:formula="of:=1000*[.$M$2]/([.C142]-[.C141])" office:value-type="float" office:value="0.248051027639972" calcext:value-type="float">
            <text:p>0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19" calcext:value-type="float">
            <text:p>219</text:p>
          </table:table-cell>
          <table:table-cell office:value-type="float" office:value="118463725" calcext:value-type="float">
            <text:p>118463725</text:p>
          </table:table-cell>
          <table:table-cell table:formula="of:=1000*[.$M$2]/([.C143]-[.C142])" office:value-type="float" office:value="1.1548296626247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20" calcext:value-type="float">
            <text:p>220</text:p>
          </table:table-cell>
          <table:table-cell office:value-type="float" office:value="118475804" calcext:value-type="float">
            <text:p>118475804</text:p>
          </table:table-cell>
          <table:table-cell table:formula="of:=1000*[.$M$2]/([.C144]-[.C143])" office:value-type="float" office:value="1.15903634406822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21" calcext:value-type="float">
            <text:p>221</text:p>
          </table:table-cell>
          <table:table-cell office:value-type="float" office:value="118486850" calcext:value-type="float">
            <text:p>118486850</text:p>
          </table:table-cell>
          <table:table-cell table:formula="of:=1000*[.$M$2]/([.C145]-[.C144])" office:value-type="float" office:value="1.26742712294043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23" calcext:value-type="float">
            <text:p>223</text:p>
          </table:table-cell>
          <table:table-cell office:value-type="float" office:value="118510308" calcext:value-type="float">
            <text:p>118510308</text:p>
          </table:table-cell>
          <table:table-cell table:formula="of:=1000*[.$M$2]/([.C146]-[.C145])" office:value-type="float" office:value="0.59681132236337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24" calcext:value-type="float">
            <text:p>224</text:p>
          </table:table-cell>
          <table:table-cell office:value-type="float" office:value="118522421" calcext:value-type="float">
            <text:p>118522421</text:p>
          </table:table-cell>
          <table:table-cell table:formula="of:=1000*[.$M$2]/([.C147]-[.C146])" office:value-type="float" office:value="1.1557830430116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25" calcext:value-type="float">
            <text:p>225</text:p>
          </table:table-cell>
          <table:table-cell office:value-type="float" office:value="118533471" calcext:value-type="float">
            <text:p>118533471</text:p>
          </table:table-cell>
          <table:table-cell table:formula="of:=1000*[.$M$2]/([.C148]-[.C147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27" calcext:value-type="float">
            <text:p>227</text:p>
          </table:table-cell>
          <table:table-cell office:value-type="float" office:value="118556962" calcext:value-type="float">
            <text:p>118556962</text:p>
          </table:table-cell>
          <table:table-cell table:formula="of:=1000*[.$M$2]/([.C149]-[.C148])" office:value-type="float" office:value="0.59597292580137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28" calcext:value-type="float">
            <text:p>228</text:p>
          </table:table-cell>
          <table:table-cell office:value-type="float" office:value="118569060" calcext:value-type="float">
            <text:p>118569060</text:p>
          </table:table-cell>
          <table:table-cell table:formula="of:=1000*[.$M$2]/([.C150]-[.C149])" office:value-type="float" office:value="1.157216068771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29" calcext:value-type="float">
            <text:p>229</text:p>
          </table:table-cell>
          <table:table-cell office:value-type="float" office:value="118580026" calcext:value-type="float">
            <text:p>118580026</text:p>
          </table:table-cell>
          <table:table-cell table:formula="of:=1000*[.$M$2]/([.C151]-[.C150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32" calcext:value-type="float">
            <text:p>232</text:p>
          </table:table-cell>
          <table:table-cell office:value-type="float" office:value="118614550" calcext:value-type="float">
            <text:p>118614550</text:p>
          </table:table-cell>
          <table:table-cell table:formula="of:=1000*[.$M$2]/([.C152]-[.C151])" office:value-type="float" office:value="0.40551500405515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33" calcext:value-type="float">
            <text:p>233</text:p>
          </table:table-cell>
          <table:table-cell office:value-type="float" office:value="118626050" calcext:value-type="float">
            <text:p>118626050</text:p>
          </table:table-cell>
          <table:table-cell table:formula="of:=1000*[.$M$2]/([.C153]-[.C152])" office:value-type="float" office:value="1.2173913043478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34" calcext:value-type="float">
            <text:p>234</text:p>
          </table:table-cell>
          <table:table-cell office:value-type="float" office:value="118637099" calcext:value-type="float">
            <text:p>118637099</text:p>
          </table:table-cell>
          <table:table-cell table:formula="of:=1000*[.$M$2]/([.C154]-[.C153])" office:value-type="float" office:value="1.267082993936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36" calcext:value-type="float">
            <text:p>236</text:p>
          </table:table-cell>
          <table:table-cell office:value-type="float" office:value="118660574" calcext:value-type="float">
            <text:p>118660574</text:p>
          </table:table-cell>
          <table:table-cell table:formula="of:=1000*[.$M$2]/([.C155]-[.C154])" office:value-type="float" office:value="0.596379126730565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37" calcext:value-type="float">
            <text:p>237</text:p>
          </table:table-cell>
          <table:table-cell office:value-type="float" office:value="118671555" calcext:value-type="float">
            <text:p>118671555</text:p>
          </table:table-cell>
          <table:table-cell table:formula="of:=1000*[.$M$2]/([.C156]-[.C155])" office:value-type="float" office:value="1.27492942354977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40" calcext:value-type="float">
            <text:p>240</text:p>
          </table:table-cell>
          <table:table-cell office:value-type="float" office:value="118706057" calcext:value-type="float">
            <text:p>118706057</text:p>
          </table:table-cell>
          <table:table-cell table:formula="of:=1000*[.$M$2]/([.C157]-[.C156])" office:value-type="float" office:value="0.40577357834328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41" calcext:value-type="float">
            <text:p>241</text:p>
          </table:table-cell>
          <table:table-cell office:value-type="float" office:value="118718170" calcext:value-type="float">
            <text:p>118718170</text:p>
          </table:table-cell>
          <table:table-cell table:formula="of:=1000*[.$M$2]/([.C158]-[.C157])" office:value-type="float" office:value="1.1557830430116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42" calcext:value-type="float">
            <text:p>242</text:p>
          </table:table-cell>
          <table:table-cell office:value-type="float" office:value="118729220" calcext:value-type="float">
            <text:p>118729220</text:p>
          </table:table-cell>
          <table:table-cell table:formula="of:=1000*[.$M$2]/([.C159]-[.C158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44" calcext:value-type="float">
            <text:p>244</text:p>
          </table:table-cell>
          <table:table-cell office:value-type="float" office:value="118752702" calcext:value-type="float">
            <text:p>118752702</text:p>
          </table:table-cell>
          <table:table-cell table:formula="of:=1000*[.$M$2]/([.C160]-[.C159])" office:value-type="float" office:value="0.596201345711609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45" calcext:value-type="float">
            <text:p>245</text:p>
          </table:table-cell>
          <table:table-cell office:value-type="float" office:value="118764812" calcext:value-type="float">
            <text:p>118764812</text:p>
          </table:table-cell>
          <table:table-cell table:formula="of:=1000*[.$M$2]/([.C161]-[.C160])" office:value-type="float" office:value="1.15606936416185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46" calcext:value-type="float">
            <text:p>246</text:p>
          </table:table-cell>
          <table:table-cell office:value-type="float" office:value="118775778" calcext:value-type="float">
            <text:p>118775778</text:p>
          </table:table-cell>
          <table:table-cell table:formula="of:=1000*[.$M$2]/([.C162]-[.C161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49" calcext:value-type="float">
            <text:p>249</text:p>
          </table:table-cell>
          <table:table-cell office:value-type="float" office:value="118810291" calcext:value-type="float">
            <text:p>118810291</text:p>
          </table:table-cell>
          <table:table-cell table:formula="of:=1000*[.$M$2]/([.C163]-[.C162])" office:value-type="float" office:value="0.405644249992756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50" calcext:value-type="float">
            <text:p>250</text:p>
          </table:table-cell>
          <table:table-cell office:value-type="float" office:value="118822295" calcext:value-type="float">
            <text:p>118822295</text:p>
          </table:table-cell>
          <table:table-cell table:formula="of:=1000*[.$M$2]/([.C164]-[.C163])" office:value-type="float" office:value="1.16627790736421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51" calcext:value-type="float">
            <text:p>251</text:p>
          </table:table-cell>
          <table:table-cell office:value-type="float" office:value="118833345" calcext:value-type="float">
            <text:p>118833345</text:p>
          </table:table-cell>
          <table:table-cell table:formula="of:=1000*[.$M$2]/([.C165]-[.C164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53" calcext:value-type="float">
            <text:p>253</text:p>
          </table:table-cell>
          <table:table-cell office:value-type="float" office:value="118856809" calcext:value-type="float">
            <text:p>118856809</text:p>
          </table:table-cell>
          <table:table-cell table:formula="of:=1000*[.$M$2]/([.C166]-[.C165])" office:value-type="float" office:value="0.596658711217184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54" calcext:value-type="float">
            <text:p>254</text:p>
          </table:table-cell>
          <table:table-cell office:value-type="float" office:value="118867790" calcext:value-type="float">
            <text:p>118867790</text:p>
          </table:table-cell>
          <table:table-cell table:formula="of:=1000*[.$M$2]/([.C167]-[.C166])" office:value-type="float" office:value="1.27492942354977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57" calcext:value-type="float">
            <text:p>257</text:p>
          </table:table-cell>
          <table:table-cell office:value-type="float" office:value="118902295" calcext:value-type="float">
            <text:p>118902295</text:p>
          </table:table-cell>
          <table:table-cell table:formula="of:=1000*[.$M$2]/([.C168]-[.C167])" office:value-type="float" office:value="0.405738298797276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58" calcext:value-type="float">
            <text:p>258</text:p>
          </table:table-cell>
          <table:table-cell office:value-type="float" office:value="118914397" calcext:value-type="float">
            <text:p>118914397</text:p>
          </table:table-cell>
          <table:table-cell table:formula="of:=1000*[.$M$2]/([.C169]-[.C168])" office:value-type="float" office:value="1.1568335812262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59" calcext:value-type="float">
            <text:p>259</text:p>
          </table:table-cell>
          <table:table-cell office:value-type="float" office:value="118925447" calcext:value-type="float">
            <text:p>118925447</text:p>
          </table:table-cell>
          <table:table-cell table:formula="of:=1000*[.$M$2]/([.C170]-[.C169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61" calcext:value-type="float">
            <text:p>261</text:p>
          </table:table-cell>
          <table:table-cell office:value-type="float" office:value="118948936" calcext:value-type="float">
            <text:p>118948936</text:p>
          </table:table-cell>
          <table:table-cell table:formula="of:=1000*[.$M$2]/([.C171]-[.C170])" office:value-type="float" office:value="0.596023670654349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62" calcext:value-type="float">
            <text:p>262</text:p>
          </table:table-cell>
          <table:table-cell office:value-type="float" office:value="118961050" calcext:value-type="float">
            <text:p>118961050</text:p>
          </table:table-cell>
          <table:table-cell table:formula="of:=1000*[.$M$2]/([.C172]-[.C171])" office:value-type="float" office:value="1.15568763414231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63" calcext:value-type="float">
            <text:p>263</text:p>
          </table:table-cell>
          <table:table-cell office:value-type="float" office:value="118972095" calcext:value-type="float">
            <text:p>118972095</text:p>
          </table:table-cell>
          <table:table-cell table:formula="of:=1000*[.$M$2]/([.C173]-[.C172])" office:value-type="float" office:value="1.267541874151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65" calcext:value-type="float">
            <text:p>265</text:p>
          </table:table-cell>
          <table:table-cell office:value-type="float" office:value="118995585" calcext:value-type="float">
            <text:p>118995585</text:p>
          </table:table-cell>
          <table:table-cell table:formula="of:=1000*[.$M$2]/([.C174]-[.C173])" office:value-type="float" office:value="0.595998297147722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66" calcext:value-type="float">
            <text:p>266</text:p>
          </table:table-cell>
          <table:table-cell office:value-type="float" office:value="119007684" calcext:value-type="float">
            <text:p>119007684</text:p>
          </table:table-cell>
          <table:table-cell table:formula="of:=1000*[.$M$2]/([.C175]-[.C174])" office:value-type="float" office:value="1.1571204231754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67" calcext:value-type="float">
            <text:p>267</text:p>
          </table:table-cell>
          <table:table-cell office:value-type="float" office:value="119018650" calcext:value-type="float">
            <text:p>119018650</text:p>
          </table:table-cell>
          <table:table-cell table:formula="of:=1000*[.$M$2]/([.C176]-[.C175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70" calcext:value-type="float">
            <text:p>270</text:p>
          </table:table-cell>
          <table:table-cell office:value-type="float" office:value="119053166" calcext:value-type="float">
            <text:p>119053166</text:p>
          </table:table-cell>
          <table:table-cell table:formula="of:=1000*[.$M$2]/([.C177]-[.C176])" office:value-type="float" office:value="0.405608992930815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71" calcext:value-type="float">
            <text:p>271</text:p>
          </table:table-cell>
          <table:table-cell office:value-type="float" office:value="119065279" calcext:value-type="float">
            <text:p>119065279</text:p>
          </table:table-cell>
          <table:table-cell table:formula="of:=1000*[.$M$2]/([.C178]-[.C177])" office:value-type="float" office:value="1.1557830430116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72" calcext:value-type="float">
            <text:p>272</text:p>
          </table:table-cell>
          <table:table-cell office:value-type="float" office:value="119076329" calcext:value-type="float">
            <text:p>119076329</text:p>
          </table:table-cell>
          <table:table-cell table:formula="of:=1000*[.$M$2]/([.C179]-[.C178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74" calcext:value-type="float">
            <text:p>274</text:p>
          </table:table-cell>
          <table:table-cell office:value-type="float" office:value="119099815" calcext:value-type="float">
            <text:p>119099815</text:p>
          </table:table-cell>
          <table:table-cell table:formula="of:=1000*[.$M$2]/([.C180]-[.C179])" office:value-type="float" office:value="0.59609980413863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75" calcext:value-type="float">
            <text:p>275</text:p>
          </table:table-cell>
          <table:table-cell office:value-type="float" office:value="119110796" calcext:value-type="float">
            <text:p>119110796</text:p>
          </table:table-cell>
          <table:table-cell table:formula="of:=1000*[.$M$2]/([.C181]-[.C180])" office:value-type="float" office:value="1.27492942354977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78" calcext:value-type="float">
            <text:p>278</text:p>
          </table:table-cell>
          <table:table-cell office:value-type="float" office:value="119145288" calcext:value-type="float">
            <text:p>119145288</text:p>
          </table:table-cell>
          <table:table-cell table:formula="of:=1000*[.$M$2]/([.C182]-[.C181])" office:value-type="float" office:value="0.40589122115273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79" calcext:value-type="float">
            <text:p>279</text:p>
          </table:table-cell>
          <table:table-cell office:value-type="float" office:value="119157401" calcext:value-type="float">
            <text:p>119157401</text:p>
          </table:table-cell>
          <table:table-cell table:formula="of:=1000*[.$M$2]/([.C183]-[.C182])" office:value-type="float" office:value="1.1557830430116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80" calcext:value-type="float">
            <text:p>280</text:p>
          </table:table-cell>
          <table:table-cell office:value-type="float" office:value="119168451" calcext:value-type="float">
            <text:p>119168451</text:p>
          </table:table-cell>
          <table:table-cell table:formula="of:=1000*[.$M$2]/([.C184]-[.C183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82" calcext:value-type="float">
            <text:p>282</text:p>
          </table:table-cell>
          <table:table-cell office:value-type="float" office:value="119191933" calcext:value-type="float">
            <text:p>119191933</text:p>
          </table:table-cell>
          <table:table-cell table:formula="of:=1000*[.$M$2]/([.C185]-[.C184])" office:value-type="float" office:value="0.596201345711609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83" calcext:value-type="float">
            <text:p>283</text:p>
          </table:table-cell>
          <table:table-cell office:value-type="float" office:value="119204043" calcext:value-type="float">
            <text:p>119204043</text:p>
          </table:table-cell>
          <table:table-cell table:formula="of:=1000*[.$M$2]/([.C186]-[.C185])" office:value-type="float" office:value="1.15606936416185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84" calcext:value-type="float">
            <text:p>284</text:p>
          </table:table-cell>
          <table:table-cell office:value-type="float" office:value="119215009" calcext:value-type="float">
            <text:p>119215009</text:p>
          </table:table-cell>
          <table:table-cell table:formula="of:=1000*[.$M$2]/([.C187]-[.C186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87" calcext:value-type="float">
            <text:p>287</text:p>
          </table:table-cell>
          <table:table-cell office:value-type="float" office:value="119249523" calcext:value-type="float">
            <text:p>119249523</text:p>
          </table:table-cell>
          <table:table-cell table:formula="of:=1000*[.$M$2]/([.C188]-[.C187])" office:value-type="float" office:value="0.405632496957756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88" calcext:value-type="float">
            <text:p>288</text:p>
          </table:table-cell>
          <table:table-cell office:value-type="float" office:value="119260812" calcext:value-type="float">
            <text:p>119260812</text:p>
          </table:table-cell>
          <table:table-cell table:formula="of:=1000*[.$M$2]/([.C189]-[.C188])" office:value-type="float" office:value="1.24014527416069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89" calcext:value-type="float">
            <text:p>289</text:p>
          </table:table-cell>
          <table:table-cell office:value-type="float" office:value="119271862" calcext:value-type="float">
            <text:p>119271862</text:p>
          </table:table-cell>
          <table:table-cell table:formula="of:=1000*[.$M$2]/([.C190]-[.C189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91" calcext:value-type="float">
            <text:p>291</text:p>
          </table:table-cell>
          <table:table-cell office:value-type="float" office:value="119295337" calcext:value-type="float">
            <text:p>119295337</text:p>
          </table:table-cell>
          <table:table-cell table:formula="of:=1000*[.$M$2]/([.C191]-[.C190])" office:value-type="float" office:value="0.596379126730565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92" calcext:value-type="float">
            <text:p>292</text:p>
          </table:table-cell>
          <table:table-cell office:value-type="float" office:value="119306318" calcext:value-type="float">
            <text:p>119306318</text:p>
          </table:table-cell>
          <table:table-cell table:formula="of:=1000*[.$M$2]/([.C192]-[.C191])" office:value-type="float" office:value="1.27492942354977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95" calcext:value-type="float">
            <text:p>295</text:p>
          </table:table-cell>
          <table:table-cell office:value-type="float" office:value="119340823" calcext:value-type="float">
            <text:p>119340823</text:p>
          </table:table-cell>
          <table:table-cell table:formula="of:=1000*[.$M$2]/([.C193]-[.C192])" office:value-type="float" office:value="0.405738298797276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96" calcext:value-type="float">
            <text:p>296</text:p>
          </table:table-cell>
          <table:table-cell office:value-type="float" office:value="119352925" calcext:value-type="float">
            <text:p>119352925</text:p>
          </table:table-cell>
          <table:table-cell table:formula="of:=1000*[.$M$2]/([.C194]-[.C193])" office:value-type="float" office:value="1.1568335812262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97" calcext:value-type="float">
            <text:p>297</text:p>
          </table:table-cell>
          <table:table-cell office:value-type="float" office:value="119363971" calcext:value-type="float">
            <text:p>119363971</text:p>
          </table:table-cell>
          <table:table-cell table:formula="of:=1000*[.$M$2]/([.C195]-[.C194])" office:value-type="float" office:value="1.26742712294043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299" calcext:value-type="float">
            <text:p>299</text:p>
          </table:table-cell>
          <table:table-cell office:value-type="float" office:value="119387429" calcext:value-type="float">
            <text:p>119387429</text:p>
          </table:table-cell>
          <table:table-cell table:formula="of:=1000*[.$M$2]/([.C196]-[.C195])" office:value-type="float" office:value="0.59681132236337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00" calcext:value-type="float">
            <text:p>300</text:p>
          </table:table-cell>
          <table:table-cell office:value-type="float" office:value="119399539" calcext:value-type="float">
            <text:p>119399539</text:p>
          </table:table-cell>
          <table:table-cell table:formula="of:=1000*[.$M$2]/([.C197]-[.C196])" office:value-type="float" office:value="1.15606936416185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01" calcext:value-type="float">
            <text:p>301</text:p>
          </table:table-cell>
          <table:table-cell office:value-type="float" office:value="119410505" calcext:value-type="float">
            <text:p>119410505</text:p>
          </table:table-cell>
          <table:table-cell table:formula="of:=1000*[.$M$2]/([.C198]-[.C197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04" calcext:value-type="float">
            <text:p>304</text:p>
          </table:table-cell>
          <table:table-cell office:value-type="float" office:value="119445018" calcext:value-type="float">
            <text:p>119445018</text:p>
          </table:table-cell>
          <table:table-cell table:formula="of:=1000*[.$M$2]/([.C199]-[.C198])" office:value-type="float" office:value="0.405644249992756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05" calcext:value-type="float">
            <text:p>305</text:p>
          </table:table-cell>
          <table:table-cell office:value-type="float" office:value="119457069" calcext:value-type="float">
            <text:p>119457069</text:p>
          </table:table-cell>
          <table:table-cell table:formula="of:=1000*[.$M$2]/([.C200]-[.C199])" office:value-type="float" office:value="1.16172931706912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06" calcext:value-type="float">
            <text:p>306</text:p>
          </table:table-cell>
          <table:table-cell office:value-type="float" office:value="119468119" calcext:value-type="float">
            <text:p>119468119</text:p>
          </table:table-cell>
          <table:table-cell table:formula="of:=1000*[.$M$2]/([.C201]-[.C200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08" calcext:value-type="float">
            <text:p>308</text:p>
          </table:table-cell>
          <table:table-cell office:value-type="float" office:value="119491593" calcext:value-type="float">
            <text:p>119491593</text:p>
          </table:table-cell>
          <table:table-cell table:formula="of:=1000*[.$M$2]/([.C202]-[.C201])" office:value-type="float" office:value="0.596404532674448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09" calcext:value-type="float">
            <text:p>309</text:p>
          </table:table-cell>
          <table:table-cell office:value-type="float" office:value="119502574" calcext:value-type="float">
            <text:p>119502574</text:p>
          </table:table-cell>
          <table:table-cell table:formula="of:=1000*[.$M$2]/([.C203]-[.C202])" office:value-type="float" office:value="1.27492942354977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12" calcext:value-type="float">
            <text:p>312</text:p>
          </table:table-cell>
          <table:table-cell office:value-type="float" office:value="119537076" calcext:value-type="float">
            <text:p>119537076</text:p>
          </table:table-cell>
          <table:table-cell table:formula="of:=1000*[.$M$2]/([.C204]-[.C203])" office:value-type="float" office:value="0.40577357834328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13" calcext:value-type="float">
            <text:p>313</text:p>
          </table:table-cell>
          <table:table-cell office:value-type="float" office:value="119549189" calcext:value-type="float">
            <text:p>119549189</text:p>
          </table:table-cell>
          <table:table-cell table:formula="of:=1000*[.$M$2]/([.C205]-[.C204])" office:value-type="float" office:value="1.1557830430116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14" calcext:value-type="float">
            <text:p>314</text:p>
          </table:table-cell>
          <table:table-cell office:value-type="float" office:value="119560238" calcext:value-type="float">
            <text:p>119560238</text:p>
          </table:table-cell>
          <table:table-cell table:formula="of:=1000*[.$M$2]/([.C206]-[.C205])" office:value-type="float" office:value="1.267082993936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16" calcext:value-type="float">
            <text:p>316</text:p>
          </table:table-cell>
          <table:table-cell office:value-type="float" office:value="119583718" calcext:value-type="float">
            <text:p>119583718</text:p>
          </table:table-cell>
          <table:table-cell table:formula="of:=1000*[.$M$2]/([.C207]-[.C206])" office:value-type="float" office:value="0.59625212947189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17" calcext:value-type="float">
            <text:p>317</text:p>
          </table:table-cell>
          <table:table-cell office:value-type="float" office:value="119595833" calcext:value-type="float">
            <text:p>119595833</text:p>
          </table:table-cell>
          <table:table-cell table:formula="of:=1000*[.$M$2]/([.C208]-[.C207])" office:value-type="float" office:value="1.15559224102352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18" calcext:value-type="float">
            <text:p>318</text:p>
          </table:table-cell>
          <table:table-cell office:value-type="float" office:value="119606882" calcext:value-type="float">
            <text:p>119606882</text:p>
          </table:table-cell>
          <table:table-cell table:formula="of:=1000*[.$M$2]/([.C209]-[.C208])" office:value-type="float" office:value="1.267082993936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20" calcext:value-type="float">
            <text:p>320</text:p>
          </table:table-cell>
          <table:table-cell office:value-type="float" office:value="119630361" calcext:value-type="float">
            <text:p>119630361</text:p>
          </table:table-cell>
          <table:table-cell table:formula="of:=1000*[.$M$2]/([.C210]-[.C209])" office:value-type="float" office:value="0.596277524596448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21" calcext:value-type="float">
            <text:p>321</text:p>
          </table:table-cell>
          <table:table-cell office:value-type="float" office:value="119642459" calcext:value-type="float">
            <text:p>119642459</text:p>
          </table:table-cell>
          <table:table-cell table:formula="of:=1000*[.$M$2]/([.C211]-[.C210])" office:value-type="float" office:value="1.157216068771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22" calcext:value-type="float">
            <text:p>322</text:p>
          </table:table-cell>
          <table:table-cell office:value-type="float" office:value="119653424" calcext:value-type="float">
            <text:p>119653424</text:p>
          </table:table-cell>
          <table:table-cell table:formula="of:=1000*[.$M$2]/([.C212]-[.C211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25" calcext:value-type="float">
            <text:p>325</text:p>
          </table:table-cell>
          <table:table-cell office:value-type="float" office:value="119687918" calcext:value-type="float">
            <text:p>119687918</text:p>
          </table:table-cell>
          <table:table-cell table:formula="of:=1000*[.$M$2]/([.C213]-[.C212])" office:value-type="float" office:value="0.40586768713399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26" calcext:value-type="float">
            <text:p>326</text:p>
          </table:table-cell>
          <table:table-cell office:value-type="float" office:value="119700019" calcext:value-type="float">
            <text:p>119700019</text:p>
          </table:table-cell>
          <table:table-cell table:formula="of:=1000*[.$M$2]/([.C214]-[.C213])" office:value-type="float" office:value="1.1569291794066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27" calcext:value-type="float">
            <text:p>327</text:p>
          </table:table-cell>
          <table:table-cell office:value-type="float" office:value="119711068" calcext:value-type="float">
            <text:p>119711068</text:p>
          </table:table-cell>
          <table:table-cell table:formula="of:=1000*[.$M$2]/([.C215]-[.C214])" office:value-type="float" office:value="1.267082993936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29" calcext:value-type="float">
            <text:p>329</text:p>
          </table:table-cell>
          <table:table-cell office:value-type="float" office:value="119734557" calcext:value-type="float">
            <text:p>119734557</text:p>
          </table:table-cell>
          <table:table-cell table:formula="of:=1000*[.$M$2]/([.C216]-[.C215])" office:value-type="float" office:value="0.596023670654349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30" calcext:value-type="float">
            <text:p>330</text:p>
          </table:table-cell>
          <table:table-cell office:value-type="float" office:value="119745537" calcext:value-type="float">
            <text:p>119745537</text:p>
          </table:table-cell>
          <table:table-cell table:formula="of:=1000*[.$M$2]/([.C217]-[.C216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33" calcext:value-type="float">
            <text:p>333</text:p>
          </table:table-cell>
          <table:table-cell office:value-type="float" office:value="119780039" calcext:value-type="float">
            <text:p>119780039</text:p>
          </table:table-cell>
          <table:table-cell table:formula="of:=1000*[.$M$2]/([.C218]-[.C217])" office:value-type="float" office:value="0.40577357834328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34" calcext:value-type="float">
            <text:p>334</text:p>
          </table:table-cell>
          <table:table-cell office:value-type="float" office:value="119792140" calcext:value-type="float">
            <text:p>119792140</text:p>
          </table:table-cell>
          <table:table-cell table:formula="of:=1000*[.$M$2]/([.C219]-[.C218])" office:value-type="float" office:value="1.1569291794066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35" calcext:value-type="float">
            <text:p>335</text:p>
          </table:table-cell>
          <table:table-cell office:value-type="float" office:value="119803186" calcext:value-type="float">
            <text:p>119803186</text:p>
          </table:table-cell>
          <table:table-cell table:formula="of:=1000*[.$M$2]/([.C220]-[.C219])" office:value-type="float" office:value="1.26742712294043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37" calcext:value-type="float">
            <text:p>337</text:p>
          </table:table-cell>
          <table:table-cell office:value-type="float" office:value="119827275" calcext:value-type="float">
            <text:p>119827275</text:p>
          </table:table-cell>
          <table:table-cell table:formula="of:=1000*[.$M$2]/([.C221]-[.C220])" office:value-type="float" office:value="0.58117813109718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38" calcext:value-type="float">
            <text:p>338</text:p>
          </table:table-cell>
          <table:table-cell office:value-type="float" office:value="119840005" calcext:value-type="float">
            <text:p>119840005</text:p>
          </table:table-cell>
          <table:table-cell table:formula="of:=1000*[.$M$2]/([.C222]-[.C221])" office:value-type="float" office:value="1.09976433621367" calcext:value-type="float">
            <text:p>1.1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41" calcext:value-type="float">
            <text:p>341</text:p>
          </table:table-cell>
          <table:table-cell office:value-type="float" office:value="119875125" calcext:value-type="float">
            <text:p>119875125</text:p>
          </table:table-cell>
          <table:table-cell table:formula="of:=1000*[.$M$2]/([.C223]-[.C222])" office:value-type="float" office:value="0.398633257403189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42" calcext:value-type="float">
            <text:p>342</text:p>
          </table:table-cell>
          <table:table-cell office:value-type="float" office:value="119887222" calcext:value-type="float">
            <text:p>119887222</text:p>
          </table:table-cell>
          <table:table-cell table:formula="of:=1000*[.$M$2]/([.C224]-[.C223])" office:value-type="float" office:value="1.1573117301810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43" calcext:value-type="float">
            <text:p>343</text:p>
          </table:table-cell>
          <table:table-cell office:value-type="float" office:value="119898187" calcext:value-type="float">
            <text:p>119898187</text:p>
          </table:table-cell>
          <table:table-cell table:formula="of:=1000*[.$M$2]/([.C225]-[.C224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46" calcext:value-type="float">
            <text:p>346</text:p>
          </table:table-cell>
          <table:table-cell office:value-type="float" office:value="119932712" calcext:value-type="float">
            <text:p>119932712</text:p>
          </table:table-cell>
          <table:table-cell table:formula="of:=1000*[.$M$2]/([.C226]-[.C225])" office:value-type="float" office:value="0.405503258508327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47" calcext:value-type="float">
            <text:p>347</text:p>
          </table:table-cell>
          <table:table-cell office:value-type="float" office:value="119944318" calcext:value-type="float">
            <text:p>119944318</text:p>
          </table:table-cell>
          <table:table-cell table:formula="of:=1000*[.$M$2]/([.C227]-[.C226])" office:value-type="float" office:value="1.2062726176115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48" calcext:value-type="float">
            <text:p>348</text:p>
          </table:table-cell>
          <table:table-cell office:value-type="float" office:value="119955367" calcext:value-type="float">
            <text:p>119955367</text:p>
          </table:table-cell>
          <table:table-cell table:formula="of:=1000*[.$M$2]/([.C228]-[.C227])" office:value-type="float" office:value="1.267082993936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50" calcext:value-type="float">
            <text:p>350</text:p>
          </table:table-cell>
          <table:table-cell office:value-type="float" office:value="119978832" calcext:value-type="float">
            <text:p>119978832</text:p>
          </table:table-cell>
          <table:table-cell table:formula="of:=1000*[.$M$2]/([.C229]-[.C228])" office:value-type="float" office:value="0.59663328361389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51" calcext:value-type="float">
            <text:p>351</text:p>
          </table:table-cell>
          <table:table-cell office:value-type="float" office:value="119989813" calcext:value-type="float">
            <text:p>119989813</text:p>
          </table:table-cell>
          <table:table-cell table:formula="of:=1000*[.$M$2]/([.C230]-[.C229])" office:value-type="float" office:value="1.27492942354977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54" calcext:value-type="float">
            <text:p>354</text:p>
          </table:table-cell>
          <table:table-cell office:value-type="float" office:value="120024317" calcext:value-type="float">
            <text:p>120024317</text:p>
          </table:table-cell>
          <table:table-cell table:formula="of:=1000*[.$M$2]/([.C231]-[.C230])" office:value-type="float" office:value="0.40575005796429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55" calcext:value-type="float">
            <text:p>355</text:p>
          </table:table-cell>
          <table:table-cell office:value-type="float" office:value="120036419" calcext:value-type="float">
            <text:p>120036419</text:p>
          </table:table-cell>
          <table:table-cell table:formula="of:=1000*[.$M$2]/([.C232]-[.C231])" office:value-type="float" office:value="1.1568335812262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56" calcext:value-type="float">
            <text:p>356</text:p>
          </table:table-cell>
          <table:table-cell office:value-type="float" office:value="120047464" calcext:value-type="float">
            <text:p>120047464</text:p>
          </table:table-cell>
          <table:table-cell table:formula="of:=1000*[.$M$2]/([.C233]-[.C232])" office:value-type="float" office:value="1.267541874151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58" calcext:value-type="float">
            <text:p>358</text:p>
          </table:table-cell>
          <table:table-cell office:value-type="float" office:value="120070954" calcext:value-type="float">
            <text:p>120070954</text:p>
          </table:table-cell>
          <table:table-cell table:formula="of:=1000*[.$M$2]/([.C234]-[.C233])" office:value-type="float" office:value="0.595998297147722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59" calcext:value-type="float">
            <text:p>359</text:p>
          </table:table-cell>
          <table:table-cell office:value-type="float" office:value="120083052" calcext:value-type="float">
            <text:p>120083052</text:p>
          </table:table-cell>
          <table:table-cell table:formula="of:=1000*[.$M$2]/([.C235]-[.C234])" office:value-type="float" office:value="1.157216068771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60" calcext:value-type="float">
            <text:p>360</text:p>
          </table:table-cell>
          <table:table-cell office:value-type="float" office:value="120094017" calcext:value-type="float">
            <text:p>120094017</text:p>
          </table:table-cell>
          <table:table-cell table:formula="of:=1000*[.$M$2]/([.C236]-[.C235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63" calcext:value-type="float">
            <text:p>363</text:p>
          </table:table-cell>
          <table:table-cell office:value-type="float" office:value="120128541" calcext:value-type="float">
            <text:p>120128541</text:p>
          </table:table-cell>
          <table:table-cell table:formula="of:=1000*[.$M$2]/([.C237]-[.C236])" office:value-type="float" office:value="0.40551500405515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64" calcext:value-type="float">
            <text:p>364</text:p>
          </table:table-cell>
          <table:table-cell office:value-type="float" office:value="120140632" calcext:value-type="float">
            <text:p>120140632</text:p>
          </table:table-cell>
          <table:table-cell table:formula="of:=1000*[.$M$2]/([.C238]-[.C237])" office:value-type="float" office:value="1.1578860309321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65" calcext:value-type="float">
            <text:p>365</text:p>
          </table:table-cell>
          <table:table-cell office:value-type="float" office:value="120151682" calcext:value-type="float">
            <text:p>120151682</text:p>
          </table:table-cell>
          <table:table-cell table:formula="of:=1000*[.$M$2]/([.C239]-[.C238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67" calcext:value-type="float">
            <text:p>367</text:p>
          </table:table-cell>
          <table:table-cell office:value-type="float" office:value="120175149" calcext:value-type="float">
            <text:p>120175149</text:p>
          </table:table-cell>
          <table:table-cell table:formula="of:=1000*[.$M$2]/([.C240]-[.C239])" office:value-type="float" office:value="0.596582434908595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68" calcext:value-type="float">
            <text:p>368</text:p>
          </table:table-cell>
          <table:table-cell office:value-type="float" office:value="120186129" calcext:value-type="float">
            <text:p>120186129</text:p>
          </table:table-cell>
          <table:table-cell table:formula="of:=1000*[.$M$2]/([.C241]-[.C240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71" calcext:value-type="float">
            <text:p>371</text:p>
          </table:table-cell>
          <table:table-cell office:value-type="float" office:value="120220631" calcext:value-type="float">
            <text:p>120220631</text:p>
          </table:table-cell>
          <table:table-cell table:formula="of:=1000*[.$M$2]/([.C242]-[.C241])" office:value-type="float" office:value="0.40577357834328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72" calcext:value-type="float">
            <text:p>372</text:p>
          </table:table-cell>
          <table:table-cell office:value-type="float" office:value="120232744" calcext:value-type="float">
            <text:p>120232744</text:p>
          </table:table-cell>
          <table:table-cell table:formula="of:=1000*[.$M$2]/([.C243]-[.C242])" office:value-type="float" office:value="1.1557830430116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73" calcext:value-type="float">
            <text:p>373</text:p>
          </table:table-cell>
          <table:table-cell office:value-type="float" office:value="120243793" calcext:value-type="float">
            <text:p>120243793</text:p>
          </table:table-cell>
          <table:table-cell table:formula="of:=1000*[.$M$2]/([.C244]-[.C243])" office:value-type="float" office:value="1.267082993936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75" calcext:value-type="float">
            <text:p>375</text:p>
          </table:table-cell>
          <table:table-cell office:value-type="float" office:value="120267273" calcext:value-type="float">
            <text:p>120267273</text:p>
          </table:table-cell>
          <table:table-cell table:formula="of:=1000*[.$M$2]/([.C245]-[.C244])" office:value-type="float" office:value="0.59625212947189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76" calcext:value-type="float">
            <text:p>376</text:p>
          </table:table-cell>
          <table:table-cell office:value-type="float" office:value="120279385" calcext:value-type="float">
            <text:p>120279385</text:p>
          </table:table-cell>
          <table:table-cell table:formula="of:=1000*[.$M$2]/([.C246]-[.C245])" office:value-type="float" office:value="1.155878467635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77" calcext:value-type="float">
            <text:p>377</text:p>
          </table:table-cell>
          <table:table-cell office:value-type="float" office:value="120290435" calcext:value-type="float">
            <text:p>120290435</text:p>
          </table:table-cell>
          <table:table-cell table:formula="of:=1000*[.$M$2]/([.C247]-[.C246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79" calcext:value-type="float">
            <text:p>379</text:p>
          </table:table-cell>
          <table:table-cell office:value-type="float" office:value="120313916" calcext:value-type="float">
            <text:p>120313916</text:p>
          </table:table-cell>
          <table:table-cell table:formula="of:=1000*[.$M$2]/([.C248]-[.C247])" office:value-type="float" office:value="0.59622673651037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80" calcext:value-type="float">
            <text:p>380</text:p>
          </table:table-cell>
          <table:table-cell office:value-type="float" office:value="120326025" calcext:value-type="float">
            <text:p>120326025</text:p>
          </table:table-cell>
          <table:table-cell table:formula="of:=1000*[.$M$2]/([.C249]-[.C248])" office:value-type="float" office:value="1.1561648360723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81" calcext:value-type="float">
            <text:p>381</text:p>
          </table:table-cell>
          <table:table-cell office:value-type="float" office:value="120336991" calcext:value-type="float">
            <text:p>120336991</text:p>
          </table:table-cell>
          <table:table-cell table:formula="of:=1000*[.$M$2]/([.C250]-[.C249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84" calcext:value-type="float">
            <text:p>384</text:p>
          </table:table-cell>
          <table:table-cell office:value-type="float" office:value="120371505" calcext:value-type="float">
            <text:p>120371505</text:p>
          </table:table-cell>
          <table:table-cell table:formula="of:=1000*[.$M$2]/([.C251]-[.C250])" office:value-type="float" office:value="0.405632496957756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85" calcext:value-type="float">
            <text:p>385</text:p>
          </table:table-cell>
          <table:table-cell office:value-type="float" office:value="120383617" calcext:value-type="float">
            <text:p>120383617</text:p>
          </table:table-cell>
          <table:table-cell table:formula="of:=1000*[.$M$2]/([.C252]-[.C251])" office:value-type="float" office:value="1.155878467635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86" calcext:value-type="float">
            <text:p>386</text:p>
          </table:table-cell>
          <table:table-cell office:value-type="float" office:value="120394667" calcext:value-type="float">
            <text:p>120394667</text:p>
          </table:table-cell>
          <table:table-cell table:formula="of:=1000*[.$M$2]/([.C253]-[.C252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88" calcext:value-type="float">
            <text:p>388</text:p>
          </table:table-cell>
          <table:table-cell office:value-type="float" office:value="120418153" calcext:value-type="float">
            <text:p>120418153</text:p>
          </table:table-cell>
          <table:table-cell table:formula="of:=1000*[.$M$2]/([.C254]-[.C253])" office:value-type="float" office:value="0.59609980413863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89" calcext:value-type="float">
            <text:p>389</text:p>
          </table:table-cell>
          <table:table-cell office:value-type="float" office:value="120429133" calcext:value-type="float">
            <text:p>120429133</text:p>
          </table:table-cell>
          <table:table-cell table:formula="of:=1000*[.$M$2]/([.C255]-[.C254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92" calcext:value-type="float">
            <text:p>392</text:p>
          </table:table-cell>
          <table:table-cell office:value-type="float" office:value="120463638" calcext:value-type="float">
            <text:p>120463638</text:p>
          </table:table-cell>
          <table:table-cell table:formula="of:=1000*[.$M$2]/([.C256]-[.C255])" office:value-type="float" office:value="0.405738298797276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93" calcext:value-type="float">
            <text:p>393</text:p>
          </table:table-cell>
          <table:table-cell office:value-type="float" office:value="120475740" calcext:value-type="float">
            <text:p>120475740</text:p>
          </table:table-cell>
          <table:table-cell table:formula="of:=1000*[.$M$2]/([.C257]-[.C256])" office:value-type="float" office:value="1.1568335812262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94" calcext:value-type="float">
            <text:p>394</text:p>
          </table:table-cell>
          <table:table-cell office:value-type="float" office:value="120486785" calcext:value-type="float">
            <text:p>120486785</text:p>
          </table:table-cell>
          <table:table-cell table:formula="of:=1000*[.$M$2]/([.C258]-[.C257])" office:value-type="float" office:value="1.267541874151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96" calcext:value-type="float">
            <text:p>396</text:p>
          </table:table-cell>
          <table:table-cell office:value-type="float" office:value="120510253" calcext:value-type="float">
            <text:p>120510253</text:p>
          </table:table-cell>
          <table:table-cell table:formula="of:=1000*[.$M$2]/([.C259]-[.C258])" office:value-type="float" office:value="0.596557013806034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97" calcext:value-type="float">
            <text:p>397</text:p>
          </table:table-cell>
          <table:table-cell office:value-type="float" office:value="120522351" calcext:value-type="float">
            <text:p>120522351</text:p>
          </table:table-cell>
          <table:table-cell table:formula="of:=1000*[.$M$2]/([.C260]-[.C259])" office:value-type="float" office:value="1.157216068771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398" calcext:value-type="float">
            <text:p>398</text:p>
          </table:table-cell>
          <table:table-cell office:value-type="float" office:value="120533316" calcext:value-type="float">
            <text:p>120533316</text:p>
          </table:table-cell>
          <table:table-cell table:formula="of:=1000*[.$M$2]/([.C261]-[.C260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01" calcext:value-type="float">
            <text:p>401</text:p>
          </table:table-cell>
          <table:table-cell office:value-type="float" office:value="120567809" calcext:value-type="float">
            <text:p>120567809</text:p>
          </table:table-cell>
          <table:table-cell table:formula="of:=1000*[.$M$2]/([.C262]-[.C261])" office:value-type="float" office:value="0.40587945380222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02" calcext:value-type="float">
            <text:p>402</text:p>
          </table:table-cell>
          <table:table-cell office:value-type="float" office:value="120579157" calcext:value-type="float">
            <text:p>120579157</text:p>
          </table:table-cell>
          <table:table-cell table:formula="of:=1000*[.$M$2]/([.C263]-[.C262])" office:value-type="float" office:value="1.2336975678533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03" calcext:value-type="float">
            <text:p>403</text:p>
          </table:table-cell>
          <table:table-cell office:value-type="float" office:value="120590207" calcext:value-type="float">
            <text:p>120590207</text:p>
          </table:table-cell>
          <table:table-cell table:formula="of:=1000*[.$M$2]/([.C264]-[.C263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05" calcext:value-type="float">
            <text:p>405</text:p>
          </table:table-cell>
          <table:table-cell office:value-type="float" office:value="120613693" calcext:value-type="float">
            <text:p>120613693</text:p>
          </table:table-cell>
          <table:table-cell table:formula="of:=1000*[.$M$2]/([.C265]-[.C264])" office:value-type="float" office:value="0.59609980413863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06" calcext:value-type="float">
            <text:p>406</text:p>
          </table:table-cell>
          <table:table-cell office:value-type="float" office:value="120624673" calcext:value-type="float">
            <text:p>120624673</text:p>
          </table:table-cell>
          <table:table-cell table:formula="of:=1000*[.$M$2]/([.C266]-[.C265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09" calcext:value-type="float">
            <text:p>409</text:p>
          </table:table-cell>
          <table:table-cell office:value-type="float" office:value="120659177" calcext:value-type="float">
            <text:p>120659177</text:p>
          </table:table-cell>
          <table:table-cell table:formula="of:=1000*[.$M$2]/([.C267]-[.C266])" office:value-type="float" office:value="0.40575005796429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10" calcext:value-type="float">
            <text:p>410</text:p>
          </table:table-cell>
          <table:table-cell office:value-type="float" office:value="120671279" calcext:value-type="float">
            <text:p>120671279</text:p>
          </table:table-cell>
          <table:table-cell table:formula="of:=1000*[.$M$2]/([.C268]-[.C267])" office:value-type="float" office:value="1.1568335812262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11" calcext:value-type="float">
            <text:p>411</text:p>
          </table:table-cell>
          <table:table-cell office:value-type="float" office:value="120682324" calcext:value-type="float">
            <text:p>120682324</text:p>
          </table:table-cell>
          <table:table-cell table:formula="of:=1000*[.$M$2]/([.C269]-[.C268])" office:value-type="float" office:value="1.267541874151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13" calcext:value-type="float">
            <text:p>413</text:p>
          </table:table-cell>
          <table:table-cell office:value-type="float" office:value="120705792" calcext:value-type="float">
            <text:p>120705792</text:p>
          </table:table-cell>
          <table:table-cell table:formula="of:=1000*[.$M$2]/([.C270]-[.C269])" office:value-type="float" office:value="0.596557013806034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14" calcext:value-type="float">
            <text:p>414</text:p>
          </table:table-cell>
          <table:table-cell office:value-type="float" office:value="120717893" calcext:value-type="float">
            <text:p>120717893</text:p>
          </table:table-cell>
          <table:table-cell table:formula="of:=1000*[.$M$2]/([.C271]-[.C270])" office:value-type="float" office:value="1.1569291794066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15" calcext:value-type="float">
            <text:p>415</text:p>
          </table:table-cell>
          <table:table-cell office:value-type="float" office:value="120728858" calcext:value-type="float">
            <text:p>120728858</text:p>
          </table:table-cell>
          <table:table-cell table:formula="of:=1000*[.$M$2]/([.C272]-[.C271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18" calcext:value-type="float">
            <text:p>418</text:p>
          </table:table-cell>
          <table:table-cell office:value-type="float" office:value="120763379" calcext:value-type="float">
            <text:p>120763379</text:p>
          </table:table-cell>
          <table:table-cell table:formula="of:=1000*[.$M$2]/([.C273]-[.C272])" office:value-type="float" office:value="0.40555024477854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19" calcext:value-type="float">
            <text:p>419</text:p>
          </table:table-cell>
          <table:table-cell office:value-type="float" office:value="120775438" calcext:value-type="float">
            <text:p>120775438</text:p>
          </table:table-cell>
          <table:table-cell table:formula="of:=1000*[.$M$2]/([.C274]-[.C273])" office:value-type="float" office:value="1.16095862011775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20" calcext:value-type="float">
            <text:p>420</text:p>
          </table:table-cell>
          <table:table-cell office:value-type="float" office:value="120786483" calcext:value-type="float">
            <text:p>120786483</text:p>
          </table:table-cell>
          <table:table-cell table:formula="of:=1000*[.$M$2]/([.C275]-[.C274])" office:value-type="float" office:value="1.267541874151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22" calcext:value-type="float">
            <text:p>422</text:p>
          </table:table-cell>
          <table:table-cell office:value-type="float" office:value="120809958" calcext:value-type="float">
            <text:p>120809958</text:p>
          </table:table-cell>
          <table:table-cell table:formula="of:=1000*[.$M$2]/([.C276]-[.C275])" office:value-type="float" office:value="0.596379126730565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23" calcext:value-type="float">
            <text:p>423</text:p>
          </table:table-cell>
          <table:table-cell office:value-type="float" office:value="120820938" calcext:value-type="float">
            <text:p>120820938</text:p>
          </table:table-cell>
          <table:table-cell table:formula="of:=1000*[.$M$2]/([.C277]-[.C276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26" calcext:value-type="float">
            <text:p>426</text:p>
          </table:table-cell>
          <table:table-cell office:value-type="float" office:value="120855440" calcext:value-type="float">
            <text:p>120855440</text:p>
          </table:table-cell>
          <table:table-cell table:formula="of:=1000*[.$M$2]/([.C278]-[.C277])" office:value-type="float" office:value="0.40577357834328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27" calcext:value-type="float">
            <text:p>427</text:p>
          </table:table-cell>
          <table:table-cell office:value-type="float" office:value="120867556" calcext:value-type="float">
            <text:p>120867556</text:p>
          </table:table-cell>
          <table:table-cell table:formula="of:=1000*[.$M$2]/([.C279]-[.C278])" office:value-type="float" office:value="1.1554968636513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28" calcext:value-type="float">
            <text:p>428</text:p>
          </table:table-cell>
          <table:table-cell office:value-type="float" office:value="120878605" calcext:value-type="float">
            <text:p>120878605</text:p>
          </table:table-cell>
          <table:table-cell table:formula="of:=1000*[.$M$2]/([.C280]-[.C279])" office:value-type="float" office:value="1.267082993936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30" calcext:value-type="float">
            <text:p>430</text:p>
          </table:table-cell>
          <table:table-cell office:value-type="float" office:value="120902084" calcext:value-type="float">
            <text:p>120902084</text:p>
          </table:table-cell>
          <table:table-cell table:formula="of:=1000*[.$M$2]/([.C281]-[.C280])" office:value-type="float" office:value="0.596277524596448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31" calcext:value-type="float">
            <text:p>431</text:p>
          </table:table-cell>
          <table:table-cell office:value-type="float" office:value="120914196" calcext:value-type="float">
            <text:p>120914196</text:p>
          </table:table-cell>
          <table:table-cell table:formula="of:=1000*[.$M$2]/([.C282]-[.C281])" office:value-type="float" office:value="1.155878467635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32" calcext:value-type="float">
            <text:p>432</text:p>
          </table:table-cell>
          <table:table-cell office:value-type="float" office:value="120925246" calcext:value-type="float">
            <text:p>120925246</text:p>
          </table:table-cell>
          <table:table-cell table:formula="of:=1000*[.$M$2]/([.C283]-[.C282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34" calcext:value-type="float">
            <text:p>434</text:p>
          </table:table-cell>
          <table:table-cell office:value-type="float" office:value="120948736" calcext:value-type="float">
            <text:p>120948736</text:p>
          </table:table-cell>
          <table:table-cell table:formula="of:=1000*[.$M$2]/([.C284]-[.C283])" office:value-type="float" office:value="0.595998297147722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35" calcext:value-type="float">
            <text:p>435</text:p>
          </table:table-cell>
          <table:table-cell office:value-type="float" office:value="120960834" calcext:value-type="float">
            <text:p>120960834</text:p>
          </table:table-cell>
          <table:table-cell table:formula="of:=1000*[.$M$2]/([.C285]-[.C284])" office:value-type="float" office:value="1.157216068771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36" calcext:value-type="float">
            <text:p>436</text:p>
          </table:table-cell>
          <table:table-cell office:value-type="float" office:value="120971799" calcext:value-type="float">
            <text:p>120971799</text:p>
          </table:table-cell>
          <table:table-cell table:formula="of:=1000*[.$M$2]/([.C286]-[.C285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39" calcext:value-type="float">
            <text:p>439</text:p>
          </table:table-cell>
          <table:table-cell office:value-type="float" office:value="121006295" calcext:value-type="float">
            <text:p>121006295</text:p>
          </table:table-cell>
          <table:table-cell table:formula="of:=1000*[.$M$2]/([.C287]-[.C286])" office:value-type="float" office:value="0.405844155844156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40" calcext:value-type="float">
            <text:p>440</text:p>
          </table:table-cell>
          <table:table-cell office:value-type="float" office:value="121018397" calcext:value-type="float">
            <text:p>121018397</text:p>
          </table:table-cell>
          <table:table-cell table:formula="of:=1000*[.$M$2]/([.C288]-[.C287])" office:value-type="float" office:value="1.1568335812262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41" calcext:value-type="float">
            <text:p>441</text:p>
          </table:table-cell>
          <table:table-cell office:value-type="float" office:value="121029446" calcext:value-type="float">
            <text:p>121029446</text:p>
          </table:table-cell>
          <table:table-cell table:formula="of:=1000*[.$M$2]/([.C289]-[.C288])" office:value-type="float" office:value="1.267082993936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43" calcext:value-type="float">
            <text:p>443</text:p>
          </table:table-cell>
          <table:table-cell office:value-type="float" office:value="121052900" calcext:value-type="float">
            <text:p>121052900</text:p>
          </table:table-cell>
          <table:table-cell table:formula="of:=1000*[.$M$2]/([.C290]-[.C289])" office:value-type="float" office:value="0.59691310650635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44" calcext:value-type="float">
            <text:p>444</text:p>
          </table:table-cell>
          <table:table-cell office:value-type="float" office:value="121063880" calcext:value-type="float">
            <text:p>121063880</text:p>
          </table:table-cell>
          <table:table-cell table:formula="of:=1000*[.$M$2]/([.C291]-[.C290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47" calcext:value-type="float">
            <text:p>447</text:p>
          </table:table-cell>
          <table:table-cell office:value-type="float" office:value="121098383" calcext:value-type="float">
            <text:p>121098383</text:p>
          </table:table-cell>
          <table:table-cell table:formula="of:=1000*[.$M$2]/([.C292]-[.C291])" office:value-type="float" office:value="0.40576181781294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48" calcext:value-type="float">
            <text:p>448</text:p>
          </table:table-cell>
          <table:table-cell office:value-type="float" office:value="121110496" calcext:value-type="float">
            <text:p>121110496</text:p>
          </table:table-cell>
          <table:table-cell table:formula="of:=1000*[.$M$2]/([.C293]-[.C292])" office:value-type="float" office:value="1.1557830430116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49" calcext:value-type="float">
            <text:p>449</text:p>
          </table:table-cell>
          <table:table-cell office:value-type="float" office:value="121121541" calcext:value-type="float">
            <text:p>121121541</text:p>
          </table:table-cell>
          <table:table-cell table:formula="of:=1000*[.$M$2]/([.C294]-[.C293])" office:value-type="float" office:value="1.267541874151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51" calcext:value-type="float">
            <text:p>451</text:p>
          </table:table-cell>
          <table:table-cell office:value-type="float" office:value="121145034" calcext:value-type="float">
            <text:p>121145034</text:p>
          </table:table-cell>
          <table:table-cell table:formula="of:=1000*[.$M$2]/([.C295]-[.C294])" office:value-type="float" office:value="0.595922189588388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52" calcext:value-type="float">
            <text:p>452</text:p>
          </table:table-cell>
          <table:table-cell office:value-type="float" office:value="121157131" calcext:value-type="float">
            <text:p>121157131</text:p>
          </table:table-cell>
          <table:table-cell table:formula="of:=1000*[.$M$2]/([.C296]-[.C295])" office:value-type="float" office:value="1.1573117301810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53" calcext:value-type="float">
            <text:p>453</text:p>
          </table:table-cell>
          <table:table-cell office:value-type="float" office:value="121168097" calcext:value-type="float">
            <text:p>121168097</text:p>
          </table:table-cell>
          <table:table-cell table:formula="of:=1000*[.$M$2]/([.C297]-[.C296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56" calcext:value-type="float">
            <text:p>456</text:p>
          </table:table-cell>
          <table:table-cell office:value-type="float" office:value="121202621" calcext:value-type="float">
            <text:p>121202621</text:p>
          </table:table-cell>
          <table:table-cell table:formula="of:=1000*[.$M$2]/([.C298]-[.C297])" office:value-type="float" office:value="0.40551500405515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57" calcext:value-type="float">
            <text:p>457</text:p>
          </table:table-cell>
          <table:table-cell office:value-type="float" office:value="121213966" calcext:value-type="float">
            <text:p>121213966</text:p>
          </table:table-cell>
          <table:table-cell table:formula="of:=1000*[.$M$2]/([.C299]-[.C298])" office:value-type="float" office:value="1.23402379903041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58" calcext:value-type="float">
            <text:p>458</text:p>
          </table:table-cell>
          <table:table-cell office:value-type="float" office:value="121225011" calcext:value-type="float">
            <text:p>121225011</text:p>
          </table:table-cell>
          <table:table-cell table:formula="of:=1000*[.$M$2]/([.C300]-[.C299])" office:value-type="float" office:value="1.267541874151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60" calcext:value-type="float">
            <text:p>460</text:p>
          </table:table-cell>
          <table:table-cell office:value-type="float" office:value="121248465" calcext:value-type="float">
            <text:p>121248465</text:p>
          </table:table-cell>
          <table:table-cell table:formula="of:=1000*[.$M$2]/([.C301]-[.C300])" office:value-type="float" office:value="0.59691310650635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61" calcext:value-type="float">
            <text:p>461</text:p>
          </table:table-cell>
          <table:table-cell office:value-type="float" office:value="121259445" calcext:value-type="float">
            <text:p>121259445</text:p>
          </table:table-cell>
          <table:table-cell table:formula="of:=1000*[.$M$2]/([.C302]-[.C301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64" calcext:value-type="float">
            <text:p>464</text:p>
          </table:table-cell>
          <table:table-cell office:value-type="float" office:value="121293951" calcext:value-type="float">
            <text:p>121293951</text:p>
          </table:table-cell>
          <table:table-cell table:formula="of:=1000*[.$M$2]/([.C303]-[.C302])" office:value-type="float" office:value="0.40572654031183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65" calcext:value-type="float">
            <text:p>465</text:p>
          </table:table-cell>
          <table:table-cell office:value-type="float" office:value="121306065" calcext:value-type="float">
            <text:p>121306065</text:p>
          </table:table-cell>
          <table:table-cell table:formula="of:=1000*[.$M$2]/([.C304]-[.C303])" office:value-type="float" office:value="1.15568763414231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66" calcext:value-type="float">
            <text:p>466</text:p>
          </table:table-cell>
          <table:table-cell office:value-type="float" office:value="121317112" calcext:value-type="float">
            <text:p>121317112</text:p>
          </table:table-cell>
          <table:table-cell table:formula="of:=1000*[.$M$2]/([.C305]-[.C304])" office:value-type="float" office:value="1.26731239250475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68" calcext:value-type="float">
            <text:p>468</text:p>
          </table:table-cell>
          <table:table-cell office:value-type="float" office:value="121340596" calcext:value-type="float">
            <text:p>121340596</text:p>
          </table:table-cell>
          <table:table-cell table:formula="of:=1000*[.$M$2]/([.C306]-[.C305])" office:value-type="float" office:value="0.5961505706012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69" calcext:value-type="float">
            <text:p>469</text:p>
          </table:table-cell>
          <table:table-cell office:value-type="float" office:value="121352707" calcext:value-type="float">
            <text:p>121352707</text:p>
          </table:table-cell>
          <table:table-cell table:formula="of:=1000*[.$M$2]/([.C307]-[.C306])" office:value-type="float" office:value="1.1559739080175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70" calcext:value-type="float">
            <text:p>470</text:p>
          </table:table-cell>
          <table:table-cell office:value-type="float" office:value="121363672" calcext:value-type="float">
            <text:p>121363672</text:p>
          </table:table-cell>
          <table:table-cell table:formula="of:=1000*[.$M$2]/([.C308]-[.C307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73" calcext:value-type="float">
            <text:p>473</text:p>
          </table:table-cell>
          <table:table-cell office:value-type="float" office:value="121398192" calcext:value-type="float">
            <text:p>121398192</text:p>
          </table:table-cell>
          <table:table-cell table:formula="of:=1000*[.$M$2]/([.C309]-[.C308])" office:value-type="float" office:value="0.405561993047509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74" calcext:value-type="float">
            <text:p>474</text:p>
          </table:table-cell>
          <table:table-cell office:value-type="float" office:value="121410229" calcext:value-type="float">
            <text:p>121410229</text:p>
          </table:table-cell>
          <table:table-cell table:formula="of:=1000*[.$M$2]/([.C310]-[.C309])" office:value-type="float" office:value="1.1630805017861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75" calcext:value-type="float">
            <text:p>475</text:p>
          </table:table-cell>
          <table:table-cell office:value-type="float" office:value="121421280" calcext:value-type="float">
            <text:p>121421280</text:p>
          </table:table-cell>
          <table:table-cell table:formula="of:=1000*[.$M$2]/([.C311]-[.C310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77" calcext:value-type="float">
            <text:p>477</text:p>
          </table:table-cell>
          <table:table-cell office:value-type="float" office:value="121444774" calcext:value-type="float">
            <text:p>121444774</text:p>
          </table:table-cell>
          <table:table-cell table:formula="of:=1000*[.$M$2]/([.C312]-[.C311])" office:value-type="float" office:value="0.595896824721205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78" calcext:value-type="float">
            <text:p>478</text:p>
          </table:table-cell>
          <table:table-cell office:value-type="float" office:value="121455754" calcext:value-type="float">
            <text:p>121455754</text:p>
          </table:table-cell>
          <table:table-cell table:formula="of:=1000*[.$M$2]/([.C313]-[.C312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81" calcext:value-type="float">
            <text:p>481</text:p>
          </table:table-cell>
          <table:table-cell office:value-type="float" office:value="121490282" calcext:value-type="float">
            <text:p>121490282</text:p>
          </table:table-cell>
          <table:table-cell table:formula="of:=1000*[.$M$2]/([.C314]-[.C313])" office:value-type="float" office:value="0.40546802594995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82" calcext:value-type="float">
            <text:p>482</text:p>
          </table:table-cell>
          <table:table-cell office:value-type="float" office:value="121502385" calcext:value-type="float">
            <text:p>121502385</text:p>
          </table:table-cell>
          <table:table-cell table:formula="of:=1000*[.$M$2]/([.C315]-[.C314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83" calcext:value-type="float">
            <text:p>483</text:p>
          </table:table-cell>
          <table:table-cell office:value-type="float" office:value="121513436" calcext:value-type="float">
            <text:p>121513436</text:p>
          </table:table-cell>
          <table:table-cell table:formula="of:=1000*[.$M$2]/([.C316]-[.C315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85" calcext:value-type="float">
            <text:p>485</text:p>
          </table:table-cell>
          <table:table-cell office:value-type="float" office:value="121536931" calcext:value-type="float">
            <text:p>121536931</text:p>
          </table:table-cell>
          <table:table-cell table:formula="of:=1000*[.$M$2]/([.C317]-[.C316])" office:value-type="float" office:value="0.595871462013194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86" calcext:value-type="float">
            <text:p>486</text:p>
          </table:table-cell>
          <table:table-cell office:value-type="float" office:value="121549034" calcext:value-type="float">
            <text:p>121549034</text:p>
          </table:table-cell>
          <table:table-cell table:formula="of:=1000*[.$M$2]/([.C318]-[.C317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87" calcext:value-type="float">
            <text:p>487</text:p>
          </table:table-cell>
          <table:table-cell office:value-type="float" office:value="121560255" calcext:value-type="float">
            <text:p>121560255</text:p>
          </table:table-cell>
          <table:table-cell table:formula="of:=1000*[.$M$2]/([.C319]-[.C318])" office:value-type="float" office:value="1.24766063630692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89" calcext:value-type="float">
            <text:p>489</text:p>
          </table:table-cell>
          <table:table-cell office:value-type="float" office:value="121583753" calcext:value-type="float">
            <text:p>121583753</text:p>
          </table:table-cell>
          <table:table-cell table:formula="of:=1000*[.$M$2]/([.C320]-[.C319])" office:value-type="float" office:value="0.59579538684143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90" calcext:value-type="float">
            <text:p>490</text:p>
          </table:table-cell>
          <table:table-cell office:value-type="float" office:value="121595852" calcext:value-type="float">
            <text:p>121595852</text:p>
          </table:table-cell>
          <table:table-cell table:formula="of:=1000*[.$M$2]/([.C321]-[.C320])" office:value-type="float" office:value="1.1571204231754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91" calcext:value-type="float">
            <text:p>491</text:p>
          </table:table-cell>
          <table:table-cell office:value-type="float" office:value="121606818" calcext:value-type="float">
            <text:p>121606818</text:p>
          </table:table-cell>
          <table:table-cell table:formula="of:=1000*[.$M$2]/([.C322]-[.C321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94" calcext:value-type="float">
            <text:p>494</text:p>
          </table:table-cell>
          <table:table-cell office:value-type="float" office:value="121641335" calcext:value-type="float">
            <text:p>121641335</text:p>
          </table:table-cell>
          <table:table-cell table:formula="of:=1000*[.$M$2]/([.C323]-[.C322])" office:value-type="float" office:value="0.405597241938755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95" calcext:value-type="float">
            <text:p>495</text:p>
          </table:table-cell>
          <table:table-cell office:value-type="float" office:value="121653361" calcext:value-type="float">
            <text:p>121653361</text:p>
          </table:table-cell>
          <table:table-cell table:formula="of:=1000*[.$M$2]/([.C324]-[.C323])" office:value-type="float" office:value="1.1641443538998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96" calcext:value-type="float">
            <text:p>496</text:p>
          </table:table-cell>
          <table:table-cell office:value-type="float" office:value="121664412" calcext:value-type="float">
            <text:p>121664412</text:p>
          </table:table-cell>
          <table:table-cell table:formula="of:=1000*[.$M$2]/([.C325]-[.C324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98" calcext:value-type="float">
            <text:p>498</text:p>
          </table:table-cell>
          <table:table-cell office:value-type="float" office:value="121687892" calcext:value-type="float">
            <text:p>121687892</text:p>
          </table:table-cell>
          <table:table-cell table:formula="of:=1000*[.$M$2]/([.C326]-[.C325])" office:value-type="float" office:value="0.59625212947189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499" calcext:value-type="float">
            <text:p>499</text:p>
          </table:table-cell>
          <table:table-cell office:value-type="float" office:value="121698872" calcext:value-type="float">
            <text:p>121698872</text:p>
          </table:table-cell>
          <table:table-cell table:formula="of:=1000*[.$M$2]/([.C327]-[.C326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02" calcext:value-type="float">
            <text:p>502</text:p>
          </table:table-cell>
          <table:table-cell office:value-type="float" office:value="121733395" calcext:value-type="float">
            <text:p>121733395</text:p>
          </table:table-cell>
          <table:table-cell table:formula="of:=1000*[.$M$2]/([.C328]-[.C327])" office:value-type="float" office:value="0.40552675028242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03" calcext:value-type="float">
            <text:p>503</text:p>
          </table:table-cell>
          <table:table-cell office:value-type="float" office:value="121745509" calcext:value-type="float">
            <text:p>121745509</text:p>
          </table:table-cell>
          <table:table-cell table:formula="of:=1000*[.$M$2]/([.C329]-[.C328])" office:value-type="float" office:value="1.15568763414231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04" calcext:value-type="float">
            <text:p>504</text:p>
          </table:table-cell>
          <table:table-cell office:value-type="float" office:value="121756557" calcext:value-type="float">
            <text:p>121756557</text:p>
          </table:table-cell>
          <table:table-cell table:formula="of:=1000*[.$M$2]/([.C330]-[.C329])" office:value-type="float" office:value="1.2671976828385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06" calcext:value-type="float">
            <text:p>506</text:p>
          </table:table-cell>
          <table:table-cell office:value-type="float" office:value="121780040" calcext:value-type="float">
            <text:p>121780040</text:p>
          </table:table-cell>
          <table:table-cell table:formula="of:=1000*[.$M$2]/([.C331]-[.C330])" office:value-type="float" office:value="0.59617595707533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07" calcext:value-type="float">
            <text:p>507</text:p>
          </table:table-cell>
          <table:table-cell office:value-type="float" office:value="121792140" calcext:value-type="float">
            <text:p>121792140</text:p>
          </table:table-cell>
          <table:table-cell table:formula="of:=1000*[.$M$2]/([.C332]-[.C331])" office:value-type="float" office:value="1.1570247933884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08" calcext:value-type="float">
            <text:p>508</text:p>
          </table:table-cell>
          <table:table-cell office:value-type="float" office:value="121803105" calcext:value-type="float">
            <text:p>121803105</text:p>
          </table:table-cell>
          <table:table-cell table:formula="of:=1000*[.$M$2]/([.C333]-[.C332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11" calcext:value-type="float">
            <text:p>511</text:p>
          </table:table-cell>
          <table:table-cell office:value-type="float" office:value="121838476" calcext:value-type="float">
            <text:p>121838476</text:p>
          </table:table-cell>
          <table:table-cell table:formula="of:=1000*[.$M$2]/([.C334]-[.C333])" office:value-type="float" office:value="0.3958044725905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12" calcext:value-type="float">
            <text:p>512</text:p>
          </table:table-cell>
          <table:table-cell office:value-type="float" office:value="121849769" calcext:value-type="float">
            <text:p>121849769</text:p>
          </table:table-cell>
          <table:table-cell table:formula="of:=1000*[.$M$2]/([.C335]-[.C334])" office:value-type="float" office:value="1.2397060125741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13" calcext:value-type="float">
            <text:p>513</text:p>
          </table:table-cell>
          <table:table-cell office:value-type="float" office:value="121860820" calcext:value-type="float">
            <text:p>121860820</text:p>
          </table:table-cell>
          <table:table-cell table:formula="of:=1000*[.$M$2]/([.C336]-[.C335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15" calcext:value-type="float">
            <text:p>515</text:p>
          </table:table-cell>
          <table:table-cell office:value-type="float" office:value="121884329" calcext:value-type="float">
            <text:p>121884329</text:p>
          </table:table-cell>
          <table:table-cell table:formula="of:=1000*[.$M$2]/([.C337]-[.C336])" office:value-type="float" office:value="0.595516610659747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16" calcext:value-type="float">
            <text:p>516</text:p>
          </table:table-cell>
          <table:table-cell office:value-type="float" office:value="121895310" calcext:value-type="float">
            <text:p>121895310</text:p>
          </table:table-cell>
          <table:table-cell table:formula="of:=1000*[.$M$2]/([.C338]-[.C337])" office:value-type="float" office:value="1.27492942354977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19" calcext:value-type="float">
            <text:p>519</text:p>
          </table:table-cell>
          <table:table-cell office:value-type="float" office:value="121929841" calcext:value-type="float">
            <text:p>121929841</text:p>
          </table:table-cell>
          <table:table-cell table:formula="of:=1000*[.$M$2]/([.C339]-[.C338])" office:value-type="float" office:value="0.40543279951348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20" calcext:value-type="float">
            <text:p>520</text:p>
          </table:table-cell>
          <table:table-cell office:value-type="float" office:value="121941945" calcext:value-type="float">
            <text:p>121941945</text:p>
          </table:table-cell>
          <table:table-cell table:formula="of:=1000*[.$M$2]/([.C340]-[.C339])" office:value-type="float" office:value="1.156642432253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21" calcext:value-type="float">
            <text:p>521</text:p>
          </table:table-cell>
          <table:table-cell office:value-type="float" office:value="121952993" calcext:value-type="float">
            <text:p>121952993</text:p>
          </table:table-cell>
          <table:table-cell table:formula="of:=1000*[.$M$2]/([.C341]-[.C340])" office:value-type="float" office:value="1.2671976828385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23" calcext:value-type="float">
            <text:p>523</text:p>
          </table:table-cell>
          <table:table-cell office:value-type="float" office:value="121976487" calcext:value-type="float">
            <text:p>121976487</text:p>
          </table:table-cell>
          <table:table-cell table:formula="of:=1000*[.$M$2]/([.C342]-[.C341])" office:value-type="float" office:value="0.595896824721205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24" calcext:value-type="float">
            <text:p>524</text:p>
          </table:table-cell>
          <table:table-cell office:value-type="float" office:value="121988594" calcext:value-type="float">
            <text:p>121988594</text:p>
          </table:table-cell>
          <table:table-cell table:formula="of:=1000*[.$M$2]/([.C343]-[.C342])" office:value-type="float" office:value="1.156355827207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25" calcext:value-type="float">
            <text:p>525</text:p>
          </table:table-cell>
          <table:table-cell office:value-type="float" office:value="121999714" calcext:value-type="float">
            <text:p>121999714</text:p>
          </table:table-cell>
          <table:table-cell table:formula="of:=1000*[.$M$2]/([.C344]-[.C343])" office:value-type="float" office:value="1.258992805755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27" calcext:value-type="float">
            <text:p>527</text:p>
          </table:table-cell>
          <table:table-cell office:value-type="float" office:value="122023188" calcext:value-type="float">
            <text:p>122023188</text:p>
          </table:table-cell>
          <table:table-cell table:formula="of:=1000*[.$M$2]/([.C345]-[.C344])" office:value-type="float" office:value="0.596404532674448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28" calcext:value-type="float">
            <text:p>528</text:p>
          </table:table-cell>
          <table:table-cell office:value-type="float" office:value="122035288" calcext:value-type="float">
            <text:p>122035288</text:p>
          </table:table-cell>
          <table:table-cell table:formula="of:=1000*[.$M$2]/([.C346]-[.C345])" office:value-type="float" office:value="1.1570247933884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29" calcext:value-type="float">
            <text:p>529</text:p>
          </table:table-cell>
          <table:table-cell office:value-type="float" office:value="122046254" calcext:value-type="float">
            <text:p>122046254</text:p>
          </table:table-cell>
          <table:table-cell table:formula="of:=1000*[.$M$2]/([.C347]-[.C346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32" calcext:value-type="float">
            <text:p>532</text:p>
          </table:table-cell>
          <table:table-cell office:value-type="float" office:value="122080776" calcext:value-type="float">
            <text:p>122080776</text:p>
          </table:table-cell>
          <table:table-cell table:formula="of:=1000*[.$M$2]/([.C348]-[.C347])" office:value-type="float" office:value="0.405538497190198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33" calcext:value-type="float">
            <text:p>533</text:p>
          </table:table-cell>
          <table:table-cell office:value-type="float" office:value="122092769" calcext:value-type="float">
            <text:p>122092769</text:p>
          </table:table-cell>
          <table:table-cell table:formula="of:=1000*[.$M$2]/([.C349]-[.C348])" office:value-type="float" office:value="1.1673476194446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34" calcext:value-type="float">
            <text:p>534</text:p>
          </table:table-cell>
          <table:table-cell office:value-type="float" office:value="122103817" calcext:value-type="float">
            <text:p>122103817</text:p>
          </table:table-cell>
          <table:table-cell table:formula="of:=1000*[.$M$2]/([.C350]-[.C349])" office:value-type="float" office:value="1.2671976828385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36" calcext:value-type="float">
            <text:p>536</text:p>
          </table:table-cell>
          <table:table-cell office:value-type="float" office:value="122127299" calcext:value-type="float">
            <text:p>122127299</text:p>
          </table:table-cell>
          <table:table-cell table:formula="of:=1000*[.$M$2]/([.C351]-[.C350])" office:value-type="float" office:value="0.596201345711609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37" calcext:value-type="float">
            <text:p>537</text:p>
          </table:table-cell>
          <table:table-cell office:value-type="float" office:value="122138280" calcext:value-type="float">
            <text:p>122138280</text:p>
          </table:table-cell>
          <table:table-cell table:formula="of:=1000*[.$M$2]/([.C352]-[.C351])" office:value-type="float" office:value="1.27492942354977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40" calcext:value-type="float">
            <text:p>540</text:p>
          </table:table-cell>
          <table:table-cell office:value-type="float" office:value="122172810" calcext:value-type="float">
            <text:p>122172810</text:p>
          </table:table-cell>
          <table:table-cell table:formula="of:=1000*[.$M$2]/([.C353]-[.C352])" office:value-type="float" office:value="0.405444540978859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41" calcext:value-type="float">
            <text:p>541</text:p>
          </table:table-cell>
          <table:table-cell office:value-type="float" office:value="122184914" calcext:value-type="float">
            <text:p>122184914</text:p>
          </table:table-cell>
          <table:table-cell table:formula="of:=1000*[.$M$2]/([.C354]-[.C353])" office:value-type="float" office:value="1.156642432253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42" calcext:value-type="float">
            <text:p>542</text:p>
          </table:table-cell>
          <table:table-cell office:value-type="float" office:value="122195966" calcext:value-type="float">
            <text:p>122195966</text:p>
          </table:table-cell>
          <table:table-cell table:formula="of:=1000*[.$M$2]/([.C355]-[.C354])" office:value-type="float" office:value="1.2667390517553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44" calcext:value-type="float">
            <text:p>544</text:p>
          </table:table-cell>
          <table:table-cell office:value-type="float" office:value="122219450" calcext:value-type="float">
            <text:p>122219450</text:p>
          </table:table-cell>
          <table:table-cell table:formula="of:=1000*[.$M$2]/([.C356]-[.C355])" office:value-type="float" office:value="0.5961505706012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45" calcext:value-type="float">
            <text:p>545</text:p>
          </table:table-cell>
          <table:table-cell office:value-type="float" office:value="122231550" calcext:value-type="float">
            <text:p>122231550</text:p>
          </table:table-cell>
          <table:table-cell table:formula="of:=1000*[.$M$2]/([.C357]-[.C356])" office:value-type="float" office:value="1.1570247933884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46" calcext:value-type="float">
            <text:p>546</text:p>
          </table:table-cell>
          <table:table-cell office:value-type="float" office:value="122242516" calcext:value-type="float">
            <text:p>122242516</text:p>
          </table:table-cell>
          <table:table-cell table:formula="of:=1000*[.$M$2]/([.C358]-[.C357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49" calcext:value-type="float">
            <text:p>549</text:p>
          </table:table-cell>
          <table:table-cell office:value-type="float" office:value="122277039" calcext:value-type="float">
            <text:p>122277039</text:p>
          </table:table-cell>
          <table:table-cell table:formula="of:=1000*[.$M$2]/([.C359]-[.C358])" office:value-type="float" office:value="0.40552675028242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50" calcext:value-type="float">
            <text:p>550</text:p>
          </table:table-cell>
          <table:table-cell office:value-type="float" office:value="122289121" calcext:value-type="float">
            <text:p>122289121</text:p>
          </table:table-cell>
          <table:table-cell table:formula="of:=1000*[.$M$2]/([.C360]-[.C359])" office:value-type="float" office:value="1.15874855156431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51" calcext:value-type="float">
            <text:p>551</text:p>
          </table:table-cell>
          <table:table-cell office:value-type="float" office:value="122300173" calcext:value-type="float">
            <text:p>122300173</text:p>
          </table:table-cell>
          <table:table-cell table:formula="of:=1000*[.$M$2]/([.C361]-[.C360])" office:value-type="float" office:value="1.2667390517553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53" calcext:value-type="float">
            <text:p>553</text:p>
          </table:table-cell>
          <table:table-cell office:value-type="float" office:value="122323641" calcext:value-type="float">
            <text:p>122323641</text:p>
          </table:table-cell>
          <table:table-cell table:formula="of:=1000*[.$M$2]/([.C362]-[.C361])" office:value-type="float" office:value="0.596557013806034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54" calcext:value-type="float">
            <text:p>554</text:p>
          </table:table-cell>
          <table:table-cell office:value-type="float" office:value="122334622" calcext:value-type="float">
            <text:p>122334622</text:p>
          </table:table-cell>
          <table:table-cell table:formula="of:=1000*[.$M$2]/([.C363]-[.C362])" office:value-type="float" office:value="1.27492942354977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57" calcext:value-type="float">
            <text:p>557</text:p>
          </table:table-cell>
          <table:table-cell office:value-type="float" office:value="122369131" calcext:value-type="float">
            <text:p>122369131</text:p>
          </table:table-cell>
          <table:table-cell table:formula="of:=1000*[.$M$2]/([.C364]-[.C363])" office:value-type="float" office:value="0.405691268944333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58" calcext:value-type="float">
            <text:p>558</text:p>
          </table:table-cell>
          <table:table-cell office:value-type="float" office:value="122381235" calcext:value-type="float">
            <text:p>122381235</text:p>
          </table:table-cell>
          <table:table-cell table:formula="of:=1000*[.$M$2]/([.C365]-[.C364])" office:value-type="float" office:value="1.156642432253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59" calcext:value-type="float">
            <text:p>559</text:p>
          </table:table-cell>
          <table:table-cell office:value-type="float" office:value="122392286" calcext:value-type="float">
            <text:p>122392286</text:p>
          </table:table-cell>
          <table:table-cell table:formula="of:=1000*[.$M$2]/([.C366]-[.C365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61" calcext:value-type="float">
            <text:p>561</text:p>
          </table:table-cell>
          <table:table-cell office:value-type="float" office:value="122415773" calcext:value-type="float">
            <text:p>122415773</text:p>
          </table:table-cell>
          <table:table-cell table:formula="of:=1000*[.$M$2]/([.C367]-[.C366])" office:value-type="float" office:value="0.5960744241495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62" calcext:value-type="float">
            <text:p>562</text:p>
          </table:table-cell>
          <table:table-cell office:value-type="float" office:value="122427877" calcext:value-type="float">
            <text:p>122427877</text:p>
          </table:table-cell>
          <table:table-cell table:formula="of:=1000*[.$M$2]/([.C368]-[.C367])" office:value-type="float" office:value="1.156642432253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63" calcext:value-type="float">
            <text:p>563</text:p>
          </table:table-cell>
          <table:table-cell office:value-type="float" office:value="122438928" calcext:value-type="float">
            <text:p>122438928</text:p>
          </table:table-cell>
          <table:table-cell table:formula="of:=1000*[.$M$2]/([.C369]-[.C368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65" calcext:value-type="float">
            <text:p>565</text:p>
          </table:table-cell>
          <table:table-cell office:value-type="float" office:value="122462412" calcext:value-type="float">
            <text:p>122462412</text:p>
          </table:table-cell>
          <table:table-cell table:formula="of:=1000*[.$M$2]/([.C370]-[.C369])" office:value-type="float" office:value="0.5961505706012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66" calcext:value-type="float">
            <text:p>566</text:p>
          </table:table-cell>
          <table:table-cell office:value-type="float" office:value="122474512" calcext:value-type="float">
            <text:p>122474512</text:p>
          </table:table-cell>
          <table:table-cell table:formula="of:=1000*[.$M$2]/([.C371]-[.C370])" office:value-type="float" office:value="1.1570247933884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67" calcext:value-type="float">
            <text:p>567</text:p>
          </table:table-cell>
          <table:table-cell office:value-type="float" office:value="122485478" calcext:value-type="float">
            <text:p>122485478</text:p>
          </table:table-cell>
          <table:table-cell table:formula="of:=1000*[.$M$2]/([.C372]-[.C371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70" calcext:value-type="float">
            <text:p>570</text:p>
          </table:table-cell>
          <table:table-cell office:value-type="float" office:value="122519998" calcext:value-type="float">
            <text:p>122519998</text:p>
          </table:table-cell>
          <table:table-cell table:formula="of:=1000*[.$M$2]/([.C373]-[.C372])" office:value-type="float" office:value="0.405561993047509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71" calcext:value-type="float">
            <text:p>571</text:p>
          </table:table-cell>
          <table:table-cell office:value-type="float" office:value="122532101" calcext:value-type="float">
            <text:p>122532101</text:p>
          </table:table-cell>
          <table:table-cell table:formula="of:=1000*[.$M$2]/([.C374]-[.C373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72" calcext:value-type="float">
            <text:p>572</text:p>
          </table:table-cell>
          <table:table-cell office:value-type="float" office:value="122543153" calcext:value-type="float">
            <text:p>122543153</text:p>
          </table:table-cell>
          <table:table-cell table:formula="of:=1000*[.$M$2]/([.C375]-[.C374])" office:value-type="float" office:value="1.2667390517553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74" calcext:value-type="float">
            <text:p>574</text:p>
          </table:table-cell>
          <table:table-cell office:value-type="float" office:value="122566635" calcext:value-type="float">
            <text:p>122566635</text:p>
          </table:table-cell>
          <table:table-cell table:formula="of:=1000*[.$M$2]/([.C376]-[.C375])" office:value-type="float" office:value="0.596201345711609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75" calcext:value-type="float">
            <text:p>575</text:p>
          </table:table-cell>
          <table:table-cell office:value-type="float" office:value="122577616" calcext:value-type="float">
            <text:p>122577616</text:p>
          </table:table-cell>
          <table:table-cell table:formula="of:=1000*[.$M$2]/([.C377]-[.C376])" office:value-type="float" office:value="1.27492942354977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78" calcext:value-type="float">
            <text:p>578</text:p>
          </table:table-cell>
          <table:table-cell office:value-type="float" office:value="122612115" calcext:value-type="float">
            <text:p>122612115</text:p>
          </table:table-cell>
          <table:table-cell table:formula="of:=1000*[.$M$2]/([.C378]-[.C377])" office:value-type="float" office:value="0.40580886402504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79" calcext:value-type="float">
            <text:p>579</text:p>
          </table:table-cell>
          <table:table-cell office:value-type="float" office:value="122624230" calcext:value-type="float">
            <text:p>122624230</text:p>
          </table:table-cell>
          <table:table-cell table:formula="of:=1000*[.$M$2]/([.C379]-[.C378])" office:value-type="float" office:value="1.15559224102352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80" calcext:value-type="float">
            <text:p>580</text:p>
          </table:table-cell>
          <table:table-cell office:value-type="float" office:value="122635278" calcext:value-type="float">
            <text:p>122635278</text:p>
          </table:table-cell>
          <table:table-cell table:formula="of:=1000*[.$M$2]/([.C380]-[.C379])" office:value-type="float" office:value="1.2671976828385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82" calcext:value-type="float">
            <text:p>582</text:p>
          </table:table-cell>
          <table:table-cell office:value-type="float" office:value="122658762" calcext:value-type="float">
            <text:p>122658762</text:p>
          </table:table-cell>
          <table:table-cell table:formula="of:=1000*[.$M$2]/([.C381]-[.C380])" office:value-type="float" office:value="0.5961505706012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83" calcext:value-type="float">
            <text:p>583</text:p>
          </table:table-cell>
          <table:table-cell office:value-type="float" office:value="122670863" calcext:value-type="float">
            <text:p>122670863</text:p>
          </table:table-cell>
          <table:table-cell table:formula="of:=1000*[.$M$2]/([.C382]-[.C381])" office:value-type="float" office:value="1.1569291794066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84" calcext:value-type="float">
            <text:p>584</text:p>
          </table:table-cell>
          <table:table-cell office:value-type="float" office:value="122681829" calcext:value-type="float">
            <text:p>122681829</text:p>
          </table:table-cell>
          <table:table-cell table:formula="of:=1000*[.$M$2]/([.C383]-[.C382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87" calcext:value-type="float">
            <text:p>587</text:p>
          </table:table-cell>
          <table:table-cell office:value-type="float" office:value="122716351" calcext:value-type="float">
            <text:p>122716351</text:p>
          </table:table-cell>
          <table:table-cell table:formula="of:=1000*[.$M$2]/([.C384]-[.C383])" office:value-type="float" office:value="0.405538497190198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88" calcext:value-type="float">
            <text:p>588</text:p>
          </table:table-cell>
          <table:table-cell office:value-type="float" office:value="122727633" calcext:value-type="float">
            <text:p>122727633</text:p>
          </table:table-cell>
          <table:table-cell table:formula="of:=1000*[.$M$2]/([.C385]-[.C384])" office:value-type="float" office:value="1.240914731430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89" calcext:value-type="float">
            <text:p>589</text:p>
          </table:table-cell>
          <table:table-cell office:value-type="float" office:value="122738684" calcext:value-type="float">
            <text:p>122738684</text:p>
          </table:table-cell>
          <table:table-cell table:formula="of:=1000*[.$M$2]/([.C386]-[.C385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91" calcext:value-type="float">
            <text:p>591</text:p>
          </table:table-cell>
          <table:table-cell office:value-type="float" office:value="122762163" calcext:value-type="float">
            <text:p>122762163</text:p>
          </table:table-cell>
          <table:table-cell table:formula="of:=1000*[.$M$2]/([.C387]-[.C386])" office:value-type="float" office:value="0.596277524596448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92" calcext:value-type="float">
            <text:p>592</text:p>
          </table:table-cell>
          <table:table-cell office:value-type="float" office:value="122773144" calcext:value-type="float">
            <text:p>122773144</text:p>
          </table:table-cell>
          <table:table-cell table:formula="of:=1000*[.$M$2]/([.C388]-[.C387])" office:value-type="float" office:value="1.27492942354977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95" calcext:value-type="float">
            <text:p>595</text:p>
          </table:table-cell>
          <table:table-cell office:value-type="float" office:value="122807675" calcext:value-type="float">
            <text:p>122807675</text:p>
          </table:table-cell>
          <table:table-cell table:formula="of:=1000*[.$M$2]/([.C389]-[.C388])" office:value-type="float" office:value="0.40543279951348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96" calcext:value-type="float">
            <text:p>596</text:p>
          </table:table-cell>
          <table:table-cell office:value-type="float" office:value="122819779" calcext:value-type="float">
            <text:p>122819779</text:p>
          </table:table-cell>
          <table:table-cell table:formula="of:=1000*[.$M$2]/([.C390]-[.C389])" office:value-type="float" office:value="1.156642432253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97" calcext:value-type="float">
            <text:p>597</text:p>
          </table:table-cell>
          <table:table-cell office:value-type="float" office:value="122830827" calcext:value-type="float">
            <text:p>122830827</text:p>
          </table:table-cell>
          <table:table-cell table:formula="of:=1000*[.$M$2]/([.C391]-[.C390])" office:value-type="float" office:value="1.2671976828385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599" calcext:value-type="float">
            <text:p>599</text:p>
          </table:table-cell>
          <table:table-cell office:value-type="float" office:value="122854324" calcext:value-type="float">
            <text:p>122854324</text:p>
          </table:table-cell>
          <table:table-cell table:formula="of:=1000*[.$M$2]/([.C392]-[.C391])" office:value-type="float" office:value="0.595820743073584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00" calcext:value-type="float">
            <text:p>600</text:p>
          </table:table-cell>
          <table:table-cell office:value-type="float" office:value="122866425" calcext:value-type="float">
            <text:p>122866425</text:p>
          </table:table-cell>
          <table:table-cell table:formula="of:=1000*[.$M$2]/([.C393]-[.C392])" office:value-type="float" office:value="1.1569291794066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01" calcext:value-type="float">
            <text:p>601</text:p>
          </table:table-cell>
          <table:table-cell office:value-type="float" office:value="122877391" calcext:value-type="float">
            <text:p>122877391</text:p>
          </table:table-cell>
          <table:table-cell table:formula="of:=1000*[.$M$2]/([.C394]-[.C393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04" calcext:value-type="float">
            <text:p>604</text:p>
          </table:table-cell>
          <table:table-cell office:value-type="float" office:value="122911899" calcext:value-type="float">
            <text:p>122911899</text:p>
          </table:table-cell>
          <table:table-cell table:formula="of:=1000*[.$M$2]/([.C395]-[.C394])" office:value-type="float" office:value="0.405703025385418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05" calcext:value-type="float">
            <text:p>605</text:p>
          </table:table-cell>
          <table:table-cell office:value-type="float" office:value="122923892" calcext:value-type="float">
            <text:p>122923892</text:p>
          </table:table-cell>
          <table:table-cell table:formula="of:=1000*[.$M$2]/([.C396]-[.C395])" office:value-type="float" office:value="1.1673476194446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06" calcext:value-type="float">
            <text:p>606</text:p>
          </table:table-cell>
          <table:table-cell office:value-type="float" office:value="122934939" calcext:value-type="float">
            <text:p>122934939</text:p>
          </table:table-cell>
          <table:table-cell table:formula="of:=1000*[.$M$2]/([.C397]-[.C396])" office:value-type="float" office:value="1.26731239250475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08" calcext:value-type="float">
            <text:p>608</text:p>
          </table:table-cell>
          <table:table-cell office:value-type="float" office:value="122958430" calcext:value-type="float">
            <text:p>122958430</text:p>
          </table:table-cell>
          <table:table-cell table:formula="of:=1000*[.$M$2]/([.C398]-[.C397])" office:value-type="float" office:value="0.59597292580137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09" calcext:value-type="float">
            <text:p>609</text:p>
          </table:table-cell>
          <table:table-cell office:value-type="float" office:value="122969411" calcext:value-type="float">
            <text:p>122969411</text:p>
          </table:table-cell>
          <table:table-cell table:formula="of:=1000*[.$M$2]/([.C399]-[.C398])" office:value-type="float" office:value="1.27492942354977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12" calcext:value-type="float">
            <text:p>612</text:p>
          </table:table-cell>
          <table:table-cell office:value-type="float" office:value="123003934" calcext:value-type="float">
            <text:p>123003934</text:p>
          </table:table-cell>
          <table:table-cell table:formula="of:=1000*[.$M$2]/([.C400]-[.C399])" office:value-type="float" office:value="0.40552675028242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13" calcext:value-type="float">
            <text:p>613</text:p>
          </table:table-cell>
          <table:table-cell office:value-type="float" office:value="123016049" calcext:value-type="float">
            <text:p>123016049</text:p>
          </table:table-cell>
          <table:table-cell table:formula="of:=1000*[.$M$2]/([.C401]-[.C400])" office:value-type="float" office:value="1.15559224102352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14" calcext:value-type="float">
            <text:p>614</text:p>
          </table:table-cell>
          <table:table-cell office:value-type="float" office:value="123027099" calcext:value-type="float">
            <text:p>123027099</text:p>
          </table:table-cell>
          <table:table-cell table:formula="of:=1000*[.$M$2]/([.C402]-[.C401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16" calcext:value-type="float">
            <text:p>616</text:p>
          </table:table-cell>
          <table:table-cell office:value-type="float" office:value="123050584" calcext:value-type="float">
            <text:p>123050584</text:p>
          </table:table-cell>
          <table:table-cell table:formula="of:=1000*[.$M$2]/([.C403]-[.C402])" office:value-type="float" office:value="0.59612518628912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17" calcext:value-type="float">
            <text:p>617</text:p>
          </table:table-cell>
          <table:table-cell office:value-type="float" office:value="123062687" calcext:value-type="float">
            <text:p>123062687</text:p>
          </table:table-cell>
          <table:table-cell table:formula="of:=1000*[.$M$2]/([.C404]-[.C403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18" calcext:value-type="float">
            <text:p>618</text:p>
          </table:table-cell>
          <table:table-cell office:value-type="float" office:value="123073907" calcext:value-type="float">
            <text:p>123073907</text:p>
          </table:table-cell>
          <table:table-cell table:formula="of:=1000*[.$M$2]/([.C405]-[.C404])" office:value-type="float" office:value="1.2477718360071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20" calcext:value-type="float">
            <text:p>620</text:p>
          </table:table-cell>
          <table:table-cell office:value-type="float" office:value="123097381" calcext:value-type="float">
            <text:p>123097381</text:p>
          </table:table-cell>
          <table:table-cell table:formula="of:=1000*[.$M$2]/([.C406]-[.C405])" office:value-type="float" office:value="0.596404532674448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21" calcext:value-type="float">
            <text:p>621</text:p>
          </table:table-cell>
          <table:table-cell office:value-type="float" office:value="123109483" calcext:value-type="float">
            <text:p>123109483</text:p>
          </table:table-cell>
          <table:table-cell table:formula="of:=1000*[.$M$2]/([.C407]-[.C406])" office:value-type="float" office:value="1.1568335812262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22" calcext:value-type="float">
            <text:p>622</text:p>
          </table:table-cell>
          <table:table-cell office:value-type="float" office:value="123120449" calcext:value-type="float">
            <text:p>123120449</text:p>
          </table:table-cell>
          <table:table-cell table:formula="of:=1000*[.$M$2]/([.C408]-[.C407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25" calcext:value-type="float">
            <text:p>625</text:p>
          </table:table-cell>
          <table:table-cell office:value-type="float" office:value="123154969" calcext:value-type="float">
            <text:p>123154969</text:p>
          </table:table-cell>
          <table:table-cell table:formula="of:=1000*[.$M$2]/([.C409]-[.C408])" office:value-type="float" office:value="0.405561993047509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26" calcext:value-type="float">
            <text:p>626</text:p>
          </table:table-cell>
          <table:table-cell office:value-type="float" office:value="123167028" calcext:value-type="float">
            <text:p>123167028</text:p>
          </table:table-cell>
          <table:table-cell table:formula="of:=1000*[.$M$2]/([.C410]-[.C409])" office:value-type="float" office:value="1.16095862011775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27" calcext:value-type="float">
            <text:p>627</text:p>
          </table:table-cell>
          <table:table-cell office:value-type="float" office:value="123178079" calcext:value-type="float">
            <text:p>123178079</text:p>
          </table:table-cell>
          <table:table-cell table:formula="of:=1000*[.$M$2]/([.C411]-[.C410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29" calcext:value-type="float">
            <text:p>629</text:p>
          </table:table-cell>
          <table:table-cell office:value-type="float" office:value="123201547" calcext:value-type="float">
            <text:p>123201547</text:p>
          </table:table-cell>
          <table:table-cell table:formula="of:=1000*[.$M$2]/([.C412]-[.C411])" office:value-type="float" office:value="0.596557013806034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30" calcext:value-type="float">
            <text:p>630</text:p>
          </table:table-cell>
          <table:table-cell office:value-type="float" office:value="123212527" calcext:value-type="float">
            <text:p>123212527</text:p>
          </table:table-cell>
          <table:table-cell table:formula="of:=1000*[.$M$2]/([.C413]-[.C412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33" calcext:value-type="float">
            <text:p>633</text:p>
          </table:table-cell>
          <table:table-cell office:value-type="float" office:value="123247036" calcext:value-type="float">
            <text:p>123247036</text:p>
          </table:table-cell>
          <table:table-cell table:formula="of:=1000*[.$M$2]/([.C414]-[.C413])" office:value-type="float" office:value="0.405691268944333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34" calcext:value-type="float">
            <text:p>634</text:p>
          </table:table-cell>
          <table:table-cell office:value-type="float" office:value="123259142" calcext:value-type="float">
            <text:p>123259142</text:p>
          </table:table-cell>
          <table:table-cell table:formula="of:=1000*[.$M$2]/([.C415]-[.C414])" office:value-type="float" office:value="1.1564513464397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35" calcext:value-type="float">
            <text:p>635</text:p>
          </table:table-cell>
          <table:table-cell office:value-type="float" office:value="123270189" calcext:value-type="float">
            <text:p>123270189</text:p>
          </table:table-cell>
          <table:table-cell table:formula="of:=1000*[.$M$2]/([.C416]-[.C415])" office:value-type="float" office:value="1.26731239250475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37" calcext:value-type="float">
            <text:p>637</text:p>
          </table:table-cell>
          <table:table-cell office:value-type="float" office:value="123293673" calcext:value-type="float">
            <text:p>123293673</text:p>
          </table:table-cell>
          <table:table-cell table:formula="of:=1000*[.$M$2]/([.C417]-[.C416])" office:value-type="float" office:value="0.5961505706012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38" calcext:value-type="float">
            <text:p>638</text:p>
          </table:table-cell>
          <table:table-cell office:value-type="float" office:value="123305772" calcext:value-type="float">
            <text:p>123305772</text:p>
          </table:table-cell>
          <table:table-cell table:formula="of:=1000*[.$M$2]/([.C418]-[.C417])" office:value-type="float" office:value="1.1571204231754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39" calcext:value-type="float">
            <text:p>639</text:p>
          </table:table-cell>
          <table:table-cell office:value-type="float" office:value="123316738" calcext:value-type="float">
            <text:p>123316738</text:p>
          </table:table-cell>
          <table:table-cell table:formula="of:=1000*[.$M$2]/([.C419]-[.C418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42" calcext:value-type="float">
            <text:p>642</text:p>
          </table:table-cell>
          <table:table-cell office:value-type="float" office:value="123351258" calcext:value-type="float">
            <text:p>123351258</text:p>
          </table:table-cell>
          <table:table-cell table:formula="of:=1000*[.$M$2]/([.C420]-[.C419])" office:value-type="float" office:value="0.405561993047509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43" calcext:value-type="float">
            <text:p>643</text:p>
          </table:table-cell>
          <table:table-cell office:value-type="float" office:value="123363351" calcext:value-type="float">
            <text:p>123363351</text:p>
          </table:table-cell>
          <table:table-cell table:formula="of:=1000*[.$M$2]/([.C421]-[.C420])" office:value-type="float" office:value="1.15769453402795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44" calcext:value-type="float">
            <text:p>644</text:p>
          </table:table-cell>
          <table:table-cell office:value-type="float" office:value="123374401" calcext:value-type="float">
            <text:p>123374401</text:p>
          </table:table-cell>
          <table:table-cell table:formula="of:=1000*[.$M$2]/([.C422]-[.C421])" office:value-type="float" office:value="1.26696832579186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46" calcext:value-type="float">
            <text:p>646</text:p>
          </table:table-cell>
          <table:table-cell office:value-type="float" office:value="123397873" calcext:value-type="float">
            <text:p>123397873</text:p>
          </table:table-cell>
          <table:table-cell table:formula="of:=1000*[.$M$2]/([.C423]-[.C422])" office:value-type="float" office:value="0.596455351056578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47" calcext:value-type="float">
            <text:p>647</text:p>
          </table:table-cell>
          <table:table-cell office:value-type="float" office:value="123408853" calcext:value-type="float">
            <text:p>123408853</text:p>
          </table:table-cell>
          <table:table-cell table:formula="of:=1000*[.$M$2]/([.C424]-[.C423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50" calcext:value-type="float">
            <text:p>650</text:p>
          </table:table-cell>
          <table:table-cell office:value-type="float" office:value="123443383" calcext:value-type="float">
            <text:p>123443383</text:p>
          </table:table-cell>
          <table:table-cell table:formula="of:=1000*[.$M$2]/([.C425]-[.C424])" office:value-type="float" office:value="0.405444540978859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51" calcext:value-type="float">
            <text:p>651</text:p>
          </table:table-cell>
          <table:table-cell office:value-type="float" office:value="123455486" calcext:value-type="float">
            <text:p>123455486</text:p>
          </table:table-cell>
          <table:table-cell table:formula="of:=1000*[.$M$2]/([.C426]-[.C425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52" calcext:value-type="float">
            <text:p>652</text:p>
          </table:table-cell>
          <table:table-cell office:value-type="float" office:value="123466537" calcext:value-type="float">
            <text:p>123466537</text:p>
          </table:table-cell>
          <table:table-cell table:formula="of:=1000*[.$M$2]/([.C427]-[.C426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54" calcext:value-type="float">
            <text:p>654</text:p>
          </table:table-cell>
          <table:table-cell office:value-type="float" office:value="123490022" calcext:value-type="float">
            <text:p>123490022</text:p>
          </table:table-cell>
          <table:table-cell table:formula="of:=1000*[.$M$2]/([.C428]-[.C427])" office:value-type="float" office:value="0.59612518628912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55" calcext:value-type="float">
            <text:p>655</text:p>
          </table:table-cell>
          <table:table-cell office:value-type="float" office:value="123502136" calcext:value-type="float">
            <text:p>123502136</text:p>
          </table:table-cell>
          <table:table-cell table:formula="of:=1000*[.$M$2]/([.C429]-[.C428])" office:value-type="float" office:value="1.15568763414231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56" calcext:value-type="float">
            <text:p>656</text:p>
          </table:table-cell>
          <table:table-cell office:value-type="float" office:value="123513356" calcext:value-type="float">
            <text:p>123513356</text:p>
          </table:table-cell>
          <table:table-cell table:formula="of:=1000*[.$M$2]/([.C430]-[.C429])" office:value-type="float" office:value="1.2477718360071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58" calcext:value-type="float">
            <text:p>658</text:p>
          </table:table-cell>
          <table:table-cell office:value-type="float" office:value="123536854" calcext:value-type="float">
            <text:p>123536854</text:p>
          </table:table-cell>
          <table:table-cell table:formula="of:=1000*[.$M$2]/([.C431]-[.C430])" office:value-type="float" office:value="0.59579538684143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59" calcext:value-type="float">
            <text:p>659</text:p>
          </table:table-cell>
          <table:table-cell office:value-type="float" office:value="123548953" calcext:value-type="float">
            <text:p>123548953</text:p>
          </table:table-cell>
          <table:table-cell table:formula="of:=1000*[.$M$2]/([.C432]-[.C431])" office:value-type="float" office:value="1.1571204231754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60" calcext:value-type="float">
            <text:p>660</text:p>
          </table:table-cell>
          <table:table-cell office:value-type="float" office:value="123559919" calcext:value-type="float">
            <text:p>123559919</text:p>
          </table:table-cell>
          <table:table-cell table:formula="of:=1000*[.$M$2]/([.C433]-[.C432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63" calcext:value-type="float">
            <text:p>663</text:p>
          </table:table-cell>
          <table:table-cell office:value-type="float" office:value="123594438" calcext:value-type="float">
            <text:p>123594438</text:p>
          </table:table-cell>
          <table:table-cell table:formula="of:=1000*[.$M$2]/([.C434]-[.C433])" office:value-type="float" office:value="0.40557374199716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64" calcext:value-type="float">
            <text:p>664</text:p>
          </table:table-cell>
          <table:table-cell office:value-type="float" office:value="123606487" calcext:value-type="float">
            <text:p>123606487</text:p>
          </table:table-cell>
          <table:table-cell table:formula="of:=1000*[.$M$2]/([.C435]-[.C434])" office:value-type="float" office:value="1.1619221512158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65" calcext:value-type="float">
            <text:p>665</text:p>
          </table:table-cell>
          <table:table-cell office:value-type="float" office:value="123617538" calcext:value-type="float">
            <text:p>123617538</text:p>
          </table:table-cell>
          <table:table-cell table:formula="of:=1000*[.$M$2]/([.C436]-[.C435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67" calcext:value-type="float">
            <text:p>667</text:p>
          </table:table-cell>
          <table:table-cell office:value-type="float" office:value="123641018" calcext:value-type="float">
            <text:p>123641018</text:p>
          </table:table-cell>
          <table:table-cell table:formula="of:=1000*[.$M$2]/([.C437]-[.C436])" office:value-type="float" office:value="0.59625212947189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68" calcext:value-type="float">
            <text:p>668</text:p>
          </table:table-cell>
          <table:table-cell office:value-type="float" office:value="123651998" calcext:value-type="float">
            <text:p>123651998</text:p>
          </table:table-cell>
          <table:table-cell table:formula="of:=1000*[.$M$2]/([.C438]-[.C437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71" calcext:value-type="float">
            <text:p>671</text:p>
          </table:table-cell>
          <table:table-cell office:value-type="float" office:value="123686521" calcext:value-type="float">
            <text:p>123686521</text:p>
          </table:table-cell>
          <table:table-cell table:formula="of:=1000*[.$M$2]/([.C439]-[.C438])" office:value-type="float" office:value="0.40552675028242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72" calcext:value-type="float">
            <text:p>672</text:p>
          </table:table-cell>
          <table:table-cell office:value-type="float" office:value="123698635" calcext:value-type="float">
            <text:p>123698635</text:p>
          </table:table-cell>
          <table:table-cell table:formula="of:=1000*[.$M$2]/([.C440]-[.C439])" office:value-type="float" office:value="1.15568763414231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73" calcext:value-type="float">
            <text:p>673</text:p>
          </table:table-cell>
          <table:table-cell office:value-type="float" office:value="123709686" calcext:value-type="float">
            <text:p>123709686</text:p>
          </table:table-cell>
          <table:table-cell table:formula="of:=1000*[.$M$2]/([.C441]-[.C440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75" calcext:value-type="float">
            <text:p>675</text:p>
          </table:table-cell>
          <table:table-cell office:value-type="float" office:value="123733170" calcext:value-type="float">
            <text:p>123733170</text:p>
          </table:table-cell>
          <table:table-cell table:formula="of:=1000*[.$M$2]/([.C442]-[.C441])" office:value-type="float" office:value="0.5961505706012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76" calcext:value-type="float">
            <text:p>676</text:p>
          </table:table-cell>
          <table:table-cell office:value-type="float" office:value="123745270" calcext:value-type="float">
            <text:p>123745270</text:p>
          </table:table-cell>
          <table:table-cell table:formula="of:=1000*[.$M$2]/([.C443]-[.C442])" office:value-type="float" office:value="1.1570247933884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77" calcext:value-type="float">
            <text:p>677</text:p>
          </table:table-cell>
          <table:table-cell office:value-type="float" office:value="123756235" calcext:value-type="float">
            <text:p>123756235</text:p>
          </table:table-cell>
          <table:table-cell table:formula="of:=1000*[.$M$2]/([.C444]-[.C443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80" calcext:value-type="float">
            <text:p>680</text:p>
          </table:table-cell>
          <table:table-cell office:value-type="float" office:value="123791482" calcext:value-type="float">
            <text:p>123791482</text:p>
          </table:table-cell>
          <table:table-cell table:formula="of:=1000*[.$M$2]/([.C445]-[.C444])" office:value-type="float" office:value="0.397196924560956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81" calcext:value-type="float">
            <text:p>681</text:p>
          </table:table-cell>
          <table:table-cell office:value-type="float" office:value="123802958" calcext:value-type="float">
            <text:p>123802958</text:p>
          </table:table-cell>
          <table:table-cell table:formula="of:=1000*[.$M$2]/([.C446]-[.C445])" office:value-type="float" office:value="1.2199372603694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84" calcext:value-type="float">
            <text:p>684</text:p>
          </table:table-cell>
          <table:table-cell office:value-type="float" office:value="123837489" calcext:value-type="float">
            <text:p>123837489</text:p>
          </table:table-cell>
          <table:table-cell table:formula="of:=1000*[.$M$2]/([.C447]-[.C446])" office:value-type="float" office:value="0.40543279951348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85" calcext:value-type="float">
            <text:p>685</text:p>
          </table:table-cell>
          <table:table-cell office:value-type="float" office:value="123848469" calcext:value-type="float">
            <text:p>123848469</text:p>
          </table:table-cell>
          <table:table-cell table:formula="of:=1000*[.$M$2]/([.C448]-[.C447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88" calcext:value-type="float">
            <text:p>688</text:p>
          </table:table-cell>
          <table:table-cell office:value-type="float" office:value="123883000" calcext:value-type="float">
            <text:p>123883000</text:p>
          </table:table-cell>
          <table:table-cell table:formula="of:=1000*[.$M$2]/([.C449]-[.C448])" office:value-type="float" office:value="0.40543279951348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89" calcext:value-type="float">
            <text:p>689</text:p>
          </table:table-cell>
          <table:table-cell office:value-type="float" office:value="123895103" calcext:value-type="float">
            <text:p>123895103</text:p>
          </table:table-cell>
          <table:table-cell table:formula="of:=1000*[.$M$2]/([.C450]-[.C449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90" calcext:value-type="float">
            <text:p>690</text:p>
          </table:table-cell>
          <table:table-cell office:value-type="float" office:value="123906154" calcext:value-type="float">
            <text:p>123906154</text:p>
          </table:table-cell>
          <table:table-cell table:formula="of:=1000*[.$M$2]/([.C451]-[.C450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92" calcext:value-type="float">
            <text:p>692</text:p>
          </table:table-cell>
          <table:table-cell office:value-type="float" office:value="123929638" calcext:value-type="float">
            <text:p>123929638</text:p>
          </table:table-cell>
          <table:table-cell table:formula="of:=1000*[.$M$2]/([.C452]-[.C451])" office:value-type="float" office:value="0.5961505706012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93" calcext:value-type="float">
            <text:p>693</text:p>
          </table:table-cell>
          <table:table-cell office:value-type="float" office:value="123941741" calcext:value-type="float">
            <text:p>123941741</text:p>
          </table:table-cell>
          <table:table-cell table:formula="of:=1000*[.$M$2]/([.C453]-[.C452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94" calcext:value-type="float">
            <text:p>694</text:p>
          </table:table-cell>
          <table:table-cell office:value-type="float" office:value="123952811" calcext:value-type="float">
            <text:p>123952811</text:p>
          </table:table-cell>
          <table:table-cell table:formula="of:=1000*[.$M$2]/([.C454]-[.C453])" office:value-type="float" office:value="1.264679313459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96" calcext:value-type="float">
            <text:p>696</text:p>
          </table:table-cell>
          <table:table-cell office:value-type="float" office:value="123976286" calcext:value-type="float">
            <text:p>123976286</text:p>
          </table:table-cell>
          <table:table-cell table:formula="of:=1000*[.$M$2]/([.C455]-[.C454])" office:value-type="float" office:value="0.596379126730565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97" calcext:value-type="float">
            <text:p>697</text:p>
          </table:table-cell>
          <table:table-cell office:value-type="float" office:value="123988386" calcext:value-type="float">
            <text:p>123988386</text:p>
          </table:table-cell>
          <table:table-cell table:formula="of:=1000*[.$M$2]/([.C456]-[.C455])" office:value-type="float" office:value="1.1570247933884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698" calcext:value-type="float">
            <text:p>698</text:p>
          </table:table-cell>
          <table:table-cell office:value-type="float" office:value="123999351" calcext:value-type="float">
            <text:p>123999351</text:p>
          </table:table-cell>
          <table:table-cell table:formula="of:=1000*[.$M$2]/([.C457]-[.C456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01" calcext:value-type="float">
            <text:p>701</text:p>
          </table:table-cell>
          <table:table-cell office:value-type="float" office:value="124033862" calcext:value-type="float">
            <text:p>124033862</text:p>
          </table:table-cell>
          <table:table-cell table:formula="of:=1000*[.$M$2]/([.C458]-[.C457])" office:value-type="float" office:value="0.40566775810611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02" calcext:value-type="float">
            <text:p>702</text:p>
          </table:table-cell>
          <table:table-cell office:value-type="float" office:value="124045888" calcext:value-type="float">
            <text:p>124045888</text:p>
          </table:table-cell>
          <table:table-cell table:formula="of:=1000*[.$M$2]/([.C459]-[.C458])" office:value-type="float" office:value="1.1641443538998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03" calcext:value-type="float">
            <text:p>703</text:p>
          </table:table-cell>
          <table:table-cell office:value-type="float" office:value="124056939" calcext:value-type="float">
            <text:p>124056939</text:p>
          </table:table-cell>
          <table:table-cell table:formula="of:=1000*[.$M$2]/([.C460]-[.C459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05" calcext:value-type="float">
            <text:p>705</text:p>
          </table:table-cell>
          <table:table-cell office:value-type="float" office:value="124080419" calcext:value-type="float">
            <text:p>124080419</text:p>
          </table:table-cell>
          <table:table-cell table:formula="of:=1000*[.$M$2]/([.C461]-[.C460])" office:value-type="float" office:value="0.59625212947189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06" calcext:value-type="float">
            <text:p>706</text:p>
          </table:table-cell>
          <table:table-cell office:value-type="float" office:value="124091399" calcext:value-type="float">
            <text:p>124091399</text:p>
          </table:table-cell>
          <table:table-cell table:formula="of:=1000*[.$M$2]/([.C462]-[.C461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09" calcext:value-type="float">
            <text:p>709</text:p>
          </table:table-cell>
          <table:table-cell office:value-type="float" office:value="124125932" calcext:value-type="float">
            <text:p>124125932</text:p>
          </table:table-cell>
          <table:table-cell table:formula="of:=1000*[.$M$2]/([.C463]-[.C462])" office:value-type="float" office:value="0.405409318622767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10" calcext:value-type="float">
            <text:p>710</text:p>
          </table:table-cell>
          <table:table-cell office:value-type="float" office:value="124138035" calcext:value-type="float">
            <text:p>124138035</text:p>
          </table:table-cell>
          <table:table-cell table:formula="of:=1000*[.$M$2]/([.C464]-[.C463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11" calcext:value-type="float">
            <text:p>711</text:p>
          </table:table-cell>
          <table:table-cell office:value-type="float" office:value="124149086" calcext:value-type="float">
            <text:p>124149086</text:p>
          </table:table-cell>
          <table:table-cell table:formula="of:=1000*[.$M$2]/([.C465]-[.C464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13" calcext:value-type="float">
            <text:p>713</text:p>
          </table:table-cell>
          <table:table-cell office:value-type="float" office:value="124172570" calcext:value-type="float">
            <text:p>124172570</text:p>
          </table:table-cell>
          <table:table-cell table:formula="of:=1000*[.$M$2]/([.C466]-[.C465])" office:value-type="float" office:value="0.5961505706012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14" calcext:value-type="float">
            <text:p>714</text:p>
          </table:table-cell>
          <table:table-cell office:value-type="float" office:value="124184670" calcext:value-type="float">
            <text:p>124184670</text:p>
          </table:table-cell>
          <table:table-cell table:formula="of:=1000*[.$M$2]/([.C467]-[.C466])" office:value-type="float" office:value="1.1570247933884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15" calcext:value-type="float">
            <text:p>715</text:p>
          </table:table-cell>
          <table:table-cell office:value-type="float" office:value="124195635" calcext:value-type="float">
            <text:p>124195635</text:p>
          </table:table-cell>
          <table:table-cell table:formula="of:=1000*[.$M$2]/([.C468]-[.C467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18" calcext:value-type="float">
            <text:p>718</text:p>
          </table:table-cell>
          <table:table-cell office:value-type="float" office:value="124230155" calcext:value-type="float">
            <text:p>124230155</text:p>
          </table:table-cell>
          <table:table-cell table:formula="of:=1000*[.$M$2]/([.C469]-[.C468])" office:value-type="float" office:value="0.405561993047509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19" calcext:value-type="float">
            <text:p>719</text:p>
          </table:table-cell>
          <table:table-cell office:value-type="float" office:value="124242239" calcext:value-type="float">
            <text:p>124242239</text:p>
          </table:table-cell>
          <table:table-cell table:formula="of:=1000*[.$M$2]/([.C470]-[.C469])" office:value-type="float" office:value="1.15855676928169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20" calcext:value-type="float">
            <text:p>720</text:p>
          </table:table-cell>
          <table:table-cell office:value-type="float" office:value="124253290" calcext:value-type="float">
            <text:p>124253290</text:p>
          </table:table-cell>
          <table:table-cell table:formula="of:=1000*[.$M$2]/([.C471]-[.C470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22" calcext:value-type="float">
            <text:p>722</text:p>
          </table:table-cell>
          <table:table-cell office:value-type="float" office:value="124276770" calcext:value-type="float">
            <text:p>124276770</text:p>
          </table:table-cell>
          <table:table-cell table:formula="of:=1000*[.$M$2]/([.C472]-[.C471])" office:value-type="float" office:value="0.59625212947189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23" calcext:value-type="float">
            <text:p>723</text:p>
          </table:table-cell>
          <table:table-cell office:value-type="float" office:value="124287750" calcext:value-type="float">
            <text:p>124287750</text:p>
          </table:table-cell>
          <table:table-cell table:formula="of:=1000*[.$M$2]/([.C473]-[.C472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26" calcext:value-type="float">
            <text:p>726</text:p>
          </table:table-cell>
          <table:table-cell office:value-type="float" office:value="124322250" calcext:value-type="float">
            <text:p>124322250</text:p>
          </table:table-cell>
          <table:table-cell table:formula="of:=1000*[.$M$2]/([.C474]-[.C473])" office:value-type="float" office:value="0.405797101449275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27" calcext:value-type="float">
            <text:p>727</text:p>
          </table:table-cell>
          <table:table-cell office:value-type="float" office:value="124334353" calcext:value-type="float">
            <text:p>124334353</text:p>
          </table:table-cell>
          <table:table-cell table:formula="of:=1000*[.$M$2]/([.C475]-[.C474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28" calcext:value-type="float">
            <text:p>728</text:p>
          </table:table-cell>
          <table:table-cell office:value-type="float" office:value="124345404" calcext:value-type="float">
            <text:p>124345404</text:p>
          </table:table-cell>
          <table:table-cell table:formula="of:=1000*[.$M$2]/([.C476]-[.C475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30" calcext:value-type="float">
            <text:p>730</text:p>
          </table:table-cell>
          <table:table-cell office:value-type="float" office:value="124368888" calcext:value-type="float">
            <text:p>124368888</text:p>
          </table:table-cell>
          <table:table-cell table:formula="of:=1000*[.$M$2]/([.C477]-[.C476])" office:value-type="float" office:value="0.5961505706012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31" calcext:value-type="float">
            <text:p>731</text:p>
          </table:table-cell>
          <table:table-cell office:value-type="float" office:value="124380994" calcext:value-type="float">
            <text:p>124380994</text:p>
          </table:table-cell>
          <table:table-cell table:formula="of:=1000*[.$M$2]/([.C478]-[.C477])" office:value-type="float" office:value="1.1564513464397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32" calcext:value-type="float">
            <text:p>732</text:p>
          </table:table-cell>
          <table:table-cell office:value-type="float" office:value="124392045" calcext:value-type="float">
            <text:p>124392045</text:p>
          </table:table-cell>
          <table:table-cell table:formula="of:=1000*[.$M$2]/([.C479]-[.C478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34" calcext:value-type="float">
            <text:p>734</text:p>
          </table:table-cell>
          <table:table-cell office:value-type="float" office:value="124415528" calcext:value-type="float">
            <text:p>124415528</text:p>
          </table:table-cell>
          <table:table-cell table:formula="of:=1000*[.$M$2]/([.C480]-[.C479])" office:value-type="float" office:value="0.59617595707533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35" calcext:value-type="float">
            <text:p>735</text:p>
          </table:table-cell>
          <table:table-cell office:value-type="float" office:value="124427639" calcext:value-type="float">
            <text:p>124427639</text:p>
          </table:table-cell>
          <table:table-cell table:formula="of:=1000*[.$M$2]/([.C481]-[.C480])" office:value-type="float" office:value="1.1559739080175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36" calcext:value-type="float">
            <text:p>736</text:p>
          </table:table-cell>
          <table:table-cell office:value-type="float" office:value="124438604" calcext:value-type="float">
            <text:p>124438604</text:p>
          </table:table-cell>
          <table:table-cell table:formula="of:=1000*[.$M$2]/([.C482]-[.C481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39" calcext:value-type="float">
            <text:p>739</text:p>
          </table:table-cell>
          <table:table-cell office:value-type="float" office:value="124473113" calcext:value-type="float">
            <text:p>124473113</text:p>
          </table:table-cell>
          <table:table-cell table:formula="of:=1000*[.$M$2]/([.C483]-[.C482])" office:value-type="float" office:value="0.405691268944333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40" calcext:value-type="float">
            <text:p>740</text:p>
          </table:table-cell>
          <table:table-cell office:value-type="float" office:value="124485227" calcext:value-type="float">
            <text:p>124485227</text:p>
          </table:table-cell>
          <table:table-cell table:formula="of:=1000*[.$M$2]/([.C484]-[.C483])" office:value-type="float" office:value="1.15568763414231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41" calcext:value-type="float">
            <text:p>741</text:p>
          </table:table-cell>
          <table:table-cell office:value-type="float" office:value="124496278" calcext:value-type="float">
            <text:p>124496278</text:p>
          </table:table-cell>
          <table:table-cell table:formula="of:=1000*[.$M$2]/([.C485]-[.C484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43" calcext:value-type="float">
            <text:p>743</text:p>
          </table:table-cell>
          <table:table-cell office:value-type="float" office:value="124519761" calcext:value-type="float">
            <text:p>124519761</text:p>
          </table:table-cell>
          <table:table-cell table:formula="of:=1000*[.$M$2]/([.C486]-[.C485])" office:value-type="float" office:value="0.59617595707533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44" calcext:value-type="float">
            <text:p>744</text:p>
          </table:table-cell>
          <table:table-cell office:value-type="float" office:value="124530741" calcext:value-type="float">
            <text:p>124530741</text:p>
          </table:table-cell>
          <table:table-cell table:formula="of:=1000*[.$M$2]/([.C487]-[.C486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47" calcext:value-type="float">
            <text:p>747</text:p>
          </table:table-cell>
          <table:table-cell office:value-type="float" office:value="124565271" calcext:value-type="float">
            <text:p>124565271</text:p>
          </table:table-cell>
          <table:table-cell table:formula="of:=1000*[.$M$2]/([.C488]-[.C487])" office:value-type="float" office:value="0.405444540978859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48" calcext:value-type="float">
            <text:p>748</text:p>
          </table:table-cell>
          <table:table-cell office:value-type="float" office:value="124577374" calcext:value-type="float">
            <text:p>124577374</text:p>
          </table:table-cell>
          <table:table-cell table:formula="of:=1000*[.$M$2]/([.C489]-[.C488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49" calcext:value-type="float">
            <text:p>749</text:p>
          </table:table-cell>
          <table:table-cell office:value-type="float" office:value="124588425" calcext:value-type="float">
            <text:p>124588425</text:p>
          </table:table-cell>
          <table:table-cell table:formula="of:=1000*[.$M$2]/([.C490]-[.C489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51" calcext:value-type="float">
            <text:p>751</text:p>
          </table:table-cell>
          <table:table-cell office:value-type="float" office:value="124611910" calcext:value-type="float">
            <text:p>124611910</text:p>
          </table:table-cell>
          <table:table-cell table:formula="of:=1000*[.$M$2]/([.C491]-[.C490])" office:value-type="float" office:value="0.59612518628912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52" calcext:value-type="float">
            <text:p>752</text:p>
          </table:table-cell>
          <table:table-cell office:value-type="float" office:value="124624020" calcext:value-type="float">
            <text:p>124624020</text:p>
          </table:table-cell>
          <table:table-cell table:formula="of:=1000*[.$M$2]/([.C492]-[.C491])" office:value-type="float" office:value="1.15606936416185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53" calcext:value-type="float">
            <text:p>753</text:p>
          </table:table-cell>
          <table:table-cell office:value-type="float" office:value="124634986" calcext:value-type="float">
            <text:p>124634986</text:p>
          </table:table-cell>
          <table:table-cell table:formula="of:=1000*[.$M$2]/([.C493]-[.C492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56" calcext:value-type="float">
            <text:p>756</text:p>
          </table:table-cell>
          <table:table-cell office:value-type="float" office:value="124669497" calcext:value-type="float">
            <text:p>124669497</text:p>
          </table:table-cell>
          <table:table-cell table:formula="of:=1000*[.$M$2]/([.C494]-[.C493])" office:value-type="float" office:value="0.40566775810611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57" calcext:value-type="float">
            <text:p>757</text:p>
          </table:table-cell>
          <table:table-cell office:value-type="float" office:value="124681688" calcext:value-type="float">
            <text:p>124681688</text:p>
          </table:table-cell>
          <table:table-cell table:formula="of:=1000*[.$M$2]/([.C495]-[.C494])" office:value-type="float" office:value="1.14838815519646" calcext:value-type="float">
            <text:p>1.1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58" calcext:value-type="float">
            <text:p>758</text:p>
          </table:table-cell>
          <table:table-cell office:value-type="float" office:value="124692735" calcext:value-type="float">
            <text:p>124692735</text:p>
          </table:table-cell>
          <table:table-cell table:formula="of:=1000*[.$M$2]/([.C496]-[.C495])" office:value-type="float" office:value="1.26731239250475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60" calcext:value-type="float">
            <text:p>760</text:p>
          </table:table-cell>
          <table:table-cell office:value-type="float" office:value="124716204" calcext:value-type="float">
            <text:p>124716204</text:p>
          </table:table-cell>
          <table:table-cell table:formula="of:=1000*[.$M$2]/([.C497]-[.C496])" office:value-type="float" office:value="0.596531594869828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61" calcext:value-type="float">
            <text:p>761</text:p>
          </table:table-cell>
          <table:table-cell office:value-type="float" office:value="124727184" calcext:value-type="float">
            <text:p>124727184</text:p>
          </table:table-cell>
          <table:table-cell table:formula="of:=1000*[.$M$2]/([.C498]-[.C497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64" calcext:value-type="float">
            <text:p>764</text:p>
          </table:table-cell>
          <table:table-cell office:value-type="float" office:value="124761714" calcext:value-type="float">
            <text:p>124761714</text:p>
          </table:table-cell>
          <table:table-cell table:formula="of:=1000*[.$M$2]/([.C499]-[.C498])" office:value-type="float" office:value="0.405444540978859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65" calcext:value-type="float">
            <text:p>765</text:p>
          </table:table-cell>
          <table:table-cell office:value-type="float" office:value="124773817" calcext:value-type="float">
            <text:p>124773817</text:p>
          </table:table-cell>
          <table:table-cell table:formula="of:=1000*[.$M$2]/([.C500]-[.C499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66" calcext:value-type="float">
            <text:p>766</text:p>
          </table:table-cell>
          <table:table-cell office:value-type="float" office:value="124784864" calcext:value-type="float">
            <text:p>124784864</text:p>
          </table:table-cell>
          <table:table-cell table:formula="of:=1000*[.$M$2]/([.C501]-[.C500])" office:value-type="float" office:value="1.26731239250475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68" calcext:value-type="float">
            <text:p>768</text:p>
          </table:table-cell>
          <table:table-cell office:value-type="float" office:value="124808362" calcext:value-type="float">
            <text:p>124808362</text:p>
          </table:table-cell>
          <table:table-cell table:formula="of:=1000*[.$M$2]/([.C502]-[.C501])" office:value-type="float" office:value="0.59579538684143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69" calcext:value-type="float">
            <text:p>769</text:p>
          </table:table-cell>
          <table:table-cell office:value-type="float" office:value="124820465" calcext:value-type="float">
            <text:p>124820465</text:p>
          </table:table-cell>
          <table:table-cell table:formula="of:=1000*[.$M$2]/([.C503]-[.C502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70" calcext:value-type="float">
            <text:p>770</text:p>
          </table:table-cell>
          <table:table-cell office:value-type="float" office:value="124831685" calcext:value-type="float">
            <text:p>124831685</text:p>
          </table:table-cell>
          <table:table-cell table:formula="of:=1000*[.$M$2]/([.C504]-[.C503])" office:value-type="float" office:value="1.2477718360071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72" calcext:value-type="float">
            <text:p>772</text:p>
          </table:table-cell>
          <table:table-cell office:value-type="float" office:value="124855149" calcext:value-type="float">
            <text:p>124855149</text:p>
          </table:table-cell>
          <table:table-cell table:formula="of:=1000*[.$M$2]/([.C505]-[.C504])" office:value-type="float" office:value="0.596658711217184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73" calcext:value-type="float">
            <text:p>773</text:p>
          </table:table-cell>
          <table:table-cell office:value-type="float" office:value="124867259" calcext:value-type="float">
            <text:p>124867259</text:p>
          </table:table-cell>
          <table:table-cell table:formula="of:=1000*[.$M$2]/([.C506]-[.C505])" office:value-type="float" office:value="1.15606936416185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74" calcext:value-type="float">
            <text:p>774</text:p>
          </table:table-cell>
          <table:table-cell office:value-type="float" office:value="124878225" calcext:value-type="float">
            <text:p>124878225</text:p>
          </table:table-cell>
          <table:table-cell table:formula="of:=1000*[.$M$2]/([.C507]-[.C506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77" calcext:value-type="float">
            <text:p>777</text:p>
          </table:table-cell>
          <table:table-cell office:value-type="float" office:value="124912734" calcext:value-type="float">
            <text:p>124912734</text:p>
          </table:table-cell>
          <table:table-cell table:formula="of:=1000*[.$M$2]/([.C508]-[.C507])" office:value-type="float" office:value="0.405691268944333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78" calcext:value-type="float">
            <text:p>778</text:p>
          </table:table-cell>
          <table:table-cell office:value-type="float" office:value="124924816" calcext:value-type="float">
            <text:p>124924816</text:p>
          </table:table-cell>
          <table:table-cell table:formula="of:=1000*[.$M$2]/([.C509]-[.C508])" office:value-type="float" office:value="1.15874855156431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79" calcext:value-type="float">
            <text:p>779</text:p>
          </table:table-cell>
          <table:table-cell office:value-type="float" office:value="124935867" calcext:value-type="float">
            <text:p>124935867</text:p>
          </table:table-cell>
          <table:table-cell table:formula="of:=1000*[.$M$2]/([.C510]-[.C509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81" calcext:value-type="float">
            <text:p>781</text:p>
          </table:table-cell>
          <table:table-cell office:value-type="float" office:value="124959349" calcext:value-type="float">
            <text:p>124959349</text:p>
          </table:table-cell>
          <table:table-cell table:formula="of:=1000*[.$M$2]/([.C511]-[.C510])" office:value-type="float" office:value="0.596201345711609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82" calcext:value-type="float">
            <text:p>782</text:p>
          </table:table-cell>
          <table:table-cell office:value-type="float" office:value="124970329" calcext:value-type="float">
            <text:p>124970329</text:p>
          </table:table-cell>
          <table:table-cell table:formula="of:=1000*[.$M$2]/([.C512]-[.C511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85" calcext:value-type="float">
            <text:p>785</text:p>
          </table:table-cell>
          <table:table-cell office:value-type="float" office:value="125004829" calcext:value-type="float">
            <text:p>125004829</text:p>
          </table:table-cell>
          <table:table-cell table:formula="of:=1000*[.$M$2]/([.C513]-[.C512])" office:value-type="float" office:value="0.405797101449275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86" calcext:value-type="float">
            <text:p>786</text:p>
          </table:table-cell>
          <table:table-cell office:value-type="float" office:value="125016943" calcext:value-type="float">
            <text:p>125016943</text:p>
          </table:table-cell>
          <table:table-cell table:formula="of:=1000*[.$M$2]/([.C514]-[.C513])" office:value-type="float" office:value="1.15568763414231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87" calcext:value-type="float">
            <text:p>787</text:p>
          </table:table-cell>
          <table:table-cell office:value-type="float" office:value="125027994" calcext:value-type="float">
            <text:p>125027994</text:p>
          </table:table-cell>
          <table:table-cell table:formula="of:=1000*[.$M$2]/([.C515]-[.C514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89" calcext:value-type="float">
            <text:p>789</text:p>
          </table:table-cell>
          <table:table-cell office:value-type="float" office:value="125051478" calcext:value-type="float">
            <text:p>125051478</text:p>
          </table:table-cell>
          <table:table-cell table:formula="of:=1000*[.$M$2]/([.C516]-[.C515])" office:value-type="float" office:value="0.5961505706012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90" calcext:value-type="float">
            <text:p>790</text:p>
          </table:table-cell>
          <table:table-cell office:value-type="float" office:value="125063578" calcext:value-type="float">
            <text:p>125063578</text:p>
          </table:table-cell>
          <table:table-cell table:formula="of:=1000*[.$M$2]/([.C517]-[.C516])" office:value-type="float" office:value="1.1570247933884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91" calcext:value-type="float">
            <text:p>791</text:p>
          </table:table-cell>
          <table:table-cell office:value-type="float" office:value="125074543" calcext:value-type="float">
            <text:p>125074543</text:p>
          </table:table-cell>
          <table:table-cell table:formula="of:=1000*[.$M$2]/([.C518]-[.C517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94" calcext:value-type="float">
            <text:p>794</text:p>
          </table:table-cell>
          <table:table-cell office:value-type="float" office:value="125109054" calcext:value-type="float">
            <text:p>125109054</text:p>
          </table:table-cell>
          <table:table-cell table:formula="of:=1000*[.$M$2]/([.C519]-[.C518])" office:value-type="float" office:value="0.40566775810611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95" calcext:value-type="float">
            <text:p>795</text:p>
          </table:table-cell>
          <table:table-cell office:value-type="float" office:value="125121136" calcext:value-type="float">
            <text:p>125121136</text:p>
          </table:table-cell>
          <table:table-cell table:formula="of:=1000*[.$M$2]/([.C520]-[.C519])" office:value-type="float" office:value="1.15874855156431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96" calcext:value-type="float">
            <text:p>796</text:p>
          </table:table-cell>
          <table:table-cell office:value-type="float" office:value="125132187" calcext:value-type="float">
            <text:p>125132187</text:p>
          </table:table-cell>
          <table:table-cell table:formula="of:=1000*[.$M$2]/([.C521]-[.C520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98" calcext:value-type="float">
            <text:p>798</text:p>
          </table:table-cell>
          <table:table-cell office:value-type="float" office:value="125155667" calcext:value-type="float">
            <text:p>125155667</text:p>
          </table:table-cell>
          <table:table-cell table:formula="of:=1000*[.$M$2]/([.C522]-[.C521])" office:value-type="float" office:value="0.59625212947189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799" calcext:value-type="float">
            <text:p>799</text:p>
          </table:table-cell>
          <table:table-cell office:value-type="float" office:value="125166647" calcext:value-type="float">
            <text:p>125166647</text:p>
          </table:table-cell>
          <table:table-cell table:formula="of:=1000*[.$M$2]/([.C523]-[.C522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02" calcext:value-type="float">
            <text:p>802</text:p>
          </table:table-cell>
          <table:table-cell office:value-type="float" office:value="125201158" calcext:value-type="float">
            <text:p>125201158</text:p>
          </table:table-cell>
          <table:table-cell table:formula="of:=1000*[.$M$2]/([.C524]-[.C523])" office:value-type="float" office:value="0.40566775810611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03" calcext:value-type="float">
            <text:p>803</text:p>
          </table:table-cell>
          <table:table-cell office:value-type="float" office:value="125213261" calcext:value-type="float">
            <text:p>125213261</text:p>
          </table:table-cell>
          <table:table-cell table:formula="of:=1000*[.$M$2]/([.C525]-[.C524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04" calcext:value-type="float">
            <text:p>804</text:p>
          </table:table-cell>
          <table:table-cell office:value-type="float" office:value="125224312" calcext:value-type="float">
            <text:p>125224312</text:p>
          </table:table-cell>
          <table:table-cell table:formula="of:=1000*[.$M$2]/([.C526]-[.C525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06" calcext:value-type="float">
            <text:p>806</text:p>
          </table:table-cell>
          <table:table-cell office:value-type="float" office:value="125247799" calcext:value-type="float">
            <text:p>125247799</text:p>
          </table:table-cell>
          <table:table-cell table:formula="of:=1000*[.$M$2]/([.C527]-[.C526])" office:value-type="float" office:value="0.5960744241495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07" calcext:value-type="float">
            <text:p>807</text:p>
          </table:table-cell>
          <table:table-cell office:value-type="float" office:value="125259902" calcext:value-type="float">
            <text:p>125259902</text:p>
          </table:table-cell>
          <table:table-cell table:formula="of:=1000*[.$M$2]/([.C528]-[.C527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08" calcext:value-type="float">
            <text:p>808</text:p>
          </table:table-cell>
          <table:table-cell office:value-type="float" office:value="125270953" calcext:value-type="float">
            <text:p>125270953</text:p>
          </table:table-cell>
          <table:table-cell table:formula="of:=1000*[.$M$2]/([.C529]-[.C528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10" calcext:value-type="float">
            <text:p>810</text:p>
          </table:table-cell>
          <table:table-cell office:value-type="float" office:value="125294436" calcext:value-type="float">
            <text:p>125294436</text:p>
          </table:table-cell>
          <table:table-cell table:formula="of:=1000*[.$M$2]/([.C530]-[.C529])" office:value-type="float" office:value="0.59617595707533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11" calcext:value-type="float">
            <text:p>811</text:p>
          </table:table-cell>
          <table:table-cell office:value-type="float" office:value="125306536" calcext:value-type="float">
            <text:p>125306536</text:p>
          </table:table-cell>
          <table:table-cell table:formula="of:=1000*[.$M$2]/([.C531]-[.C530])" office:value-type="float" office:value="1.1570247933884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12" calcext:value-type="float">
            <text:p>812</text:p>
          </table:table-cell>
          <table:table-cell office:value-type="float" office:value="125317501" calcext:value-type="float">
            <text:p>125317501</text:p>
          </table:table-cell>
          <table:table-cell table:formula="of:=1000*[.$M$2]/([.C532]-[.C531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15" calcext:value-type="float">
            <text:p>815</text:p>
          </table:table-cell>
          <table:table-cell office:value-type="float" office:value="125352054" calcext:value-type="float">
            <text:p>125352054</text:p>
          </table:table-cell>
          <table:table-cell table:formula="of:=1000*[.$M$2]/([.C533]-[.C532])" office:value-type="float" office:value="0.40517465921917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16" calcext:value-type="float">
            <text:p>816</text:p>
          </table:table-cell>
          <table:table-cell office:value-type="float" office:value="125364161" calcext:value-type="float">
            <text:p>125364161</text:p>
          </table:table-cell>
          <table:table-cell table:formula="of:=1000*[.$M$2]/([.C534]-[.C533])" office:value-type="float" office:value="1.156355827207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17" calcext:value-type="float">
            <text:p>817</text:p>
          </table:table-cell>
          <table:table-cell office:value-type="float" office:value="125375212" calcext:value-type="float">
            <text:p>125375212</text:p>
          </table:table-cell>
          <table:table-cell table:formula="of:=1000*[.$M$2]/([.C535]-[.C534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19" calcext:value-type="float">
            <text:p>819</text:p>
          </table:table-cell>
          <table:table-cell office:value-type="float" office:value="125398692" calcext:value-type="float">
            <text:p>125398692</text:p>
          </table:table-cell>
          <table:table-cell table:formula="of:=1000*[.$M$2]/([.C536]-[.C535])" office:value-type="float" office:value="0.59625212947189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20" calcext:value-type="float">
            <text:p>820</text:p>
          </table:table-cell>
          <table:table-cell office:value-type="float" office:value="125409673" calcext:value-type="float">
            <text:p>125409673</text:p>
          </table:table-cell>
          <table:table-cell table:formula="of:=1000*[.$M$2]/([.C537]-[.C536])" office:value-type="float" office:value="1.27492942354977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23" calcext:value-type="float">
            <text:p>823</text:p>
          </table:table-cell>
          <table:table-cell office:value-type="float" office:value="125444172" calcext:value-type="float">
            <text:p>125444172</text:p>
          </table:table-cell>
          <table:table-cell table:formula="of:=1000*[.$M$2]/([.C538]-[.C537])" office:value-type="float" office:value="0.40580886402504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24" calcext:value-type="float">
            <text:p>824</text:p>
          </table:table-cell>
          <table:table-cell office:value-type="float" office:value="125456287" calcext:value-type="float">
            <text:p>125456287</text:p>
          </table:table-cell>
          <table:table-cell table:formula="of:=1000*[.$M$2]/([.C539]-[.C538])" office:value-type="float" office:value="1.15559224102352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25" calcext:value-type="float">
            <text:p>825</text:p>
          </table:table-cell>
          <table:table-cell office:value-type="float" office:value="125467338" calcext:value-type="float">
            <text:p>125467338</text:p>
          </table:table-cell>
          <table:table-cell table:formula="of:=1000*[.$M$2]/([.C540]-[.C539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27" calcext:value-type="float">
            <text:p>827</text:p>
          </table:table-cell>
          <table:table-cell office:value-type="float" office:value="125490823" calcext:value-type="float">
            <text:p>125490823</text:p>
          </table:table-cell>
          <table:table-cell table:formula="of:=1000*[.$M$2]/([.C541]-[.C540])" office:value-type="float" office:value="0.59612518628912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28" calcext:value-type="float">
            <text:p>828</text:p>
          </table:table-cell>
          <table:table-cell office:value-type="float" office:value="125502926" calcext:value-type="float">
            <text:p>125502926</text:p>
          </table:table-cell>
          <table:table-cell table:formula="of:=1000*[.$M$2]/([.C542]-[.C541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29" calcext:value-type="float">
            <text:p>829</text:p>
          </table:table-cell>
          <table:table-cell office:value-type="float" office:value="125513892" calcext:value-type="float">
            <text:p>125513892</text:p>
          </table:table-cell>
          <table:table-cell table:formula="of:=1000*[.$M$2]/([.C543]-[.C542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32" calcext:value-type="float">
            <text:p>832</text:p>
          </table:table-cell>
          <table:table-cell office:value-type="float" office:value="125548411" calcext:value-type="float">
            <text:p>125548411</text:p>
          </table:table-cell>
          <table:table-cell table:formula="of:=1000*[.$M$2]/([.C544]-[.C543])" office:value-type="float" office:value="0.40557374199716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33" calcext:value-type="float">
            <text:p>833</text:p>
          </table:table-cell>
          <table:table-cell office:value-type="float" office:value="125559693" calcext:value-type="float">
            <text:p>125559693</text:p>
          </table:table-cell>
          <table:table-cell table:formula="of:=1000*[.$M$2]/([.C545]-[.C544])" office:value-type="float" office:value="1.240914731430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34" calcext:value-type="float">
            <text:p>834</text:p>
          </table:table-cell>
          <table:table-cell office:value-type="float" office:value="125570745" calcext:value-type="float">
            <text:p>125570745</text:p>
          </table:table-cell>
          <table:table-cell table:formula="of:=1000*[.$M$2]/([.C546]-[.C545])" office:value-type="float" office:value="1.2667390517553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36" calcext:value-type="float">
            <text:p>836</text:p>
          </table:table-cell>
          <table:table-cell office:value-type="float" office:value="125594224" calcext:value-type="float">
            <text:p>125594224</text:p>
          </table:table-cell>
          <table:table-cell table:formula="of:=1000*[.$M$2]/([.C547]-[.C546])" office:value-type="float" office:value="0.596277524596448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37" calcext:value-type="float">
            <text:p>837</text:p>
          </table:table-cell>
          <table:table-cell office:value-type="float" office:value="125605205" calcext:value-type="float">
            <text:p>125605205</text:p>
          </table:table-cell>
          <table:table-cell table:formula="of:=1000*[.$M$2]/([.C548]-[.C547])" office:value-type="float" office:value="1.27492942354977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40" calcext:value-type="float">
            <text:p>840</text:p>
          </table:table-cell>
          <table:table-cell office:value-type="float" office:value="125639735" calcext:value-type="float">
            <text:p>125639735</text:p>
          </table:table-cell>
          <table:table-cell table:formula="of:=1000*[.$M$2]/([.C549]-[.C548])" office:value-type="float" office:value="0.405444540978859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41" calcext:value-type="float">
            <text:p>841</text:p>
          </table:table-cell>
          <table:table-cell office:value-type="float" office:value="125651842" calcext:value-type="float">
            <text:p>125651842</text:p>
          </table:table-cell>
          <table:table-cell table:formula="of:=1000*[.$M$2]/([.C550]-[.C549])" office:value-type="float" office:value="1.156355827207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42" calcext:value-type="float">
            <text:p>842</text:p>
          </table:table-cell>
          <table:table-cell office:value-type="float" office:value="125662889" calcext:value-type="float">
            <text:p>125662889</text:p>
          </table:table-cell>
          <table:table-cell table:formula="of:=1000*[.$M$2]/([.C551]-[.C550])" office:value-type="float" office:value="1.26731239250475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44" calcext:value-type="float">
            <text:p>844</text:p>
          </table:table-cell>
          <table:table-cell office:value-type="float" office:value="125686373" calcext:value-type="float">
            <text:p>125686373</text:p>
          </table:table-cell>
          <table:table-cell table:formula="of:=1000*[.$M$2]/([.C552]-[.C551])" office:value-type="float" office:value="0.5961505706012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45" calcext:value-type="float">
            <text:p>845</text:p>
          </table:table-cell>
          <table:table-cell office:value-type="float" office:value="125698484" calcext:value-type="float">
            <text:p>125698484</text:p>
          </table:table-cell>
          <table:table-cell table:formula="of:=1000*[.$M$2]/([.C553]-[.C552])" office:value-type="float" office:value="1.1559739080175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46" calcext:value-type="float">
            <text:p>846</text:p>
          </table:table-cell>
          <table:table-cell office:value-type="float" office:value="125709450" calcext:value-type="float">
            <text:p>125709450</text:p>
          </table:table-cell>
          <table:table-cell table:formula="of:=1000*[.$M$2]/([.C554]-[.C553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49" calcext:value-type="float">
            <text:p>849</text:p>
          </table:table-cell>
          <table:table-cell office:value-type="float" office:value="125743959" calcext:value-type="float">
            <text:p>125743959</text:p>
          </table:table-cell>
          <table:table-cell table:formula="of:=1000*[.$M$2]/([.C555]-[.C554])" office:value-type="float" office:value="0.405691268944333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50" calcext:value-type="float">
            <text:p>850</text:p>
          </table:table-cell>
          <table:table-cell office:value-type="float" office:value="125755921" calcext:value-type="float">
            <text:p>125755921</text:p>
          </table:table-cell>
          <table:table-cell table:formula="of:=1000*[.$M$2]/([.C556]-[.C555])" office:value-type="float" office:value="1.17037284734994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53" calcext:value-type="float">
            <text:p>853</text:p>
          </table:table-cell>
          <table:table-cell office:value-type="float" office:value="125791310" calcext:value-type="float">
            <text:p>125791310</text:p>
          </table:table-cell>
          <table:table-cell table:formula="of:=1000*[.$M$2]/([.C557]-[.C556])" office:value-type="float" office:value="0.39560315352228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54" calcext:value-type="float">
            <text:p>854</text:p>
          </table:table-cell>
          <table:table-cell office:value-type="float" office:value="125802290" calcext:value-type="float">
            <text:p>125802290</text:p>
          </table:table-cell>
          <table:table-cell table:formula="of:=1000*[.$M$2]/([.C558]-[.C557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57" calcext:value-type="float">
            <text:p>857</text:p>
          </table:table-cell>
          <table:table-cell office:value-type="float" office:value="125836822" calcext:value-type="float">
            <text:p>125836822</text:p>
          </table:table-cell>
          <table:table-cell table:formula="of:=1000*[.$M$2]/([.C559]-[.C558])" office:value-type="float" office:value="0.405421058728136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58" calcext:value-type="float">
            <text:p>858</text:p>
          </table:table-cell>
          <table:table-cell office:value-type="float" office:value="125848926" calcext:value-type="float">
            <text:p>125848926</text:p>
          </table:table-cell>
          <table:table-cell table:formula="of:=1000*[.$M$2]/([.C560]-[.C559])" office:value-type="float" office:value="1.156642432253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59" calcext:value-type="float">
            <text:p>859</text:p>
          </table:table-cell>
          <table:table-cell office:value-type="float" office:value="125859973" calcext:value-type="float">
            <text:p>125859973</text:p>
          </table:table-cell>
          <table:table-cell table:formula="of:=1000*[.$M$2]/([.C561]-[.C560])" office:value-type="float" office:value="1.26731239250475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61" calcext:value-type="float">
            <text:p>861</text:p>
          </table:table-cell>
          <table:table-cell office:value-type="float" office:value="125883469" calcext:value-type="float">
            <text:p>125883469</text:p>
          </table:table-cell>
          <table:table-cell table:formula="of:=1000*[.$M$2]/([.C562]-[.C561])" office:value-type="float" office:value="0.595846101464079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62" calcext:value-type="float">
            <text:p>862</text:p>
          </table:table-cell>
          <table:table-cell office:value-type="float" office:value="125895573" calcext:value-type="float">
            <text:p>125895573</text:p>
          </table:table-cell>
          <table:table-cell table:formula="of:=1000*[.$M$2]/([.C563]-[.C562])" office:value-type="float" office:value="1.156642432253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63" calcext:value-type="float">
            <text:p>863</text:p>
          </table:table-cell>
          <table:table-cell office:value-type="float" office:value="125906624" calcext:value-type="float">
            <text:p>125906624</text:p>
          </table:table-cell>
          <table:table-cell table:formula="of:=1000*[.$M$2]/([.C564]-[.C563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65" calcext:value-type="float">
            <text:p>865</text:p>
          </table:table-cell>
          <table:table-cell office:value-type="float" office:value="125930110" calcext:value-type="float">
            <text:p>125930110</text:p>
          </table:table-cell>
          <table:table-cell table:formula="of:=1000*[.$M$2]/([.C565]-[.C564])" office:value-type="float" office:value="0.59609980413863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66" calcext:value-type="float">
            <text:p>866</text:p>
          </table:table-cell>
          <table:table-cell office:value-type="float" office:value="125942211" calcext:value-type="float">
            <text:p>125942211</text:p>
          </table:table-cell>
          <table:table-cell table:formula="of:=1000*[.$M$2]/([.C566]-[.C565])" office:value-type="float" office:value="1.1569291794066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67" calcext:value-type="float">
            <text:p>867</text:p>
          </table:table-cell>
          <table:table-cell office:value-type="float" office:value="125953177" calcext:value-type="float">
            <text:p>125953177</text:p>
          </table:table-cell>
          <table:table-cell table:formula="of:=1000*[.$M$2]/([.C567]-[.C566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70" calcext:value-type="float">
            <text:p>870</text:p>
          </table:table-cell>
          <table:table-cell office:value-type="float" office:value="125987696" calcext:value-type="float">
            <text:p>125987696</text:p>
          </table:table-cell>
          <table:table-cell table:formula="of:=1000*[.$M$2]/([.C568]-[.C567])" office:value-type="float" office:value="0.40557374199716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71" calcext:value-type="float">
            <text:p>871</text:p>
          </table:table-cell>
          <table:table-cell office:value-type="float" office:value="125999140" calcext:value-type="float">
            <text:p>125999140</text:p>
          </table:table-cell>
          <table:table-cell table:formula="of:=1000*[.$M$2]/([.C569]-[.C568])" office:value-type="float" office:value="1.22334847955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72" calcext:value-type="float">
            <text:p>872</text:p>
          </table:table-cell>
          <table:table-cell office:value-type="float" office:value="126010187" calcext:value-type="float">
            <text:p>126010187</text:p>
          </table:table-cell>
          <table:table-cell table:formula="of:=1000*[.$M$2]/([.C570]-[.C569])" office:value-type="float" office:value="1.26731239250475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74" calcext:value-type="float">
            <text:p>874</text:p>
          </table:table-cell>
          <table:table-cell office:value-type="float" office:value="126033667" calcext:value-type="float">
            <text:p>126033667</text:p>
          </table:table-cell>
          <table:table-cell table:formula="of:=1000*[.$M$2]/([.C571]-[.C570])" office:value-type="float" office:value="0.59625212947189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75" calcext:value-type="float">
            <text:p>875</text:p>
          </table:table-cell>
          <table:table-cell office:value-type="float" office:value="126044648" calcext:value-type="float">
            <text:p>126044648</text:p>
          </table:table-cell>
          <table:table-cell table:formula="of:=1000*[.$M$2]/([.C572]-[.C571])" office:value-type="float" office:value="1.27492942354977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78" calcext:value-type="float">
            <text:p>878</text:p>
          </table:table-cell>
          <table:table-cell office:value-type="float" office:value="126079181" calcext:value-type="float">
            <text:p>126079181</text:p>
          </table:table-cell>
          <table:table-cell table:formula="of:=1000*[.$M$2]/([.C573]-[.C572])" office:value-type="float" office:value="0.405409318622767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79" calcext:value-type="float">
            <text:p>879</text:p>
          </table:table-cell>
          <table:table-cell office:value-type="float" office:value="126091285" calcext:value-type="float">
            <text:p>126091285</text:p>
          </table:table-cell>
          <table:table-cell table:formula="of:=1000*[.$M$2]/([.C574]-[.C573])" office:value-type="float" office:value="1.156642432253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80" calcext:value-type="float">
            <text:p>880</text:p>
          </table:table-cell>
          <table:table-cell office:value-type="float" office:value="126102337" calcext:value-type="float">
            <text:p>126102337</text:p>
          </table:table-cell>
          <table:table-cell table:formula="of:=1000*[.$M$2]/([.C575]-[.C574])" office:value-type="float" office:value="1.2667390517553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82" calcext:value-type="float">
            <text:p>882</text:p>
          </table:table-cell>
          <table:table-cell office:value-type="float" office:value="126125820" calcext:value-type="float">
            <text:p>126125820</text:p>
          </table:table-cell>
          <table:table-cell table:formula="of:=1000*[.$M$2]/([.C576]-[.C575])" office:value-type="float" office:value="0.59617595707533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83" calcext:value-type="float">
            <text:p>883</text:p>
          </table:table-cell>
          <table:table-cell office:value-type="float" office:value="126137921" calcext:value-type="float">
            <text:p>126137921</text:p>
          </table:table-cell>
          <table:table-cell table:formula="of:=1000*[.$M$2]/([.C577]-[.C576])" office:value-type="float" office:value="1.1569291794066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84" calcext:value-type="float">
            <text:p>884</text:p>
          </table:table-cell>
          <table:table-cell office:value-type="float" office:value="126148887" calcext:value-type="float">
            <text:p>126148887</text:p>
          </table:table-cell>
          <table:table-cell table:formula="of:=1000*[.$M$2]/([.C578]-[.C577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87" calcext:value-type="float">
            <text:p>887</text:p>
          </table:table-cell>
          <table:table-cell office:value-type="float" office:value="126183395" calcext:value-type="float">
            <text:p>126183395</text:p>
          </table:table-cell>
          <table:table-cell table:formula="of:=1000*[.$M$2]/([.C579]-[.C578])" office:value-type="float" office:value="0.405703025385418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88" calcext:value-type="float">
            <text:p>888</text:p>
          </table:table-cell>
          <table:table-cell office:value-type="float" office:value="126195368" calcext:value-type="float">
            <text:p>126195368</text:p>
          </table:table-cell>
          <table:table-cell table:formula="of:=1000*[.$M$2]/([.C580]-[.C579])" office:value-type="float" office:value="1.169297586235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89" calcext:value-type="float">
            <text:p>889</text:p>
          </table:table-cell>
          <table:table-cell office:value-type="float" office:value="126206419" calcext:value-type="float">
            <text:p>126206419</text:p>
          </table:table-cell>
          <table:table-cell table:formula="of:=1000*[.$M$2]/([.C581]-[.C580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91" calcext:value-type="float">
            <text:p>891</text:p>
          </table:table-cell>
          <table:table-cell office:value-type="float" office:value="126229890" calcext:value-type="float">
            <text:p>126229890</text:p>
          </table:table-cell>
          <table:table-cell table:formula="of:=1000*[.$M$2]/([.C582]-[.C581])" office:value-type="float" office:value="0.596480763495377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92" calcext:value-type="float">
            <text:p>892</text:p>
          </table:table-cell>
          <table:table-cell office:value-type="float" office:value="126240871" calcext:value-type="float">
            <text:p>126240871</text:p>
          </table:table-cell>
          <table:table-cell table:formula="of:=1000*[.$M$2]/([.C583]-[.C582])" office:value-type="float" office:value="1.27492942354977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95" calcext:value-type="float">
            <text:p>895</text:p>
          </table:table-cell>
          <table:table-cell office:value-type="float" office:value="126275371" calcext:value-type="float">
            <text:p>126275371</text:p>
          </table:table-cell>
          <table:table-cell table:formula="of:=1000*[.$M$2]/([.C584]-[.C583])" office:value-type="float" office:value="0.405797101449275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96" calcext:value-type="float">
            <text:p>896</text:p>
          </table:table-cell>
          <table:table-cell office:value-type="float" office:value="126287475" calcext:value-type="float">
            <text:p>126287475</text:p>
          </table:table-cell>
          <table:table-cell table:formula="of:=1000*[.$M$2]/([.C585]-[.C584])" office:value-type="float" office:value="1.156642432253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97" calcext:value-type="float">
            <text:p>897</text:p>
          </table:table-cell>
          <table:table-cell office:value-type="float" office:value="126298526" calcext:value-type="float">
            <text:p>126298526</text:p>
          </table:table-cell>
          <table:table-cell table:formula="of:=1000*[.$M$2]/([.C586]-[.C585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899" calcext:value-type="float">
            <text:p>899</text:p>
          </table:table-cell>
          <table:table-cell office:value-type="float" office:value="126322010" calcext:value-type="float">
            <text:p>126322010</text:p>
          </table:table-cell>
          <table:table-cell table:formula="of:=1000*[.$M$2]/([.C587]-[.C586])" office:value-type="float" office:value="0.5961505706012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00" calcext:value-type="float">
            <text:p>900</text:p>
          </table:table-cell>
          <table:table-cell office:value-type="float" office:value="126334114" calcext:value-type="float">
            <text:p>126334114</text:p>
          </table:table-cell>
          <table:table-cell table:formula="of:=1000*[.$M$2]/([.C588]-[.C587])" office:value-type="float" office:value="1.1566424322538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01" calcext:value-type="float">
            <text:p>901</text:p>
          </table:table-cell>
          <table:table-cell office:value-type="float" office:value="126345335" calcext:value-type="float">
            <text:p>126345335</text:p>
          </table:table-cell>
          <table:table-cell table:formula="of:=1000*[.$M$2]/([.C589]-[.C588])" office:value-type="float" office:value="1.24766063630692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03" calcext:value-type="float">
            <text:p>903</text:p>
          </table:table-cell>
          <table:table-cell office:value-type="float" office:value="126368811" calcext:value-type="float">
            <text:p>126368811</text:p>
          </table:table-cell>
          <table:table-cell table:formula="of:=1000*[.$M$2]/([.C590]-[.C589])" office:value-type="float" office:value="0.596353722951099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04" calcext:value-type="float">
            <text:p>904</text:p>
          </table:table-cell>
          <table:table-cell office:value-type="float" office:value="126380911" calcext:value-type="float">
            <text:p>126380911</text:p>
          </table:table-cell>
          <table:table-cell table:formula="of:=1000*[.$M$2]/([.C591]-[.C590])" office:value-type="float" office:value="1.1570247933884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05" calcext:value-type="float">
            <text:p>905</text:p>
          </table:table-cell>
          <table:table-cell office:value-type="float" office:value="126391877" calcext:value-type="float">
            <text:p>126391877</text:p>
          </table:table-cell>
          <table:table-cell table:formula="of:=1000*[.$M$2]/([.C592]-[.C591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08" calcext:value-type="float">
            <text:p>908</text:p>
          </table:table-cell>
          <table:table-cell office:value-type="float" office:value="126426396" calcext:value-type="float">
            <text:p>126426396</text:p>
          </table:table-cell>
          <table:table-cell table:formula="of:=1000*[.$M$2]/([.C593]-[.C592])" office:value-type="float" office:value="0.40557374199716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09" calcext:value-type="float">
            <text:p>909</text:p>
          </table:table-cell>
          <table:table-cell office:value-type="float" office:value="126438466" calcext:value-type="float">
            <text:p>126438466</text:p>
          </table:table-cell>
          <table:table-cell table:formula="of:=1000*[.$M$2]/([.C594]-[.C593])" office:value-type="float" office:value="1.15990057995029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10" calcext:value-type="float">
            <text:p>910</text:p>
          </table:table-cell>
          <table:table-cell office:value-type="float" office:value="126449518" calcext:value-type="float">
            <text:p>126449518</text:p>
          </table:table-cell>
          <table:table-cell table:formula="of:=1000*[.$M$2]/([.C595]-[.C594])" office:value-type="float" office:value="1.2667390517553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12" calcext:value-type="float">
            <text:p>912</text:p>
          </table:table-cell>
          <table:table-cell office:value-type="float" office:value="126473008" calcext:value-type="float">
            <text:p>126473008</text:p>
          </table:table-cell>
          <table:table-cell table:formula="of:=1000*[.$M$2]/([.C596]-[.C595])" office:value-type="float" office:value="0.595998297147722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13" calcext:value-type="float">
            <text:p>913</text:p>
          </table:table-cell>
          <table:table-cell office:value-type="float" office:value="126483989" calcext:value-type="float">
            <text:p>126483989</text:p>
          </table:table-cell>
          <table:table-cell table:formula="of:=1000*[.$M$2]/([.C597]-[.C596])" office:value-type="float" office:value="1.27492942354977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16" calcext:value-type="float">
            <text:p>916</text:p>
          </table:table-cell>
          <table:table-cell office:value-type="float" office:value="126518513" calcext:value-type="float">
            <text:p>126518513</text:p>
          </table:table-cell>
          <table:table-cell table:formula="of:=1000*[.$M$2]/([.C598]-[.C597])" office:value-type="float" office:value="0.40551500405515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17" calcext:value-type="float">
            <text:p>917</text:p>
          </table:table-cell>
          <table:table-cell office:value-type="float" office:value="126530627" calcext:value-type="float">
            <text:p>126530627</text:p>
          </table:table-cell>
          <table:table-cell table:formula="of:=1000*[.$M$2]/([.C599]-[.C598])" office:value-type="float" office:value="1.15568763414231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18" calcext:value-type="float">
            <text:p>918</text:p>
          </table:table-cell>
          <table:table-cell office:value-type="float" office:value="126541674" calcext:value-type="float">
            <text:p>126541674</text:p>
          </table:table-cell>
          <table:table-cell table:formula="of:=1000*[.$M$2]/([.C600]-[.C599])" office:value-type="float" office:value="1.26731239250475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20" calcext:value-type="float">
            <text:p>920</text:p>
          </table:table-cell>
          <table:table-cell office:value-type="float" office:value="126565158" calcext:value-type="float">
            <text:p>126565158</text:p>
          </table:table-cell>
          <table:table-cell table:formula="of:=1000*[.$M$2]/([.C601]-[.C600])" office:value-type="float" office:value="0.5961505706012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21" calcext:value-type="float">
            <text:p>921</text:p>
          </table:table-cell>
          <table:table-cell office:value-type="float" office:value="126577258" calcext:value-type="float">
            <text:p>126577258</text:p>
          </table:table-cell>
          <table:table-cell table:formula="of:=1000*[.$M$2]/([.C602]-[.C601])" office:value-type="float" office:value="1.1570247933884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22" calcext:value-type="float">
            <text:p>922</text:p>
          </table:table-cell>
          <table:table-cell office:value-type="float" office:value="126588223" calcext:value-type="float">
            <text:p>126588223</text:p>
          </table:table-cell>
          <table:table-cell table:formula="of:=1000*[.$M$2]/([.C603]-[.C602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25" calcext:value-type="float">
            <text:p>925</text:p>
          </table:table-cell>
          <table:table-cell office:value-type="float" office:value="126622744" calcext:value-type="float">
            <text:p>126622744</text:p>
          </table:table-cell>
          <table:table-cell table:formula="of:=1000*[.$M$2]/([.C604]-[.C603])" office:value-type="float" office:value="0.40555024477854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26" calcext:value-type="float">
            <text:p>926</text:p>
          </table:table-cell>
          <table:table-cell office:value-type="float" office:value="126634816" calcext:value-type="float">
            <text:p>126634816</text:p>
          </table:table-cell>
          <table:table-cell table:formula="of:=1000*[.$M$2]/([.C605]-[.C604])" office:value-type="float" office:value="1.15970841616965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27" calcext:value-type="float">
            <text:p>927</text:p>
          </table:table-cell>
          <table:table-cell office:value-type="float" office:value="126645867" calcext:value-type="float">
            <text:p>126645867</text:p>
          </table:table-cell>
          <table:table-cell table:formula="of:=1000*[.$M$2]/([.C606]-[.C605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29" calcext:value-type="float">
            <text:p>929</text:p>
          </table:table-cell>
          <table:table-cell office:value-type="float" office:value="126669357" calcext:value-type="float">
            <text:p>126669357</text:p>
          </table:table-cell>
          <table:table-cell table:formula="of:=1000*[.$M$2]/([.C607]-[.C606])" office:value-type="float" office:value="0.595998297147722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30" calcext:value-type="float">
            <text:p>930</text:p>
          </table:table-cell>
          <table:table-cell office:value-type="float" office:value="126680337" calcext:value-type="float">
            <text:p>126680337</text:p>
          </table:table-cell>
          <table:table-cell table:formula="of:=1000*[.$M$2]/([.C608]-[.C607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33" calcext:value-type="float">
            <text:p>933</text:p>
          </table:table-cell>
          <table:table-cell office:value-type="float" office:value="126714837" calcext:value-type="float">
            <text:p>126714837</text:p>
          </table:table-cell>
          <table:table-cell table:formula="of:=1000*[.$M$2]/([.C609]-[.C608])" office:value-type="float" office:value="0.405797101449275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34" calcext:value-type="float">
            <text:p>934</text:p>
          </table:table-cell>
          <table:table-cell office:value-type="float" office:value="126726940" calcext:value-type="float">
            <text:p>126726940</text:p>
          </table:table-cell>
          <table:table-cell table:formula="of:=1000*[.$M$2]/([.C610]-[.C609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35" calcext:value-type="float">
            <text:p>935</text:p>
          </table:table-cell>
          <table:table-cell office:value-type="float" office:value="126737991" calcext:value-type="float">
            <text:p>126737991</text:p>
          </table:table-cell>
          <table:table-cell table:formula="of:=1000*[.$M$2]/([.C611]-[.C610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37" calcext:value-type="float">
            <text:p>937</text:p>
          </table:table-cell>
          <table:table-cell office:value-type="float" office:value="126761475" calcext:value-type="float">
            <text:p>126761475</text:p>
          </table:table-cell>
          <table:table-cell table:formula="of:=1000*[.$M$2]/([.C612]-[.C611])" office:value-type="float" office:value="0.5961505706012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38" calcext:value-type="float">
            <text:p>938</text:p>
          </table:table-cell>
          <table:table-cell office:value-type="float" office:value="126773592" calcext:value-type="float">
            <text:p>126773592</text:p>
          </table:table-cell>
          <table:table-cell table:formula="of:=1000*[.$M$2]/([.C613]-[.C612])" office:value-type="float" office:value="1.15540150202195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39" calcext:value-type="float">
            <text:p>939</text:p>
          </table:table-cell>
          <table:table-cell office:value-type="float" office:value="126784783" calcext:value-type="float">
            <text:p>126784783</text:p>
          </table:table-cell>
          <table:table-cell table:formula="of:=1000*[.$M$2]/([.C614]-[.C613])" office:value-type="float" office:value="1.25100527209365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41" calcext:value-type="float">
            <text:p>941</text:p>
          </table:table-cell>
          <table:table-cell office:value-type="float" office:value="126808278" calcext:value-type="float">
            <text:p>126808278</text:p>
          </table:table-cell>
          <table:table-cell table:formula="of:=1000*[.$M$2]/([.C615]-[.C614])" office:value-type="float" office:value="0.595871462013194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42" calcext:value-type="float">
            <text:p>942</text:p>
          </table:table-cell>
          <table:table-cell office:value-type="float" office:value="126820377" calcext:value-type="float">
            <text:p>126820377</text:p>
          </table:table-cell>
          <table:table-cell table:formula="of:=1000*[.$M$2]/([.C616]-[.C615])" office:value-type="float" office:value="1.1571204231754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43" calcext:value-type="float">
            <text:p>943</text:p>
          </table:table-cell>
          <table:table-cell office:value-type="float" office:value="126831343" calcext:value-type="float">
            <text:p>126831343</text:p>
          </table:table-cell>
          <table:table-cell table:formula="of:=1000*[.$M$2]/([.C617]-[.C616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46" calcext:value-type="float">
            <text:p>946</text:p>
          </table:table-cell>
          <table:table-cell office:value-type="float" office:value="126865862" calcext:value-type="float">
            <text:p>126865862</text:p>
          </table:table-cell>
          <table:table-cell table:formula="of:=1000*[.$M$2]/([.C618]-[.C617])" office:value-type="float" office:value="0.40557374199716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47" calcext:value-type="float">
            <text:p>947</text:p>
          </table:table-cell>
          <table:table-cell office:value-type="float" office:value="126877931" calcext:value-type="float">
            <text:p>126877931</text:p>
          </table:table-cell>
          <table:table-cell table:formula="of:=1000*[.$M$2]/([.C619]-[.C618])" office:value-type="float" office:value="1.1599966857237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48" calcext:value-type="float">
            <text:p>948</text:p>
          </table:table-cell>
          <table:table-cell office:value-type="float" office:value="126888982" calcext:value-type="float">
            <text:p>126888982</text:p>
          </table:table-cell>
          <table:table-cell table:formula="of:=1000*[.$M$2]/([.C620]-[.C619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50" calcext:value-type="float">
            <text:p>950</text:p>
          </table:table-cell>
          <table:table-cell office:value-type="float" office:value="126912476" calcext:value-type="float">
            <text:p>126912476</text:p>
          </table:table-cell>
          <table:table-cell table:formula="of:=1000*[.$M$2]/([.C621]-[.C620])" office:value-type="float" office:value="0.595896824721205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51" calcext:value-type="float">
            <text:p>951</text:p>
          </table:table-cell>
          <table:table-cell office:value-type="float" office:value="126923456" calcext:value-type="float">
            <text:p>126923456</text:p>
          </table:table-cell>
          <table:table-cell table:formula="of:=1000*[.$M$2]/([.C622]-[.C621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54" calcext:value-type="float">
            <text:p>954</text:p>
          </table:table-cell>
          <table:table-cell office:value-type="float" office:value="126957955" calcext:value-type="float">
            <text:p>126957955</text:p>
          </table:table-cell>
          <table:table-cell table:formula="of:=1000*[.$M$2]/([.C623]-[.C622])" office:value-type="float" office:value="0.405808864025044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55" calcext:value-type="float">
            <text:p>955</text:p>
          </table:table-cell>
          <table:table-cell office:value-type="float" office:value="126970058" calcext:value-type="float">
            <text:p>126970058</text:p>
          </table:table-cell>
          <table:table-cell table:formula="of:=1000*[.$M$2]/([.C624]-[.C623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56" calcext:value-type="float">
            <text:p>956</text:p>
          </table:table-cell>
          <table:table-cell office:value-type="float" office:value="126981109" calcext:value-type="float">
            <text:p>126981109</text:p>
          </table:table-cell>
          <table:table-cell table:formula="of:=1000*[.$M$2]/([.C625]-[.C624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58" calcext:value-type="float">
            <text:p>958</text:p>
          </table:table-cell>
          <table:table-cell office:value-type="float" office:value="127004594" calcext:value-type="float">
            <text:p>127004594</text:p>
          </table:table-cell>
          <table:table-cell table:formula="of:=1000*[.$M$2]/([.C626]-[.C625])" office:value-type="float" office:value="0.596125186289121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59" calcext:value-type="float">
            <text:p>959</text:p>
          </table:table-cell>
          <table:table-cell office:value-type="float" office:value="127016694" calcext:value-type="float">
            <text:p>127016694</text:p>
          </table:table-cell>
          <table:table-cell table:formula="of:=1000*[.$M$2]/([.C627]-[.C626])" office:value-type="float" office:value="1.1570247933884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60" calcext:value-type="float">
            <text:p>960</text:p>
          </table:table-cell>
          <table:table-cell office:value-type="float" office:value="127027659" calcext:value-type="float">
            <text:p>127027659</text:p>
          </table:table-cell>
          <table:table-cell table:formula="of:=1000*[.$M$2]/([.C628]-[.C627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63" calcext:value-type="float">
            <text:p>963</text:p>
          </table:table-cell>
          <table:table-cell office:value-type="float" office:value="127062181" calcext:value-type="float">
            <text:p>127062181</text:p>
          </table:table-cell>
          <table:table-cell table:formula="of:=1000*[.$M$2]/([.C629]-[.C628])" office:value-type="float" office:value="0.405538497190198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64" calcext:value-type="float">
            <text:p>964</text:p>
          </table:table-cell>
          <table:table-cell office:value-type="float" office:value="127074251" calcext:value-type="float">
            <text:p>127074251</text:p>
          </table:table-cell>
          <table:table-cell table:formula="of:=1000*[.$M$2]/([.C630]-[.C629])" office:value-type="float" office:value="1.15990057995029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65" calcext:value-type="float">
            <text:p>965</text:p>
          </table:table-cell>
          <table:table-cell office:value-type="float" office:value="127085297" calcext:value-type="float">
            <text:p>127085297</text:p>
          </table:table-cell>
          <table:table-cell table:formula="of:=1000*[.$M$2]/([.C631]-[.C630])" office:value-type="float" office:value="1.26742712294043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67" calcext:value-type="float">
            <text:p>967</text:p>
          </table:table-cell>
          <table:table-cell office:value-type="float" office:value="127108756" calcext:value-type="float">
            <text:p>127108756</text:p>
          </table:table-cell>
          <table:table-cell table:formula="of:=1000*[.$M$2]/([.C632]-[.C631])" office:value-type="float" office:value="0.59678588175114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68" calcext:value-type="float">
            <text:p>968</text:p>
          </table:table-cell>
          <table:table-cell office:value-type="float" office:value="127119736" calcext:value-type="float">
            <text:p>127119736</text:p>
          </table:table-cell>
          <table:table-cell table:formula="of:=1000*[.$M$2]/([.C633]-[.C632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71" calcext:value-type="float">
            <text:p>971</text:p>
          </table:table-cell>
          <table:table-cell office:value-type="float" office:value="127154245" calcext:value-type="float">
            <text:p>127154245</text:p>
          </table:table-cell>
          <table:table-cell table:formula="of:=1000*[.$M$2]/([.C634]-[.C633])" office:value-type="float" office:value="0.405691268944333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72" calcext:value-type="float">
            <text:p>972</text:p>
          </table:table-cell>
          <table:table-cell office:value-type="float" office:value="127166348" calcext:value-type="float">
            <text:p>127166348</text:p>
          </table:table-cell>
          <table:table-cell table:formula="of:=1000*[.$M$2]/([.C635]-[.C634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73" calcext:value-type="float">
            <text:p>973</text:p>
          </table:table-cell>
          <table:table-cell office:value-type="float" office:value="127177399" calcext:value-type="float">
            <text:p>127177399</text:p>
          </table:table-cell>
          <table:table-cell table:formula="of:=1000*[.$M$2]/([.C636]-[.C635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75" calcext:value-type="float">
            <text:p>975</text:p>
          </table:table-cell>
          <table:table-cell office:value-type="float" office:value="127200886" calcext:value-type="float">
            <text:p>127200886</text:p>
          </table:table-cell>
          <table:table-cell table:formula="of:=1000*[.$M$2]/([.C637]-[.C636])" office:value-type="float" office:value="0.5960744241495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76" calcext:value-type="float">
            <text:p>976</text:p>
          </table:table-cell>
          <table:table-cell office:value-type="float" office:value="127213000" calcext:value-type="float">
            <text:p>127213000</text:p>
          </table:table-cell>
          <table:table-cell table:formula="of:=1000*[.$M$2]/([.C638]-[.C637])" office:value-type="float" office:value="1.15568763414231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77" calcext:value-type="float">
            <text:p>977</text:p>
          </table:table-cell>
          <table:table-cell office:value-type="float" office:value="127224220" calcext:value-type="float">
            <text:p>127224220</text:p>
          </table:table-cell>
          <table:table-cell table:formula="of:=1000*[.$M$2]/([.C639]-[.C638])" office:value-type="float" office:value="1.2477718360071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79" calcext:value-type="float">
            <text:p>979</text:p>
          </table:table-cell>
          <table:table-cell office:value-type="float" office:value="127247715" calcext:value-type="float">
            <text:p>127247715</text:p>
          </table:table-cell>
          <table:table-cell table:formula="of:=1000*[.$M$2]/([.C640]-[.C639])" office:value-type="float" office:value="0.595871462013194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80" calcext:value-type="float">
            <text:p>980</text:p>
          </table:table-cell>
          <table:table-cell office:value-type="float" office:value="127259815" calcext:value-type="float">
            <text:p>127259815</text:p>
          </table:table-cell>
          <table:table-cell table:formula="of:=1000*[.$M$2]/([.C641]-[.C640])" office:value-type="float" office:value="1.1570247933884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81" calcext:value-type="float">
            <text:p>981</text:p>
          </table:table-cell>
          <table:table-cell office:value-type="float" office:value="127270780" calcext:value-type="float">
            <text:p>127270780</text:p>
          </table:table-cell>
          <table:table-cell table:formula="of:=1000*[.$M$2]/([.C642]-[.C641])" office:value-type="float" office:value="1.27678978568171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84" calcext:value-type="float">
            <text:p>984</text:p>
          </table:table-cell>
          <table:table-cell office:value-type="float" office:value="127305300" calcext:value-type="float">
            <text:p>127305300</text:p>
          </table:table-cell>
          <table:table-cell table:formula="of:=1000*[.$M$2]/([.C643]-[.C642])" office:value-type="float" office:value="0.405561993047509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85" calcext:value-type="float">
            <text:p>985</text:p>
          </table:table-cell>
          <table:table-cell office:value-type="float" office:value="127317360" calcext:value-type="float">
            <text:p>127317360</text:p>
          </table:table-cell>
          <table:table-cell table:formula="of:=1000*[.$M$2]/([.C644]-[.C643])" office:value-type="float" office:value="1.16086235489221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86" calcext:value-type="float">
            <text:p>986</text:p>
          </table:table-cell>
          <table:table-cell office:value-type="float" office:value="127328411" calcext:value-type="float">
            <text:p>127328411</text:p>
          </table:table-cell>
          <table:table-cell table:formula="of:=1000*[.$M$2]/([.C645]-[.C644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88" calcext:value-type="float">
            <text:p>988</text:p>
          </table:table-cell>
          <table:table-cell office:value-type="float" office:value="127351882" calcext:value-type="float">
            <text:p>127351882</text:p>
          </table:table-cell>
          <table:table-cell table:formula="of:=1000*[.$M$2]/([.C646]-[.C645])" office:value-type="float" office:value="0.596480763495377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89" calcext:value-type="float">
            <text:p>989</text:p>
          </table:table-cell>
          <table:table-cell office:value-type="float" office:value="127362862" calcext:value-type="float">
            <text:p>127362862</text:p>
          </table:table-cell>
          <table:table-cell table:formula="of:=1000*[.$M$2]/([.C647]-[.C646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92" calcext:value-type="float">
            <text:p>992</text:p>
          </table:table-cell>
          <table:table-cell office:value-type="float" office:value="127397368" calcext:value-type="float">
            <text:p>127397368</text:p>
          </table:table-cell>
          <table:table-cell table:formula="of:=1000*[.$M$2]/([.C648]-[.C647])" office:value-type="float" office:value="0.40572654031183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93" calcext:value-type="float">
            <text:p>993</text:p>
          </table:table-cell>
          <table:table-cell office:value-type="float" office:value="127409471" calcext:value-type="float">
            <text:p>127409471</text:p>
          </table:table-cell>
          <table:table-cell table:formula="of:=1000*[.$M$2]/([.C649]-[.C648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94" calcext:value-type="float">
            <text:p>994</text:p>
          </table:table-cell>
          <table:table-cell office:value-type="float" office:value="127420522" calcext:value-type="float">
            <text:p>127420522</text:p>
          </table:table-cell>
          <table:table-cell table:formula="of:=1000*[.$M$2]/([.C650]-[.C649])" office:value-type="float" office:value="1.26685367840014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96" calcext:value-type="float">
            <text:p>996</text:p>
          </table:table-cell>
          <table:table-cell office:value-type="float" office:value="127444006" calcext:value-type="float">
            <text:p>127444006</text:p>
          </table:table-cell>
          <table:table-cell table:formula="of:=1000*[.$M$2]/([.C651]-[.C650])" office:value-type="float" office:value="0.59615057060126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97" calcext:value-type="float">
            <text:p>997</text:p>
          </table:table-cell>
          <table:table-cell office:value-type="float" office:value="127456105" calcext:value-type="float">
            <text:p>127456105</text:p>
          </table:table-cell>
          <table:table-cell table:formula="of:=1000*[.$M$2]/([.C652]-[.C651])" office:value-type="float" office:value="1.1571204231754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998" calcext:value-type="float">
            <text:p>998</text:p>
          </table:table-cell>
          <table:table-cell office:value-type="float" office:value="127467071" calcext:value-type="float">
            <text:p>127467071</text:p>
          </table:table-cell>
          <table:table-cell table:formula="of:=1000*[.$M$2]/([.C653]-[.C652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01" calcext:value-type="float">
            <text:p>1001</text:p>
          </table:table-cell>
          <table:table-cell office:value-type="float" office:value="127501593" calcext:value-type="float">
            <text:p>127501593</text:p>
          </table:table-cell>
          <table:table-cell table:formula="of:=1000*[.$M$2]/([.C654]-[.C653])" office:value-type="float" office:value="0.405538497190198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02" calcext:value-type="float">
            <text:p>1002</text:p>
          </table:table-cell>
          <table:table-cell office:value-type="float" office:value="127513718" calcext:value-type="float">
            <text:p>127513718</text:p>
          </table:table-cell>
          <table:table-cell table:formula="of:=1000*[.$M$2]/([.C655]-[.C654])" office:value-type="float" office:value="1.15463917525773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03" calcext:value-type="float">
            <text:p>1003</text:p>
          </table:table-cell>
          <table:table-cell office:value-type="float" office:value="127524765" calcext:value-type="float">
            <text:p>127524765</text:p>
          </table:table-cell>
          <table:table-cell table:formula="of:=1000*[.$M$2]/([.C656]-[.C655])" office:value-type="float" office:value="1.26731239250475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05" calcext:value-type="float">
            <text:p>1005</text:p>
          </table:table-cell>
          <table:table-cell office:value-type="float" office:value="127548233" calcext:value-type="float">
            <text:p>127548233</text:p>
          </table:table-cell>
          <table:table-cell table:formula="of:=1000*[.$M$2]/([.C657]-[.C656])" office:value-type="float" office:value="0.596557013806034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06" calcext:value-type="float">
            <text:p>1006</text:p>
          </table:table-cell>
          <table:table-cell office:value-type="float" office:value="127559213" calcext:value-type="float">
            <text:p>127559213</text:p>
          </table:table-cell>
          <table:table-cell table:formula="of:=1000*[.$M$2]/([.C658]-[.C657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09" calcext:value-type="float">
            <text:p>1009</text:p>
          </table:table-cell>
          <table:table-cell office:value-type="float" office:value="127593711" calcext:value-type="float">
            <text:p>127593711</text:p>
          </table:table-cell>
          <table:table-cell table:formula="of:=1000*[.$M$2]/([.C659]-[.C658])" office:value-type="float" office:value="0.40582062728274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10" calcext:value-type="float">
            <text:p>1010</text:p>
          </table:table-cell>
          <table:table-cell office:value-type="float" office:value="127605826" calcext:value-type="float">
            <text:p>127605826</text:p>
          </table:table-cell>
          <table:table-cell table:formula="of:=1000*[.$M$2]/([.C660]-[.C659])" office:value-type="float" office:value="1.15559224102352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11" calcext:value-type="float">
            <text:p>1011</text:p>
          </table:table-cell>
          <table:table-cell office:value-type="float" office:value="127616872" calcext:value-type="float">
            <text:p>127616872</text:p>
          </table:table-cell>
          <table:table-cell table:formula="of:=1000*[.$M$2]/([.C661]-[.C660])" office:value-type="float" office:value="1.26742712294043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13" calcext:value-type="float">
            <text:p>1013</text:p>
          </table:table-cell>
          <table:table-cell office:value-type="float" office:value="127640359" calcext:value-type="float">
            <text:p>127640359</text:p>
          </table:table-cell>
          <table:table-cell table:formula="of:=1000*[.$M$2]/([.C662]-[.C661])" office:value-type="float" office:value="0.59607442414953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14" calcext:value-type="float">
            <text:p>1014</text:p>
          </table:table-cell>
          <table:table-cell office:value-type="float" office:value="127652462" calcext:value-type="float">
            <text:p>127652462</text:p>
          </table:table-cell>
          <table:table-cell table:formula="of:=1000*[.$M$2]/([.C663]-[.C662])" office:value-type="float" office:value="1.15673799884326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15" calcext:value-type="float">
            <text:p>1015</text:p>
          </table:table-cell>
          <table:table-cell office:value-type="float" office:value="127663680" calcext:value-type="float">
            <text:p>127663680</text:p>
          </table:table-cell>
          <table:table-cell table:formula="of:=1000*[.$M$2]/([.C664]-[.C663])" office:value-type="float" office:value="1.24799429488322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17" calcext:value-type="float">
            <text:p>1017</text:p>
          </table:table-cell>
          <table:table-cell office:value-type="float" office:value="127687153" calcext:value-type="float">
            <text:p>127687153</text:p>
          </table:table-cell>
          <table:table-cell table:formula="of:=1000*[.$M$2]/([.C665]-[.C664])" office:value-type="float" office:value="0.596429940783027" calcext:value-type="float">
            <text:p>0.6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18" calcext:value-type="float">
            <text:p>1018</text:p>
          </table:table-cell>
          <table:table-cell office:value-type="float" office:value="127699252" calcext:value-type="float">
            <text:p>127699252</text:p>
          </table:table-cell>
          <table:table-cell table:formula="of:=1000*[.$M$2]/([.C666]-[.C665])" office:value-type="float" office:value="1.15712042317547" calcext:value-type="float">
            <text:p>1.2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19" calcext:value-type="float">
            <text:p>1019</text:p>
          </table:table-cell>
          <table:table-cell office:value-type="float" office:value="127710218" calcext:value-type="float">
            <text:p>127710218</text:p>
          </table:table-cell>
          <table:table-cell table:formula="of:=1000*[.$M$2]/([.C667]-[.C666])" office:value-type="float" office:value="1.27667335400328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22" calcext:value-type="float">
            <text:p>1022</text:p>
          </table:table-cell>
          <table:table-cell office:value-type="float" office:value="127744739" calcext:value-type="float">
            <text:p>127744739</text:p>
          </table:table-cell>
          <table:table-cell table:formula="of:=1000*[.$M$2]/([.C668]-[.C667])" office:value-type="float" office:value="0.405550244778541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23" calcext:value-type="float">
            <text:p>1023</text:p>
          </table:table-cell>
          <table:table-cell office:value-type="float" office:value="127757524" calcext:value-type="float">
            <text:p>127757524</text:p>
          </table:table-cell>
          <table:table-cell table:formula="of:=1000*[.$M$2]/([.C669]-[.C668])" office:value-type="float" office:value="1.09503324208056" calcext:value-type="float">
            <text:p>1.1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26" calcext:value-type="float">
            <text:p>1026</text:p>
          </table:table-cell>
          <table:table-cell office:value-type="float" office:value="127792175" calcext:value-type="float">
            <text:p>127792175</text:p>
          </table:table-cell>
          <table:table-cell table:formula="of:=1000*[.$M$2]/([.C670]-[.C669])" office:value-type="float" office:value="0.404028743759199" calcext:value-type="float">
            <text:p>0.4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27" calcext:value-type="float">
            <text:p>1027</text:p>
          </table:table-cell>
          <table:table-cell office:value-type="float" office:value="127803155" calcext:value-type="float">
            <text:p>127803155</text:p>
          </table:table-cell>
          <table:table-cell table:formula="of:=1000*[.$M$2]/([.C671]-[.C670])" office:value-type="float" office:value="1.27504553734062" calcext:value-type="float">
            <text:p>1.3</text:p>
          </table:table-cell>
          <table:table-cell table:number-columns-repeated="60"/>
        </table:table-row>
        <table:table-row table:style-name="ro2">
          <table:table-cell office:value-type="float" office:value="4294967295" calcext:value-type="float">
            <text:p>4294967295</text:p>
          </table:table-cell>
          <table:table-cell office:value-type="float" office:value="1030" calcext:value-type="float">
            <text:p>1030</text:p>
          </table:table-cell>
          <table:table-cell office:value-type="float" office:value="127837655" calcext:value-type="float">
            <text:p>127837655</text:p>
          </table:table-cell>
          <table:table-cell table:formula="of:=1000*[.$M$2]/([.C672]-[.C671])" office:value-type="float" office:value="0.405797101449275" calcext:value-type="float">
            <text:p>0.4</text:p>
          </table:table-cell>
          <table:table-cell table:number-columns-repeated="60"/>
        </table:table-row>
      </table:table>
      <table:table table:name="64-bit" table:style-name="ta1">
        <table:shapes>
          <draw:frame draw:z-index="0" draw:style-name="gr2" draw:text-style-name="P1" svg:width="6.2988in" svg:height="3.5429in" svg:x="8.176in" svg:y="1.0224in">
            <draw:object draw:notify-on-update-of-ranges="'64-bit'.G2:'64-bit'.G12 '64-bit'.H1:'64-bit'.H1 '64-bit'.H2:'64-bit'.H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3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5">
          <table:table-cell table:style-name="ce4" office:value-type="string" calcext:value-type="string">
            <text:p># Bit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Time (μs)</text:p>
          </table:table-cell>
          <table:table-cell table:style-name="ce4" office:value-type="string" calcext:value-type="string">
            <text:p>Transfer Rate (KB/s)</text:p>
          </table:table-cell>
          <table:table-cell table:style-name="ce4" office:value-type="string" calcext:value-type="string">
            <text:p>← includes latency!</text:p>
          </table:table-cell>
          <table:table-cell table:style-name="ce4" office:value-type="string" calcext:value-type="string">
            <text:p>Average Transfer Rate (KB/s)</text:p>
          </table:table-cell>
          <table:table-cell table:style-name="ce4" office:value-type="string" calcext:value-type="string">
            <text:p>Bins</text:p>
          </table:table-cell>
          <table:table-cell table:style-name="ce4" office:value-type="string" calcext:value-type="string">
            <text:p>Transfer Rate (KB/s)</text:p>
          </table:table-cell>
          <table:table-cell table:style-name="ce4" office:value-type="string" calcext:value-type="string">
            <text:p>Bytes/Stream</text:p>
          </table:table-cell>
          <table:table-cell table:style-name="ce4" office:value-type="string" calcext:value-type="string">
            <text:p>Total Time (s)</text:p>
          </table:table-cell>
          <table:table-cell table:style-name="ce4"/>
          <table:table-cell table:style-name="ce4" office:value-type="string" calcext:value-type="string">
            <text:p>Reliability (%)</text:p>
          </table:table-cell>
          <table:table-cell table:style-name="ce4" table:number-columns-repeated="101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2685933" calcext:value-type="float">
            <text:p>52685933</text:p>
          </table:table-cell>
          <table:table-cell table:style-name="Default"/>
          <table:table-cell/>
          <table:table-cell table:style-name="ce16" table:formula="of:=AVERAGE([.D3:.D215])" office:value-type="float" office:value="1.45858767886559" calcext:value-type="float">
            <text:p>1.459</text:p>
          </table:table-cell>
          <table:table-cell office:value-type="float" office:value="0.3" calcext:value-type="float">
            <text:p>0.3</text:p>
          </table:table-cell>
          <table:table-cell table:number-matrix-columns-spanned="1" table:number-matrix-rows-spanned="11" table:formula="of:=FREQUENCY([.D3:.D215];[.G2:.G11])" office:value-type="float" office:value="44" calcext:value-type="float">
            <text:p>44</text:p>
          </table:table-cell>
          <table:table-cell table:formula="of:=3*8+2" office:value-type="float" office:value="26" calcext:value-type="float">
            <text:p>26</text:p>
          </table:table-cell>
          <table:table-cell table:formula="of:=([.C215]-[.C2])/1000000" office:value-type="float" office:value="10.252834" calcext:value-type="float">
            <text:p>10.252834</text:p>
          </table:table-cell>
          <table:table-cell/>
          <table:table-cell table:style-name="ce33" table:formula="of:=(214/[.B215])*100" office:value-type="float" office:value="21.6161616161616" calcext:value-type="float">
            <text:p>21.62</text:p>
          </table:table-cell>
          <table:table-cell table:number-columns-repeated="101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2696131" calcext:value-type="float">
            <text:p>52696131</text:p>
          </table:table-cell>
          <table:table-cell table:formula="of:=1000*[.$I$2]/([.C3]-[.C2])" office:value-type="float" office:value="2.54951951363012" calcext:value-type="float">
            <text:p>2.5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52707123" calcext:value-type="float">
            <text:p>52707123</text:p>
          </table:table-cell>
          <table:table-cell table:formula="of:=1000*[.$I$2]/([.C4]-[.C3])" office:value-type="float" office:value="2.36535662299854" calcext:value-type="float">
            <text:p>2.3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52718432" calcext:value-type="float">
            <text:p>52718432</text:p>
          </table:table-cell>
          <table:table-cell table:formula="of:=1000*[.$I$2]/([.C5]-[.C4])" office:value-type="float" office:value="2.2990538509152" calcext:value-type="float">
            <text:p>2.3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52728519" calcext:value-type="float">
            <text:p>52728519</text:p>
          </table:table-cell>
          <table:table-cell table:formula="of:=1000*[.$I$2]/([.C6]-[.C5])" office:value-type="float" office:value="2.57757509665907" calcext:value-type="float">
            <text:p>2.58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2821036" calcext:value-type="float">
            <text:p>52821036</text:p>
          </table:table-cell>
          <table:table-cell table:formula="of:=1000*[.$I$2]/([.C7]-[.C6])" office:value-type="float" office:value="0.281029432428635" calcext:value-type="float">
            <text:p>0.28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52832400" calcext:value-type="float">
            <text:p>52832400</text:p>
          </table:table-cell>
          <table:table-cell table:formula="of:=1000*[.$I$2]/([.C8]-[.C7])" office:value-type="float" office:value="2.28792678634284" calcext:value-type="float">
            <text:p>2.29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2842486" calcext:value-type="float">
            <text:p>52842486</text:p>
          </table:table-cell>
          <table:table-cell table:formula="of:=1000*[.$I$2]/([.C9]-[.C8])" office:value-type="float" office:value="2.57783065635534" calcext:value-type="float">
            <text:p>2.58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52925741" calcext:value-type="float">
            <text:p>52925741</text:p>
          </table:table-cell>
          <table:table-cell table:formula="of:=1000*[.$I$2]/([.C10]-[.C9])" office:value-type="float" office:value="0.312293555942586" calcext:value-type="float">
            <text:p>0.31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52935840" calcext:value-type="float">
            <text:p>52935840</text:p>
          </table:table-cell>
          <table:table-cell table:formula="of:=1000*[.$I$2]/([.C11]-[.C10])" office:value-type="float" office:value="2.57451232795326" calcext:value-type="float">
            <text:p>2.57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106" calcext:value-type="float">
            <text:p>106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53019083" calcext:value-type="float">
            <text:p>53019083</text:p>
          </table:table-cell>
          <table:table-cell table:formula="of:=1000*[.$I$2]/([.C12]-[.C11])" office:value-type="float" office:value="0.312338575015317" calcext:value-type="float">
            <text:p>0.31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3029183" calcext:value-type="float">
            <text:p>53029183</text:p>
          </table:table-cell>
          <table:table-cell table:formula="of:=1000*[.$I$2]/([.C13]-[.C12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53112423" calcext:value-type="float">
            <text:p>53112423</text:p>
          </table:table-cell>
          <table:table-cell table:formula="of:=1000*[.$I$2]/([.C14]-[.C13])" office:value-type="float" office:value="0.312349831811629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3122523" calcext:value-type="float">
            <text:p>53122523</text:p>
          </table:table-cell>
          <table:table-cell table:formula="of:=1000*[.$I$2]/([.C15]-[.C14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53215824" calcext:value-type="float">
            <text:p>53215824</text:p>
          </table:table-cell>
          <table:table-cell table:formula="of:=1000*[.$I$2]/([.C16]-[.C15])" office:value-type="float" office:value="0.27866796711718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3225923" calcext:value-type="float">
            <text:p>53225923</text:p>
          </table:table-cell>
          <table:table-cell table:formula="of:=1000*[.$I$2]/([.C17]-[.C16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3309156" calcext:value-type="float">
            <text:p>53309156</text:p>
          </table:table-cell>
          <table:table-cell table:formula="of:=1000*[.$I$2]/([.C18]-[.C17])" office:value-type="float" office:value="0.31237610082539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3319255" calcext:value-type="float">
            <text:p>53319255</text:p>
          </table:table-cell>
          <table:table-cell table:formula="of:=1000*[.$I$2]/([.C19]-[.C18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53412556" calcext:value-type="float">
            <text:p>53412556</text:p>
          </table:table-cell>
          <table:table-cell table:formula="of:=1000*[.$I$2]/([.C20]-[.C19])" office:value-type="float" office:value="0.27866796711718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3422655" calcext:value-type="float">
            <text:p>53422655</text:p>
          </table:table-cell>
          <table:table-cell table:formula="of:=1000*[.$I$2]/([.C21]-[.C20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53505899" calcext:value-type="float">
            <text:p>53505899</text:p>
          </table:table-cell>
          <table:table-cell table:formula="of:=1000*[.$I$2]/([.C22]-[.C21])" office:value-type="float" office:value="0.312334822930181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53515998" calcext:value-type="float">
            <text:p>53515998</text:p>
          </table:table-cell>
          <table:table-cell table:formula="of:=1000*[.$I$2]/([.C23]-[.C22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53599264" calcext:value-type="float">
            <text:p>53599264</text:p>
          </table:table-cell>
          <table:table-cell table:formula="of:=1000*[.$I$2]/([.C24]-[.C23])" office:value-type="float" office:value="0.312252299858285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53609363" calcext:value-type="float">
            <text:p>53609363</text:p>
          </table:table-cell>
          <table:table-cell table:formula="of:=1000*[.$I$2]/([.C25]-[.C24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53702683" calcext:value-type="float">
            <text:p>53702683</text:p>
          </table:table-cell>
          <table:table-cell table:formula="of:=1000*[.$I$2]/([.C26]-[.C25])" office:value-type="float" office:value="0.278611230175739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3712782" calcext:value-type="float">
            <text:p>53712782</text:p>
          </table:table-cell>
          <table:table-cell table:formula="of:=1000*[.$I$2]/([.C27]-[.C26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53796059" calcext:value-type="float">
            <text:p>53796059</text:p>
          </table:table-cell>
          <table:table-cell table:formula="of:=1000*[.$I$2]/([.C28]-[.C27])" office:value-type="float" office:value="0.312211054672959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53806158" calcext:value-type="float">
            <text:p>53806158</text:p>
          </table:table-cell>
          <table:table-cell table:formula="of:=1000*[.$I$2]/([.C29]-[.C28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float" office:value="53899481" calcext:value-type="float">
            <text:p>53899481</text:p>
          </table:table-cell>
          <table:table-cell table:formula="of:=1000*[.$I$2]/([.C30]-[.C29])" office:value-type="float" office:value="0.278602273823173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  <table:table-cell office:value-type="float" office:value="53909581" calcext:value-type="float">
            <text:p>53909581</text:p>
          </table:table-cell>
          <table:table-cell table:formula="of:=1000*[.$I$2]/([.C31]-[.C30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office:value-type="float" office:value="53992846" calcext:value-type="float">
            <text:p>53992846</text:p>
          </table:table-cell>
          <table:table-cell table:formula="of:=1000*[.$I$2]/([.C32]-[.C31])" office:value-type="float" office:value="0.312256049960968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4002946" calcext:value-type="float">
            <text:p>54002946</text:p>
          </table:table-cell>
          <table:table-cell table:formula="of:=1000*[.$I$2]/([.C33]-[.C32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37" calcext:value-type="float">
            <text:p>137</text:p>
          </table:table-cell>
          <table:table-cell office:value-type="float" office:value="54096244" calcext:value-type="float">
            <text:p>54096244</text:p>
          </table:table-cell>
          <table:table-cell table:formula="of:=1000*[.$I$2]/([.C34]-[.C33])" office:value-type="float" office:value="0.278676927694056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38" calcext:value-type="float">
            <text:p>138</text:p>
          </table:table-cell>
          <table:table-cell office:value-type="float" office:value="54106343" calcext:value-type="float">
            <text:p>54106343</text:p>
          </table:table-cell>
          <table:table-cell table:formula="of:=1000*[.$I$2]/([.C35]-[.C34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54189576" calcext:value-type="float">
            <text:p>54189576</text:p>
          </table:table-cell>
          <table:table-cell table:formula="of:=1000*[.$I$2]/([.C36]-[.C35])" office:value-type="float" office:value="0.31237610082539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47" calcext:value-type="float">
            <text:p>147</text:p>
          </table:table-cell>
          <table:table-cell office:value-type="float" office:value="54199676" calcext:value-type="float">
            <text:p>54199676</text:p>
          </table:table-cell>
          <table:table-cell table:formula="of:=1000*[.$I$2]/([.C37]-[.C36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54282949" calcext:value-type="float">
            <text:p>54282949</text:p>
          </table:table-cell>
          <table:table-cell table:formula="of:=1000*[.$I$2]/([.C38]-[.C37])" office:value-type="float" office:value="0.312226051661403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56" calcext:value-type="float">
            <text:p>156</text:p>
          </table:table-cell>
          <table:table-cell office:value-type="float" office:value="54293049" calcext:value-type="float">
            <text:p>54293049</text:p>
          </table:table-cell>
          <table:table-cell table:formula="of:=1000*[.$I$2]/([.C39]-[.C38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65" calcext:value-type="float">
            <text:p>165</text:p>
          </table:table-cell>
          <table:table-cell office:value-type="float" office:value="54386371" calcext:value-type="float">
            <text:p>54386371</text:p>
          </table:table-cell>
          <table:table-cell table:formula="of:=1000*[.$I$2]/([.C40]-[.C39])" office:value-type="float" office:value="0.278605259210047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66" calcext:value-type="float">
            <text:p>166</text:p>
          </table:table-cell>
          <table:table-cell office:value-type="float" office:value="54396471" calcext:value-type="float">
            <text:p>54396471</text:p>
          </table:table-cell>
          <table:table-cell table:formula="of:=1000*[.$I$2]/([.C41]-[.C40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office:value-type="float" office:value="54479736" calcext:value-type="float">
            <text:p>54479736</text:p>
          </table:table-cell>
          <table:table-cell table:formula="of:=1000*[.$I$2]/([.C42]-[.C41])" office:value-type="float" office:value="0.312256049960968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75" calcext:value-type="float">
            <text:p>175</text:p>
          </table:table-cell>
          <table:table-cell office:value-type="float" office:value="54489836" calcext:value-type="float">
            <text:p>54489836</text:p>
          </table:table-cell>
          <table:table-cell table:formula="of:=1000*[.$I$2]/([.C43]-[.C42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84" calcext:value-type="float">
            <text:p>184</text:p>
          </table:table-cell>
          <table:table-cell office:value-type="float" office:value="54583954" calcext:value-type="float">
            <text:p>54583954</text:p>
          </table:table-cell>
          <table:table-cell table:formula="of:=1000*[.$I$2]/([.C44]-[.C43])" office:value-type="float" office:value="0.276248964066385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office:value-type="float" office:value="54594054" calcext:value-type="float">
            <text:p>54594054</text:p>
          </table:table-cell>
          <table:table-cell table:formula="of:=1000*[.$I$2]/([.C45]-[.C44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93" calcext:value-type="float">
            <text:p>193</text:p>
          </table:table-cell>
          <table:table-cell office:value-type="float" office:value="54677287" calcext:value-type="float">
            <text:p>54677287</text:p>
          </table:table-cell>
          <table:table-cell table:formula="of:=1000*[.$I$2]/([.C46]-[.C45])" office:value-type="float" office:value="0.31237610082539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94" calcext:value-type="float">
            <text:p>194</text:p>
          </table:table-cell>
          <table:table-cell office:value-type="float" office:value="54687387" calcext:value-type="float">
            <text:p>54687387</text:p>
          </table:table-cell>
          <table:table-cell table:formula="of:=1000*[.$I$2]/([.C47]-[.C46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02" calcext:value-type="float">
            <text:p>202</text:p>
          </table:table-cell>
          <table:table-cell office:value-type="float" office:value="54770657" calcext:value-type="float">
            <text:p>54770657</text:p>
          </table:table-cell>
          <table:table-cell table:formula="of:=1000*[.$I$2]/([.C48]-[.C47])" office:value-type="float" office:value="0.312237300348265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03" calcext:value-type="float">
            <text:p>203</text:p>
          </table:table-cell>
          <table:table-cell office:value-type="float" office:value="54780757" calcext:value-type="float">
            <text:p>54780757</text:p>
          </table:table-cell>
          <table:table-cell table:formula="of:=1000*[.$I$2]/([.C49]-[.C48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12" calcext:value-type="float">
            <text:p>212</text:p>
          </table:table-cell>
          <table:table-cell office:value-type="float" office:value="54875853" calcext:value-type="float">
            <text:p>54875853</text:p>
          </table:table-cell>
          <table:table-cell table:formula="of:=1000*[.$I$2]/([.C50]-[.C49])" office:value-type="float" office:value="0.273407924623538" calcext:value-type="float">
            <text:p>0.2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13" calcext:value-type="float">
            <text:p>213</text:p>
          </table:table-cell>
          <table:table-cell office:value-type="float" office:value="54886034" calcext:value-type="float">
            <text:p>54886034</text:p>
          </table:table-cell>
          <table:table-cell table:formula="of:=1000*[.$I$2]/([.C51]-[.C50])" office:value-type="float" office:value="2.55377664276594" calcext:value-type="float">
            <text:p>2.55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21" calcext:value-type="float">
            <text:p>221</text:p>
          </table:table-cell>
          <table:table-cell office:value-type="float" office:value="54969435" calcext:value-type="float">
            <text:p>54969435</text:p>
          </table:table-cell>
          <table:table-cell table:formula="of:=1000*[.$I$2]/([.C52]-[.C51])" office:value-type="float" office:value="0.311746861548423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22" calcext:value-type="float">
            <text:p>222</text:p>
          </table:table-cell>
          <table:table-cell office:value-type="float" office:value="54979535" calcext:value-type="float">
            <text:p>54979535</text:p>
          </table:table-cell>
          <table:table-cell table:formula="of:=1000*[.$I$2]/([.C53]-[.C52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31" calcext:value-type="float">
            <text:p>231</text:p>
          </table:table-cell>
          <table:table-cell office:value-type="float" office:value="55072858" calcext:value-type="float">
            <text:p>55072858</text:p>
          </table:table-cell>
          <table:table-cell table:formula="of:=1000*[.$I$2]/([.C54]-[.C53])" office:value-type="float" office:value="0.278602273823173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office:value-type="float" office:value="55082959" calcext:value-type="float">
            <text:p>55082959</text:p>
          </table:table-cell>
          <table:table-cell table:formula="of:=1000*[.$I$2]/([.C55]-[.C54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office:value-type="float" office:value="55166192" calcext:value-type="float">
            <text:p>55166192</text:p>
          </table:table-cell>
          <table:table-cell table:formula="of:=1000*[.$I$2]/([.C56]-[.C55])" office:value-type="float" office:value="0.31237610082539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41" calcext:value-type="float">
            <text:p>241</text:p>
          </table:table-cell>
          <table:table-cell office:value-type="float" office:value="55176292" calcext:value-type="float">
            <text:p>55176292</text:p>
          </table:table-cell>
          <table:table-cell table:formula="of:=1000*[.$I$2]/([.C57]-[.C56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49" calcext:value-type="float">
            <text:p>249</text:p>
          </table:table-cell>
          <table:table-cell office:value-type="float" office:value="55259560" calcext:value-type="float">
            <text:p>55259560</text:p>
          </table:table-cell>
          <table:table-cell table:formula="of:=1000*[.$I$2]/([.C58]-[.C57])" office:value-type="float" office:value="0.3122447999231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55269661" calcext:value-type="float">
            <text:p>55269661</text:p>
          </table:table-cell>
          <table:table-cell table:formula="of:=1000*[.$I$2]/([.C59]-[.C58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59" calcext:value-type="float">
            <text:p>259</text:p>
          </table:table-cell>
          <table:table-cell office:value-type="float" office:value="55362984" calcext:value-type="float">
            <text:p>55362984</text:p>
          </table:table-cell>
          <table:table-cell table:formula="of:=1000*[.$I$2]/([.C60]-[.C59])" office:value-type="float" office:value="0.278602273823173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60" calcext:value-type="float">
            <text:p>260</text:p>
          </table:table-cell>
          <table:table-cell office:value-type="float" office:value="55373084" calcext:value-type="float">
            <text:p>55373084</text:p>
          </table:table-cell>
          <table:table-cell table:formula="of:=1000*[.$I$2]/([.C61]-[.C60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68" calcext:value-type="float">
            <text:p>268</text:p>
          </table:table-cell>
          <table:table-cell office:value-type="float" office:value="55456350" calcext:value-type="float">
            <text:p>55456350</text:p>
          </table:table-cell>
          <table:table-cell table:formula="of:=1000*[.$I$2]/([.C62]-[.C61])" office:value-type="float" office:value="0.312252299858285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69" calcext:value-type="float">
            <text:p>269</text:p>
          </table:table-cell>
          <table:table-cell office:value-type="float" office:value="55466450" calcext:value-type="float">
            <text:p>55466450</text:p>
          </table:table-cell>
          <table:table-cell table:formula="of:=1000*[.$I$2]/([.C63]-[.C62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78" calcext:value-type="float">
            <text:p>278</text:p>
          </table:table-cell>
          <table:table-cell office:value-type="float" office:value="55559773" calcext:value-type="float">
            <text:p>55559773</text:p>
          </table:table-cell>
          <table:table-cell table:formula="of:=1000*[.$I$2]/([.C64]-[.C63])" office:value-type="float" office:value="0.278602273823173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79" calcext:value-type="float">
            <text:p>279</text:p>
          </table:table-cell>
          <table:table-cell office:value-type="float" office:value="55569874" calcext:value-type="float">
            <text:p>55569874</text:p>
          </table:table-cell>
          <table:table-cell table:formula="of:=1000*[.$I$2]/([.C65]-[.C64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87" calcext:value-type="float">
            <text:p>287</text:p>
          </table:table-cell>
          <table:table-cell office:value-type="float" office:value="55653142" calcext:value-type="float">
            <text:p>55653142</text:p>
          </table:table-cell>
          <table:table-cell table:formula="of:=1000*[.$I$2]/([.C66]-[.C65])" office:value-type="float" office:value="0.3122447999231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88" calcext:value-type="float">
            <text:p>288</text:p>
          </table:table-cell>
          <table:table-cell office:value-type="float" office:value="55663243" calcext:value-type="float">
            <text:p>55663243</text:p>
          </table:table-cell>
          <table:table-cell table:formula="of:=1000*[.$I$2]/([.C67]-[.C66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96" calcext:value-type="float">
            <text:p>296</text:p>
          </table:table-cell>
          <table:table-cell office:value-type="float" office:value="55746516" calcext:value-type="float">
            <text:p>55746516</text:p>
          </table:table-cell>
          <table:table-cell table:formula="of:=1000*[.$I$2]/([.C68]-[.C67])" office:value-type="float" office:value="0.312226051661403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97" calcext:value-type="float">
            <text:p>297</text:p>
          </table:table-cell>
          <table:table-cell office:value-type="float" office:value="55756617" calcext:value-type="float">
            <text:p>55756617</text:p>
          </table:table-cell>
          <table:table-cell table:formula="of:=1000*[.$I$2]/([.C69]-[.C68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06" calcext:value-type="float">
            <text:p>306</text:p>
          </table:table-cell>
          <table:table-cell office:value-type="float" office:value="55849961" calcext:value-type="float">
            <text:p>55849961</text:p>
          </table:table-cell>
          <table:table-cell table:formula="of:=1000*[.$I$2]/([.C70]-[.C69])" office:value-type="float" office:value="0.278539595474803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07" calcext:value-type="float">
            <text:p>307</text:p>
          </table:table-cell>
          <table:table-cell office:value-type="float" office:value="55860062" calcext:value-type="float">
            <text:p>55860062</text:p>
          </table:table-cell>
          <table:table-cell table:formula="of:=1000*[.$I$2]/([.C71]-[.C70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15" calcext:value-type="float">
            <text:p>315</text:p>
          </table:table-cell>
          <table:table-cell office:value-type="float" office:value="55943327" calcext:value-type="float">
            <text:p>55943327</text:p>
          </table:table-cell>
          <table:table-cell table:formula="of:=1000*[.$I$2]/([.C72]-[.C71])" office:value-type="float" office:value="0.312256049960968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16" calcext:value-type="float">
            <text:p>316</text:p>
          </table:table-cell>
          <table:table-cell office:value-type="float" office:value="55953427" calcext:value-type="float">
            <text:p>55953427</text:p>
          </table:table-cell>
          <table:table-cell table:formula="of:=1000*[.$I$2]/([.C73]-[.C72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25" calcext:value-type="float">
            <text:p>325</text:p>
          </table:table-cell>
          <table:table-cell office:value-type="float" office:value="56046774" calcext:value-type="float">
            <text:p>56046774</text:p>
          </table:table-cell>
          <table:table-cell table:formula="of:=1000*[.$I$2]/([.C74]-[.C73])" office:value-type="float" office:value="0.278530643727168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26" calcext:value-type="float">
            <text:p>326</text:p>
          </table:table-cell>
          <table:table-cell office:value-type="float" office:value="56056873" calcext:value-type="float">
            <text:p>56056873</text:p>
          </table:table-cell>
          <table:table-cell table:formula="of:=1000*[.$I$2]/([.C75]-[.C74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34" calcext:value-type="float">
            <text:p>334</text:p>
          </table:table-cell>
          <table:table-cell office:value-type="float" office:value="56140139" calcext:value-type="float">
            <text:p>56140139</text:p>
          </table:table-cell>
          <table:table-cell table:formula="of:=1000*[.$I$2]/([.C76]-[.C75])" office:value-type="float" office:value="0.312252299858285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35" calcext:value-type="float">
            <text:p>335</text:p>
          </table:table-cell>
          <table:table-cell office:value-type="float" office:value="56150239" calcext:value-type="float">
            <text:p>56150239</text:p>
          </table:table-cell>
          <table:table-cell table:formula="of:=1000*[.$I$2]/([.C77]-[.C76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44" calcext:value-type="float">
            <text:p>344</text:p>
          </table:table-cell>
          <table:table-cell office:value-type="float" office:value="56243558" calcext:value-type="float">
            <text:p>56243558</text:p>
          </table:table-cell>
          <table:table-cell table:formula="of:=1000*[.$I$2]/([.C78]-[.C77])" office:value-type="float" office:value="0.278614215754562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45" calcext:value-type="float">
            <text:p>345</text:p>
          </table:table-cell>
          <table:table-cell office:value-type="float" office:value="56253658" calcext:value-type="float">
            <text:p>56253658</text:p>
          </table:table-cell>
          <table:table-cell table:formula="of:=1000*[.$I$2]/([.C79]-[.C78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53" calcext:value-type="float">
            <text:p>353</text:p>
          </table:table-cell>
          <table:table-cell office:value-type="float" office:value="56336898" calcext:value-type="float">
            <text:p>56336898</text:p>
          </table:table-cell>
          <table:table-cell table:formula="of:=1000*[.$I$2]/([.C80]-[.C79])" office:value-type="float" office:value="0.312349831811629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54" calcext:value-type="float">
            <text:p>354</text:p>
          </table:table-cell>
          <table:table-cell office:value-type="float" office:value="56346997" calcext:value-type="float">
            <text:p>56346997</text:p>
          </table:table-cell>
          <table:table-cell table:formula="of:=1000*[.$I$2]/([.C81]-[.C80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62" calcext:value-type="float">
            <text:p>362</text:p>
          </table:table-cell>
          <table:table-cell office:value-type="float" office:value="56430263" calcext:value-type="float">
            <text:p>56430263</text:p>
          </table:table-cell>
          <table:table-cell table:formula="of:=1000*[.$I$2]/([.C82]-[.C81])" office:value-type="float" office:value="0.312252299858285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63" calcext:value-type="float">
            <text:p>363</text:p>
          </table:table-cell>
          <table:table-cell office:value-type="float" office:value="56440362" calcext:value-type="float">
            <text:p>56440362</text:p>
          </table:table-cell>
          <table:table-cell table:formula="of:=1000*[.$I$2]/([.C83]-[.C82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72" calcext:value-type="float">
            <text:p>372</text:p>
          </table:table-cell>
          <table:table-cell office:value-type="float" office:value="56535424" calcext:value-type="float">
            <text:p>56535424</text:p>
          </table:table-cell>
          <table:table-cell table:formula="of:=1000*[.$I$2]/([.C84]-[.C83])" office:value-type="float" office:value="0.273505712061602" calcext:value-type="float">
            <text:p>0.2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73" calcext:value-type="float">
            <text:p>373</text:p>
          </table:table-cell>
          <table:table-cell office:value-type="float" office:value="56545524" calcext:value-type="float">
            <text:p>56545524</text:p>
          </table:table-cell>
          <table:table-cell table:formula="of:=1000*[.$I$2]/([.C85]-[.C84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81" calcext:value-type="float">
            <text:p>381</text:p>
          </table:table-cell>
          <table:table-cell office:value-type="float" office:value="56628757" calcext:value-type="float">
            <text:p>56628757</text:p>
          </table:table-cell>
          <table:table-cell table:formula="of:=1000*[.$I$2]/([.C86]-[.C85])" office:value-type="float" office:value="0.31237610082539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82" calcext:value-type="float">
            <text:p>382</text:p>
          </table:table-cell>
          <table:table-cell office:value-type="float" office:value="56638857" calcext:value-type="float">
            <text:p>56638857</text:p>
          </table:table-cell>
          <table:table-cell table:formula="of:=1000*[.$I$2]/([.C87]-[.C86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91" calcext:value-type="float">
            <text:p>391</text:p>
          </table:table-cell>
          <table:table-cell office:value-type="float" office:value="56732176" calcext:value-type="float">
            <text:p>56732176</text:p>
          </table:table-cell>
          <table:table-cell table:formula="of:=1000*[.$I$2]/([.C88]-[.C87])" office:value-type="float" office:value="0.278614215754562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92" calcext:value-type="float">
            <text:p>392</text:p>
          </table:table-cell>
          <table:table-cell office:value-type="float" office:value="56742276" calcext:value-type="float">
            <text:p>56742276</text:p>
          </table:table-cell>
          <table:table-cell table:formula="of:=1000*[.$I$2]/([.C89]-[.C88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56825519" calcext:value-type="float">
            <text:p>56825519</text:p>
          </table:table-cell>
          <table:table-cell table:formula="of:=1000*[.$I$2]/([.C90]-[.C89])" office:value-type="float" office:value="0.312338575015317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01" calcext:value-type="float">
            <text:p>401</text:p>
          </table:table-cell>
          <table:table-cell office:value-type="float" office:value="56835619" calcext:value-type="float">
            <text:p>56835619</text:p>
          </table:table-cell>
          <table:table-cell table:formula="of:=1000*[.$I$2]/([.C91]-[.C90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09" calcext:value-type="float">
            <text:p>409</text:p>
          </table:table-cell>
          <table:table-cell office:value-type="float" office:value="56918884" calcext:value-type="float">
            <text:p>56918884</text:p>
          </table:table-cell>
          <table:table-cell table:formula="of:=1000*[.$I$2]/([.C92]-[.C91])" office:value-type="float" office:value="0.312256049960968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10" calcext:value-type="float">
            <text:p>410</text:p>
          </table:table-cell>
          <table:table-cell office:value-type="float" office:value="56928983" calcext:value-type="float">
            <text:p>56928983</text:p>
          </table:table-cell>
          <table:table-cell table:formula="of:=1000*[.$I$2]/([.C93]-[.C92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19" calcext:value-type="float">
            <text:p>419</text:p>
          </table:table-cell>
          <table:table-cell office:value-type="float" office:value="57022303" calcext:value-type="float">
            <text:p>57022303</text:p>
          </table:table-cell>
          <table:table-cell table:formula="of:=1000*[.$I$2]/([.C94]-[.C93])" office:value-type="float" office:value="0.278611230175739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20" calcext:value-type="float">
            <text:p>420</text:p>
          </table:table-cell>
          <table:table-cell office:value-type="float" office:value="57032403" calcext:value-type="float">
            <text:p>57032403</text:p>
          </table:table-cell>
          <table:table-cell table:formula="of:=1000*[.$I$2]/([.C95]-[.C94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28" calcext:value-type="float">
            <text:p>428</text:p>
          </table:table-cell>
          <table:table-cell office:value-type="float" office:value="57115646" calcext:value-type="float">
            <text:p>57115646</text:p>
          </table:table-cell>
          <table:table-cell table:formula="of:=1000*[.$I$2]/([.C96]-[.C95])" office:value-type="float" office:value="0.312338575015317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29" calcext:value-type="float">
            <text:p>429</text:p>
          </table:table-cell>
          <table:table-cell office:value-type="float" office:value="57125746" calcext:value-type="float">
            <text:p>57125746</text:p>
          </table:table-cell>
          <table:table-cell table:formula="of:=1000*[.$I$2]/([.C97]-[.C96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38" calcext:value-type="float">
            <text:p>438</text:p>
          </table:table-cell>
          <table:table-cell office:value-type="float" office:value="57219069" calcext:value-type="float">
            <text:p>57219069</text:p>
          </table:table-cell>
          <table:table-cell table:formula="of:=1000*[.$I$2]/([.C98]-[.C97])" office:value-type="float" office:value="0.278602273823173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39" calcext:value-type="float">
            <text:p>439</text:p>
          </table:table-cell>
          <table:table-cell office:value-type="float" office:value="57229168" calcext:value-type="float">
            <text:p>57229168</text:p>
          </table:table-cell>
          <table:table-cell table:formula="of:=1000*[.$I$2]/([.C99]-[.C98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52" calcext:value-type="float">
            <text:p>452</text:p>
          </table:table-cell>
          <table:table-cell office:value-type="float" office:value="57362760" calcext:value-type="float">
            <text:p>57362760</text:p>
          </table:table-cell>
          <table:table-cell table:formula="of:=1000*[.$I$2]/([.C100]-[.C99])" office:value-type="float" office:value="0.194622432480987" calcext:value-type="float">
            <text:p>0.19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53" calcext:value-type="float">
            <text:p>453</text:p>
          </table:table-cell>
          <table:table-cell office:value-type="float" office:value="57372860" calcext:value-type="float">
            <text:p>57372860</text:p>
          </table:table-cell>
          <table:table-cell table:formula="of:=1000*[.$I$2]/([.C101]-[.C100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61" calcext:value-type="float">
            <text:p>461</text:p>
          </table:table-cell>
          <table:table-cell office:value-type="float" office:value="57456122" calcext:value-type="float">
            <text:p>57456122</text:p>
          </table:table-cell>
          <table:table-cell table:formula="of:=1000*[.$I$2]/([.C102]-[.C101])" office:value-type="float" office:value="0.312267300809493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62" calcext:value-type="float">
            <text:p>462</text:p>
          </table:table-cell>
          <table:table-cell office:value-type="float" office:value="57466222" calcext:value-type="float">
            <text:p>57466222</text:p>
          </table:table-cell>
          <table:table-cell table:formula="of:=1000*[.$I$2]/([.C103]-[.C102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71" calcext:value-type="float">
            <text:p>471</text:p>
          </table:table-cell>
          <table:table-cell office:value-type="float" office:value="57559546" calcext:value-type="float">
            <text:p>57559546</text:p>
          </table:table-cell>
          <table:table-cell table:formula="of:=1000*[.$I$2]/([.C104]-[.C103])" office:value-type="float" office:value="0.278599288500279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72" calcext:value-type="float">
            <text:p>472</text:p>
          </table:table-cell>
          <table:table-cell office:value-type="float" office:value="57569645" calcext:value-type="float">
            <text:p>57569645</text:p>
          </table:table-cell>
          <table:table-cell table:formula="of:=1000*[.$I$2]/([.C105]-[.C104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57652917" calcext:value-type="float">
            <text:p>57652917</text:p>
          </table:table-cell>
          <table:table-cell table:formula="of:=1000*[.$I$2]/([.C106]-[.C105])" office:value-type="float" office:value="0.31222980113363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81" calcext:value-type="float">
            <text:p>481</text:p>
          </table:table-cell>
          <table:table-cell office:value-type="float" office:value="57663017" calcext:value-type="float">
            <text:p>57663017</text:p>
          </table:table-cell>
          <table:table-cell table:formula="of:=1000*[.$I$2]/([.C107]-[.C106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90" calcext:value-type="float">
            <text:p>490</text:p>
          </table:table-cell>
          <table:table-cell office:value-type="float" office:value="57756365" calcext:value-type="float">
            <text:p>57756365</text:p>
          </table:table-cell>
          <table:table-cell table:formula="of:=1000*[.$I$2]/([.C108]-[.C107])" office:value-type="float" office:value="0.278527659939152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91" calcext:value-type="float">
            <text:p>491</text:p>
          </table:table-cell>
          <table:table-cell office:value-type="float" office:value="57766464" calcext:value-type="float">
            <text:p>57766464</text:p>
          </table:table-cell>
          <table:table-cell table:formula="of:=1000*[.$I$2]/([.C109]-[.C108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99" calcext:value-type="float">
            <text:p>499</text:p>
          </table:table-cell>
          <table:table-cell office:value-type="float" office:value="57849711" calcext:value-type="float">
            <text:p>57849711</text:p>
          </table:table-cell>
          <table:table-cell table:formula="of:=1000*[.$I$2]/([.C110]-[.C109])" office:value-type="float" office:value="0.312323567215635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57859811" calcext:value-type="float">
            <text:p>57859811</text:p>
          </table:table-cell>
          <table:table-cell table:formula="of:=1000*[.$I$2]/([.C111]-[.C110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08" calcext:value-type="float">
            <text:p>508</text:p>
          </table:table-cell>
          <table:table-cell office:value-type="float" office:value="57943083" calcext:value-type="float">
            <text:p>57943083</text:p>
          </table:table-cell>
          <table:table-cell table:formula="of:=1000*[.$I$2]/([.C112]-[.C111])" office:value-type="float" office:value="0.31222980113363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09" calcext:value-type="float">
            <text:p>509</text:p>
          </table:table-cell>
          <table:table-cell office:value-type="float" office:value="57953182" calcext:value-type="float">
            <text:p>57953182</text:p>
          </table:table-cell>
          <table:table-cell table:formula="of:=1000*[.$I$2]/([.C113]-[.C112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18" calcext:value-type="float">
            <text:p>518</text:p>
          </table:table-cell>
          <table:table-cell office:value-type="float" office:value="58046538" calcext:value-type="float">
            <text:p>58046538</text:p>
          </table:table-cell>
          <table:table-cell table:formula="of:=1000*[.$I$2]/([.C114]-[.C113])" office:value-type="float" office:value="0.278503791936244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19" calcext:value-type="float">
            <text:p>519</text:p>
          </table:table-cell>
          <table:table-cell office:value-type="float" office:value="58056639" calcext:value-type="float">
            <text:p>58056639</text:p>
          </table:table-cell>
          <table:table-cell table:formula="of:=1000*[.$I$2]/([.C115]-[.C114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27" calcext:value-type="float">
            <text:p>527</text:p>
          </table:table-cell>
          <table:table-cell office:value-type="float" office:value="58139908" calcext:value-type="float">
            <text:p>58139908</text:p>
          </table:table-cell>
          <table:table-cell table:formula="of:=1000*[.$I$2]/([.C116]-[.C115])" office:value-type="float" office:value="0.31224105009067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28" calcext:value-type="float">
            <text:p>528</text:p>
          </table:table-cell>
          <table:table-cell office:value-type="float" office:value="58150008" calcext:value-type="float">
            <text:p>58150008</text:p>
          </table:table-cell>
          <table:table-cell table:formula="of:=1000*[.$I$2]/([.C117]-[.C116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37" calcext:value-type="float">
            <text:p>537</text:p>
          </table:table-cell>
          <table:table-cell office:value-type="float" office:value="58243356" calcext:value-type="float">
            <text:p>58243356</text:p>
          </table:table-cell>
          <table:table-cell table:formula="of:=1000*[.$I$2]/([.C118]-[.C117])" office:value-type="float" office:value="0.278527659939152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38" calcext:value-type="float">
            <text:p>538</text:p>
          </table:table-cell>
          <table:table-cell office:value-type="float" office:value="58253457" calcext:value-type="float">
            <text:p>58253457</text:p>
          </table:table-cell>
          <table:table-cell table:formula="of:=1000*[.$I$2]/([.C119]-[.C118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46" calcext:value-type="float">
            <text:p>546</text:p>
          </table:table-cell>
          <table:table-cell office:value-type="float" office:value="58336729" calcext:value-type="float">
            <text:p>58336729</text:p>
          </table:table-cell>
          <table:table-cell table:formula="of:=1000*[.$I$2]/([.C120]-[.C119])" office:value-type="float" office:value="0.31222980113363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47" calcext:value-type="float">
            <text:p>547</text:p>
          </table:table-cell>
          <table:table-cell office:value-type="float" office:value="58346829" calcext:value-type="float">
            <text:p>58346829</text:p>
          </table:table-cell>
          <table:table-cell table:formula="of:=1000*[.$I$2]/([.C121]-[.C120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56" calcext:value-type="float">
            <text:p>556</text:p>
          </table:table-cell>
          <table:table-cell office:value-type="float" office:value="58440183" calcext:value-type="float">
            <text:p>58440183</text:p>
          </table:table-cell>
          <table:table-cell table:formula="of:=1000*[.$I$2]/([.C122]-[.C121])" office:value-type="float" office:value="0.278509758553463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57" calcext:value-type="float">
            <text:p>557</text:p>
          </table:table-cell>
          <table:table-cell office:value-type="float" office:value="58450284" calcext:value-type="float">
            <text:p>58450284</text:p>
          </table:table-cell>
          <table:table-cell table:formula="of:=1000*[.$I$2]/([.C123]-[.C122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65" calcext:value-type="float">
            <text:p>565</text:p>
          </table:table-cell>
          <table:table-cell office:value-type="float" office:value="58534312" calcext:value-type="float">
            <text:p>58534312</text:p>
          </table:table-cell>
          <table:table-cell table:formula="of:=1000*[.$I$2]/([.C124]-[.C123])" office:value-type="float" office:value="0.309420669300709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66" calcext:value-type="float">
            <text:p>566</text:p>
          </table:table-cell>
          <table:table-cell office:value-type="float" office:value="58544413" calcext:value-type="float">
            <text:p>58544413</text:p>
          </table:table-cell>
          <table:table-cell table:formula="of:=1000*[.$I$2]/([.C125]-[.C124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74" calcext:value-type="float">
            <text:p>574</text:p>
          </table:table-cell>
          <table:table-cell office:value-type="float" office:value="58627682" calcext:value-type="float">
            <text:p>58627682</text:p>
          </table:table-cell>
          <table:table-cell table:formula="of:=1000*[.$I$2]/([.C126]-[.C125])" office:value-type="float" office:value="0.31224105009067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75" calcext:value-type="float">
            <text:p>575</text:p>
          </table:table-cell>
          <table:table-cell office:value-type="float" office:value="58637783" calcext:value-type="float">
            <text:p>58637783</text:p>
          </table:table-cell>
          <table:table-cell table:formula="of:=1000*[.$I$2]/([.C127]-[.C126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84" calcext:value-type="float">
            <text:p>584</text:p>
          </table:table-cell>
          <table:table-cell office:value-type="float" office:value="58731134" calcext:value-type="float">
            <text:p>58731134</text:p>
          </table:table-cell>
          <table:table-cell table:formula="of:=1000*[.$I$2]/([.C128]-[.C127])" office:value-type="float" office:value="0.278518708958661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85" calcext:value-type="float">
            <text:p>585</text:p>
          </table:table-cell>
          <table:table-cell office:value-type="float" office:value="58741234" calcext:value-type="float">
            <text:p>58741234</text:p>
          </table:table-cell>
          <table:table-cell table:formula="of:=1000*[.$I$2]/([.C129]-[.C128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93" calcext:value-type="float">
            <text:p>593</text:p>
          </table:table-cell>
          <table:table-cell office:value-type="float" office:value="58824498" calcext:value-type="float">
            <text:p>58824498</text:p>
          </table:table-cell>
          <table:table-cell table:formula="of:=1000*[.$I$2]/([.C130]-[.C129])" office:value-type="float" office:value="0.312259800153728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94" calcext:value-type="float">
            <text:p>594</text:p>
          </table:table-cell>
          <table:table-cell office:value-type="float" office:value="58834598" calcext:value-type="float">
            <text:p>58834598</text:p>
          </table:table-cell>
          <table:table-cell table:formula="of:=1000*[.$I$2]/([.C131]-[.C130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03" calcext:value-type="float">
            <text:p>603</text:p>
          </table:table-cell>
          <table:table-cell office:value-type="float" office:value="58927922" calcext:value-type="float">
            <text:p>58927922</text:p>
          </table:table-cell>
          <table:table-cell table:formula="of:=1000*[.$I$2]/([.C132]-[.C131])" office:value-type="float" office:value="0.278599288500279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04" calcext:value-type="float">
            <text:p>604</text:p>
          </table:table-cell>
          <table:table-cell office:value-type="float" office:value="58938022" calcext:value-type="float">
            <text:p>58938022</text:p>
          </table:table-cell>
          <table:table-cell table:formula="of:=1000*[.$I$2]/([.C133]-[.C132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12" calcext:value-type="float">
            <text:p>612</text:p>
          </table:table-cell>
          <table:table-cell office:value-type="float" office:value="59021258" calcext:value-type="float">
            <text:p>59021258</text:p>
          </table:table-cell>
          <table:table-cell table:formula="of:=1000*[.$I$2]/([.C134]-[.C133])" office:value-type="float" office:value="0.31236484213561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13" calcext:value-type="float">
            <text:p>613</text:p>
          </table:table-cell>
          <table:table-cell office:value-type="float" office:value="59031359" calcext:value-type="float">
            <text:p>59031359</text:p>
          </table:table-cell>
          <table:table-cell table:formula="of:=1000*[.$I$2]/([.C135]-[.C134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21" calcext:value-type="float">
            <text:p>621</text:p>
          </table:table-cell>
          <table:table-cell office:value-type="float" office:value="59114639" calcext:value-type="float">
            <text:p>59114639</text:p>
          </table:table-cell>
          <table:table-cell table:formula="of:=1000*[.$I$2]/([.C136]-[.C135])" office:value-type="float" office:value="0.312199807877041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22" calcext:value-type="float">
            <text:p>622</text:p>
          </table:table-cell>
          <table:table-cell office:value-type="float" office:value="59124738" calcext:value-type="float">
            <text:p>59124738</text:p>
          </table:table-cell>
          <table:table-cell table:formula="of:=1000*[.$I$2]/([.C137]-[.C136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31" calcext:value-type="float">
            <text:p>631</text:p>
          </table:table-cell>
          <table:table-cell office:value-type="float" office:value="59218056" calcext:value-type="float">
            <text:p>59218056</text:p>
          </table:table-cell>
          <table:table-cell table:formula="of:=1000*[.$I$2]/([.C138]-[.C137])" office:value-type="float" office:value="0.278617201397372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32" calcext:value-type="float">
            <text:p>632</text:p>
          </table:table-cell>
          <table:table-cell office:value-type="float" office:value="59228155" calcext:value-type="float">
            <text:p>59228155</text:p>
          </table:table-cell>
          <table:table-cell table:formula="of:=1000*[.$I$2]/([.C139]-[.C138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40" calcext:value-type="float">
            <text:p>640</text:p>
          </table:table-cell>
          <table:table-cell office:value-type="float" office:value="59311417" calcext:value-type="float">
            <text:p>59311417</text:p>
          </table:table-cell>
          <table:table-cell table:formula="of:=1000*[.$I$2]/([.C140]-[.C139])" office:value-type="float" office:value="0.312267300809493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41" calcext:value-type="float">
            <text:p>641</text:p>
          </table:table-cell>
          <table:table-cell office:value-type="float" office:value="59321516" calcext:value-type="float">
            <text:p>59321516</text:p>
          </table:table-cell>
          <table:table-cell table:formula="of:=1000*[.$I$2]/([.C141]-[.C140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50" calcext:value-type="float">
            <text:p>650</text:p>
          </table:table-cell>
          <table:table-cell office:value-type="float" office:value="59414842" calcext:value-type="float">
            <text:p>59414842</text:p>
          </table:table-cell>
          <table:table-cell table:formula="of:=1000*[.$I$2]/([.C142]-[.C141])" office:value-type="float" office:value="0.278593318046418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51" calcext:value-type="float">
            <text:p>651</text:p>
          </table:table-cell>
          <table:table-cell office:value-type="float" office:value="59424942" calcext:value-type="float">
            <text:p>59424942</text:p>
          </table:table-cell>
          <table:table-cell table:formula="of:=1000*[.$I$2]/([.C143]-[.C142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59" calcext:value-type="float">
            <text:p>659</text:p>
          </table:table-cell>
          <table:table-cell office:value-type="float" office:value="59508181" calcext:value-type="float">
            <text:p>59508181</text:p>
          </table:table-cell>
          <table:table-cell table:formula="of:=1000*[.$I$2]/([.C144]-[.C143])" office:value-type="float" office:value="0.312353584257379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60" calcext:value-type="float">
            <text:p>660</text:p>
          </table:table-cell>
          <table:table-cell office:value-type="float" office:value="59518280" calcext:value-type="float">
            <text:p>59518280</text:p>
          </table:table-cell>
          <table:table-cell table:formula="of:=1000*[.$I$2]/([.C145]-[.C144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69" calcext:value-type="float">
            <text:p>669</text:p>
          </table:table-cell>
          <table:table-cell office:value-type="float" office:value="59611609" calcext:value-type="float">
            <text:p>59611609</text:p>
          </table:table-cell>
          <table:table-cell table:formula="of:=1000*[.$I$2]/([.C146]-[.C145])" office:value-type="float" office:value="0.278584362845418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70" calcext:value-type="float">
            <text:p>670</text:p>
          </table:table-cell>
          <table:table-cell office:value-type="float" office:value="59621708" calcext:value-type="float">
            <text:p>59621708</text:p>
          </table:table-cell>
          <table:table-cell table:formula="of:=1000*[.$I$2]/([.C147]-[.C146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78" calcext:value-type="float">
            <text:p>678</text:p>
          </table:table-cell>
          <table:table-cell office:value-type="float" office:value="59704948" calcext:value-type="float">
            <text:p>59704948</text:p>
          </table:table-cell>
          <table:table-cell table:formula="of:=1000*[.$I$2]/([.C148]-[.C147])" office:value-type="float" office:value="0.312349831811629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79" calcext:value-type="float">
            <text:p>679</text:p>
          </table:table-cell>
          <table:table-cell office:value-type="float" office:value="59715048" calcext:value-type="float">
            <text:p>59715048</text:p>
          </table:table-cell>
          <table:table-cell table:formula="of:=1000*[.$I$2]/([.C149]-[.C148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87" calcext:value-type="float">
            <text:p>687</text:p>
          </table:table-cell>
          <table:table-cell office:value-type="float" office:value="59798316" calcext:value-type="float">
            <text:p>59798316</text:p>
          </table:table-cell>
          <table:table-cell table:formula="of:=1000*[.$I$2]/([.C150]-[.C149])" office:value-type="float" office:value="0.3122447999231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88" calcext:value-type="float">
            <text:p>688</text:p>
          </table:table-cell>
          <table:table-cell office:value-type="float" office:value="59808416" calcext:value-type="float">
            <text:p>59808416</text:p>
          </table:table-cell>
          <table:table-cell table:formula="of:=1000*[.$I$2]/([.C151]-[.C150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97" calcext:value-type="float">
            <text:p>697</text:p>
          </table:table-cell>
          <table:table-cell office:value-type="float" office:value="59901742" calcext:value-type="float">
            <text:p>59901742</text:p>
          </table:table-cell>
          <table:table-cell table:formula="of:=1000*[.$I$2]/([.C152]-[.C151])" office:value-type="float" office:value="0.278593318046418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98" calcext:value-type="float">
            <text:p>698</text:p>
          </table:table-cell>
          <table:table-cell office:value-type="float" office:value="59911842" calcext:value-type="float">
            <text:p>59911842</text:p>
          </table:table-cell>
          <table:table-cell table:formula="of:=1000*[.$I$2]/([.C153]-[.C152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06" calcext:value-type="float">
            <text:p>706</text:p>
          </table:table-cell>
          <table:table-cell office:value-type="float" office:value="59995106" calcext:value-type="float">
            <text:p>59995106</text:p>
          </table:table-cell>
          <table:table-cell table:formula="of:=1000*[.$I$2]/([.C154]-[.C153])" office:value-type="float" office:value="0.312259800153728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07" calcext:value-type="float">
            <text:p>707</text:p>
          </table:table-cell>
          <table:table-cell office:value-type="float" office:value="60005205" calcext:value-type="float">
            <text:p>60005205</text:p>
          </table:table-cell>
          <table:table-cell table:formula="of:=1000*[.$I$2]/([.C155]-[.C154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16" calcext:value-type="float">
            <text:p>716</text:p>
          </table:table-cell>
          <table:table-cell office:value-type="float" office:value="60098557" calcext:value-type="float">
            <text:p>60098557</text:p>
          </table:table-cell>
          <table:table-cell table:formula="of:=1000*[.$I$2]/([.C156]-[.C155])" office:value-type="float" office:value="0.278515725426343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17" calcext:value-type="float">
            <text:p>717</text:p>
          </table:table-cell>
          <table:table-cell office:value-type="float" office:value="60108656" calcext:value-type="float">
            <text:p>60108656</text:p>
          </table:table-cell>
          <table:table-cell table:formula="of:=1000*[.$I$2]/([.C157]-[.C156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25" calcext:value-type="float">
            <text:p>725</text:p>
          </table:table-cell>
          <table:table-cell office:value-type="float" office:value="60191928" calcext:value-type="float">
            <text:p>60191928</text:p>
          </table:table-cell>
          <table:table-cell table:formula="of:=1000*[.$I$2]/([.C158]-[.C157])" office:value-type="float" office:value="0.31222980113363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26" calcext:value-type="float">
            <text:p>726</text:p>
          </table:table-cell>
          <table:table-cell office:value-type="float" office:value="60202028" calcext:value-type="float">
            <text:p>60202028</text:p>
          </table:table-cell>
          <table:table-cell table:formula="of:=1000*[.$I$2]/([.C159]-[.C158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35" calcext:value-type="float">
            <text:p>735</text:p>
          </table:table-cell>
          <table:table-cell office:value-type="float" office:value="60295354" calcext:value-type="float">
            <text:p>60295354</text:p>
          </table:table-cell>
          <table:table-cell table:formula="of:=1000*[.$I$2]/([.C160]-[.C159])" office:value-type="float" office:value="0.278593318046418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36" calcext:value-type="float">
            <text:p>736</text:p>
          </table:table-cell>
          <table:table-cell office:value-type="float" office:value="60305454" calcext:value-type="float">
            <text:p>60305454</text:p>
          </table:table-cell>
          <table:table-cell table:formula="of:=1000*[.$I$2]/([.C161]-[.C160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44" calcext:value-type="float">
            <text:p>744</text:p>
          </table:table-cell>
          <table:table-cell office:value-type="float" office:value="60388692" calcext:value-type="float">
            <text:p>60388692</text:p>
          </table:table-cell>
          <table:table-cell table:formula="of:=1000*[.$I$2]/([.C162]-[.C161])" office:value-type="float" office:value="0.312357336793292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45" calcext:value-type="float">
            <text:p>745</text:p>
          </table:table-cell>
          <table:table-cell office:value-type="float" office:value="60398792" calcext:value-type="float">
            <text:p>60398792</text:p>
          </table:table-cell>
          <table:table-cell table:formula="of:=1000*[.$I$2]/([.C163]-[.C162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53" calcext:value-type="float">
            <text:p>753</text:p>
          </table:table-cell>
          <table:table-cell office:value-type="float" office:value="60482927" calcext:value-type="float">
            <text:p>60482927</text:p>
          </table:table-cell>
          <table:table-cell table:formula="of:=1000*[.$I$2]/([.C164]-[.C163])" office:value-type="float" office:value="0.309027158732989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54" calcext:value-type="float">
            <text:p>754</text:p>
          </table:table-cell>
          <table:table-cell office:value-type="float" office:value="60493027" calcext:value-type="float">
            <text:p>60493027</text:p>
          </table:table-cell>
          <table:table-cell table:formula="of:=1000*[.$I$2]/([.C165]-[.C164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63" calcext:value-type="float">
            <text:p>763</text:p>
          </table:table-cell>
          <table:table-cell office:value-type="float" office:value="60586372" calcext:value-type="float">
            <text:p>60586372</text:p>
          </table:table-cell>
          <table:table-cell table:formula="of:=1000*[.$I$2]/([.C166]-[.C165])" office:value-type="float" office:value="0.278536611494992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64" calcext:value-type="float">
            <text:p>764</text:p>
          </table:table-cell>
          <table:table-cell office:value-type="float" office:value="60596471" calcext:value-type="float">
            <text:p>60596471</text:p>
          </table:table-cell>
          <table:table-cell table:formula="of:=1000*[.$I$2]/([.C167]-[.C166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72" calcext:value-type="float">
            <text:p>772</text:p>
          </table:table-cell>
          <table:table-cell office:value-type="float" office:value="60679743" calcext:value-type="float">
            <text:p>60679743</text:p>
          </table:table-cell>
          <table:table-cell table:formula="of:=1000*[.$I$2]/([.C168]-[.C167])" office:value-type="float" office:value="0.31222980113363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73" calcext:value-type="float">
            <text:p>773</text:p>
          </table:table-cell>
          <table:table-cell office:value-type="float" office:value="60689843" calcext:value-type="float">
            <text:p>60689843</text:p>
          </table:table-cell>
          <table:table-cell table:formula="of:=1000*[.$I$2]/([.C169]-[.C168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82" calcext:value-type="float">
            <text:p>782</text:p>
          </table:table-cell>
          <table:table-cell office:value-type="float" office:value="60783194" calcext:value-type="float">
            <text:p>60783194</text:p>
          </table:table-cell>
          <table:table-cell table:formula="of:=1000*[.$I$2]/([.C170]-[.C169])" office:value-type="float" office:value="0.278518708958661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83" calcext:value-type="float">
            <text:p>783</text:p>
          </table:table-cell>
          <table:table-cell office:value-type="float" office:value="60793293" calcext:value-type="float">
            <text:p>60793293</text:p>
          </table:table-cell>
          <table:table-cell table:formula="of:=1000*[.$I$2]/([.C171]-[.C170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91" calcext:value-type="float">
            <text:p>791</text:p>
          </table:table-cell>
          <table:table-cell office:value-type="float" office:value="60876565" calcext:value-type="float">
            <text:p>60876565</text:p>
          </table:table-cell>
          <table:table-cell table:formula="of:=1000*[.$I$2]/([.C172]-[.C171])" office:value-type="float" office:value="0.31222980113363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92" calcext:value-type="float">
            <text:p>792</text:p>
          </table:table-cell>
          <table:table-cell office:value-type="float" office:value="60886665" calcext:value-type="float">
            <text:p>60886665</text:p>
          </table:table-cell>
          <table:table-cell table:formula="of:=1000*[.$I$2]/([.C173]-[.C172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  <table:table-cell office:value-type="float" office:value="60969937" calcext:value-type="float">
            <text:p>60969937</text:p>
          </table:table-cell>
          <table:table-cell table:formula="of:=1000*[.$I$2]/([.C174]-[.C173])" office:value-type="float" office:value="0.31222980113363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01" calcext:value-type="float">
            <text:p>801</text:p>
          </table:table-cell>
          <table:table-cell office:value-type="float" office:value="60980037" calcext:value-type="float">
            <text:p>60980037</text:p>
          </table:table-cell>
          <table:table-cell table:formula="of:=1000*[.$I$2]/([.C175]-[.C174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10" calcext:value-type="float">
            <text:p>810</text:p>
          </table:table-cell>
          <table:table-cell office:value-type="float" office:value="61073352" calcext:value-type="float">
            <text:p>61073352</text:p>
          </table:table-cell>
          <table:table-cell table:formula="of:=1000*[.$I$2]/([.C176]-[.C175])" office:value-type="float" office:value="0.278626158709747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11" calcext:value-type="float">
            <text:p>811</text:p>
          </table:table-cell>
          <table:table-cell office:value-type="float" office:value="61083452" calcext:value-type="float">
            <text:p>61083452</text:p>
          </table:table-cell>
          <table:table-cell table:formula="of:=1000*[.$I$2]/([.C177]-[.C176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19" calcext:value-type="float">
            <text:p>819</text:p>
          </table:table-cell>
          <table:table-cell office:value-type="float" office:value="61166748" calcext:value-type="float">
            <text:p>61166748</text:p>
          </table:table-cell>
          <table:table-cell table:formula="of:=1000*[.$I$2]/([.C178]-[.C177])" office:value-type="float" office:value="0.31213983864771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20" calcext:value-type="float">
            <text:p>820</text:p>
          </table:table-cell>
          <table:table-cell office:value-type="float" office:value="61176848" calcext:value-type="float">
            <text:p>61176848</text:p>
          </table:table-cell>
          <table:table-cell table:formula="of:=1000*[.$I$2]/([.C179]-[.C178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29" calcext:value-type="float">
            <text:p>829</text:p>
          </table:table-cell>
          <table:table-cell office:value-type="float" office:value="61270199" calcext:value-type="float">
            <text:p>61270199</text:p>
          </table:table-cell>
          <table:table-cell table:formula="of:=1000*[.$I$2]/([.C180]-[.C179])" office:value-type="float" office:value="0.278518708958661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30" calcext:value-type="float">
            <text:p>830</text:p>
          </table:table-cell>
          <table:table-cell office:value-type="float" office:value="61280300" calcext:value-type="float">
            <text:p>61280300</text:p>
          </table:table-cell>
          <table:table-cell table:formula="of:=1000*[.$I$2]/([.C181]-[.C180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38" calcext:value-type="float">
            <text:p>838</text:p>
          </table:table-cell>
          <table:table-cell office:value-type="float" office:value="61363535" calcext:value-type="float">
            <text:p>61363535</text:p>
          </table:table-cell>
          <table:table-cell table:formula="of:=1000*[.$I$2]/([.C182]-[.C181])" office:value-type="float" office:value="0.312368594942032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39" calcext:value-type="float">
            <text:p>839</text:p>
          </table:table-cell>
          <table:table-cell office:value-type="float" office:value="61373636" calcext:value-type="float">
            <text:p>61373636</text:p>
          </table:table-cell>
          <table:table-cell table:formula="of:=1000*[.$I$2]/([.C183]-[.C182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47" calcext:value-type="float">
            <text:p>847</text:p>
          </table:table-cell>
          <table:table-cell office:value-type="float" office:value="61456908" calcext:value-type="float">
            <text:p>61456908</text:p>
          </table:table-cell>
          <table:table-cell table:formula="of:=1000*[.$I$2]/([.C184]-[.C183])" office:value-type="float" office:value="0.31222980113363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48" calcext:value-type="float">
            <text:p>848</text:p>
          </table:table-cell>
          <table:table-cell office:value-type="float" office:value="61467009" calcext:value-type="float">
            <text:p>61467009</text:p>
          </table:table-cell>
          <table:table-cell table:formula="of:=1000*[.$I$2]/([.C185]-[.C184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57" calcext:value-type="float">
            <text:p>857</text:p>
          </table:table-cell>
          <table:table-cell office:value-type="float" office:value="61560351" calcext:value-type="float">
            <text:p>61560351</text:p>
          </table:table-cell>
          <table:table-cell table:formula="of:=1000*[.$I$2]/([.C186]-[.C185])" office:value-type="float" office:value="0.278545563626235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58" calcext:value-type="float">
            <text:p>858</text:p>
          </table:table-cell>
          <table:table-cell office:value-type="float" office:value="61570452" calcext:value-type="float">
            <text:p>61570452</text:p>
          </table:table-cell>
          <table:table-cell table:formula="of:=1000*[.$I$2]/([.C187]-[.C186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66" calcext:value-type="float">
            <text:p>866</text:p>
          </table:table-cell>
          <table:table-cell office:value-type="float" office:value="61653721" calcext:value-type="float">
            <text:p>61653721</text:p>
          </table:table-cell>
          <table:table-cell table:formula="of:=1000*[.$I$2]/([.C188]-[.C187])" office:value-type="float" office:value="0.31224105009067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67" calcext:value-type="float">
            <text:p>867</text:p>
          </table:table-cell>
          <table:table-cell office:value-type="float" office:value="61663821" calcext:value-type="float">
            <text:p>61663821</text:p>
          </table:table-cell>
          <table:table-cell table:formula="of:=1000*[.$I$2]/([.C189]-[.C188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76" calcext:value-type="float">
            <text:p>876</text:p>
          </table:table-cell>
          <table:table-cell office:value-type="float" office:value="61757172" calcext:value-type="float">
            <text:p>61757172</text:p>
          </table:table-cell>
          <table:table-cell table:formula="of:=1000*[.$I$2]/([.C190]-[.C189])" office:value-type="float" office:value="0.278518708958661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77" calcext:value-type="float">
            <text:p>877</text:p>
          </table:table-cell>
          <table:table-cell office:value-type="float" office:value="61767273" calcext:value-type="float">
            <text:p>61767273</text:p>
          </table:table-cell>
          <table:table-cell table:formula="of:=1000*[.$I$2]/([.C191]-[.C190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85" calcext:value-type="float">
            <text:p>885</text:p>
          </table:table-cell>
          <table:table-cell office:value-type="float" office:value="61850512" calcext:value-type="float">
            <text:p>61850512</text:p>
          </table:table-cell>
          <table:table-cell table:formula="of:=1000*[.$I$2]/([.C192]-[.C191])" office:value-type="float" office:value="0.312353584257379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86" calcext:value-type="float">
            <text:p>886</text:p>
          </table:table-cell>
          <table:table-cell office:value-type="float" office:value="61860612" calcext:value-type="float">
            <text:p>61860612</text:p>
          </table:table-cell>
          <table:table-cell table:formula="of:=1000*[.$I$2]/([.C193]-[.C192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95" calcext:value-type="float">
            <text:p>895</text:p>
          </table:table-cell>
          <table:table-cell office:value-type="float" office:value="61953933" calcext:value-type="float">
            <text:p>61953933</text:p>
          </table:table-cell>
          <table:table-cell table:formula="of:=1000*[.$I$2]/([.C194]-[.C193])" office:value-type="float" office:value="0.278608244660902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61964034" calcext:value-type="float">
            <text:p>61964034</text:p>
          </table:table-cell>
          <table:table-cell table:formula="of:=1000*[.$I$2]/([.C195]-[.C194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04" calcext:value-type="float">
            <text:p>904</text:p>
          </table:table-cell>
          <table:table-cell office:value-type="float" office:value="62047273" calcext:value-type="float">
            <text:p>62047273</text:p>
          </table:table-cell>
          <table:table-cell table:formula="of:=1000*[.$I$2]/([.C196]-[.C195])" office:value-type="float" office:value="0.312353584257379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05" calcext:value-type="float">
            <text:p>905</text:p>
          </table:table-cell>
          <table:table-cell office:value-type="float" office:value="62057373" calcext:value-type="float">
            <text:p>62057373</text:p>
          </table:table-cell>
          <table:table-cell table:formula="of:=1000*[.$I$2]/([.C197]-[.C196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13" calcext:value-type="float">
            <text:p>913</text:p>
          </table:table-cell>
          <table:table-cell office:value-type="float" office:value="62140634" calcext:value-type="float">
            <text:p>62140634</text:p>
          </table:table-cell>
          <table:table-cell table:formula="of:=1000*[.$I$2]/([.C198]-[.C197])" office:value-type="float" office:value="0.312271051272505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14" calcext:value-type="float">
            <text:p>914</text:p>
          </table:table-cell>
          <table:table-cell office:value-type="float" office:value="62150735" calcext:value-type="float">
            <text:p>62150735</text:p>
          </table:table-cell>
          <table:table-cell table:formula="of:=1000*[.$I$2]/([.C199]-[.C198])" office:value-type="float" office:value="2.57400257400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23" calcext:value-type="float">
            <text:p>923</text:p>
          </table:table-cell>
          <table:table-cell office:value-type="float" office:value="62244061" calcext:value-type="float">
            <text:p>62244061</text:p>
          </table:table-cell>
          <table:table-cell table:formula="of:=1000*[.$I$2]/([.C200]-[.C199])" office:value-type="float" office:value="0.278593318046418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24" calcext:value-type="float">
            <text:p>924</text:p>
          </table:table-cell>
          <table:table-cell office:value-type="float" office:value="62254160" calcext:value-type="float">
            <text:p>62254160</text:p>
          </table:table-cell>
          <table:table-cell table:formula="of:=1000*[.$I$2]/([.C201]-[.C200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32" calcext:value-type="float">
            <text:p>932</text:p>
          </table:table-cell>
          <table:table-cell office:value-type="float" office:value="62337435" calcext:value-type="float">
            <text:p>62337435</text:p>
          </table:table-cell>
          <table:table-cell table:formula="of:=1000*[.$I$2]/([.C202]-[.C201])" office:value-type="float" office:value="0.312218552987091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33" calcext:value-type="float">
            <text:p>933</text:p>
          </table:table-cell>
          <table:table-cell office:value-type="float" office:value="62347534" calcext:value-type="float">
            <text:p>62347534</text:p>
          </table:table-cell>
          <table:table-cell table:formula="of:=1000*[.$I$2]/([.C203]-[.C202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42" calcext:value-type="float">
            <text:p>942</text:p>
          </table:table-cell>
          <table:table-cell office:value-type="float" office:value="62441739" calcext:value-type="float">
            <text:p>62441739</text:p>
          </table:table-cell>
          <table:table-cell table:formula="of:=1000*[.$I$2]/([.C204]-[.C203])" office:value-type="float" office:value="0.275993843214267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43" calcext:value-type="float">
            <text:p>943</text:p>
          </table:table-cell>
          <table:table-cell office:value-type="float" office:value="62451839" calcext:value-type="float">
            <text:p>62451839</text:p>
          </table:table-cell>
          <table:table-cell table:formula="of:=1000*[.$I$2]/([.C205]-[.C204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51" calcext:value-type="float">
            <text:p>951</text:p>
          </table:table-cell>
          <table:table-cell office:value-type="float" office:value="62535089" calcext:value-type="float">
            <text:p>62535089</text:p>
          </table:table-cell>
          <table:table-cell table:formula="of:=1000*[.$I$2]/([.C206]-[.C205])" office:value-type="float" office:value="0.312312312312312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52" calcext:value-type="float">
            <text:p>952</text:p>
          </table:table-cell>
          <table:table-cell office:value-type="float" office:value="62545189" calcext:value-type="float">
            <text:p>62545189</text:p>
          </table:table-cell>
          <table:table-cell table:formula="of:=1000*[.$I$2]/([.C207]-[.C206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60" calcext:value-type="float">
            <text:p>960</text:p>
          </table:table-cell>
          <table:table-cell office:value-type="float" office:value="62628461" calcext:value-type="float">
            <text:p>62628461</text:p>
          </table:table-cell>
          <table:table-cell table:formula="of:=1000*[.$I$2]/([.C208]-[.C207])" office:value-type="float" office:value="0.312229801133634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61" calcext:value-type="float">
            <text:p>961</text:p>
          </table:table-cell>
          <table:table-cell office:value-type="float" office:value="62638560" calcext:value-type="float">
            <text:p>62638560</text:p>
          </table:table-cell>
          <table:table-cell table:formula="of:=1000*[.$I$2]/([.C209]-[.C208])" office:value-type="float" office:value="2.57451232795326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70" calcext:value-type="float">
            <text:p>970</text:p>
          </table:table-cell>
          <table:table-cell office:value-type="float" office:value="62731881" calcext:value-type="float">
            <text:p>62731881</text:p>
          </table:table-cell>
          <table:table-cell table:formula="of:=1000*[.$I$2]/([.C210]-[.C209])" office:value-type="float" office:value="0.278608244660902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71" calcext:value-type="float">
            <text:p>971</text:p>
          </table:table-cell>
          <table:table-cell office:value-type="float" office:value="62741981" calcext:value-type="float">
            <text:p>62741981</text:p>
          </table:table-cell>
          <table:table-cell table:formula="of:=1000*[.$I$2]/([.C211]-[.C210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79" calcext:value-type="float">
            <text:p>979</text:p>
          </table:table-cell>
          <table:table-cell office:value-type="float" office:value="62825250" calcext:value-type="float">
            <text:p>62825250</text:p>
          </table:table-cell>
          <table:table-cell table:formula="of:=1000*[.$I$2]/([.C212]-[.C211])" office:value-type="float" office:value="0.31224105009067" calcext:value-type="float">
            <text:p>0.3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80" calcext:value-type="float">
            <text:p>980</text:p>
          </table:table-cell>
          <table:table-cell office:value-type="float" office:value="62835350" calcext:value-type="float">
            <text:p>62835350</text:p>
          </table:table-cell>
          <table:table-cell table:formula="of:=1000*[.$I$2]/([.C213]-[.C212])" office:value-type="float" office:value="2.57425742574257" calcext:value-type="float">
            <text:p>2.57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89" calcext:value-type="float">
            <text:p>989</text:p>
          </table:table-cell>
          <table:table-cell office:value-type="float" office:value="62928668" calcext:value-type="float">
            <text:p>62928668</text:p>
          </table:table-cell>
          <table:table-cell table:formula="of:=1000*[.$I$2]/([.C214]-[.C213])" office:value-type="float" office:value="0.278617201397372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90" calcext:value-type="float">
            <text:p>990</text:p>
          </table:table-cell>
          <table:table-cell office:value-type="float" office:value="62938767" calcext:value-type="float">
            <text:p>62938767</text:p>
          </table:table-cell>
          <table:table-cell table:formula="of:=1000*[.$I$2]/([.C215]-[.C214])" office:value-type="float" office:value="2.57451232795326" calcext:value-type="float">
            <text:p>2.57</text:p>
          </table:table-cell>
          <table:table-cell table:number-columns-repeated="1020"/>
        </table:table-row>
      </table:table>
      <table:table table:name="Artemis 32-bit" table:style-name="ta1">
        <table:table-column table:style-name="co1" table:number-columns-repeated="10" table:default-cell-style-name="Default"/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/>
          <table:table-cell office:value-type="string" calcext:value-type="string">
            <text:p>Average Lat.</text:p>
          </table:table-cell>
          <table:table-cell office:value-type="string" calcext:value-type="string">
            <text:p>Average Send</text:p>
          </table:table-cell>
          <table:table-cell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/>
          <table:table-cell table:formula="of:=AVERAGE([.D$1:.D$1048576])" office:value-type="float" office:value="11.4642105263157" calcext:value-type="float">
            <text:p>11.4642105263157</text:p>
          </table:table-cell>
          <table:table-cell table:formula="of:=AVERAGE([.E$1:.E$1048576])" office:value-type="float" office:value="21.9014354066986" calcext:value-type="float">
            <text:p>21.9014354066986</text:p>
          </table:table-cell>
          <table:table-cell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μs</text:p>
          </table:table-cell>
          <table:table-cell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@@@@@@@@@@@@@@@@@@@@@@@@@@</text:p>
          </table:table-cell>
          <table:table-cell office:value-type="string" calcext:value-type="string">
            <text:p>Timer2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@@@@@@@@@@@@@@@@@=========&gt;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@@@@@@@@@@@@@@@@@@@@@@@@@@</text:p>
          </table:table-cell>
          <table:table-cell office:value-type="string" calcext:value-type="string">
            <text:p>Timer2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@@@@@@@@@@@@@@@@@=========&gt;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office:value-type="string" calcext:value-type="string">
            <text:p>@@@@@@@@@@@@@@@@@@@@@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WATCHDOGTIMER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@@@@@@@@@@@@@@@@@@@</text:p>
          </table:table-cell>
          <table:table-cell table:number-columns-repeated="4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@@@@@@@@@@@@@@@@@@@@@@@@@@</text:p>
          </table:table-cell>
          <table:table-cell office:value-type="string" calcext:value-type="string">
            <text:p>Timer2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@@@@@@@@@@@@@@@@@=========&gt;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@@@@@@@@@@@@@@@@@@@@@@@@@@</text:p>
          </table:table-cell>
          <table:table-cell office:value-type="string" calcext:value-type="string">
            <text:p>Timer2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@@@@@@@@@@@@@@@@@=========&gt;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@@@@@@@@@@@@@@@@@@@@@@@@@@</text:p>
          </table:table-cell>
          <table:table-cell office:value-type="string" calcext:value-type="string">
            <text:p>Timer2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@@@@@@@@@@@@@@@@@=========&gt;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@@@@@@@@@@@@@@@@@@@@@@@@@@</text:p>
          </table:table-cell>
          <table:table-cell office:value-type="string" calcext:value-type="string">
            <text:p>Timer2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@@@@@@@@@@@@@@@@@=========&gt;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=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er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tenc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ished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bytestream</text:p>
          </table:table-cell>
          <table:table-cell office:value-type="string" calcext:value-type="string">
            <text:p>af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seconds</text:p>
          </table:table-cell>
          <table:table-cell table:number-columns-repeated="4"/>
        </table:table-row>
      </table:table>
      <table:table table:name="Artemis Ping" table:style-name="ta1"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7" calcext:value-type="float">
            <text:p>194.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verage latency (ms)</text:p>
          </table:table-cell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 table:style-name="ce33" table:formula="of:=AVERAGE([.D$1:.D$1048576])" office:value-type="float" office:value="159.959183673469" calcext:value-type="float">
            <text:p>159.96</text:p>
          </table:table-cell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6.1" calcext:value-type="float">
            <text:p>196.1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2.8" calcext:value-type="float">
            <text:p>192.8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5.9" calcext:value-type="float">
            <text:p>195.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4" calcext:value-type="float">
            <text:p>194.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204.6" calcext:value-type="float">
            <text:p>20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6.8" calcext:value-type="float">
            <text:p>196.8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3" calcext:value-type="float">
            <text:p>194.3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5.3" calcext:value-type="float">
            <text:p>195.3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8" calcext:value-type="float">
            <text:p>194.8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8" calcext:value-type="float">
            <text:p>194.8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5.2" calcext:value-type="float">
            <text:p>195.2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5.2" calcext:value-type="float">
            <text:p>195.2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5.2" calcext:value-type="float">
            <text:p>195.2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5.2" calcext:value-type="float">
            <text:p>195.2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5.2" calcext:value-type="float">
            <text:p>195.2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5.2" calcext:value-type="float">
            <text:p>195.2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7.1" calcext:value-type="float">
            <text:p>197.1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8" calcext:value-type="float">
            <text:p>194.8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5.2" calcext:value-type="float">
            <text:p>195.2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5.2" calcext:value-type="float">
            <text:p>195.2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5.2" calcext:value-type="float">
            <text:p>195.2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5.2" calcext:value-type="float">
            <text:p>195.2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5" calcext:value-type="float">
            <text:p>19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205.7" calcext:value-type="float">
            <text:p>205.7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84.2" calcext:value-type="float">
            <text:p>184.2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84.5" calcext:value-type="float">
            <text:p>18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9" calcext:value-type="float">
            <text:p>194.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204.4" calcext:value-type="float">
            <text:p>204.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6.7" calcext:value-type="float">
            <text:p>196.7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84.7" calcext:value-type="float">
            <text:p>184.7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204.4" calcext:value-type="float">
            <text:p>204.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6.1" calcext:value-type="float">
            <text:p>196.1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2.8" calcext:value-type="float">
            <text:p>192.8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4" calcext:value-type="float">
            <text:p>194.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8" calcext:value-type="float">
            <text:p>194.8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5" calcext:value-type="float">
            <text:p>19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204.7" calcext:value-type="float">
            <text:p>204.7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5" calcext:value-type="float">
            <text:p>19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5.3" calcext:value-type="float">
            <text:p>195.3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8" calcext:value-type="float">
            <text:p>194.8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9" calcext:value-type="float">
            <text:p>194.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5.2" calcext:value-type="float">
            <text:p>195.2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6.3" calcext:value-type="float">
            <text:p>196.3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7" calcext:value-type="float">
            <text:p>194.7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94.7" calcext:value-type="float">
            <text:p>194.7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2.6" calcext:value-type="float">
            <text:p>122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2.6" calcext:value-type="float">
            <text:p>122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5.1" calcext:value-type="float">
            <text:p>115.1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8" calcext:value-type="float">
            <text:p>114.8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36.3" calcext:value-type="float">
            <text:p>136.3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4" calcext:value-type="float">
            <text:p>114.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4" calcext:value-type="float">
            <text:p>114.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3.9" calcext:value-type="float">
            <text:p>123.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4" calcext:value-type="float">
            <text:p>114.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3.9" calcext:value-type="float">
            <text:p>123.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4" calcext:value-type="float">
            <text:p>114.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5.3" calcext:value-type="float">
            <text:p>115.3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8" calcext:value-type="float">
            <text:p>114.8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9" calcext:value-type="float">
            <text:p>114.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4" calcext:value-type="float">
            <text:p>114.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4" calcext:value-type="float">
            <text:p>114.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3.9" calcext:value-type="float">
            <text:p>123.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4" calcext:value-type="float">
            <text:p>114.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3.9" calcext:value-type="float">
            <text:p>123.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4" calcext:value-type="float">
            <text:p>114.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6.4" calcext:value-type="float">
            <text:p>116.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2.6" calcext:value-type="float">
            <text:p>112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4" calcext:value-type="float">
            <text:p>114.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3.9" calcext:value-type="float">
            <text:p>123.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4" calcext:value-type="float">
            <text:p>114.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3.9" calcext:value-type="float">
            <text:p>123.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4" calcext:value-type="float">
            <text:p>114.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3.9" calcext:value-type="float">
            <text:p>123.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4" calcext:value-type="float">
            <text:p>114.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5.3" calcext:value-type="float">
            <text:p>115.3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3.3" calcext:value-type="float">
            <text:p>123.3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9" calcext:value-type="float">
            <text:p>114.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3.8" calcext:value-type="float">
            <text:p>113.8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4.9" calcext:value-type="float">
            <text:p>124.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9" calcext:value-type="float">
            <text:p>114.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4.3" calcext:value-type="float">
            <text:p>124.3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1" calcext:value-type="float">
            <text:p>114.1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3.8" calcext:value-type="float">
            <text:p>113.8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3.9" calcext:value-type="float">
            <text:p>123.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6.4" calcext:value-type="float">
            <text:p>116.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2.6" calcext:value-type="float">
            <text:p>112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3.9" calcext:value-type="float">
            <text:p>113.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3.7" calcext:value-type="float">
            <text:p>123.7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1" calcext:value-type="float">
            <text:p>114.1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6" calcext:value-type="float">
            <text:p>114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3.9" calcext:value-type="float">
            <text:p>113.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23.6" calcext:value-type="float">
            <text:p>123.6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1" calcext:value-type="float">
            <text:p>114.1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2">
          <table:table-cell office:value-type="string" calcext:value-type="string">
            <text:p>Return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after</text:p>
          </table:table-cell>
          <table:table-cell office:value-type="float" office:value="113.9" calcext:value-type="float">
            <text:p>113.9</text:p>
          </table:table-cell>
          <table:table-cell office:value-type="string" calcext:value-type="string">
            <text:p>m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 number:title="User-defined">
      <number:number number:decimal-places="1" loext:min-decimal-places="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22:22:16.054697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3:08:58.191082722</meta:creation-date>
    <dc:date>2020-09-21T22:26:24.084850024</dc:date>
    <meta:editing-duration>PT44M23S</meta:editing-duration>
    <meta:editing-cycles>13</meta:editing-cycles>
    <meta:generator>LibreOffice/6.4.6.2$Linux_X86_64 LibreOffice_project/40$Build-2</meta:generator>
    <meta:document-statistic meta:table-count="5" meta:cell-count="18433" meta:object-count="5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30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3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cm" svg:y="0.316cm" chart:style-name="ch2">
          <text:p>Baud Rate Histogram</text:p>
        </chart:title>
        <chart:plot-area chart:style-name="ch3" table:cell-range-address="Ping.J2:Ping.K10 Ping.K1:Ping.K1" chart:data-source-has-labels="both" svg:x="1.331cm" svg:y="1.275cm" svg:width="14.349cm" svg:height="6.564cm">
          <chartooo:coordinate-region svg:x="1.952cm" svg:y="1.474cm" svg:width="13.728cm" svg:height="5.718cm"/>
          <chart:axis chart:dimension="x" chart:name="primary-x" chart:style-name="ch4" chartooo:axis-type="auto">
            <chartooo:date-scale/>
            <chart:title svg:x="7.68cm" svg:y="8.019cm" chart:style-name="ch5">
              <text:p>Baud Rate</text:p>
            </chart:title>
            <chart:categories table:cell-range-address="Ping.J2:Ping.J10"/>
          </chart:axis>
          <chart:axis chart:dimension="y" chart:name="primary-y" chart:style-name="ch6">
            <chart:title svg:x="0.451cm" svg:y="5.382cm" chart:style-name="ch7">
              <text:p>Frequency</text:p>
            </chart:title>
            <chart:grid chart:style-name="ch8" chart:class="major"/>
          </chart:axis>
          <chart:series chart:style-name="ch9" chart:values-cell-range-address="Ping.K2:Ping.K10" chart:label-cell-address="Ping.K1:Ping.K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ud Rate</text:p>
                <draw:g>
                  <svg:desc>Ping.K1:Ping.K1</svg:desc>
                </draw:g>
              </table:table-cell>
            </table:table-row>
          </table:table-header-rows>
          <table:table-rows>
            <table:table-row>
              <table:table-cell office:value-type="float" office:value="3900">
                <text:p>3900</text:p>
                <draw:g>
                  <svg:desc>Ping.J2:Ping.J10</svg:desc>
                </draw:g>
              </table:table-cell>
              <table:table-cell office:value-type="float" office:value="28">
                <text:p>28</text:p>
                <draw:g>
                  <svg:desc>Ping.K2:Ping.K10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30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91cm" svg:height="9.276cm" xlink:href=".." xlink:type="simple" chart:class="chart:bar" chart:style-name="ch1">
        <chart:title svg:x="6.151cm" svg:y="0.321cm" chart:style-name="ch2">
          <text:p>Ping RTT Histogram</text:p>
        </chart:title>
        <chart:plot-area chart:style-name="ch3" table:cell-range-address="Ping.H2:Ping.I8 Ping.I1:Ping.I1" chart:data-source-has-labels="both" svg:x="1.34cm" svg:y="1.285cm" svg:width="14.822cm" svg:height="6.825cm">
          <chartooo:coordinate-region svg:x="1.961cm" svg:y="1.484cm" svg:width="14.201cm" svg:height="5.979cm"/>
          <chart:axis chart:dimension="x" chart:name="primary-x" chart:style-name="ch4" chartooo:axis-type="auto">
            <chartooo:date-scale/>
            <chart:title svg:x="8.032cm" svg:y="8.295cm" chart:style-name="ch5">
              <text:p>RTT (ms)</text:p>
            </chart:title>
            <chart:categories table:cell-range-address="Ping.H2:Ping.H8"/>
          </chart:axis>
          <chart:axis chart:dimension="y" chart:name="primary-y" chart:style-name="ch6">
            <chart:title svg:x="0.451cm" svg:y="5.522cm" chart:style-name="ch7">
              <text:p>Frequency</text:p>
            </chart:title>
            <chart:grid chart:style-name="ch8" chart:class="major"/>
          </chart:axis>
          <chart:series chart:style-name="ch9" chart:values-cell-range-address="Ping.I2:Ping.I8" chart:label-cell-address="Ping.I1:Ping.I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T</text:p>
                <draw:g>
                  <svg:desc>Ping.I1:Ping.I1</svg:desc>
                </draw:g>
              </table:table-cell>
            </table:table-row>
          </table:table-header-rows>
          <table:table-rows>
            <table:table-row>
              <table:table-cell office:value-type="float" office:value="115">
                <text:p>115</text:p>
                <draw:g>
                  <svg:desc>Ping.H2:Ping.H8</svg:desc>
                </draw:g>
              </table:table-cell>
              <table:table-cell office:value-type="float" office:value="66">
                <text:p>66</text:p>
                <draw:g>
                  <svg:desc>Ping.I2:Ping.I8</svg:desc>
                </draw:g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24cm" svg:y="0.316cm" chart:style-name="ch2">
          <text:p>32-bit Array Transfer Rate</text:p>
        </chart:title>
        <chart:plot-area chart:style-name="ch3" table:cell-range-address="'32-bit'.G2:'32-bit'.H8 '32-bit'.H1:'32-bit'.H1" chart:data-source-has-labels="both" svg:x="1.331cm" svg:y="1.275cm" svg:width="14.349cm" svg:height="6.564cm">
          <chartooo:coordinate-region svg:x="2.138cm" svg:y="1.474cm" svg:width="13.542cm" svg:height="5.718cm"/>
          <chart:axis chart:dimension="x" chart:name="primary-x" chart:style-name="ch4" chartooo:axis-type="auto">
            <chartooo:date-scale/>
            <chart:title svg:x="6.993cm" svg:y="8.019cm" chart:style-name="ch5">
              <text:p>Transfer Rate (KB/s)</text:p>
            </chart:title>
            <chart:categories table:cell-range-address="'32-bit'.G2:'32-bit'.G8"/>
          </chart:axis>
          <chart:axis chart:dimension="y" chart:name="primary-y" chart:style-name="ch6">
            <chart:title svg:x="0.451cm" svg:y="5.382cm" chart:style-name="ch7">
              <text:p>Frequency</text:p>
            </chart:title>
            <chart:grid chart:style-name="ch8" chart:class="major"/>
          </chart:axis>
          <chart:series chart:style-name="ch9" chart:values-cell-range-address="'32-bit'.H2:'32-bit'.H8" chart:label-cell-address="'32-bit'.H1:'32-bit'.H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Transfer Rate (KB/s)</text:p>
                <draw:g>
                  <svg:desc>'32-bit'.H1:'32-bit'.H1</svg:desc>
                </draw:g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'32-bit'.G2:'32-bit'.G8</svg:desc>
                </draw:g>
              </table:table-cell>
              <table:table-cell office:value-type="float" office:value="7">
                <text:p>7</text:p>
                <draw:g>
                  <svg:desc>'32-bit'.H2:'32-bit'.H8</svg:desc>
                </draw:g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24cm" svg:y="0.316cm" chart:style-name="ch2">
          <text:p>64-bit Array Transfer Rate</text:p>
        </chart:title>
        <chart:plot-area chart:style-name="ch3" table:cell-range-address="'64-bit'.G2:'64-bit'.H12 '64-bit'.H1:'64-bit'.H1" chart:data-source-has-labels="both" svg:x="1.331cm" svg:y="1.275cm" svg:width="14.349cm" svg:height="6.564cm">
          <chartooo:coordinate-region svg:x="2.138cm" svg:y="1.474cm" svg:width="13.542cm" svg:height="5.718cm"/>
          <chart:axis chart:dimension="x" chart:name="primary-x" chart:style-name="ch4" chartooo:axis-type="auto">
            <chartooo:date-scale/>
            <chart:title svg:x="6.993cm" svg:y="8.019cm" chart:style-name="ch5">
              <text:p>Transfer Rate (KB/s)</text:p>
            </chart:title>
            <chart:categories table:cell-range-address="'64-bit'.G2:'64-bit'.G12"/>
          </chart:axis>
          <chart:axis chart:dimension="y" chart:name="primary-y" chart:style-name="ch6">
            <chart:title svg:x="0.451cm" svg:y="5.382cm" chart:style-name="ch7">
              <text:p>Frequency</text:p>
            </chart:title>
            <chart:grid chart:style-name="ch8" chart:class="major"/>
          </chart:axis>
          <chart:series chart:style-name="ch9" chart:values-cell-range-address="'64-bit'.H2:'64-bit'.H12" chart:label-cell-address="'64-bit'.H1:'64-bit'.H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Rate (KB/s)</text:p>
                <draw:g>
                  <svg:desc>'64-bit'.H1:'64-bit'.H1</svg:desc>
                </draw:g>
              </table:table-cell>
            </table:table-row>
          </table:table-header-rows>
          <table:table-rows>
            <table:table-row>
              <table:table-cell office:value-type="float" office:value="0.3">
                <text:p>0.3</text:p>
                <draw:g>
                  <svg:desc>'64-bit'.G2:'64-bit'.G12</svg:desc>
                </draw:g>
              </table:table-cell>
              <table:table-cell office:value-type="float" office:value="44">
                <text:p>44</text:p>
                <draw:g>
                  <svg:desc>'64-bit'.H2:'64-bit'.H12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